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0" fo:widows="0" fo:text-indent="0in" style:auto-text-indent="false" style:page-number="1" fo:padding="0in" fo:border="none" fo:keep-with-next="auto"/>
    </style:style>
    <style:style style:name="P3" style:family="paragraph" style:parent-style-name="Standard">
      <style:paragraph-properties fo:margin-left="0in" fo:margin-right="0in" fo:margin-top="0.2256in" fo:margin-bottom="0in" loext:contextual-spacing="false" fo:line-height="100%" fo:text-align="center"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1728in" fo:margin-bottom="0in" loext: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0339in" fo:margin-bottom="0in" loext:contextual-spacing="false" fo:line-height="100%"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0154in" fo:margin-right="0in" fo:margin-top="0.1882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0154in" fo:margin-right="0in" fo:margin-top="0.3799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0154in" fo:margin-right="0in" fo:margin-top="0.1819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0154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0154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0154in" fo:margin-right="0in" fo:margin-top="0.1957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0154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0154in" fo:margin-right="0in" fo:margin-top="0.1772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0154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0154in" fo:margin-right="0in" fo:margin-top="0.2228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0154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0165in" fo:margin-right="0in" fo:margin-top="0.1882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016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0165in" fo:margin-right="0in" fo:margin-top="0.1957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0165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0165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0165in" fo:margin-right="0in" fo:margin-top="0.1646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0165in" fo:margin-right="0in" fo:margin-top="0.1799in" fo:margin-bottom="0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0165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0165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left="0.0165in" fo:margin-right="0in" fo:margin-top="0.2291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left="0.0165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0165in" fo:margin-right="0in" fo:margin-top="0.2126in" fo:margin-bottom="0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0138in" fo:margin-right="1.4201in" fo:margin-top="0in" fo:margin-bottom="0in" loext:contextual-spacing="false" fo:line-height="95%" fo:text-align="start" style:justify-single-word="false" fo:keep-together="auto" fo:orphans="0" fo:widows="0" fo:text-indent="0.002in" style:auto-text-indent="false" fo:padding="0in" fo:border="none" fo:keep-with-next="auto"/>
    </style:style>
    <style:style style:name="P30" style:family="paragraph" style:parent-style-name="Standard">
      <style:paragraph-properties fo:margin-left="0.0138in" fo:margin-right="0in" fo:margin-top="0.0043in" fo:margin-bottom="0in" loext:contextual-spacing="false" fo:line-height="100%" fo:text-align="start" style:justify-single-word="false" fo:keep-together="auto" fo:orphans="0" fo:widows="0" fo:text-indent="0in" style:auto-text-indent="false" fo:padding="0in" fo:border="none" fo:keep-with-next="auto"/>
    </style:style>
    <style:style style:name="P31" style:family="paragraph" style:parent-style-name="Standard">
      <style:paragraph-properties fo:margin-left="0.0138in" fo:margin-right="0in" fo:margin-top="0.1882in" fo:margin-bottom="0in" loext:contextual-spacing="false" fo:line-height="100%"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margin-left="0.0138in" fo:margin-right="0in" fo:margin-top="0.1752in" fo:margin-bottom="0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0138in" fo:margin-right="0in" fo:margin-top="0.1646in" fo:margin-bottom="0in" loext:contextual-spacing="false" fo:line-height="100%"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0138in" fo:margin-right="0in" fo:margin-top="0.1957in" fo:margin-bottom="0in" loext:contextual-spacing="false" fo:line-height="100%"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0138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36" style:family="paragraph" style:parent-style-name="Standard">
      <style:paragraph-properties fo:margin-left="0.0138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37" style:family="paragraph" style:parent-style-name="Standard">
      <style:paragraph-properties fo:margin-left="0.0138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38" style:family="paragraph" style:parent-style-name="Standard">
      <style:paragraph-properties fo:margin-left="0.0138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9" style:family="paragraph" style:parent-style-name="Standard">
      <style:paragraph-properties fo:margin-left="0.0138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40" style:family="paragraph" style:parent-style-name="Standard">
      <style:paragraph-properties fo:margin-left="0.0138in" fo:margin-right="0in" fo:margin-top="0.2228in" fo:margin-bottom="0in" loext:contextual-spacing="false" fo:line-height="100%" fo:text-align="start" style:justify-single-word="false" fo:keep-together="auto" fo:orphans="0" fo:widows="0" fo:text-indent="0in" style:auto-text-indent="false" fo:padding="0in" fo:border="none" fo:keep-with-next="auto"/>
    </style:style>
    <style:style style:name="P41" style:family="paragraph" style:parent-style-name="Standard">
      <style:paragraph-properties fo:margin-left="0.0138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42" style:family="paragraph" style:parent-style-name="Standard">
      <style:paragraph-properties fo:margin-left="1.002in" fo:margin-right="0in" fo:margin-top="0.1882in" fo:margin-bottom="0in" loext:contextual-spacing="false" fo:line-height="100%" fo:text-align="start" style:justify-single-word="false" fo:keep-together="auto" fo:orphans="0" fo:widows="0" fo:text-indent="0in" style:auto-text-indent="false" fo:padding="0in" fo:border="none" fo:keep-with-next="auto"/>
    </style:style>
    <style:style style:name="P43" style:family="paragraph" style:parent-style-name="Standard">
      <style:paragraph-properties fo:margin-left="0.0146in" fo:margin-right="0.0925in" fo:margin-top="0.1882in" fo:margin-bottom="0in" loext:contextual-spacing="false" fo:line-height="95%" fo:text-align="start" style:justify-single-word="false" fo:keep-together="auto" fo:orphans="0" fo:widows="0" fo:text-indent="0.0008in" style:auto-text-indent="false" fo:padding="0in" fo:border="none" fo:keep-with-next="auto"/>
    </style:style>
    <style:style style:name="P44" style:family="paragraph" style:parent-style-name="Standard">
      <style:paragraph-properties fo:margin-left="0.0209in" fo:margin-right="0.0866in" fo:margin-top="0.1957in" fo:margin-bottom="0in" loext:contextual-spacing="false" fo:line-height="95%" fo:text-align="start" style:justify-single-word="false" fo:keep-together="auto" fo:orphans="0" fo:widows="0" fo:text-indent="-0.0028in" style:auto-text-indent="false" fo:padding="0in" fo:border="none" fo:keep-with-next="auto"/>
    </style:style>
    <style:style style:name="P45" style:family="paragraph" style:parent-style-name="Standard">
      <style:paragraph-properties fo:margin-left="0.039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46" style:family="paragraph" style:parent-style-name="Standard">
      <style:paragraph-properties fo:margin-left="0.039in" fo:margin-right="0in" fo:margin-top="0.0425in" fo:margin-bottom="0in" loext:contextual-spacing="false" fo:line-height="100%" fo:text-align="start" style:justify-single-word="false" fo:keep-together="auto" fo:orphans="0" fo:widows="0" fo:text-indent="0in" style:auto-text-indent="false" fo:padding="0in" fo:border="none" fo:keep-with-next="auto"/>
    </style:style>
    <style:style style:name="P47" style:family="paragraph" style:parent-style-name="Standard">
      <style:paragraph-properties fo:margin-left="0.039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48" style:family="paragraph" style:parent-style-name="Standard">
      <style:paragraph-properties fo:margin-left="0.039in" fo:margin-right="1.4098in" fo:margin-top="0.2256in" fo:margin-bottom="0in" loext:contextual-spacing="false" fo:line-height="210%" fo:text-align="start" style:justify-single-word="false" fo:keep-together="auto" fo:orphans="0" fo:widows="0" fo:text-indent="0in" style:auto-text-indent="false" fo:padding="0in" fo:border="none" fo:keep-with-next="auto"/>
    </style:style>
    <style:style style:name="P49" style:family="paragraph" style:parent-style-name="Standard">
      <style:paragraph-properties fo:margin-left="0.0138in" fo:margin-right="0.2118in" fo:margin-top="0.1882in" fo:margin-bottom="0in" loext:contextual-spacing="false" fo:line-height="95%" fo:text-align="start" style:justify-single-word="false" fo:keep-together="auto" fo:orphans="0" fo:widows="0" fo:text-indent="0.002in" style:auto-text-indent="false" fo:padding="0in" fo:border="none" fo:keep-with-next="auto"/>
    </style:style>
    <style:style style:name="P50" style:family="paragraph" style:parent-style-name="Standard">
      <style:paragraph-properties fo:margin-left="0.0228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0228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52" style:family="paragraph" style:parent-style-name="Standard">
      <style:paragraph-properties fo:margin-left="0.0228in" fo:margin-right="0in" fo:margin-top="0.1957in" fo:margin-bottom="0in" loext:contextual-spacing="false" fo:line-height="100%"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left="0.0228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left="0.0228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55" style:family="paragraph" style:parent-style-name="Standard">
      <style:paragraph-properties fo:margin-left="0.0228in" fo:margin-right="0in" fo:margin-top="0.2228in" fo:margin-bottom="0in" loext:contextual-spacing="false" fo:line-height="100%" fo:text-align="start" style:justify-single-word="false" fo:keep-together="auto" fo:orphans="0" fo:widows="0" fo:text-indent="0in" style:auto-text-indent="false" fo:padding="0in" fo:border="none" fo:keep-with-next="auto"/>
    </style:style>
    <style:style style:name="P56" style:family="paragraph" style:parent-style-name="Standard">
      <style:paragraph-properties fo:margin-left="0.0228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57" style:family="paragraph" style:parent-style-name="Standard">
      <style:paragraph-properties fo:margin-left="0.0154in" fo:margin-right="0.0291in" fo:margin-top="0.2256in" fo:margin-bottom="0in" loext:contextual-spacing="false" fo:line-height="95%" fo:text-align="start" style:justify-single-word="false" fo:keep-together="auto" fo:orphans="0" fo:widows="0" fo:text-indent="0.0236in" style:auto-text-indent="false" fo:padding="0in" fo:border="none" fo:keep-with-next="auto"/>
    </style:style>
    <style:style style:name="P58" style:family="paragraph" style:parent-style-name="Standard">
      <style:paragraph-properties fo:margin-left="0.0118in" fo:margin-right="0.0898in" fo:margin-top="0.2335in" fo:margin-bottom="0in" loext:contextual-spacing="false" fo:line-height="103%" fo:text-align="start" style:justify-single-word="false" fo:keep-together="auto" fo:orphans="0" fo:widows="0" fo:text-indent="0.0264in" style:auto-text-indent="false" fo:padding="0in" fo:border="none" fo:keep-with-next="auto"/>
    </style:style>
    <style:style style:name="P59" style:family="paragraph" style:parent-style-name="Standard">
      <style:paragraph-properties fo:margin-left="0.0134in" fo:margin-right="0.0902in" fo:margin-top="0.2256in" fo:margin-bottom="0in" loext:contextual-spacing="false" fo:line-height="95%" fo:text-align="start" style:justify-single-word="false" fo:keep-together="auto" fo:orphans="0" fo:widows="0" fo:text-indent="0.0252in" style:auto-text-indent="false" fo:padding="0in" fo:border="none" fo:keep-with-next="auto"/>
    </style:style>
    <style:style style:name="P60" style:family="paragraph" style:parent-style-name="Standard">
      <style:paragraph-properties fo:margin-left="0.0181in" fo:margin-right="0.0937in" fo:margin-top="0.2256in" fo:margin-bottom="0in" loext:contextual-spacing="false" fo:line-height="95%" fo:text-align="start" style:justify-single-word="false" fo:keep-together="auto" fo:orphans="0" fo:widows="0" fo:text-indent="0in" style:auto-text-indent="false" fo:padding="0in" fo:border="none" fo:keep-with-next="auto"/>
    </style:style>
    <style:style style:name="P61" style:family="paragraph" style:parent-style-name="Standard">
      <style:paragraph-properties fo:margin-left="0.0209in" fo:margin-right="0.4689in" fo:margin-top="0.1882in" fo:margin-bottom="0in" loext:contextual-spacing="false" fo:line-height="95%" fo:text-align="start" style:justify-single-word="false" fo:keep-together="auto" fo:orphans="0" fo:widows="0" fo:text-indent="-0.0047in" style:auto-text-indent="false" fo:padding="0in" fo:border="none" fo:keep-with-next="auto"/>
    </style:style>
    <style:style style:name="P62" style:family="paragraph" style:parent-style-name="Standard">
      <style:paragraph-properties fo:margin-left="0.0319in" fo:margin-right="0in" fo:margin-top="0.1957in" fo:margin-bottom="0in" loext:contextual-spacing="false" fo:line-height="100%" fo:text-align="start" style:justify-single-word="false" fo:keep-together="auto" fo:orphans="0" fo:widows="0" fo:text-indent="0in" style:auto-text-indent="false" fo:padding="0in" fo:border="none" fo:keep-with-next="auto"/>
    </style:style>
    <style:style style:name="P63" style:family="paragraph" style:parent-style-name="Standard">
      <style:paragraph-properties fo:margin-left="0.0319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64" style:family="paragraph" style:parent-style-name="Standard">
      <style:paragraph-properties fo:margin-left="0.0319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65" style:family="paragraph" style:parent-style-name="Standard">
      <style:paragraph-properties fo:margin-left="0.0161in" fo:margin-right="0in" fo:margin-top="0.1882in" fo:margin-bottom="0in" loext:contextual-spacing="false" fo:line-height="100%" fo:text-align="start" style:justify-single-word="false" fo:keep-together="auto" fo:orphans="0" fo:widows="0" fo:text-indent="0in" style:auto-text-indent="false" fo:padding="0in" fo:border="none" fo:keep-with-next="auto"/>
    </style:style>
    <style:style style:name="P66" style:family="paragraph" style:parent-style-name="Standard">
      <style:paragraph-properties fo:margin-left="0.0161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67" style:family="paragraph" style:parent-style-name="Standard">
      <style:paragraph-properties fo:margin-left="0.0161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68" style:family="paragraph" style:parent-style-name="Standard">
      <style:paragraph-properties fo:margin-left="0.0161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69" style:family="paragraph" style:parent-style-name="Standard">
      <style:paragraph-properties fo:margin-left="0.0161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0" style:family="paragraph" style:parent-style-name="Standard">
      <style:paragraph-properties fo:margin-left="0.0161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71" style:family="paragraph" style:parent-style-name="Standard">
      <style:paragraph-properties fo:margin-left="0.0161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72" style:family="paragraph" style:parent-style-name="Standard">
      <style:paragraph-properties fo:margin-left="0.0161in" fo:margin-right="0in" fo:margin-top="0.2228in" fo:margin-bottom="0in" loext:contextual-spacing="false" fo:line-height="100%" fo:text-align="start" style:justify-single-word="false" fo:keep-together="auto" fo:orphans="0" fo:widows="0" fo:text-indent="0in" style:auto-text-indent="false" fo:padding="0in" fo:border="none" fo:keep-with-next="auto"/>
    </style:style>
    <style:style style:name="P73" style:family="paragraph" style:parent-style-name="Standard">
      <style:paragraph-properties fo:margin-left="0.0161in" fo:margin-right="0in" fo:margin-top="0.2126in" fo:margin-bottom="0in" loext:contextual-spacing="false" fo:line-height="100%" fo:text-align="start" style:justify-single-word="false" fo:keep-together="auto" fo:orphans="0" fo:widows="0" fo:text-indent="0in" style:auto-text-indent="false" fo:padding="0in" fo:border="none" fo:keep-with-next="auto"/>
    </style:style>
    <style:style style:name="P74" style:family="paragraph" style:parent-style-name="Standard">
      <style:paragraph-properties fo:margin-left="0.0193in" fo:margin-right="0in" fo:margin-top="0.1882in" fo:margin-bottom="0in" loext:contextual-spacing="false" fo:line-height="100%" fo:text-align="start" style:justify-single-word="false" fo:keep-together="auto" fo:orphans="0" fo:widows="0" fo:text-indent="0in" style:auto-text-indent="false" fo:padding="0in" fo:border="none" fo:keep-with-next="auto"/>
    </style:style>
    <style:style style:name="P75" style:family="paragraph" style:parent-style-name="Standard">
      <style:paragraph-properties fo:margin-left="0.0193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76" style:family="paragraph" style:parent-style-name="Standard">
      <style:paragraph-properties fo:margin-left="0.0193in" fo:margin-right="0in" fo:margin-top="0.1646in" fo:margin-bottom="0in" loext:contextual-spacing="false" fo:line-height="100%" fo:text-align="start" style:justify-single-word="false" fo:keep-together="auto" fo:orphans="0" fo:widows="0" fo:text-indent="0in" style:auto-text-indent="false" fo:padding="0in" fo:border="none" fo:keep-with-next="auto"/>
    </style:style>
    <style:style style:name="P77" style:family="paragraph" style:parent-style-name="Standard">
      <style:paragraph-properties fo:margin-left="0.0193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78" style:family="paragraph" style:parent-style-name="Standard">
      <style:paragraph-properties fo:margin-left="0.0193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79" style:family="paragraph" style:parent-style-name="Standard">
      <style:paragraph-properties fo:margin-left="0.0193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80" style:family="paragraph" style:parent-style-name="Standard">
      <style:paragraph-properties fo:margin-left="0.0193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1" style:family="paragraph" style:parent-style-name="Standard">
      <style:paragraph-properties fo:margin-left="0.0193in" fo:margin-right="0in" fo:margin-top="0.2126in" fo:margin-bottom="0in" loext:contextual-spacing="false" fo:line-height="100%" fo:text-align="start" style:justify-single-word="false" fo:keep-together="auto" fo:orphans="0" fo:widows="0" fo:text-indent="0in" style:auto-text-indent="false" fo:padding="0in" fo:border="none" fo:keep-with-next="auto"/>
    </style:style>
    <style:style style:name="P82" style:family="paragraph" style:parent-style-name="Standard">
      <style:paragraph-properties fo:margin-left="0.0193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83" style:family="paragraph" style:parent-style-name="Standard">
      <style:paragraph-properties fo:margin-left="0.0193in" fo:margin-right="0in" fo:margin-top="0.2228in" fo:margin-bottom="0in" loext:contextual-spacing="false" fo:line-height="100%" fo:text-align="start" style:justify-single-word="false" fo:keep-together="auto" fo:orphans="0" fo:widows="0" fo:text-indent="0in" style:auto-text-indent="false" fo:padding="0in" fo:border="none" fo:keep-with-next="auto"/>
    </style:style>
    <style:style style:name="P84" style:family="paragraph" style:parent-style-name="Standard">
      <style:paragraph-properties fo:margin-left="0.0181in" fo:margin-right="0.2965in" fo:margin-top="0.2256in" fo:margin-bottom="0in" loext:contextual-spacing="false" fo:line-height="95%" fo:text-align="start" style:justify-single-word="false" fo:keep-together="auto" fo:orphans="0" fo:widows="0" fo:text-indent="0.0047in" style:auto-text-indent="false" fo:padding="0in" fo:border="none" fo:keep-with-next="auto"/>
    </style:style>
    <style:style style:name="P85" style:family="paragraph" style:parent-style-name="Standard">
      <style:paragraph-properties fo:margin-left="0.0134in" fo:margin-right="0.2382in" fo:margin-top="0.1957in" fo:margin-bottom="0in" loext:contextual-spacing="false" fo:line-height="95%" fo:text-align="justify" style:justify-single-word="false" fo:keep-together="auto" fo:orphans="0" fo:widows="0" fo:text-indent="0.0016in" style:auto-text-indent="false" fo:padding="0in" fo:border="none" fo:keep-with-next="auto"/>
    </style:style>
    <style:style style:name="P86" style:family="paragraph" style:parent-style-name="Standard">
      <style:paragraph-properties fo:margin-left="0.0118in" fo:margin-right="0.1283in" fo:margin-top="0in" fo:margin-bottom="0in" loext:contextual-spacing="false" fo:line-height="101%" fo:text-align="start" style:justify-single-word="false" fo:keep-together="auto" fo:orphans="0" fo:widows="0" fo:text-indent="-0.0008in" style:auto-text-indent="false" fo:padding="0in" fo:border="none" fo:keep-with-next="auto"/>
    </style:style>
    <style:style style:name="P87" style:family="paragraph" style:parent-style-name="Standard">
      <style:paragraph-properties fo:margin-left="0.0138in" fo:margin-right="0.0402in" fo:margin-top="0.1854in" fo:margin-bottom="0in" loext:contextual-spacing="false" fo:line-height="95%" fo:text-align="start" style:justify-single-word="false" fo:keep-together="auto" fo:orphans="0" fo:widows="0" fo:text-indent="0.0028in" style:auto-text-indent="false" fo:padding="0in" fo:border="none" fo:keep-with-next="auto"/>
    </style:style>
    <style:style style:name="P88" style:family="paragraph" style:parent-style-name="Standard">
      <style:paragraph-properties fo:margin-left="0.0173in" fo:margin-right="0.1681in" fo:margin-top="0.2256in" fo:margin-bottom="0in" loext:contextual-spacing="false" fo:line-height="114%" fo:text-align="start" style:justify-single-word="false" fo:keep-together="auto" fo:orphans="0" fo:widows="0" fo:text-indent="0.0209in" style:auto-text-indent="false" fo:padding="0in" fo:border="none" fo:keep-with-next="auto"/>
    </style:style>
    <style:style style:name="P89" style:family="paragraph" style:parent-style-name="Standard">
      <style:paragraph-properties fo:margin-left="0.0134in" fo:margin-right="0.1264in" fo:margin-top="0.202in" fo:margin-bottom="0in" loext:contextual-spacing="false" fo:line-height="95%" fo:text-align="start" style:justify-single-word="false" fo:keep-together="auto" fo:orphans="0" fo:widows="0" fo:text-indent="0.0252in" style:auto-text-indent="false" fo:padding="0in" fo:border="none" fo:keep-with-next="auto"/>
    </style:style>
    <style:style style:name="P90" style:family="paragraph" style:parent-style-name="Standard">
      <style:paragraph-properties fo:margin-left="0.0173in" fo:margin-right="0.0445in" fo:margin-top="0.2335in" fo:margin-bottom="0in" loext:contextual-spacing="false" fo:line-height="105%" fo:text-align="start" style:justify-single-word="false" fo:keep-together="auto" fo:orphans="0" fo:widows="0" fo:text-indent="0.0217in" style:auto-text-indent="false" fo:padding="0in" fo:border="none" fo:keep-with-next="auto"/>
    </style:style>
    <style:style style:name="P91" style:family="paragraph" style:parent-style-name="Standard">
      <style:paragraph-properties fo:margin-left="0.0138in" fo:margin-right="0.0374in" fo:margin-top="0.2173in" fo:margin-bottom="0in" loext:contextual-spacing="false" fo:line-height="114%" fo:text-align="start" style:justify-single-word="false" fo:keep-together="auto" fo:orphans="0" fo:widows="0" fo:text-indent="0in" style:auto-text-indent="false" fo:padding="0in" fo:border="none" fo:keep-with-next="auto"/>
    </style:style>
    <style:style style:name="P92" style:family="paragraph" style:parent-style-name="Standard">
      <style:paragraph-properties fo:margin-left="0.0134in" fo:margin-right="0.0543in" fo:margin-top="0.1646in" fo:margin-bottom="0in" loext:contextual-spacing="false" fo:line-height="95%" fo:text-align="start" style:justify-single-word="false" fo:keep-together="auto" fo:orphans="0" fo:widows="0" fo:text-indent="0.0035in" style:auto-text-indent="false" fo:padding="0in" fo:border="none" fo:keep-with-next="auto"/>
    </style:style>
    <style:style style:name="P93" style:family="paragraph" style:parent-style-name="Standard">
      <style:paragraph-properties fo:margin-left="0.0181in" fo:margin-right="0.5083in" fo:margin-top="0.2256in" fo:margin-bottom="0in" loext:contextual-spacing="false" fo:line-height="95%" fo:text-align="start" style:justify-single-word="false" fo:keep-together="auto" fo:orphans="0" fo:widows="0" fo:text-indent="0.0201in" style:auto-text-indent="false" fo:padding="0in" fo:border="none" fo:keep-with-next="auto"/>
    </style:style>
    <style:style style:name="P94" style:family="paragraph" style:parent-style-name="Standard">
      <style:paragraph-properties fo:margin-left="0.0161in" fo:margin-right="0.4953in" fo:margin-top="0.2335in" fo:margin-bottom="0in" loext:contextual-spacing="false" fo:line-height="95%" fo:text-align="start" style:justify-single-word="false" fo:keep-together="auto" fo:orphans="0" fo:widows="0" fo:text-indent="0.0228in" style:auto-text-indent="false" fo:padding="0in" fo:border="none" fo:keep-with-next="auto"/>
    </style:style>
    <style:style style:name="P95" style:family="paragraph" style:parent-style-name="Standard">
      <style:paragraph-properties fo:margin-left="0.0118in" fo:margin-right="0.1839in" fo:margin-top="0.1882in" fo:margin-bottom="0in" loext:contextual-spacing="false" fo:line-height="105%" fo:text-align="start" style:justify-single-word="false" fo:keep-together="auto" fo:orphans="0" fo:widows="0" fo:text-indent="0.0043in" style:auto-text-indent="false" fo:padding="0in" fo:border="none" fo:keep-with-next="auto"/>
    </style:style>
    <style:style style:name="P96" style:family="paragraph" style:parent-style-name="Standard">
      <style:paragraph-properties fo:margin-left="0.0134in" fo:margin-right="0.0909in" fo:margin-top="0.1799in" fo:margin-bottom="0in" loext:contextual-spacing="false" fo:line-height="114%" fo:text-align="start" style:justify-single-word="false" fo:keep-together="auto" fo:orphans="0" fo:widows="0" fo:text-indent="0.0028in" style:auto-text-indent="false" fo:padding="0in" fo:border="none" fo:keep-with-next="auto"/>
    </style:style>
    <style:style style:name="P97" style:family="paragraph" style:parent-style-name="Standard">
      <style:paragraph-properties fo:margin-left="0.0173in" fo:margin-right="0.0016in" fo:margin-top="0.202in" fo:margin-bottom="0in" loext:contextual-spacing="false" fo:line-height="114%" fo:text-align="start" style:justify-single-word="false" fo:keep-together="auto" fo:orphans="0" fo:widows="0" fo:text-indent="0in" style:auto-text-indent="false" fo:padding="0in" fo:border="none" fo:keep-with-next="auto"/>
    </style:style>
    <style:style style:name="P98" style:family="paragraph" style:parent-style-name="Standard">
      <style:paragraph-properties fo:margin-left="0.0181in" fo:margin-right="1.1028in" fo:margin-top="0.1646in" fo:margin-bottom="0in" loext:contextual-spacing="false" fo:line-height="191%" fo:text-align="start" style:justify-single-word="false" fo:keep-together="auto" fo:orphans="0" fo:widows="0" fo:text-indent="-0.0028in" style:auto-text-indent="false" fo:padding="0in" fo:border="none" fo:keep-with-next="auto"/>
    </style:style>
    <style:style style:name="P99" style:family="paragraph" style:parent-style-name="Standard">
      <style:paragraph-properties fo:margin-left="0.0146in" fo:margin-right="0in" fo:margin-top="0.0736in" fo:margin-bottom="0in" loext:contextual-spacing="false" fo:line-height="100%" fo:text-align="start" style:justify-single-word="false" fo:keep-together="auto" fo:orphans="0" fo:widows="0" fo:text-indent="0in" style:auto-text-indent="false" fo:padding="0in" fo:border="none" fo:keep-with-next="auto"/>
    </style:style>
    <style:style style:name="P100" style:family="paragraph" style:parent-style-name="Standard">
      <style:paragraph-properties fo:margin-left="0.0146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101" style:family="paragraph" style:parent-style-name="Standard">
      <style:paragraph-properties fo:margin-left="0.0146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102" style:family="paragraph" style:parent-style-name="Standard">
      <style:paragraph-properties fo:margin-left="0.0146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3" style:family="paragraph" style:parent-style-name="Standard">
      <style:paragraph-properties fo:margin-left="0.0146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104" style:family="paragraph" style:parent-style-name="Standard">
      <style:paragraph-properties fo:margin-left="0.0146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105" style:family="paragraph" style:parent-style-name="Standard">
      <style:paragraph-properties fo:margin-left="0.0146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106" style:family="paragraph" style:parent-style-name="Standard">
      <style:paragraph-properties fo:margin-left="0.0201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107" style:family="paragraph" style:parent-style-name="Standard">
      <style:paragraph-properties fo:margin-left="0.0201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108" style:family="paragraph" style:parent-style-name="Standard">
      <style:paragraph-properties fo:margin-left="0.0201in" fo:margin-right="0in" fo:margin-top="0.152in" fo:margin-bottom="0in" loext:contextual-spacing="false" fo:line-height="100%" fo:text-align="start" style:justify-single-word="false" fo:keep-together="auto" fo:orphans="0" fo:widows="0" fo:text-indent="0in" style:auto-text-indent="false" fo:padding="0in" fo:border="none" fo:keep-with-next="auto"/>
    </style:style>
    <style:style style:name="P109" style:family="paragraph" style:parent-style-name="Standard">
      <style:paragraph-properties fo:margin-left="0.0201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110" style:family="paragraph" style:parent-style-name="Standard">
      <style:paragraph-properties fo:margin-left="0.0201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111" style:family="paragraph" style:parent-style-name="Standard">
      <style:paragraph-properties fo:margin-left="0.0201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112" style:family="paragraph" style:parent-style-name="Standard">
      <style:paragraph-properties fo:margin-left="0.0201in" fo:margin-right="0in" fo:margin-top="0.2126in" fo:margin-bottom="0in" loext:contextual-spacing="false" fo:line-height="100%" fo:text-align="start" style:justify-single-word="false" fo:keep-together="auto" fo:orphans="0" fo:widows="0" fo:text-indent="0in" style:auto-text-indent="false" fo:padding="0in" fo:border="none" fo:keep-with-next="auto"/>
    </style:style>
    <style:style style:name="P113" style:family="paragraph" style:parent-style-name="Standard">
      <style:paragraph-properties fo:margin-left="0.0173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114" style:family="paragraph" style:parent-style-name="Standard">
      <style:paragraph-properties fo:margin-left="0.0173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115" style:family="paragraph" style:parent-style-name="Standard">
      <style:paragraph-properties fo:margin-left="0.0173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116" style:family="paragraph" style:parent-style-name="Standard">
      <style:paragraph-properties fo:margin-left="0.0173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7" style:family="paragraph" style:parent-style-name="Standard">
      <style:paragraph-properties fo:margin-left="0.0173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118" style:family="paragraph" style:parent-style-name="Standard">
      <style:paragraph-properties fo:margin-left="0.0173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119" style:family="paragraph" style:parent-style-name="Standard">
      <style:paragraph-properties fo:margin-left="0.0173in" fo:margin-right="0in" fo:margin-top="0.2098in" fo:margin-bottom="0in" loext:contextual-spacing="false" fo:line-height="100%" fo:text-align="start" style:justify-single-word="false" fo:keep-together="auto" fo:orphans="0" fo:widows="0" fo:text-indent="0in" style:auto-text-indent="false" fo:padding="0in" fo:border="none" fo:keep-with-next="auto"/>
    </style:style>
    <style:style style:name="P120" style:family="paragraph" style:parent-style-name="Standard">
      <style:paragraph-properties fo:margin-left="0.0173in" fo:margin-right="0in" fo:margin-top="0.2228in" fo:margin-bottom="0in" loext:contextual-spacing="false" fo:line-height="100%" fo:text-align="start" style:justify-single-word="false" fo:keep-together="auto" fo:orphans="0" fo:widows="0" fo:text-indent="0in" style:auto-text-indent="false" fo:padding="0in" fo:border="none" fo:keep-with-next="auto"/>
    </style:style>
    <style:style style:name="P121" style:family="paragraph" style:parent-style-name="Standard">
      <style:paragraph-properties fo:margin-left="0.0181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122" style:family="paragraph" style:parent-style-name="Standard">
      <style:paragraph-properties fo:margin-left="0.0181in" fo:margin-right="0in" fo:margin-top="0.1957in" fo:margin-bottom="0in" loext:contextual-spacing="false" fo:line-height="100%" fo:text-align="start" style:justify-single-word="false" fo:keep-together="auto" fo:orphans="0" fo:widows="0" fo:text-indent="0in" style:auto-text-indent="false" fo:padding="0in" fo:border="none" fo:keep-with-next="auto"/>
    </style:style>
    <style:style style:name="P123" style:family="paragraph" style:parent-style-name="Standard">
      <style:paragraph-properties fo:margin-left="0.0181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124" style:family="paragraph" style:parent-style-name="Standard">
      <style:paragraph-properties fo:margin-left="0.0181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125" style:family="paragraph" style:parent-style-name="Standard">
      <style:paragraph-properties fo:margin-left="0.0181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126" style:family="paragraph" style:parent-style-name="Standard">
      <style:paragraph-properties fo:margin-left="0.0181in" fo:margin-right="0in" fo:margin-top="0.2228in" fo:margin-bottom="0in" loext:contextual-spacing="false" fo:line-height="100%" fo:text-align="start" style:justify-single-word="false" fo:keep-together="auto" fo:orphans="0" fo:widows="0" fo:text-indent="0in" style:auto-text-indent="false" fo:padding="0in" fo:border="none" fo:keep-with-next="auto"/>
    </style:style>
    <style:style style:name="P127" style:family="paragraph" style:parent-style-name="Standard">
      <style:paragraph-properties fo:margin-left="0.0181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128" style:family="paragraph" style:parent-style-name="Standard">
      <style:paragraph-properties fo:margin-left="0.0181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9" style:family="paragraph" style:parent-style-name="Standard">
      <style:paragraph-properties fo:margin-left="0.0181in" fo:margin-right="0in" fo:margin-top="0.2098in" fo:margin-bottom="0in" loext:contextual-spacing="false" fo:line-height="100%" fo:text-align="start" style:justify-single-word="false" fo:keep-together="auto" fo:orphans="0" fo:widows="0" fo:text-indent="0in" style:auto-text-indent="false" fo:padding="0in" fo:border="none" fo:keep-with-next="auto"/>
    </style:style>
    <style:style style:name="P130" style:family="paragraph" style:parent-style-name="Standard">
      <style:paragraph-properties fo:margin-left="0.0181in" fo:margin-right="0in" fo:margin-top="0.2126in" fo:margin-bottom="0in" loext:contextual-spacing="false" fo:line-height="100%" fo:text-align="start" style:justify-single-word="false" fo:keep-together="auto" fo:orphans="0" fo:widows="0" fo:text-indent="0in" style:auto-text-indent="false" fo:padding="0in" fo:border="none" fo:keep-with-next="auto"/>
    </style:style>
    <style:style style:name="P131" style:family="paragraph" style:parent-style-name="Standard">
      <style:paragraph-properties fo:margin-left="0.0209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132" style:family="paragraph" style:parent-style-name="Standard">
      <style:paragraph-properties fo:margin-left="0.0209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3" style:family="paragraph" style:parent-style-name="Standard">
      <style:paragraph-properties fo:margin-left="0.0209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134" style:family="paragraph" style:parent-style-name="Standard">
      <style:paragraph-properties fo:margin-left="0.0209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135" style:family="paragraph" style:parent-style-name="Standard">
      <style:paragraph-properties fo:margin-left="0.0209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136" style:family="paragraph" style:parent-style-name="Standard">
      <style:paragraph-properties fo:margin-left="0.0209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137" style:family="paragraph" style:parent-style-name="Standard">
      <style:paragraph-properties fo:margin-left="0.0209in" fo:margin-right="0in" fo:margin-top="0.2252in" fo:margin-bottom="0in" loext:contextual-spacing="false" fo:line-height="100%" fo:text-align="start" style:justify-single-word="false" fo:keep-together="auto" fo:orphans="0" fo:widows="0" fo:text-indent="0in" style:auto-text-indent="false" fo:padding="0in" fo:border="none" fo:keep-with-next="auto"/>
    </style:style>
    <style:style style:name="P138" style:family="paragraph" style:parent-style-name="Standard">
      <style:paragraph-properties fo:margin-left="0.0189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139" style:family="paragraph" style:parent-style-name="Standard">
      <style:paragraph-properties fo:margin-left="0.0189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0" style:family="paragraph" style:parent-style-name="Standard">
      <style:paragraph-properties fo:margin-left="0.0189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141" style:family="paragraph" style:parent-style-name="Standard">
      <style:paragraph-properties fo:margin-left="0.0189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142" style:family="paragraph" style:parent-style-name="Standard">
      <style:paragraph-properties fo:margin-left="0.0189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143" style:family="paragraph" style:parent-style-name="Standard">
      <style:paragraph-properties fo:margin-left="0.0189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144" style:family="paragraph" style:parent-style-name="Standard">
      <style:paragraph-properties fo:margin-left="0.0189in" fo:margin-right="0in" fo:margin-top="0.2126in" fo:margin-bottom="0in" loext:contextual-spacing="false" fo:line-height="100%" fo:text-align="start" style:justify-single-word="false" fo:keep-together="auto" fo:orphans="0" fo:widows="0" fo:text-indent="0in" style:auto-text-indent="false" fo:padding="0in" fo:border="none" fo:keep-with-next="auto"/>
    </style:style>
    <style:style style:name="P145" style:family="paragraph" style:parent-style-name="Standard">
      <style:paragraph-properties fo:margin-left="0.0189in" fo:margin-right="0in" fo:margin-top="0.2083in" fo:margin-bottom="0in" loext:contextual-spacing="false" fo:line-height="100%" fo:text-align="start" style:justify-single-word="false" fo:keep-together="auto" fo:orphans="0" fo:widows="0" fo:text-indent="0in" style:auto-text-indent="false" fo:padding="0in" fo:border="none" fo:keep-with-next="auto"/>
    </style:style>
    <style:style style:name="P146" style:family="paragraph" style:parent-style-name="Standard">
      <style:paragraph-properties fo:margin-left="0.0189in" fo:margin-right="0.1965in" fo:margin-top="0.1882in" fo:margin-bottom="0in" loext:contextual-spacing="false" fo:line-height="114%" fo:text-align="start" style:justify-single-word="false" fo:keep-together="auto" fo:orphans="0" fo:widows="0" fo:text-indent="-0.0043in" style:auto-text-indent="false" fo:padding="0in" fo:border="none" fo:keep-with-next="auto"/>
    </style:style>
    <style:style style:name="P147" style:family="paragraph" style:parent-style-name="Standard">
      <style:paragraph-properties fo:margin-left="0.0118in" fo:margin-right="0.2425in" fo:margin-top="0.1882in" fo:margin-bottom="0in" loext:contextual-spacing="false" fo:line-height="101%" fo:text-align="start" style:justify-single-word="false" fo:keep-together="auto" fo:orphans="0" fo:widows="0" fo:text-indent="0.0028in" style:auto-text-indent="false" fo:padding="0in" fo:border="none" fo:keep-with-next="auto"/>
    </style:style>
    <style:style style:name="P148" style:family="paragraph" style:parent-style-name="Standard">
      <style:paragraph-properties fo:margin-left="0.0209in" fo:margin-right="0.2264in" fo:margin-top="0.1854in" fo:margin-bottom="0in" loext:contextual-spacing="false" fo:line-height="114%" fo:text-align="start" style:justify-single-word="false" fo:keep-together="auto" fo:orphans="0" fo:widows="0" fo:text-indent="-0.0028in" style:auto-text-indent="false" fo:padding="0in" fo:border="none" fo:keep-with-next="auto"/>
    </style:style>
    <style:style style:name="P149" style:family="paragraph" style:parent-style-name="Standard">
      <style:paragraph-properties fo:margin-left="0.0228in" fo:margin-right="0.1929in" fo:margin-top="0in" fo:margin-bottom="0in" loext:contextual-spacing="false" fo:line-height="114%" fo:text-align="start" style:justify-single-word="false" fo:keep-together="auto" fo:orphans="0" fo:widows="0" fo:text-indent="0in" style:auto-text-indent="false" fo:padding="0in" fo:border="none" fo:keep-with-next="auto"/>
    </style:style>
    <style:style style:name="P150" style:family="paragraph" style:parent-style-name="Standard">
      <style:paragraph-properties fo:margin-left="0.0102in" fo:margin-right="0.0909in" fo:margin-top="0.1646in" fo:margin-bottom="0in" loext:contextual-spacing="false" fo:line-height="105%" fo:text-align="start" style:justify-single-word="false" fo:keep-together="auto" fo:orphans="0" fo:widows="0" fo:text-indent="-0.0016in" style:auto-text-indent="false" fo:padding="0in" fo:border="none" fo:keep-with-next="auto"/>
    </style:style>
    <style:style style:name="P151" style:family="paragraph" style:parent-style-name="Standard">
      <style:paragraph-properties fo:margin-left="0.0118in" fo:margin-right="0.0819in" fo:margin-top="0.1799in" fo:margin-bottom="0in" loext:contextual-spacing="false" fo:line-height="105%" fo:text-align="start" style:justify-single-word="false" fo:keep-together="auto" fo:orphans="0" fo:widows="0" fo:text-indent="0.0028in" style:auto-text-indent="false" fo:padding="0in" fo:border="none" fo:keep-with-next="auto"/>
    </style:style>
    <style:style style:name="P152" style:family="paragraph" style:parent-style-name="Standard">
      <style:paragraph-properties fo:margin-left="0.0118in" fo:margin-right="0.1701in" fo:margin-top="0.1882in" fo:margin-bottom="0in" loext:contextual-spacing="false" fo:line-height="95%" fo:text-align="start" style:justify-single-word="false" fo:keep-together="auto" fo:orphans="0" fo:widows="0" fo:text-indent="0.0102in" style:auto-text-indent="false" fo:padding="0in" fo:border="none" fo:keep-with-next="auto"/>
    </style:style>
    <style:style style:name="P153" style:family="paragraph" style:parent-style-name="Standard">
      <style:paragraph-properties fo:margin-left="0.0118in" fo:margin-right="0.1472in" fo:margin-top="0.1957in" fo:margin-bottom="0in" loext:contextual-spacing="false" fo:line-height="95%" fo:text-align="start" style:justify-single-word="false" fo:keep-together="auto" fo:orphans="0" fo:widows="0" fo:text-indent="0.0016in" style:auto-text-indent="false" fo:padding="0in" fo:border="none" fo:keep-with-next="auto"/>
    </style:style>
    <style:style style:name="P154" style:family="paragraph" style:parent-style-name="Standard">
      <style:paragraph-properties fo:margin-left="0.0236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155" style:family="paragraph" style:parent-style-name="Standard">
      <style:paragraph-properties fo:margin-left="0.0236in" fo:margin-right="0in" fo:margin-top="0.2272in" fo:margin-bottom="0in" loext:contextual-spacing="false" fo:line-height="100%" fo:text-align="start" style:justify-single-word="false" fo:keep-together="auto" fo:orphans="0" fo:widows="0" fo:text-indent="0in" style:auto-text-indent="false" fo:padding="0in" fo:border="none" fo:keep-with-next="auto"/>
    </style:style>
    <style:style style:name="P156" style:family="paragraph" style:parent-style-name="Standard">
      <style:paragraph-properties fo:margin-left="0.0236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157" style:family="paragraph" style:parent-style-name="Standard">
      <style:paragraph-properties fo:margin-left="0.0236in" fo:margin-right="0in" fo:margin-top="0.2126in" fo:margin-bottom="0in" loext:contextual-spacing="false" fo:line-height="100%" fo:text-align="start" style:justify-single-word="false" fo:keep-together="auto" fo:orphans="0" fo:widows="0" fo:text-indent="0in" style:auto-text-indent="false" fo:padding="0in" fo:border="none" fo:keep-with-next="auto"/>
    </style:style>
    <style:style style:name="P158" style:family="paragraph" style:parent-style-name="Standard">
      <style:paragraph-properties fo:margin-left="0.0236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159" style:family="paragraph" style:parent-style-name="Standard">
      <style:paragraph-properties fo:margin-left="0.0236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160" style:family="paragraph" style:parent-style-name="Standard">
      <style:paragraph-properties fo:margin-left="0.0236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161" style:family="paragraph" style:parent-style-name="Standard">
      <style:paragraph-properties fo:margin-left="1.9882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162" style:family="paragraph" style:parent-style-name="Standard">
      <style:paragraph-properties fo:margin-left="0.0402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163" style:family="paragraph" style:parent-style-name="Standard">
      <style:paragraph-properties fo:margin-left="0.0402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164" style:family="paragraph" style:parent-style-name="Standard">
      <style:paragraph-properties fo:margin-left="0.0402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165" style:family="paragraph" style:parent-style-name="Standard">
      <style:paragraph-properties fo:margin-left="0.0181in" fo:margin-right="0.7126in" fo:margin-top="0.1882in" fo:margin-bottom="0in" loext:contextual-spacing="false" fo:line-height="191%" fo:text-align="start" style:justify-single-word="false" fo:keep-together="auto" fo:orphans="0" fo:widows="0" fo:text-indent="0.0043in" style:auto-text-indent="false" fo:padding="0in" fo:border="none" fo:keep-with-next="auto"/>
    </style:style>
    <style:style style:name="P166" style:family="paragraph" style:parent-style-name="Standard">
      <style:paragraph-properties fo:margin-left="0.0189in" fo:margin-right="1.0472in" fo:margin-top="0.0736in" fo:margin-bottom="0in" loext:contextual-spacing="false" fo:line-height="114%" fo:text-align="start" style:justify-single-word="false" fo:keep-together="auto" fo:orphans="0" fo:widows="0" fo:text-indent="0.0047in" style:auto-text-indent="false" fo:padding="0in" fo:border="none" fo:keep-with-next="auto"/>
    </style:style>
    <style:style style:name="P167" style:family="paragraph" style:parent-style-name="Standard">
      <style:paragraph-properties fo:margin-left="0.0181in" fo:margin-right="1.1264in" fo:margin-top="0in" fo:margin-bottom="0in" loext:contextual-spacing="false" fo:line-height="114%" fo:text-align="start" style:justify-single-word="false" fo:keep-together="auto" fo:orphans="0" fo:widows="0" fo:text-indent="0.0047in" style:auto-text-indent="false" fo:padding="0in" fo:border="none" fo:keep-with-next="auto"/>
    </style:style>
    <style:style style:name="P168" style:family="paragraph" style:parent-style-name="Standard">
      <style:paragraph-properties fo:margin-left="0.0134in" fo:margin-right="0.7472in" fo:margin-top="0.202in" fo:margin-bottom="0in" loext:contextual-spacing="false" fo:line-height="114%" fo:text-align="start" style:justify-single-word="false" fo:keep-together="auto" fo:orphans="0" fo:widows="0" fo:text-indent="0.0071in" style:auto-text-indent="false" fo:padding="0in" fo:border="none" fo:keep-with-next="auto"/>
    </style:style>
    <style:style style:name="P169" style:family="paragraph" style:parent-style-name="Standard">
      <style:paragraph-properties fo:margin-left="0.0173in" fo:margin-right="1.0516in" fo:margin-top="0.202in" fo:margin-bottom="0in" loext:contextual-spacing="false" fo:line-height="114%" fo:text-align="start" style:justify-single-word="false" fo:keep-together="auto" fo:orphans="0" fo:widows="0" fo:text-indent="0in" style:auto-text-indent="false" fo:padding="0in" fo:border="none" fo:keep-with-next="auto"/>
    </style:style>
    <style:style style:name="P170" style:family="paragraph" style:parent-style-name="Standard">
      <style:paragraph-properties fo:margin-left="0.0118in" fo:margin-right="0.0252in" fo:margin-top="0.1646in" fo:margin-bottom="0in" loext:contextual-spacing="false" fo:line-height="108%" fo:text-align="start" style:justify-single-word="false" fo:keep-together="auto" fo:orphans="0" fo:widows="0" fo:text-indent="0.0016in" style:auto-text-indent="false" fo:padding="0in" fo:border="none" fo:keep-with-next="auto"/>
    </style:style>
    <style:style style:name="P171" style:family="paragraph" style:parent-style-name="Standard">
      <style:paragraph-properties fo:margin-left="0.0161in" fo:margin-right="0.1972in" fo:margin-top="0.1882in" fo:margin-bottom="0in" loext:contextual-spacing="false" fo:line-height="95%" fo:text-align="start" style:justify-single-word="false" fo:keep-together="auto" fo:orphans="0" fo:widows="0" fo:text-indent="0.0016in" style:auto-text-indent="false" fo:padding="0in" fo:border="none" fo:keep-with-next="auto"/>
    </style:style>
    <style:style style:name="P172" style:family="paragraph" style:parent-style-name="Standard">
      <style:paragraph-properties fo:margin-left="0.0165in" fo:margin-right="0.0453in" fo:margin-top="0.1882in" fo:margin-bottom="0in" loext:contextual-spacing="false" fo:line-height="114%" fo:text-align="start" style:justify-single-word="false" fo:keep-together="auto" fo:orphans="0" fo:widows="0" fo:text-indent="0in" style:auto-text-indent="false" fo:padding="0in" fo:border="none" fo:keep-with-next="auto"/>
    </style:style>
    <style:style style:name="P173" style:family="paragraph" style:parent-style-name="Standard">
      <style:paragraph-properties fo:margin-left="0.0161in" fo:margin-right="0.0008in" fo:margin-top="0.1646in" fo:margin-bottom="0in" loext:contextual-spacing="false" fo:line-height="112%" fo:text-align="start" style:justify-single-word="false" fo:keep-together="auto" fo:orphans="0" fo:widows="0" fo:text-indent="0.002in" style:auto-text-indent="false" fo:padding="0in" fo:border="none" fo:keep-with-next="auto"/>
    </style:style>
    <style:style style:name="P174" style:family="paragraph" style:parent-style-name="Standard">
      <style:paragraph-properties fo:margin-left="0.0138in" fo:margin-right="0.0598in" fo:margin-top="0.1681in" fo:margin-bottom="0in" loext:contextual-spacing="false" fo:line-height="106%" fo:text-align="start" style:justify-single-word="false" fo:keep-together="auto" fo:orphans="0" fo:widows="0" fo:text-indent="0.0016in" style:auto-text-indent="false" fo:padding="0in" fo:border="none" fo:keep-with-next="auto"/>
    </style:style>
    <style:style style:name="P175" style:family="paragraph" style:parent-style-name="Standard">
      <style:paragraph-properties fo:margin-left="0.0283in" fo:margin-right="0.0102in" fo:margin-top="0.2256in" fo:margin-bottom="0in" loext:contextual-spacing="false" fo:line-height="114%" fo:text-align="start" style:justify-single-word="false" fo:keep-together="auto" fo:orphans="0" fo:widows="0" fo:text-indent="-0.0118in" style:auto-text-indent="false" fo:padding="0in" fo:border="none" fo:keep-with-next="auto"/>
    </style:style>
    <style:style style:name="P176" style:family="paragraph" style:parent-style-name="Standard">
      <style:paragraph-properties fo:margin-left="0.0165in" fo:margin-right="0.0008in" fo:margin-top="0.2256in" fo:margin-bottom="0in" loext:contextual-spacing="false" fo:line-height="110%" fo:text-align="start" style:justify-single-word="false" fo:keep-together="auto" fo:orphans="0" fo:widows="0" fo:text-indent="0.0016in" style:auto-text-indent="false" fo:padding="0in" fo:border="none" fo:keep-with-next="auto"/>
    </style:style>
    <style:style style:name="P177" style:family="paragraph" style:parent-style-name="Standard">
      <style:paragraph-properties fo:margin-left="0.022in" fo:margin-right="0.0008in" fo:margin-top="0.2134in" fo:margin-bottom="0in" loext:contextual-spacing="false" fo:line-height="110%" fo:text-align="start" style:justify-single-word="false" fo:keep-together="auto" fo:orphans="0" fo:widows="0" fo:text-indent="-0.0035in" style:auto-text-indent="false" fo:padding="0in" fo:border="none" fo:keep-with-next="auto"/>
    </style:style>
    <style:style style:name="P178" style:family="paragraph" style:parent-style-name="Standard">
      <style:paragraph-properties fo:margin-left="0.0138in" fo:margin-right="0.1602in" fo:margin-top="0.1591in" fo:margin-bottom="0in" loext:contextual-spacing="false" fo:line-height="114%" fo:text-align="start" style:justify-single-word="false" fo:keep-together="auto" fo:orphans="0" fo:widows="0" fo:text-indent="0.0008in" style:auto-text-indent="false" fo:padding="0in" fo:border="none" fo:keep-with-next="auto"/>
    </style:style>
    <style:style style:name="P179" style:family="paragraph" style:parent-style-name="Standard">
      <style:paragraph-properties fo:margin-left="0.0134in" fo:margin-right="0.0598in" fo:margin-top="0.1882in" fo:margin-bottom="0in" loext:contextual-spacing="false" fo:line-height="107%" fo:text-align="start" style:justify-single-word="false" fo:keep-together="auto" fo:orphans="0" fo:widows="0" fo:text-indent="0.0028in" style:auto-text-indent="false" fo:padding="0in" fo:border="none" fo:keep-with-next="auto"/>
    </style:style>
    <style:style style:name="P180" style:family="paragraph" style:parent-style-name="Standard">
      <style:paragraph-properties fo:margin-left="0.0118in" fo:margin-right="0.4945in" fo:margin-top="0.1756in" fo:margin-bottom="0in" loext:contextual-spacing="false" fo:line-height="95%" fo:text-align="justify" style:justify-single-word="false" fo:keep-together="auto" fo:orphans="0" fo:widows="0" fo:text-indent="0.0047in" style:auto-text-indent="false" fo:padding="0in" fo:border="none" fo:keep-with-next="auto"/>
    </style:style>
    <style:style style:name="P181" style:family="paragraph" style:parent-style-name="Standard">
      <style:paragraph-properties fo:margin-left="0.0138in" fo:margin-right="0.0071in" fo:margin-top="0.2335in" fo:margin-bottom="0in" loext:contextual-spacing="false" fo:line-height="108%" fo:text-align="start" style:justify-single-word="false" fo:keep-together="auto" fo:orphans="0" fo:widows="0" fo:text-indent="0.0008in" style:auto-text-indent="false" fo:padding="0in" fo:border="none" fo:keep-with-next="auto"/>
    </style:style>
    <style:style style:name="P182" style:family="paragraph" style:parent-style-name="Standard">
      <style:paragraph-properties fo:margin-left="0.0146in" fo:margin-right="0.1772in" fo:margin-top="0.2126in" fo:margin-bottom="0in" loext:contextual-spacing="false" fo:line-height="114%" fo:text-align="start" style:justify-single-word="false" fo:keep-together="auto" fo:orphans="0" fo:widows="0" fo:text-indent="0.0035in" style:auto-text-indent="false" fo:padding="0in" fo:border="none" fo:keep-with-next="auto"/>
    </style:style>
    <style:style style:name="P183" style:family="paragraph" style:parent-style-name="Standard">
      <style:paragraph-properties fo:margin-left="0.0134in" fo:margin-right="0.0709in" fo:margin-top="0.1882in" fo:margin-bottom="0in" loext:contextual-spacing="false" fo:line-height="95%" fo:text-align="justify" style:justify-single-word="false" fo:keep-together="auto" fo:orphans="0" fo:widows="0" fo:text-indent="0in" style:auto-text-indent="false" fo:padding="0in" fo:border="none" fo:keep-with-next="auto"/>
    </style:style>
    <style:style style:name="P184" style:family="paragraph" style:parent-style-name="Standard">
      <style:paragraph-properties fo:margin-left="0.0228in" fo:margin-right="0.25in" fo:margin-top="0in" fo:margin-bottom="0in" loext:contextual-spacing="false" fo:line-height="114%" fo:text-align="start" style:justify-single-word="false" fo:keep-together="auto" fo:orphans="0" fo:widows="0" fo:text-indent="0.0008in" style:auto-text-indent="false" fo:padding="0in" fo:border="none" fo:keep-with-next="auto"/>
    </style:style>
    <style:style style:name="P185" style:family="paragraph" style:parent-style-name="Standard">
      <style:paragraph-properties fo:margin-left="0.0244in" fo:margin-right="0.0661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186" style:family="paragraph" style:parent-style-name="Standard">
      <style:paragraph-properties fo:margin-left="0.0244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187" style:family="paragraph" style:parent-style-name="Standard">
      <style:paragraph-properties fo:margin-left="0.0244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188" style:family="paragraph" style:parent-style-name="Standard">
      <style:paragraph-properties fo:margin-left="0.0244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9" style:family="paragraph" style:parent-style-name="Standard">
      <style:paragraph-properties fo:margin-left="0.0244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190" style:family="paragraph" style:parent-style-name="Standard">
      <style:paragraph-properties fo:margin-left="0.0244in" fo:margin-right="0in" fo:margin-top="0.2146in" fo:margin-bottom="0in" loext:contextual-spacing="false" fo:line-height="100%" fo:text-align="start" style:justify-single-word="false" fo:keep-together="auto" fo:orphans="0" fo:widows="0" fo:text-indent="0in" style:auto-text-indent="false" fo:padding="0in" fo:border="none" fo:keep-with-next="auto"/>
    </style:style>
    <style:style style:name="P191" style:family="paragraph" style:parent-style-name="Standard">
      <style:paragraph-properties fo:margin-left="0.0244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192" style:family="paragraph" style:parent-style-name="Standard">
      <style:paragraph-properties fo:margin-left="0.0244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193" style:family="paragraph" style:parent-style-name="Standard">
      <style:paragraph-properties fo:margin-left="0.0244in" fo:margin-right="0.172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194" style:family="paragraph" style:parent-style-name="Standard">
      <style:paragraph-properties fo:margin-left="0.0327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195" style:family="paragraph" style:parent-style-name="Standard">
      <style:paragraph-properties fo:margin-left="0.0244in" fo:margin-right="0.0346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196" style:family="paragraph" style:parent-style-name="Standard">
      <style:paragraph-properties fo:margin-left="0.0193in" fo:margin-right="0.3752in" fo:margin-top="0.0339in" fo:margin-bottom="0in" loext:contextual-spacing="false" fo:line-height="114%" fo:text-align="start" style:justify-single-word="false" fo:keep-together="auto" fo:orphans="0" fo:widows="0" fo:text-indent="-0.0047in" style:auto-text-indent="false" fo:padding="0in" fo:border="none" fo:keep-with-next="auto"/>
    </style:style>
    <style:style style:name="P197" style:family="paragraph" style:parent-style-name="Standard">
      <style:paragraph-properties fo:margin-left="0.0118in" fo:margin-right="0.5319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198" style:family="paragraph" style:parent-style-name="Standard">
      <style:paragraph-properties fo:margin-left="0.0217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199" style:family="paragraph" style:parent-style-name="Standard">
      <style:paragraph-properties fo:margin-left="0.0217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200" style:family="paragraph" style:parent-style-name="Standard">
      <style:paragraph-properties fo:margin-left="0.0217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201" style:family="paragraph" style:parent-style-name="Standard">
      <style:paragraph-properties fo:margin-left="0.0217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2" style:family="paragraph" style:parent-style-name="Standard">
      <style:paragraph-properties fo:margin-left="0.0217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203" style:family="paragraph" style:parent-style-name="Standard">
      <style:paragraph-properties fo:margin-left="0.0217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204" style:family="paragraph" style:parent-style-name="Standard">
      <style:paragraph-properties fo:margin-left="0.0193in" fo:margin-right="0.0083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205" style:family="paragraph" style:parent-style-name="Standard">
      <style:paragraph-properties fo:margin-left="0.0244in" fo:margin-right="0.2272in" fo:margin-top="0.0339in" fo:margin-bottom="0in" loext:contextual-spacing="false" fo:line-height="114%" fo:text-align="start" style:justify-single-word="false" fo:keep-together="auto" fo:orphans="0" fo:widows="0" fo:text-indent="-0.0008in" style:auto-text-indent="false" fo:padding="0in" fo:border="none" fo:keep-with-next="auto"/>
    </style:style>
    <style:style style:name="P206" style:family="paragraph" style:parent-style-name="Standard">
      <style:paragraph-properties fo:margin-left="0.0244in" fo:margin-right="0.2272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207" style:family="paragraph" style:parent-style-name="Standard">
      <style:paragraph-properties fo:margin-left="0.0244in" fo:margin-right="0.348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208" style:family="paragraph" style:parent-style-name="Standard">
      <style:paragraph-properties fo:margin-left="0.0138in" fo:margin-right="0.2425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209" style:family="paragraph" style:parent-style-name="Standard">
      <style:paragraph-properties fo:margin-left="0.0134in" fo:margin-right="0.1429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210" style:family="paragraph" style:parent-style-name="Standard">
      <style:paragraph-properties fo:margin-left="0.0118in" fo:margin-right="0.2689in" fo:margin-top="0.0339in" fo:margin-bottom="0in" loext:contextual-spacing="false" fo:line-height="95%" fo:text-align="start" style:justify-single-word="false" fo:keep-together="auto" fo:orphans="0" fo:widows="0" fo:text-indent="0.0083in" style:auto-text-indent="false" fo:padding="0in" fo:border="none" fo:keep-with-next="auto"/>
    </style:style>
    <style:style style:name="P211" style:family="paragraph" style:parent-style-name="Standard">
      <style:paragraph-properties fo:margin-left="0.0118in" fo:margin-right="0.2252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212" style:family="paragraph" style:parent-style-name="Standard">
      <style:paragraph-properties fo:margin-left="0.0181in" fo:margin-right="0.0693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213" style:family="paragraph" style:parent-style-name="Standard">
      <style:paragraph-properties fo:margin-left="0.0138in" fo:margin-right="0.3189in" fo:margin-top="0.0339in" fo:margin-bottom="0in" loext:contextual-spacing="false" fo:line-height="114%" fo:text-align="start" style:justify-single-word="false" fo:keep-together="auto" fo:orphans="0" fo:widows="0" fo:text-indent="0.0091in" style:auto-text-indent="false" fo:padding="0in" fo:border="none" fo:keep-with-next="auto"/>
    </style:style>
    <style:style style:name="P214" style:family="paragraph" style:parent-style-name="Standard">
      <style:paragraph-properties fo:margin-left="0.0138in" fo:margin-right="0.6008in" fo:margin-top="0.0339in" fo:margin-bottom="0in" loext:contextual-spacing="false" fo:line-height="95%" fo:text-align="start" style:justify-single-word="false" fo:keep-together="auto" fo:orphans="0" fo:widows="0" fo:text-indent="0.0091in" style:auto-text-indent="false" fo:padding="0in" fo:border="none" fo:keep-with-next="auto"/>
    </style:style>
    <style:style style:name="P215" style:family="paragraph" style:parent-style-name="Standard">
      <style:paragraph-properties fo:margin-left="0.0189in" fo:margin-right="0.1945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216" style:family="paragraph" style:parent-style-name="Standard">
      <style:paragraph-properties fo:margin-left="0.0165in" fo:margin-right="0.0465in" fo:margin-top="0.0339in" fo:margin-bottom="0in" loext:contextual-spacing="false" fo:line-height="114%" fo:text-align="start" style:justify-single-word="false" fo:keep-together="auto" fo:orphans="0" fo:widows="0" fo:text-indent="-0.0028in" style:auto-text-indent="false" fo:padding="0in" fo:border="none" fo:keep-with-next="auto"/>
    </style:style>
    <style:style style:name="P217" style:family="paragraph" style:parent-style-name="Standard">
      <style:paragraph-properties fo:margin-left="0.0181in" fo:margin-right="0.3228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218" style:family="paragraph" style:parent-style-name="Standard">
      <style:paragraph-properties fo:margin-left="0.0209in" fo:margin-right="0.6291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219" style:family="paragraph" style:parent-style-name="Standard">
      <style:paragraph-properties fo:margin-left="0.0193in" fo:margin-right="0.4898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220" style:family="paragraph" style:parent-style-name="Standard">
      <style:paragraph-properties fo:margin-left="0.0126in" fo:margin-right="0.0898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221" style:family="paragraph" style:parent-style-name="Standard">
      <style:paragraph-properties fo:margin-left="0.0138in" fo:margin-right="0.0146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222" style:family="paragraph" style:parent-style-name="Standard">
      <style:paragraph-properties fo:margin-left="0.0118in" fo:margin-right="0.2362in" fo:margin-top="0.0339in" fo:margin-bottom="0in" loext:contextual-spacing="false" fo:line-height="114%" fo:text-align="start" style:justify-single-word="false" fo:keep-together="auto" fo:orphans="0" fo:widows="0" fo:text-indent="0.0016in" style:auto-text-indent="false" fo:padding="0in" fo:border="none" fo:keep-with-next="auto"/>
    </style:style>
    <style:style style:name="P223" style:family="paragraph" style:parent-style-name="Standard">
      <style:paragraph-properties fo:margin-left="0.0126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224" style:family="paragraph" style:parent-style-name="Standard">
      <style:paragraph-properties fo:margin-left="0.0126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225" style:family="paragraph" style:parent-style-name="Standard">
      <style:paragraph-properties fo:margin-left="0.0138in" fo:margin-right="0.0484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226" style:family="paragraph" style:parent-style-name="Standard">
      <style:paragraph-properties fo:margin-left="0.0138in" fo:margin-right="0.4717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227" style:family="paragraph" style:parent-style-name="Standard">
      <style:paragraph-properties fo:margin-left="0.0189in" fo:margin-right="0.611in" fo:margin-top="0.0339in" fo:margin-bottom="0in" loext:contextual-spacing="false" fo:line-height="114%" fo:text-align="start" style:justify-single-word="false" fo:keep-together="auto" fo:orphans="0" fo:widows="0" fo:text-indent="-0.0047in" style:auto-text-indent="false" fo:padding="0in" fo:border="none" fo:keep-with-next="auto"/>
    </style:style>
    <style:style style:name="P228" style:family="paragraph" style:parent-style-name="Standard">
      <style:paragraph-properties fo:margin-left="0.0181in" fo:margin-right="0.6575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229" style:family="paragraph" style:parent-style-name="Standard">
      <style:paragraph-properties fo:margin-left="0.0189in" fo:margin-right="0.1882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230" style:family="paragraph" style:parent-style-name="Standard">
      <style:paragraph-properties fo:margin-left="0.0138in" fo:margin-right="0.472in" fo:margin-top="0.0339in" fo:margin-bottom="0in" loext:contextual-spacing="false" fo:line-height="114%" fo:text-align="start" style:justify-single-word="false" fo:keep-together="auto" fo:orphans="0" fo:widows="0" fo:text-indent="0.0091in" style:auto-text-indent="false" fo:padding="0in" fo:border="none" fo:keep-with-next="auto"/>
    </style:style>
    <style:style style:name="P231" style:family="paragraph" style:parent-style-name="Standard">
      <style:paragraph-properties fo:margin-left="0.0209in" fo:margin-right="0.152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232" style:family="paragraph" style:parent-style-name="Standard">
      <style:paragraph-properties fo:margin-left="0.0244in" fo:margin-right="0.2366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233" style:family="paragraph" style:parent-style-name="Standard">
      <style:paragraph-properties fo:margin-left="0.0244in" fo:margin-right="0.2366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234" style:family="paragraph" style:parent-style-name="Standard">
      <style:paragraph-properties fo:margin-left="0.0181in" fo:margin-right="0.5925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235" style:family="paragraph" style:parent-style-name="Standard">
      <style:paragraph-properties fo:margin-left="0.0193in" fo:margin-right="0.4402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236" style:family="paragraph" style:parent-style-name="Standard">
      <style:paragraph-properties fo:margin-left="0.0118in" fo:margin-right="0.2417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237" style:family="paragraph" style:parent-style-name="Standard">
      <style:paragraph-properties fo:margin-left="0.0244in" fo:margin-right="0.5882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238" style:family="paragraph" style:parent-style-name="Standard">
      <style:paragraph-properties fo:margin-left="0.0138in" fo:margin-right="0.4429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239" style:family="paragraph" style:parent-style-name="Standard">
      <style:paragraph-properties fo:margin-left="0.0118in" fo:margin-right="0.0311in" fo:margin-top="0in" fo:margin-bottom="0in" loext:contextual-spacing="false" fo:line-height="95%" fo:text-align="start" style:justify-single-word="false" fo:keep-together="auto" fo:orphans="0" fo:widows="0" fo:text-indent="0.0047in" style:auto-text-indent="false" fo:padding="0in" fo:border="none" fo:keep-with-next="auto"/>
    </style:style>
    <style:style style:name="P240" style:family="paragraph" style:parent-style-name="Standard">
      <style:paragraph-properties fo:margin-left="0.0244in" fo:margin-right="0.8701in" fo:margin-top="0.0339in" fo:margin-bottom="0in" loext:contextual-spacing="false" fo:line-height="105%" fo:text-align="start" style:justify-single-word="false" fo:keep-together="auto" fo:orphans="0" fo:widows="0" fo:text-indent="-0.0102in" style:auto-text-indent="false" fo:padding="0in" fo:border="none" fo:keep-with-next="auto"/>
    </style:style>
    <style:style style:name="P241" style:family="paragraph" style:parent-style-name="Standard">
      <style:paragraph-properties fo:margin-left="0.0244in" fo:margin-right="0.0228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242" style:family="paragraph" style:parent-style-name="Standard">
      <style:paragraph-properties fo:margin-left="0.0244in" fo:margin-right="0.3366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243" style:family="paragraph" style:parent-style-name="Standard">
      <style:paragraph-properties fo:margin-left="0.0209in" fo:margin-right="0.722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244" style:family="paragraph" style:parent-style-name="Standard">
      <style:paragraph-properties fo:margin-left="0.0173in" fo:margin-right="0.2161in" fo:margin-top="0in" fo:margin-bottom="0in" loext:contextual-spacing="false" fo:line-height="105%" fo:text-align="start" style:justify-single-word="false" fo:keep-together="auto" fo:orphans="0" fo:widows="0" fo:text-indent="-0.0016in" style:auto-text-indent="false" fo:padding="0in" fo:border="none" fo:keep-with-next="auto"/>
    </style:style>
    <style:style style:name="P245" style:family="paragraph" style:parent-style-name="Standard">
      <style:paragraph-properties fo:margin-left="0.0181in" fo:margin-right="0.3937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246" style:family="paragraph" style:parent-style-name="Standard">
      <style:paragraph-properties fo:margin-left="0.0244in" fo:margin-right="0.1201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247" style:family="paragraph" style:parent-style-name="Standard">
      <style:paragraph-properties fo:margin-left="0.0244in" fo:margin-right="0.1201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248" style:family="paragraph" style:parent-style-name="Standard">
      <style:paragraph-properties fo:margin-left="0.0181in" fo:margin-right="0.4063in" fo:margin-top="0.0339in" fo:margin-bottom="0in" loext:contextual-spacing="false" fo:line-height="105%" fo:text-align="start" style:justify-single-word="false" fo:keep-together="auto" fo:orphans="0" fo:widows="0" fo:text-indent="-0.0043in" style:auto-text-indent="false" fo:padding="0in" fo:border="none" fo:keep-with-next="auto"/>
    </style:style>
    <style:style style:name="P249" style:family="paragraph" style:parent-style-name="Standard">
      <style:paragraph-properties fo:margin-left="0.0244in" fo:margin-right="0.2547in" fo:margin-top="0in" fo:margin-bottom="0in" loext:contextual-spacing="false" fo:line-height="105%" fo:text-align="start" style:justify-single-word="false" fo:keep-together="auto" fo:orphans="0" fo:widows="0" fo:text-indent="-0.0102in" style:auto-text-indent="false" fo:padding="0in" fo:border="none" fo:keep-with-next="auto"/>
    </style:style>
    <style:style style:name="P250" style:family="paragraph" style:parent-style-name="Standard">
      <style:paragraph-properties fo:margin-left="0.0134in" fo:margin-right="0.2398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251" style:family="paragraph" style:parent-style-name="Standard">
      <style:paragraph-properties fo:margin-left="0.022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252" style:family="paragraph" style:parent-style-name="Standard">
      <style:paragraph-properties fo:margin-left="0.022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253" style:family="paragraph" style:parent-style-name="Standard">
      <style:paragraph-properties fo:margin-left="0.022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254" style:family="paragraph" style:parent-style-name="Standard">
      <style:paragraph-properties fo:margin-left="0.022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55" style:family="paragraph" style:parent-style-name="Standard">
      <style:paragraph-properties fo:margin-left="0.022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256" style:family="paragraph" style:parent-style-name="Standard">
      <style:paragraph-properties fo:margin-left="0.022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257" style:family="paragraph" style:parent-style-name="Standard">
      <style:paragraph-properties fo:margin-left="0.0173in" fo:margin-right="0.1953in" fo:margin-top="0.0339in" fo:margin-bottom="0in" loext:contextual-spacing="false" fo:line-height="105%" fo:text-align="start" style:justify-single-word="false" fo:keep-together="auto" fo:orphans="0" fo:widows="0" fo:text-indent="-0.0016in" style:auto-text-indent="false" fo:padding="0in" fo:border="none" fo:keep-with-next="auto"/>
    </style:style>
    <style:style style:name="P258" style:family="paragraph" style:parent-style-name="Standard">
      <style:paragraph-properties fo:margin-left="0.0118in" fo:margin-right="0.0354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259" style:family="paragraph" style:parent-style-name="Standard">
      <style:paragraph-properties fo:margin-left="0.0244in" fo:margin-right="0.2346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260" style:family="paragraph" style:parent-style-name="Standard">
      <style:paragraph-properties fo:margin-left="0.0181in" fo:margin-right="0.102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261" style:family="paragraph" style:parent-style-name="Standard">
      <style:paragraph-properties fo:margin-left="0.0244in" fo:margin-right="0.5665in" fo:margin-top="0in" fo:margin-bottom="0in" loext:contextual-spacing="false" fo:line-height="95%" fo:text-align="start" style:justify-single-word="false" fo:keep-together="auto" fo:orphans="0" fo:widows="0" fo:text-indent="-0.0102in" style:auto-text-indent="false" fo:padding="0in" fo:border="none" fo:keep-with-next="auto"/>
    </style:style>
    <style:style style:name="P262" style:family="paragraph" style:parent-style-name="Standard">
      <style:paragraph-properties fo:margin-left="0.0134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263" style:family="paragraph" style:parent-style-name="Standard">
      <style:paragraph-properties fo:margin-left="0.0134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264" style:family="paragraph" style:parent-style-name="Standard">
      <style:paragraph-properties fo:margin-left="0.0134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265" style:family="paragraph" style:parent-style-name="Standard">
      <style:paragraph-properties fo:margin-left="0.0134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6" style:family="paragraph" style:parent-style-name="Standard">
      <style:paragraph-properties fo:margin-left="0.0138in" fo:margin-right="0.228in" fo:margin-top="0.0339in" fo:margin-bottom="0in" loext:contextual-spacing="false" fo:line-height="105%" fo:text-align="start" style:justify-single-word="false" fo:keep-together="auto" fo:orphans="0" fo:widows="0" fo:text-indent="0.0083in" style:auto-text-indent="false" fo:padding="0in" fo:border="none" fo:keep-with-next="auto"/>
    </style:style>
    <style:style style:name="P267" style:family="paragraph" style:parent-style-name="Standard">
      <style:paragraph-properties fo:margin-left="0.0173in" fo:margin-right="0.0661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268" style:family="paragraph" style:parent-style-name="Standard">
      <style:paragraph-properties fo:margin-left="0.0311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269" style:family="paragraph" style:parent-style-name="Standard">
      <style:paragraph-properties fo:margin-left="0.0311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270" style:family="paragraph" style:parent-style-name="Standard">
      <style:paragraph-properties fo:margin-left="0.0311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271" style:family="paragraph" style:parent-style-name="Standard">
      <style:paragraph-properties fo:margin-left="0.0311in" fo:margin-right="0in" fo:margin-top="0.2228in" fo:margin-bottom="0in" loext:contextual-spacing="false" fo:line-height="100%" fo:text-align="start" style:justify-single-word="false" fo:keep-together="auto" fo:orphans="0" fo:widows="0" fo:text-indent="0in" style:auto-text-indent="false" fo:padding="0in" fo:border="none" fo:keep-with-next="auto"/>
    </style:style>
    <style:style style:name="P272" style:family="paragraph" style:parent-style-name="Standard">
      <style:paragraph-properties fo:margin-left="0.0118in" fo:margin-right="0.0516in" fo:margin-top="0in" fo:margin-bottom="0in" loext:contextual-spacing="false" fo:line-height="108%" fo:text-align="start" style:justify-single-word="false" fo:keep-together="auto" fo:orphans="0" fo:widows="0" fo:text-indent="0.0055in" style:auto-text-indent="false" fo:padding="0in" fo:border="none" fo:keep-with-next="auto"/>
    </style:style>
    <style:style style:name="P273" style:family="paragraph" style:parent-style-name="Standard">
      <style:paragraph-properties fo:margin-left="0.0244in" fo:margin-right="0.4083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274" style:family="paragraph" style:parent-style-name="Standard">
      <style:paragraph-properties fo:margin-left="0.0118in" fo:margin-right="0.0618in" fo:margin-top="0.2335in" fo:margin-bottom="0in" loext:contextual-spacing="false" fo:line-height="98%" fo:text-align="start" style:justify-single-word="false" fo:keep-together="auto" fo:orphans="0" fo:widows="0" fo:text-indent="0.0146in" style:auto-text-indent="false" fo:padding="0in" fo:border="none" fo:keep-with-next="auto"/>
    </style:style>
    <style:style style:name="P275" style:family="paragraph" style:parent-style-name="Standard">
      <style:paragraph-properties fo:margin-left="0.0181in" fo:margin-right="0.1201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276" style:family="paragraph" style:parent-style-name="Standard">
      <style:paragraph-properties fo:margin-left="0.0138in" fo:margin-right="0.1736in" fo:margin-top="0in" fo:margin-bottom="0in" loext:contextual-spacing="false" fo:line-height="114%" fo:text-align="start" style:justify-single-word="false" fo:keep-together="auto" fo:orphans="0" fo:widows="0" fo:text-indent="0in" style:auto-text-indent="false" fo:padding="0in" fo:border="none" fo:keep-with-next="auto"/>
    </style:style>
    <style:style style:name="P277" style:family="paragraph" style:parent-style-name="Standard">
      <style:paragraph-properties fo:margin-left="0.0154in" fo:margin-right="0.0228in" fo:margin-top="0.0339in" fo:margin-bottom="0in" loext:contextual-spacing="false" fo:line-height="105%" fo:text-align="start" style:justify-single-word="false" fo:keep-together="auto" fo:orphans="0" fo:widows="0" fo:text-indent="0.002in" style:auto-text-indent="false" fo:padding="0in" fo:border="none" fo:keep-with-next="auto"/>
    </style:style>
    <style:style style:name="P278" style:family="paragraph" style:parent-style-name="Standard">
      <style:paragraph-properties fo:margin-left="0.0346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279" style:family="paragraph" style:parent-style-name="Standard">
      <style:paragraph-properties fo:margin-left="0.0346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280" style:family="paragraph" style:parent-style-name="Standard">
      <style:paragraph-properties fo:margin-left="0.0346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281" style:family="paragraph" style:parent-style-name="Standard">
      <style:paragraph-properties fo:margin-left="0.0244in" fo:margin-right="0.1425in" fo:margin-top="0in" fo:margin-bottom="0in" loext:contextual-spacing="false" fo:line-height="95%" fo:text-align="start" style:justify-single-word="false" fo:keep-together="auto" fo:orphans="0" fo:widows="0" fo:text-indent="-0.0102in" style:auto-text-indent="false" fo:padding="0in" fo:border="none" fo:keep-with-next="auto"/>
    </style:style>
    <style:style style:name="P282" style:family="paragraph" style:parent-style-name="Standard">
      <style:paragraph-properties fo:margin-left="0.0181in" fo:margin-right="0.2228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283" style:family="paragraph" style:parent-style-name="Standard">
      <style:paragraph-properties fo:margin-left="0.0181in" fo:margin-right="0.148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284" style:family="paragraph" style:parent-style-name="Standard">
      <style:paragraph-properties fo:margin-left="0.0118in" fo:margin-right="0.0327in" fo:margin-top="0in" fo:margin-bottom="0in" loext:contextual-spacing="false" fo:line-height="101%" fo:text-align="start" style:justify-single-word="false" fo:keep-together="auto" fo:orphans="0" fo:widows="0" fo:text-indent="0.0016in" style:auto-text-indent="false" fo:padding="0in" fo:border="none" fo:keep-with-next="auto"/>
    </style:style>
    <style:style style:name="P285" style:family="paragraph" style:parent-style-name="Standard">
      <style:paragraph-properties fo:margin-left="0.0244in" fo:margin-right="0.148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286" style:family="paragraph" style:parent-style-name="Standard">
      <style:paragraph-properties fo:margin-left="0.0193in" fo:margin-right="0.1272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287" style:family="paragraph" style:parent-style-name="Standard">
      <style:paragraph-properties fo:margin-left="0.0193in" fo:margin-right="0.611in" fo:margin-top="0.0339in" fo:margin-bottom="0in" loext:contextual-spacing="false" fo:line-height="114%" fo:text-align="start" style:justify-single-word="false" fo:keep-together="auto" fo:orphans="0" fo:widows="0" fo:text-indent="-0.0047in" style:auto-text-indent="false" fo:padding="0in" fo:border="none" fo:keep-with-next="auto"/>
    </style:style>
    <style:style style:name="P288" style:family="paragraph" style:parent-style-name="Standard">
      <style:paragraph-properties fo:margin-left="0.0118in" fo:margin-right="0.0409in" fo:margin-top="0.0339in" fo:margin-bottom="0in" loext:contextual-spacing="false" fo:line-height="105%" fo:text-align="start" style:justify-single-word="false" fo:keep-together="auto" fo:orphans="0" fo:widows="0" fo:text-indent="0.0016in" style:auto-text-indent="false" fo:padding="0in" fo:border="none" fo:keep-with-next="auto"/>
    </style:style>
    <style:style style:name="P289" style:family="paragraph" style:parent-style-name="Standard">
      <style:paragraph-properties fo:margin-left="0.0244in" fo:margin-right="0.4807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290" style:family="paragraph" style:parent-style-name="Standard">
      <style:paragraph-properties fo:margin-left="0.0209in" fo:margin-right="0.0598in" fo:margin-top="0in" fo:margin-bottom="0in" loext:contextual-spacing="false" fo:line-height="105%" fo:text-align="start" style:justify-single-word="false" fo:keep-together="auto" fo:orphans="0" fo:widows="0" fo:text-indent="-0.0063in" style:auto-text-indent="false" fo:padding="0in" fo:border="none" fo:keep-with-next="auto"/>
    </style:style>
    <style:style style:name="P291" style:family="paragraph" style:parent-style-name="Standard">
      <style:paragraph-properties fo:margin-left="0.0201in" fo:margin-right="1.361in" fo:margin-top="0.0339in" fo:margin-bottom="0in" loext:contextual-spacing="false" fo:line-height="210%" fo:text-align="start" style:justify-single-word="false" fo:keep-together="auto" fo:orphans="0" fo:widows="0" fo:text-indent="-0.0008in" style:auto-text-indent="false" fo:padding="0in" fo:border="none" fo:keep-with-next="auto"/>
    </style:style>
    <style:style style:name="P292" style:family="paragraph" style:parent-style-name="Standard">
      <style:paragraph-properties fo:margin-left="0.0244in" fo:margin-right="0.1209in" fo:margin-top="0in" fo:margin-bottom="0in" loext:contextual-spacing="false" fo:line-height="95%" fo:text-align="start" style:justify-single-word="false" fo:keep-together="auto" fo:orphans="0" fo:widows="0" fo:text-indent="-0.0102in" style:auto-text-indent="false" fo:padding="0in" fo:border="none" fo:keep-with-next="auto"/>
    </style:style>
    <style:style style:name="P293" style:family="paragraph" style:parent-style-name="Standard">
      <style:paragraph-properties fo:margin-left="0.0138in" fo:margin-right="0.0563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294" style:family="paragraph" style:parent-style-name="Standard">
      <style:paragraph-properties fo:margin-left="0.0244in" fo:margin-right="0.0882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295" style:family="paragraph" style:parent-style-name="Standard">
      <style:paragraph-properties fo:margin-left="0.0173in" fo:margin-right="0.1953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296" style:family="paragraph" style:parent-style-name="Standard">
      <style:paragraph-properties fo:margin-left="0.0118in" fo:margin-right="0.0409in" fo:margin-top="0.0339in" fo:margin-bottom="0in" loext:contextual-spacing="false" fo:line-height="105%" fo:text-align="start" style:justify-single-word="false" fo:keep-together="auto" fo:orphans="0" fo:widows="0" fo:text-indent="0.0047in" style:auto-text-indent="false" fo:padding="0in" fo:border="none" fo:keep-with-next="auto"/>
    </style:style>
    <style:style style:name="P297" style:family="paragraph" style:parent-style-name="Standard">
      <style:paragraph-properties fo:margin-left="0.0244in" fo:margin-right="0.0417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298" style:family="paragraph" style:parent-style-name="Standard">
      <style:paragraph-properties fo:margin-left="0.0181in" fo:margin-right="0.3583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299" style:family="paragraph" style:parent-style-name="Standard">
      <style:paragraph-properties fo:margin-left="0.0244in" fo:margin-right="0.0228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300" style:family="paragraph" style:parent-style-name="Standard">
      <style:paragraph-properties fo:margin-left="0.0181in" fo:margin-right="0.5272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301" style:family="paragraph" style:parent-style-name="Standard">
      <style:paragraph-properties fo:margin-left="0.0134in" fo:margin-right="0.2972in" fo:margin-top="0in" fo:margin-bottom="0in" loext:contextual-spacing="false" fo:line-height="105%" fo:text-align="start" style:justify-single-word="false" fo:keep-together="auto" fo:orphans="0" fo:widows="0" fo:text-indent="0in" style:auto-text-indent="false" fo:padding="0in" fo:border="none" fo:keep-with-next="auto"/>
    </style:style>
    <style:style style:name="P302" style:family="paragraph" style:parent-style-name="Standard">
      <style:paragraph-properties fo:margin-left="0.0244in" fo:margin-right="0.5673in" fo:margin-top="0.0339in" fo:margin-bottom="0in" loext:contextual-spacing="false" fo:line-height="95%" fo:text-align="start" style:justify-single-word="false" fo:keep-together="auto" fo:orphans="0" fo:widows="0" fo:text-indent="0.0098in" style:auto-text-indent="false" fo:padding="0in" fo:border="none" fo:keep-with-next="auto"/>
    </style:style>
    <style:style style:name="P303" style:family="paragraph" style:parent-style-name="Standard">
      <style:paragraph-properties fo:margin-left="0.0189in" fo:margin-right="0.2098in" fo:margin-top="0.0339in" fo:margin-bottom="0in" loext:contextual-spacing="false" fo:line-height="105%" fo:text-align="start" style:justify-single-word="false" fo:keep-together="auto" fo:orphans="0" fo:widows="0" fo:text-indent="0.0154in" style:auto-text-indent="false" fo:padding="0in" fo:border="none" fo:keep-with-next="auto"/>
    </style:style>
    <style:style style:name="P304" style:family="paragraph" style:parent-style-name="Standard">
      <style:paragraph-properties fo:margin-left="0.0118in" fo:margin-right="0.6634in" fo:margin-top="0.0339in" fo:margin-bottom="0in" loext:contextual-spacing="false" fo:line-height="114%" fo:text-align="start" style:justify-single-word="false" fo:keep-together="auto" fo:orphans="0" fo:widows="0" fo:text-indent="0.022in" style:auto-text-indent="false" fo:padding="0in" fo:border="none" fo:keep-with-next="auto"/>
    </style:style>
    <style:style style:name="P305" style:family="paragraph" style:parent-style-name="Standard">
      <style:paragraph-properties fo:margin-left="0.0244in" fo:margin-right="0.7736in" fo:margin-top="0.0339in" fo:margin-bottom="0in" loext:contextual-spacing="false" fo:line-height="95%" fo:text-align="start" style:justify-single-word="false" fo:keep-together="auto" fo:orphans="0" fo:widows="0" fo:text-indent="0.0098in" style:auto-text-indent="false" fo:padding="0in" fo:border="none" fo:keep-with-next="auto"/>
    </style:style>
    <style:style style:name="P306" style:family="paragraph" style:parent-style-name="Standard">
      <style:paragraph-properties fo:margin-left="0.0244in" fo:margin-right="0.0563in" fo:margin-top="0.0339in" fo:margin-bottom="0in" loext:contextual-spacing="false" fo:line-height="95%" fo:text-align="start" style:justify-single-word="false" fo:keep-together="auto" fo:orphans="0" fo:widows="0" fo:text-indent="0.0098in" style:auto-text-indent="false" fo:padding="0in" fo:border="none" fo:keep-with-next="auto"/>
    </style:style>
    <style:style style:name="P307" style:family="paragraph" style:parent-style-name="Standard">
      <style:paragraph-properties fo:margin-left="0.0244in" fo:margin-right="0.352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308" style:family="paragraph" style:parent-style-name="Standard">
      <style:paragraph-properties fo:margin-left="0.0173in" fo:margin-right="0.0425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309" style:family="paragraph" style:parent-style-name="Standard">
      <style:paragraph-properties fo:margin-left="0.0138in" fo:margin-right="0.361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310" style:family="paragraph" style:parent-style-name="Standard">
      <style:paragraph-properties fo:margin-left="0.0173in" fo:margin-right="0.1799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311" style:family="paragraph" style:parent-style-name="Standard">
      <style:paragraph-properties fo:margin-left="0.0118in" fo:margin-right="0.3909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312" style:family="paragraph" style:parent-style-name="Standard">
      <style:paragraph-properties fo:margin-left="0.0189in" fo:margin-right="0.4772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313" style:family="paragraph" style:parent-style-name="Standard">
      <style:paragraph-properties fo:margin-left="0.0244in" fo:margin-right="0.078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14" style:family="paragraph" style:parent-style-name="Standard">
      <style:paragraph-properties fo:margin-left="0.0181in" fo:margin-right="0.0256in" fo:margin-top="0in" fo:margin-bottom="0in" loext:contextual-spacing="false" fo:line-height="114%" fo:text-align="start" style:justify-single-word="false" fo:keep-together="auto" fo:orphans="0" fo:widows="0" fo:text-indent="-0.0043in" style:auto-text-indent="false" fo:padding="0in" fo:border="none" fo:keep-with-next="auto"/>
    </style:style>
    <style:style style:name="P315" style:family="paragraph" style:parent-style-name="Standard">
      <style:paragraph-properties fo:margin-left="0.0244in" fo:margin-right="0.0244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16" style:family="paragraph" style:parent-style-name="Standard">
      <style:paragraph-properties fo:margin-left="0.0189in" fo:margin-right="0.6256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317" style:family="paragraph" style:parent-style-name="Standard">
      <style:paragraph-properties fo:margin-left="0.0118in" fo:margin-right="0.5508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318" style:family="paragraph" style:parent-style-name="Standard">
      <style:paragraph-properties fo:margin-left="0.0181in" fo:margin-right="0.1161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319" style:family="paragraph" style:parent-style-name="Standard">
      <style:paragraph-properties fo:margin-left="0.0244in" fo:margin-right="0.4634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320" style:family="paragraph" style:parent-style-name="Standard">
      <style:paragraph-properties fo:margin-left="0.0154in" fo:margin-right="0.0134in" fo:margin-top="0in" fo:margin-bottom="0in" loext:contextual-spacing="false" fo:line-height="114%" fo:text-align="start" style:justify-single-word="false" fo:keep-together="auto" fo:orphans="0" fo:widows="0" fo:text-indent="0.002in" style:auto-text-indent="false" fo:padding="0in" fo:border="none" fo:keep-with-next="auto"/>
    </style:style>
    <style:style style:name="P321" style:family="paragraph" style:parent-style-name="Standard">
      <style:paragraph-properties fo:margin-left="0.0181in" fo:margin-right="0.089in" fo:margin-top="0.0339in" fo:margin-bottom="0in" loext:contextual-spacing="false" fo:line-height="114%" fo:text-align="start" style:justify-single-word="false" fo:keep-together="auto" fo:orphans="0" fo:widows="0" fo:text-indent="-0.0016in" style:auto-text-indent="false" fo:padding="0in" fo:border="none" fo:keep-with-next="auto"/>
    </style:style>
    <style:style style:name="P322" style:family="paragraph" style:parent-style-name="Standard">
      <style:paragraph-properties fo:margin-left="0.0181in" fo:margin-right="0.4047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323" style:family="paragraph" style:parent-style-name="Standard">
      <style:paragraph-properties fo:margin-left="0.0189in" fo:margin-right="0.1028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324" style:family="paragraph" style:parent-style-name="Standard">
      <style:paragraph-properties fo:margin-left="0.0244in" fo:margin-right="0.1665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25" style:family="paragraph" style:parent-style-name="Standard">
      <style:paragraph-properties fo:margin-left="0.0181in" fo:margin-right="0.0311in" fo:margin-top="0in" fo:margin-bottom="0in" loext:contextual-spacing="false" fo:line-height="114%" fo:text-align="start" style:justify-single-word="false" fo:keep-together="auto" fo:orphans="0" fo:widows="0" fo:text-indent="0in" style:auto-text-indent="false" fo:padding="0in" fo:border="none" fo:keep-with-next="auto"/>
    </style:style>
    <style:style style:name="P326" style:family="paragraph" style:parent-style-name="Standard">
      <style:paragraph-properties fo:margin-left="0.0181in" fo:margin-right="0.5028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327" style:family="paragraph" style:parent-style-name="Standard">
      <style:paragraph-properties fo:margin-left="0.0134in" fo:margin-right="0.0339in" fo:margin-top="0.0339in" fo:margin-bottom="0in" loext:contextual-spacing="false" fo:line-height="106%" fo:text-align="start" style:justify-single-word="false" fo:keep-together="auto" fo:orphans="0" fo:widows="0" fo:text-indent="0in" style:auto-text-indent="false" fo:padding="0in" fo:border="none" fo:keep-with-next="auto"/>
    </style:style>
    <style:style style:name="P328" style:family="paragraph" style:parent-style-name="Standard">
      <style:paragraph-properties fo:margin-left="0.0173in" fo:margin-right="0.0618in" fo:margin-top="0in" fo:margin-bottom="0in" loext:contextual-spacing="false" fo:line-height="105%" fo:text-align="start" style:justify-single-word="false" fo:keep-together="auto" fo:orphans="0" fo:widows="0" fo:text-indent="0in" style:auto-text-indent="false" fo:padding="0in" fo:border="none" fo:keep-with-next="auto"/>
    </style:style>
    <style:style style:name="P329" style:family="paragraph" style:parent-style-name="Standard">
      <style:paragraph-properties fo:margin-left="0.0189in" fo:margin-right="0.0138in" fo:margin-top="0.0339in" fo:margin-bottom="0in" loext:contextual-spacing="false" fo:line-height="114%" fo:text-align="start" style:justify-single-word="false" fo:keep-together="auto" fo:orphans="0" fo:widows="0" fo:text-indent="-0.0047in" style:auto-text-indent="false" fo:padding="0in" fo:border="none" fo:keep-with-next="auto"/>
    </style:style>
    <style:style style:name="P330" style:family="paragraph" style:parent-style-name="Standard">
      <style:paragraph-properties fo:margin-left="0.0189in" fo:margin-right="0.3043in" fo:margin-top="0in" fo:margin-bottom="0in" loext:contextual-spacing="false" fo:line-height="95%" fo:text-align="start" style:justify-single-word="false" fo:keep-together="auto" fo:orphans="0" fo:widows="0" fo:text-indent="-0.0043in" style:auto-text-indent="false" fo:padding="0in" fo:border="none" fo:keep-with-next="auto"/>
    </style:style>
    <style:style style:name="P331" style:family="paragraph" style:parent-style-name="Standard">
      <style:paragraph-properties fo:margin-left="0.0244in" fo:margin-right="0.178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32" style:family="paragraph" style:parent-style-name="Standard">
      <style:paragraph-properties fo:margin-left="0.0161in" fo:margin-right="0.0472in" fo:margin-top="0.0339in" fo:margin-bottom="0in" loext:contextual-spacing="false" fo:line-height="114%" fo:text-align="start" style:justify-single-word="false" fo:keep-together="auto" fo:orphans="0" fo:widows="0" fo:text-indent="-0.002in" style:auto-text-indent="false" fo:padding="0in" fo:border="none" fo:keep-with-next="auto"/>
    </style:style>
    <style:style style:name="P333" style:family="paragraph" style:parent-style-name="Standard">
      <style:paragraph-properties fo:margin-left="0.0209in" fo:margin-right="0.1161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334" style:family="paragraph" style:parent-style-name="Standard">
      <style:paragraph-properties fo:margin-left="0.0252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335" style:family="paragraph" style:parent-style-name="Standard">
      <style:paragraph-properties fo:margin-left="0.0252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336" style:family="paragraph" style:parent-style-name="Standard">
      <style:paragraph-properties fo:margin-left="0.0252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337" style:family="paragraph" style:parent-style-name="Standard">
      <style:paragraph-properties fo:margin-left="0.0252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38" style:family="paragraph" style:parent-style-name="Standard">
      <style:paragraph-properties fo:margin-left="0.0118in" fo:margin-right="0.4618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339" style:family="paragraph" style:parent-style-name="Standard">
      <style:paragraph-properties fo:margin-left="0.0244in" fo:margin-right="0.2646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40" style:family="paragraph" style:parent-style-name="Standard">
      <style:paragraph-properties fo:margin-left="0.0181in" fo:margin-right="0.0535in" fo:margin-top="0in" fo:margin-bottom="0in" loext:contextual-spacing="false" fo:line-height="95%" fo:text-align="start" style:justify-single-word="false" fo:keep-together="auto" fo:orphans="0" fo:widows="0" fo:text-indent="-0.0043in" style:auto-text-indent="false" fo:padding="0in" fo:border="none" fo:keep-with-next="auto"/>
    </style:style>
    <style:style style:name="P341" style:family="paragraph" style:parent-style-name="Standard">
      <style:paragraph-properties fo:margin-left="0.0189in" fo:margin-right="0.0311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342" style:family="paragraph" style:parent-style-name="Standard">
      <style:paragraph-properties fo:margin-left="0.0244in" fo:margin-right="0.4673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43" style:family="paragraph" style:parent-style-name="Standard">
      <style:paragraph-properties fo:margin-left="0.0181in" fo:margin-right="0.0354in" fo:margin-top="0.0339in" fo:margin-bottom="0in" loext:contextual-spacing="false" fo:line-height="114%" fo:text-align="start" style:justify-single-word="false" fo:keep-together="auto" fo:orphans="0" fo:widows="0" fo:text-indent="-0.0008in" style:auto-text-indent="false" fo:padding="0in" fo:border="none" fo:keep-with-next="auto"/>
    </style:style>
    <style:style style:name="P344" style:family="paragraph" style:parent-style-name="Standard">
      <style:paragraph-properties fo:margin-left="0.0181in" fo:margin-right="0.2047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345" style:family="paragraph" style:parent-style-name="Standard">
      <style:paragraph-properties fo:margin-left="0.0138in" fo:margin-right="0.0665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346" style:family="paragraph" style:parent-style-name="Standard">
      <style:paragraph-properties fo:margin-left="0.0181in" fo:margin-right="0.4063in" fo:margin-top="0.0339in" fo:margin-bottom="0in" loext:contextual-spacing="false" fo:line-height="114%" fo:text-align="start" style:justify-single-word="false" fo:keep-together="auto" fo:orphans="0" fo:widows="0" fo:text-indent="0.0008in" style:auto-text-indent="false" fo:padding="0in" fo:border="none" fo:keep-with-next="auto"/>
    </style:style>
    <style:style style:name="P347" style:family="paragraph" style:parent-style-name="Standard">
      <style:paragraph-properties fo:margin-left="0.0244in" fo:margin-right="0.0744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48" style:family="paragraph" style:parent-style-name="Standard">
      <style:paragraph-properties fo:margin-left="0.0138in" fo:margin-right="0.198in" fo:margin-top="0.0339in" fo:margin-bottom="0in" loext:contextual-spacing="false" fo:line-height="105%" fo:text-align="start" style:justify-single-word="false" fo:keep-together="auto" fo:orphans="0" fo:widows="0" fo:text-indent="0.0075in" style:auto-text-indent="false" fo:padding="0in" fo:border="none" fo:keep-with-next="auto"/>
    </style:style>
    <style:style style:name="P349" style:family="paragraph" style:parent-style-name="Standard">
      <style:paragraph-properties fo:margin-left="0.0134in" fo:margin-right="0.0866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350" style:family="paragraph" style:parent-style-name="Standard">
      <style:paragraph-properties fo:margin-left="0.0181in" fo:margin-right="0.0634in" fo:margin-top="0.0339in" fo:margin-bottom="0in" loext:contextual-spacing="false" fo:line-height="114%" fo:text-align="start" style:justify-single-word="false" fo:keep-together="auto" fo:orphans="0" fo:widows="0" fo:text-indent="0.0161in" style:auto-text-indent="false" fo:padding="0in" fo:border="none" fo:keep-with-next="auto"/>
    </style:style>
    <style:style style:name="P351" style:family="paragraph" style:parent-style-name="Standard">
      <style:paragraph-properties fo:margin-left="0.0138in" fo:margin-right="0.072in" fo:margin-top="0in" fo:margin-bottom="0in" loext:contextual-spacing="false" fo:line-height="95%" fo:text-align="start" style:justify-single-word="false" fo:keep-together="auto" fo:orphans="0" fo:widows="0" fo:text-indent="0.0008in" style:auto-text-indent="false" fo:padding="0in" fo:border="none" fo:keep-with-next="auto"/>
    </style:style>
    <style:style style:name="P352" style:family="paragraph" style:parent-style-name="Standard">
      <style:paragraph-properties fo:margin-left="0.0181in" fo:margin-right="0.4154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353" style:family="paragraph" style:parent-style-name="Standard">
      <style:paragraph-properties fo:margin-left="0.0244in" fo:margin-right="0.4799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54" style:family="paragraph" style:parent-style-name="Standard">
      <style:paragraph-properties fo:margin-left="0.0118in" fo:margin-right="0.1299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355" style:family="paragraph" style:parent-style-name="Standard">
      <style:paragraph-properties fo:margin-left="0.0244in" fo:margin-right="0.0992in" fo:margin-top="0.0339in" fo:margin-bottom="0in" loext:contextual-spacing="false" fo:line-height="95%" fo:text-align="start" style:justify-single-word="false" fo:keep-together="auto" fo:orphans="0" fo:widows="0" fo:text-indent="-0.0055in" style:auto-text-indent="false" fo:padding="0in" fo:border="none" fo:keep-with-next="auto"/>
    </style:style>
    <style:style style:name="P356" style:family="paragraph" style:parent-style-name="Standard">
      <style:paragraph-properties fo:margin-left="0.0126in" fo:margin-right="0.2862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357" style:family="paragraph" style:parent-style-name="Standard">
      <style:paragraph-properties fo:margin-left="0.0118in" fo:margin-right="0.1291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358" style:family="paragraph" style:parent-style-name="Standard">
      <style:paragraph-properties fo:margin-left="0.0244in" fo:margin-right="0.2819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59" style:family="paragraph" style:parent-style-name="Standard">
      <style:paragraph-properties fo:margin-left="0.0138in" fo:margin-right="0.2193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360" style:family="paragraph" style:parent-style-name="Standard">
      <style:paragraph-properties fo:margin-left="0.0138in" fo:margin-right="0.5366in" fo:margin-top="0.0339in" fo:margin-bottom="0in" loext:contextual-spacing="false" fo:line-height="114%" fo:text-align="start" style:justify-single-word="false" fo:keep-together="auto" fo:orphans="0" fo:widows="0" fo:text-indent="0.002in" style:auto-text-indent="false" fo:padding="0in" fo:border="none" fo:keep-with-next="auto"/>
    </style:style>
    <style:style style:name="P361" style:family="paragraph" style:parent-style-name="Standard">
      <style:paragraph-properties fo:margin-left="0.0134in" fo:margin-right="0.2173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362" style:family="paragraph" style:parent-style-name="Standard">
      <style:paragraph-properties fo:margin-left="0.0181in" fo:margin-right="0.2583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363" style:family="paragraph" style:parent-style-name="Standard">
      <style:paragraph-properties fo:margin-left="0.0181in" fo:margin-right="0.152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364" style:family="paragraph" style:parent-style-name="Standard">
      <style:paragraph-properties fo:margin-left="0.0244in" fo:margin-right="0.061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365" style:family="paragraph" style:parent-style-name="Standard">
      <style:paragraph-properties fo:margin-left="0.0173in" fo:margin-right="0.4535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366" style:family="paragraph" style:parent-style-name="Standard">
      <style:paragraph-properties fo:margin-left="0.0189in" fo:margin-right="0.0457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367" style:family="paragraph" style:parent-style-name="Standard">
      <style:paragraph-properties fo:margin-left="0.0134in" fo:margin-right="0.528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368" style:family="paragraph" style:parent-style-name="Standard">
      <style:paragraph-properties fo:margin-left="0.0173in" fo:margin-right="0.148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369" style:family="paragraph" style:parent-style-name="Standard">
      <style:paragraph-properties fo:margin-left="0.0272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370" style:family="paragraph" style:parent-style-name="Standard">
      <style:paragraph-properties fo:margin-left="0.0272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371" style:family="paragraph" style:parent-style-name="Standard">
      <style:paragraph-properties fo:margin-left="0.0272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372" style:family="paragraph" style:parent-style-name="Standard">
      <style:paragraph-properties fo:margin-left="0.0272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373" style:family="paragraph" style:parent-style-name="Standard">
      <style:paragraph-properties fo:margin-left="0.0118in" fo:margin-right="0.2256in" fo:margin-top="0.0339in" fo:margin-bottom="0in" loext:contextual-spacing="false" fo:line-height="105%" fo:text-align="start" style:justify-single-word="false" fo:keep-together="auto" fo:orphans="0" fo:widows="0" fo:text-indent="0.0016in" style:auto-text-indent="false" fo:padding="0in" fo:border="none" fo:keep-with-next="auto"/>
    </style:style>
    <style:style style:name="P374" style:family="paragraph" style:parent-style-name="Standard">
      <style:paragraph-properties fo:margin-left="0.0181in" fo:margin-right="0.4189in" fo:margin-top="0in" fo:margin-bottom="0in" loext:contextual-spacing="false" fo:line-height="95%" fo:text-align="start" style:justify-single-word="false" fo:keep-together="auto" fo:orphans="0" fo:widows="0" fo:text-indent="-0.0043in" style:auto-text-indent="false" fo:padding="0in" fo:border="none" fo:keep-with-next="auto"/>
    </style:style>
    <style:style style:name="P375" style:family="paragraph" style:parent-style-name="Standard">
      <style:paragraph-properties fo:margin-left="0.0134in" fo:margin-right="0.322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376" style:family="paragraph" style:parent-style-name="Standard">
      <style:paragraph-properties fo:margin-left="0.0138in" fo:margin-right="0.1846in" fo:margin-top="0.0339in" fo:margin-bottom="0in" loext:contextual-spacing="false" fo:line-height="105%" fo:text-align="justify" style:justify-single-word="false" fo:keep-together="auto" fo:orphans="0" fo:widows="0" fo:text-indent="0in" style:auto-text-indent="false" fo:padding="0in" fo:border="none" fo:keep-with-next="auto"/>
    </style:style>
    <style:style style:name="P377" style:family="paragraph" style:parent-style-name="Standard">
      <style:paragraph-properties fo:margin-left="0.0138in" fo:margin-right="0.011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378" style:family="paragraph" style:parent-style-name="Standard">
      <style:paragraph-properties fo:margin-left="0.0181in" fo:margin-right="0.1083in" fo:margin-top="0.0339in" fo:margin-bottom="0in" loext:contextual-spacing="false" fo:line-height="108%" fo:text-align="start" style:justify-single-word="false" fo:keep-together="auto" fo:orphans="0" fo:widows="0" fo:text-indent="0.0008in" style:auto-text-indent="false" fo:padding="0in" fo:border="none" fo:keep-with-next="auto"/>
    </style:style>
    <style:style style:name="P379" style:family="paragraph" style:parent-style-name="Standard">
      <style:paragraph-properties fo:margin-left="0.0244in" fo:margin-right="0.0602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380" style:family="paragraph" style:parent-style-name="Standard">
      <style:paragraph-properties fo:margin-left="0.0134in" fo:margin-right="0.2181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381" style:family="paragraph" style:parent-style-name="Standard">
      <style:paragraph-properties fo:margin-left="0.0244in" fo:margin-right="0.0571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82" style:family="paragraph" style:parent-style-name="Standard">
      <style:paragraph-properties fo:margin-left="0.0244in" fo:margin-right="0.439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383" style:family="paragraph" style:parent-style-name="Standard">
      <style:paragraph-properties fo:margin-left="0.0244in" fo:margin-right="0.6075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84" style:family="paragraph" style:parent-style-name="Standard">
      <style:paragraph-properties fo:margin-left="0.0283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385" style:family="paragraph" style:parent-style-name="Standard">
      <style:paragraph-properties fo:margin-left="0.0283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386" style:family="paragraph" style:parent-style-name="Standard">
      <style:paragraph-properties fo:margin-left="0.0283in" fo:margin-right="0in" fo:margin-top="0.2098in" fo:margin-bottom="0in" loext:contextual-spacing="false" fo:line-height="100%" fo:text-align="start" style:justify-single-word="false" fo:keep-together="auto" fo:orphans="0" fo:widows="0" fo:text-indent="0in" style:auto-text-indent="false" fo:padding="0in" fo:border="none" fo:keep-with-next="auto"/>
    </style:style>
    <style:style style:name="P387" style:family="paragraph" style:parent-style-name="Standard">
      <style:paragraph-properties fo:margin-left="0.0209in" fo:margin-right="0.3457in" fo:margin-top="0.0339in" fo:margin-bottom="0in" loext:contextual-spacing="false" fo:line-height="114%" fo:text-align="start" style:justify-single-word="false" fo:keep-together="auto" fo:orphans="0" fo:widows="0" fo:text-indent="-0.0063in" style:auto-text-indent="false" fo:padding="0in" fo:border="none" fo:keep-with-next="auto"/>
    </style:style>
    <style:style style:name="P388" style:family="paragraph" style:parent-style-name="Standard">
      <style:paragraph-properties fo:margin-left="0.0138in" fo:margin-right="0.0673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389" style:family="paragraph" style:parent-style-name="Standard">
      <style:paragraph-properties fo:margin-left="0.0181in" fo:margin-right="0.0126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390" style:family="paragraph" style:parent-style-name="Standard">
      <style:paragraph-properties fo:margin-left="0.0189in" fo:margin-right="0.1626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391" style:family="paragraph" style:parent-style-name="Standard">
      <style:paragraph-properties fo:margin-left="0.0138in" fo:margin-right="0.1929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392" style:family="paragraph" style:parent-style-name="Standard">
      <style:paragraph-properties fo:margin-left="0.0138in" fo:margin-right="0.2228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393" style:family="paragraph" style:parent-style-name="Standard">
      <style:paragraph-properties fo:margin-left="0.0244in" fo:margin-right="0.2953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394" style:family="paragraph" style:parent-style-name="Standard">
      <style:paragraph-properties fo:margin-left="0.0646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395" style:family="paragraph" style:parent-style-name="Standard">
      <style:paragraph-properties fo:margin-left="0.0134in" fo:margin-right="0.2626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396" style:family="paragraph" style:parent-style-name="Standard">
      <style:paragraph-properties fo:margin-left="0.0189in" fo:margin-right="0.4965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397" style:family="paragraph" style:parent-style-name="Standard">
      <style:paragraph-properties fo:margin-left="0.0193in" fo:margin-right="0.0791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398" style:family="paragraph" style:parent-style-name="Standard">
      <style:paragraph-properties fo:margin-left="0.0244in" fo:margin-right="0.0291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399" style:family="paragraph" style:parent-style-name="Standard">
      <style:paragraph-properties fo:margin-left="0.0264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400" style:family="paragraph" style:parent-style-name="Standard">
      <style:paragraph-properties fo:margin-left="0.0264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401" style:family="paragraph" style:parent-style-name="Standard">
      <style:paragraph-properties fo:margin-left="0.0264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402" style:family="paragraph" style:parent-style-name="Standard">
      <style:paragraph-properties fo:margin-left="0.0264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403" style:family="paragraph" style:parent-style-name="Standard">
      <style:paragraph-properties fo:margin-left="0.0264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404" style:family="paragraph" style:parent-style-name="Standard">
      <style:paragraph-properties fo:margin-left="0.0264in" fo:margin-right="0in" fo:margin-top="0.2252in" fo:margin-bottom="0in" loext:contextual-spacing="false" fo:line-height="100%" fo:text-align="start" style:justify-single-word="false" fo:keep-together="auto" fo:orphans="0" fo:widows="0" fo:text-indent="0in" style:auto-text-indent="false" fo:padding="0in" fo:border="none" fo:keep-with-next="auto"/>
    </style:style>
    <style:style style:name="P405" style:family="paragraph" style:parent-style-name="Standard">
      <style:paragraph-properties fo:margin-left="0.0209in" fo:margin-right="0.2508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406" style:family="paragraph" style:parent-style-name="Standard">
      <style:paragraph-properties fo:margin-left="0.0173in" fo:margin-right="0.3862in" fo:margin-top="0.0339in" fo:margin-bottom="0in" loext:contextual-spacing="false" fo:line-height="114%" fo:text-align="start" style:justify-single-word="false" fo:keep-together="auto" fo:orphans="0" fo:widows="0" fo:text-indent="0.0016in" style:auto-text-indent="false" fo:padding="0in" fo:border="none" fo:keep-with-next="auto"/>
    </style:style>
    <style:style style:name="P407" style:family="paragraph" style:parent-style-name="Standard">
      <style:paragraph-properties fo:margin-left="0.0181in" fo:margin-right="0.3445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408" style:family="paragraph" style:parent-style-name="Standard">
      <style:paragraph-properties fo:margin-left="0.0134in" fo:margin-right="0.2811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409" style:family="paragraph" style:parent-style-name="Standard">
      <style:paragraph-properties fo:margin-left="0.0193in" fo:margin-right="0.2736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410" style:family="paragraph" style:parent-style-name="Standard">
      <style:paragraph-properties fo:margin-left="0.0193in" fo:margin-right="0.1193in" fo:margin-top="0.0339in" fo:margin-bottom="0in" loext:contextual-spacing="false" fo:line-height="114%" fo:text-align="start" style:justify-single-word="false" fo:keep-together="auto" fo:orphans="0" fo:widows="0" fo:text-indent="-0.0055in" style:auto-text-indent="false" fo:padding="0in" fo:border="none" fo:keep-with-next="auto"/>
    </style:style>
    <style:style style:name="P411" style:family="paragraph" style:parent-style-name="Standard">
      <style:paragraph-properties fo:margin-left="0.0181in" fo:margin-right="0.1465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412" style:family="paragraph" style:parent-style-name="Standard">
      <style:paragraph-properties fo:margin-left="0.0138in" fo:margin-right="0.1902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413" style:family="paragraph" style:parent-style-name="Standard">
      <style:paragraph-properties fo:margin-left="0.0165in" fo:margin-right="0.1362in" fo:margin-top="0.0339in" fo:margin-bottom="0in" loext:contextual-spacing="false" fo:line-height="114%" fo:text-align="start" style:justify-single-word="false" fo:keep-together="auto" fo:orphans="0" fo:widows="0" fo:text-indent="-0.0028in" style:auto-text-indent="false" fo:padding="0in" fo:border="none" fo:keep-with-next="auto"/>
    </style:style>
    <style:style style:name="P414" style:family="paragraph" style:parent-style-name="Standard">
      <style:paragraph-properties fo:margin-left="0.0244in" fo:margin-right="0.2598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415" style:family="paragraph" style:parent-style-name="Standard">
      <style:paragraph-properties fo:margin-left="0.0244in" fo:margin-right="0.0673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416" style:family="paragraph" style:parent-style-name="Standard">
      <style:paragraph-properties fo:margin-left="0.0244in" fo:margin-right="0.5465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417" style:family="paragraph" style:parent-style-name="Standard">
      <style:paragraph-properties fo:margin-left="0.0134in" fo:margin-right="0.2953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418" style:family="paragraph" style:parent-style-name="Standard">
      <style:paragraph-properties fo:margin-left="0.0138in" fo:margin-right="0.1366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419" style:family="paragraph" style:parent-style-name="Standard">
      <style:paragraph-properties fo:margin-left="0.0244in" fo:margin-right="0.3661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420" style:family="paragraph" style:parent-style-name="Standard">
      <style:paragraph-properties fo:margin-left="0.0118in" fo:margin-right="0.0465in" fo:margin-top="0.0339in" fo:margin-bottom="0in" loext:contextual-spacing="false" fo:line-height="108%" fo:text-align="start" style:justify-single-word="false" fo:keep-together="auto" fo:orphans="0" fo:widows="0" fo:text-indent="0.0016in" style:auto-text-indent="false" fo:padding="0in" fo:border="none" fo:keep-with-next="auto"/>
    </style:style>
    <style:style style:name="P421" style:family="paragraph" style:parent-style-name="Standard">
      <style:paragraph-properties fo:margin-left="0.0181in" fo:margin-right="0.028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422" style:family="paragraph" style:parent-style-name="Standard">
      <style:paragraph-properties fo:margin-left="0.0189in" fo:margin-right="0.1472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423" style:family="paragraph" style:parent-style-name="Standard">
      <style:paragraph-properties fo:margin-left="0.0118in" fo:margin-right="0.1091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424" style:family="paragraph" style:parent-style-name="Standard">
      <style:paragraph-properties fo:margin-left="0.0126in" fo:margin-right="0.1098in" fo:margin-top="0.0339in" fo:margin-bottom="0in" loext:contextual-spacing="false" fo:line-height="101%" fo:text-align="start" style:justify-single-word="false" fo:keep-together="auto" fo:orphans="0" fo:widows="0" fo:text-indent="0.0043in" style:auto-text-indent="false" fo:padding="0in" fo:border="none" fo:keep-with-next="auto"/>
    </style:style>
    <style:style style:name="P425" style:family="paragraph" style:parent-style-name="Standard">
      <style:paragraph-properties fo:margin-left="0.0244in" fo:margin-right="0.2689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426" style:family="paragraph" style:parent-style-name="Standard">
      <style:paragraph-properties fo:margin-left="0.0134in" fo:margin-right="0.0689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427" style:family="paragraph" style:parent-style-name="Standard">
      <style:paragraph-properties fo:margin-left="0.0244in" fo:margin-right="0.1366in" fo:margin-top="0in" fo:margin-bottom="0in" loext:contextual-spacing="false" fo:line-height="95%" fo:text-align="start" style:justify-single-word="false" fo:keep-together="auto" fo:orphans="0" fo:widows="0" fo:text-indent="-0.0102in" style:auto-text-indent="false" fo:padding="0in" fo:border="none" fo:keep-with-next="auto"/>
    </style:style>
    <style:style style:name="P428" style:family="paragraph" style:parent-style-name="Standard">
      <style:paragraph-properties fo:margin-left="0.0244in" fo:margin-right="0.1366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429" style:family="paragraph" style:parent-style-name="Standard">
      <style:paragraph-properties fo:margin-left="0.0181in" fo:margin-right="0.4728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430" style:family="paragraph" style:parent-style-name="Standard">
      <style:paragraph-properties fo:margin-left="0.0134in" fo:margin-right="0.289in" fo:margin-top="0.0339in" fo:margin-bottom="0in" loext:contextual-spacing="false" fo:line-height="105%" fo:text-align="start" style:justify-single-word="false" fo:keep-together="auto" fo:orphans="0" fo:widows="0" fo:text-indent="0.0035in" style:auto-text-indent="false" fo:padding="0in" fo:border="none" fo:keep-with-next="auto"/>
    </style:style>
    <style:style style:name="P431" style:family="paragraph" style:parent-style-name="Standard">
      <style:paragraph-properties fo:margin-left="0.0181in" fo:margin-right="0.1118in" fo:margin-top="0.0339in" fo:margin-bottom="0in" loext:contextual-spacing="false" fo:line-height="95%" fo:text-align="justify" style:justify-single-word="false" fo:keep-together="auto" fo:orphans="0" fo:widows="0" fo:text-indent="-0.0043in" style:auto-text-indent="false" fo:padding="0in" fo:border="none" fo:keep-with-next="auto"/>
    </style:style>
    <style:style style:name="P432" style:family="paragraph" style:parent-style-name="Standard">
      <style:paragraph-properties fo:margin-left="0.0134in" fo:margin-right="0.0071in" fo:margin-top="0in" fo:margin-bottom="0in" loext:contextual-spacing="false" fo:line-height="105%" fo:text-align="start" style:justify-single-word="false" fo:keep-together="auto" fo:orphans="0" fo:widows="0" fo:text-indent="0.0035in" style:auto-text-indent="false" fo:padding="0in" fo:border="none" fo:keep-with-next="auto"/>
    </style:style>
    <style:style style:name="P433" style:family="paragraph" style:parent-style-name="Standard">
      <style:paragraph-properties fo:margin-left="0.0244in" fo:margin-right="0.2925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434" style:family="paragraph" style:parent-style-name="Standard">
      <style:paragraph-properties fo:margin-left="0.0193in" fo:margin-right="0.3953in" fo:margin-top="0.0339in" fo:margin-bottom="0in" loext:contextual-spacing="false" fo:line-height="105%" fo:text-align="start" style:justify-single-word="false" fo:keep-together="auto" fo:orphans="0" fo:widows="0" fo:text-indent="-0.0047in" style:auto-text-indent="false" fo:padding="0in" fo:border="none" fo:keep-with-next="auto"/>
    </style:style>
    <style:style style:name="P435" style:family="paragraph" style:parent-style-name="Standard">
      <style:paragraph-properties fo:margin-left="0.0307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436" style:family="paragraph" style:parent-style-name="Standard">
      <style:paragraph-properties fo:margin-left="0.0307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437" style:family="paragraph" style:parent-style-name="Standard">
      <style:paragraph-properties fo:margin-left="0.0307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438" style:family="paragraph" style:parent-style-name="Standard">
      <style:paragraph-properties fo:margin-left="0.0307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439" style:family="paragraph" style:parent-style-name="Standard">
      <style:paragraph-properties fo:margin-left="0.0307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440" style:family="paragraph" style:parent-style-name="Standard">
      <style:paragraph-properties fo:margin-left="0.0165in" fo:margin-right="0.0937in" fo:margin-top="0.0339in" fo:margin-bottom="0in" loext:contextual-spacing="false" fo:line-height="114%" fo:text-align="start" style:justify-single-word="false" fo:keep-together="auto" fo:orphans="0" fo:widows="0" fo:text-indent="-0.0028in" style:auto-text-indent="false" fo:padding="0in" fo:border="none" fo:keep-with-next="auto"/>
    </style:style>
    <style:style style:name="P441" style:family="paragraph" style:parent-style-name="Standard">
      <style:paragraph-properties fo:margin-left="0.0181in" fo:margin-right="0.4563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442" style:family="paragraph" style:parent-style-name="Standard">
      <style:paragraph-properties fo:margin-left="0.0181in" fo:margin-right="0.6138in" fo:margin-top="0in" fo:margin-bottom="0in" loext:contextual-spacing="false" fo:line-height="95%" fo:text-align="start" style:justify-single-word="false" fo:keep-together="auto" fo:orphans="0" fo:widows="0" fo:text-indent="-0.0043in" style:auto-text-indent="false" fo:padding="0in" fo:border="none" fo:keep-with-next="auto"/>
    </style:style>
    <style:style style:name="P443" style:family="paragraph" style:parent-style-name="Standard">
      <style:paragraph-properties fo:margin-left="0.0161in" fo:margin-right="0.1909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444" style:family="paragraph" style:parent-style-name="Standard">
      <style:paragraph-properties fo:margin-left="0.0181in" fo:margin-right="0.0047in" fo:margin-top="0.0339in" fo:margin-bottom="0in" loext:contextual-spacing="false" fo:line-height="105%" fo:text-align="start" style:justify-single-word="false" fo:keep-together="auto" fo:orphans="0" fo:widows="0" fo:text-indent="0.0035in" style:auto-text-indent="false" fo:padding="0in" fo:border="none" fo:keep-with-next="auto"/>
    </style:style>
    <style:style style:name="P445" style:family="paragraph" style:parent-style-name="Standard">
      <style:paragraph-properties fo:margin-left="0.0138in" fo:margin-right="0.0992in" fo:margin-top="0.0339in" fo:margin-bottom="0in" loext:contextual-spacing="false" fo:line-height="105%" fo:text-align="start" style:justify-single-word="false" fo:keep-together="auto" fo:orphans="0" fo:widows="0" fo:text-indent="0.0035in" style:auto-text-indent="false" fo:padding="0in" fo:border="none" fo:keep-with-next="auto"/>
    </style:style>
    <style:style style:name="P446" style:family="paragraph" style:parent-style-name="Standard">
      <style:paragraph-properties fo:margin-left="0.0244in" fo:margin-right="0.1362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447" style:family="paragraph" style:parent-style-name="Standard">
      <style:paragraph-properties fo:margin-left="0.0193in" fo:margin-right="0.2126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448" style:family="paragraph" style:parent-style-name="Standard">
      <style:paragraph-properties fo:margin-left="0.0189in" fo:margin-right="0.0409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449" style:family="paragraph" style:parent-style-name="Standard">
      <style:paragraph-properties fo:margin-left="0.0173in" fo:margin-right="0.322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450" style:family="paragraph" style:parent-style-name="Standard">
      <style:paragraph-properties fo:margin-left="0.0138in" fo:margin-right="0.1346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451" style:family="paragraph" style:parent-style-name="Standard">
      <style:paragraph-properties fo:margin-left="0.0181in" fo:margin-right="0.3in" fo:margin-top="0.0339in" fo:margin-bottom="0in" loext:contextual-spacing="false" fo:line-height="101%" fo:text-align="start" style:justify-single-word="false" fo:keep-together="auto" fo:orphans="0" fo:widows="0" fo:text-indent="-0.0043in" style:auto-text-indent="false" fo:padding="0in" fo:border="none" fo:keep-with-next="auto"/>
    </style:style>
    <style:style style:name="P452" style:family="paragraph" style:parent-style-name="Standard">
      <style:paragraph-properties fo:margin-left="0.028in" fo:margin-right="0in" fo:margin-top="0.2228in" fo:margin-bottom="0in" loext:contextual-spacing="false" fo:line-height="100%" fo:text-align="start" style:justify-single-word="false" fo:keep-together="auto" fo:orphans="0" fo:widows="0" fo:text-indent="0in" style:auto-text-indent="false" fo:padding="0in" fo:border="none" fo:keep-with-next="auto"/>
    </style:style>
    <style:style style:name="P453" style:family="paragraph" style:parent-style-name="Standard">
      <style:paragraph-properties fo:margin-left="0.028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454" style:family="paragraph" style:parent-style-name="Standard">
      <style:paragraph-properties fo:margin-left="0.0173in" fo:margin-right="0.0138in" fo:margin-top="0.0339in" fo:margin-bottom="0in" loext:contextual-spacing="false" fo:line-height="105%" fo:text-align="start" style:justify-single-word="false" fo:keep-together="auto" fo:orphans="0" fo:widows="0" fo:text-indent="-0.0008in" style:auto-text-indent="false" fo:padding="0in" fo:border="none" fo:keep-with-next="auto"/>
    </style:style>
    <style:style style:name="P455" style:family="paragraph" style:parent-style-name="Standard">
      <style:paragraph-properties fo:margin-left="0.0118in" fo:margin-right="0.0854in" fo:margin-top="0in" fo:margin-bottom="0in" loext:contextual-spacing="false" fo:line-height="105%" fo:text-align="start" style:justify-single-word="false" fo:keep-together="auto" fo:orphans="0" fo:widows="0" fo:text-indent="0.0047in" style:auto-text-indent="false" fo:padding="0in" fo:border="none" fo:keep-with-next="auto"/>
    </style:style>
    <style:style style:name="P456" style:family="paragraph" style:parent-style-name="Standard">
      <style:paragraph-properties fo:margin-left="0.0256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457" style:family="paragraph" style:parent-style-name="Standard">
      <style:paragraph-properties fo:margin-left="0.0256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458" style:family="paragraph" style:parent-style-name="Standard">
      <style:paragraph-properties fo:margin-left="0.0256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459" style:family="paragraph" style:parent-style-name="Standard">
      <style:paragraph-properties fo:margin-left="0.0256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60" style:family="paragraph" style:parent-style-name="Standard">
      <style:paragraph-properties fo:margin-left="0.0138in" fo:margin-right="0.5366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461" style:family="paragraph" style:parent-style-name="Standard">
      <style:paragraph-properties fo:margin-left="0.0173in" fo:margin-right="0.1429in" fo:margin-top="0.0339in" fo:margin-bottom="0in" loext:contextual-spacing="false" fo:line-height="105%" fo:text-align="start" style:justify-single-word="false" fo:keep-together="auto" fo:orphans="0" fo:widows="0" fo:text-indent="0.0008in" style:auto-text-indent="false" fo:padding="0in" fo:border="none" fo:keep-with-next="auto"/>
    </style:style>
    <style:style style:name="P462" style:family="paragraph" style:parent-style-name="Standard">
      <style:paragraph-properties fo:margin-left="0.0291in" fo:margin-right="0in" fo:margin-top="0.2173in" fo:margin-bottom="0in" loext:contextual-spacing="false" fo:line-height="100%" fo:text-align="start" style:justify-single-word="false" fo:keep-together="auto" fo:orphans="0" fo:widows="0" fo:text-indent="0in" style:auto-text-indent="false" fo:padding="0in" fo:border="none" fo:keep-with-next="auto"/>
    </style:style>
    <style:style style:name="P463" style:family="paragraph" style:parent-style-name="Standard">
      <style:paragraph-properties fo:margin-left="0.0291in" fo:margin-right="0in" fo:margin-top="0.2126in" fo:margin-bottom="0in" loext:contextual-spacing="false" fo:line-height="100%" fo:text-align="start" style:justify-single-word="false" fo:keep-together="auto" fo:orphans="0" fo:widows="0" fo:text-indent="0in" style:auto-text-indent="false" fo:padding="0in" fo:border="none" fo:keep-with-next="auto"/>
    </style:style>
    <style:style style:name="P464" style:family="paragraph" style:parent-style-name="Standard">
      <style:paragraph-properties fo:margin-left="0.0291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465" style:family="paragraph" style:parent-style-name="Standard">
      <style:paragraph-properties fo:margin-left="0.0291in" fo:margin-right="0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466" style:family="paragraph" style:parent-style-name="Standard">
      <style:paragraph-properties fo:margin-left="0.0291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467" style:family="paragraph" style:parent-style-name="Standard">
      <style:paragraph-properties fo:margin-left="0.0173in" fo:margin-right="0.15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468" style:family="paragraph" style:parent-style-name="Standard">
      <style:paragraph-properties fo:margin-left="0.0118in" fo:margin-right="0.2311in" fo:margin-top="0.0339in" fo:margin-bottom="0in" loext:contextual-spacing="false" fo:line-height="95%" fo:text-align="start" style:justify-single-word="false" fo:keep-together="auto" fo:orphans="0" fo:widows="0" fo:text-indent="0.0055in" style:auto-text-indent="false" fo:padding="0in" fo:border="none" fo:keep-with-next="auto"/>
    </style:style>
    <style:style style:name="P469" style:family="paragraph" style:parent-style-name="Standard">
      <style:paragraph-properties fo:margin-left="0.0244in" fo:margin-right="0.3693in" fo:margin-top="0.0339in" fo:margin-bottom="0in" loext:contextual-spacing="false" fo:line-height="95%" fo:text-align="start" style:justify-single-word="false" fo:keep-together="auto" fo:orphans="0" fo:widows="0" fo:text-indent="-0.0055in" style:auto-text-indent="false" fo:padding="0in" fo:border="none" fo:keep-with-next="auto"/>
    </style:style>
    <style:style style:name="P470" style:family="paragraph" style:parent-style-name="Standard">
      <style:paragraph-properties fo:margin-left="0.0161in" fo:margin-right="0.1453in" fo:margin-top="0.0339in" fo:margin-bottom="0in" loext:contextual-spacing="false" fo:line-height="210%" fo:text-align="start" style:justify-single-word="false" fo:keep-together="auto" fo:orphans="0" fo:widows="0" fo:text-indent="0.0008in" style:auto-text-indent="false" fo:padding="0in" fo:border="none" fo:keep-with-next="auto"/>
    </style:style>
    <style:style style:name="P471" style:family="paragraph" style:parent-style-name="Standard">
      <style:paragraph-properties fo:margin-left="0.0173in" fo:margin-right="0.0854in" fo:margin-top="0in" fo:margin-bottom="0in" loext:contextual-spacing="false" fo:line-height="105%" fo:text-align="start" style:justify-single-word="false" fo:keep-together="auto" fo:orphans="0" fo:widows="0" fo:text-indent="0.0008in" style:auto-text-indent="false" fo:padding="0in" fo:border="none" fo:keep-with-next="auto"/>
    </style:style>
    <style:style style:name="P472" style:family="paragraph" style:parent-style-name="Standard">
      <style:paragraph-properties fo:margin-left="0.0134in" fo:margin-right="0.0661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473" style:family="paragraph" style:parent-style-name="Standard">
      <style:paragraph-properties fo:margin-left="0.0181in" fo:margin-right="0.5161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474" style:family="paragraph" style:parent-style-name="Standard">
      <style:paragraph-properties fo:margin-left="0.0138in" fo:margin-right="0.0953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475" style:family="paragraph" style:parent-style-name="Standard">
      <style:paragraph-properties fo:margin-left="0.0138in" fo:margin-right="0.2783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476" style:family="paragraph" style:parent-style-name="Standard">
      <style:paragraph-properties fo:margin-left="0.0173in" fo:margin-right="0.089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477" style:family="paragraph" style:parent-style-name="Standard">
      <style:paragraph-properties fo:margin-left="0.0134in" fo:margin-right="0.0283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478" style:family="paragraph" style:parent-style-name="Standard">
      <style:paragraph-properties fo:margin-left="0.0209in" fo:margin-right="0.0134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479" style:family="paragraph" style:parent-style-name="Standard">
      <style:paragraph-properties fo:margin-left="0.0209in" fo:margin-right="0.3055in" fo:margin-top="0.0339in" fo:margin-bottom="0in" loext:contextual-spacing="false" fo:line-height="114%" fo:text-align="start" style:justify-single-word="false" fo:keep-together="auto" fo:orphans="0" fo:widows="0" fo:text-indent="-0.0063in" style:auto-text-indent="false" fo:padding="0in" fo:border="none" fo:keep-with-next="auto"/>
    </style:style>
    <style:style style:name="P480" style:family="paragraph" style:parent-style-name="Standard">
      <style:paragraph-properties fo:margin-left="0.0173in" fo:margin-right="0.1283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481" style:family="paragraph" style:parent-style-name="Standard">
      <style:paragraph-properties fo:margin-left="0.0189in" fo:margin-right="0.1563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482" style:family="paragraph" style:parent-style-name="Standard">
      <style:paragraph-properties fo:margin-left="0.0181in" fo:margin-right="0.1839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483" style:family="paragraph" style:parent-style-name="Standard">
      <style:paragraph-properties fo:margin-left="0.0118in" fo:margin-right="0.172in" fo:margin-top="0.0339in" fo:margin-bottom="0in" loext:contextual-spacing="false" fo:line-height="95%" fo:text-align="start" style:justify-single-word="false" fo:keep-together="auto" fo:orphans="0" fo:widows="0" fo:text-indent="0.0098in" style:auto-text-indent="false" fo:padding="0in" fo:border="none" fo:keep-with-next="auto"/>
    </style:style>
    <style:style style:name="P484" style:family="paragraph" style:parent-style-name="Standard">
      <style:paragraph-properties fo:margin-left="0.0189in" fo:margin-right="0.0547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485" style:family="paragraph" style:parent-style-name="Standard">
      <style:paragraph-properties fo:margin-left="0.0138in" fo:margin-right="0.3146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486" style:family="paragraph" style:parent-style-name="Standard">
      <style:paragraph-properties fo:margin-left="0.0181in" fo:margin-right="0.139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487" style:family="paragraph" style:parent-style-name="Standard">
      <style:paragraph-properties fo:margin-left="0.0189in" fo:margin-right="0.1016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488" style:family="paragraph" style:parent-style-name="Standard">
      <style:paragraph-properties fo:margin-left="0.0244in" fo:margin-right="0.3827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489" style:family="paragraph" style:parent-style-name="Standard">
      <style:paragraph-properties fo:margin-left="0.0173in" fo:margin-right="0.0445in" fo:margin-top="0.0339in" fo:margin-bottom="0in" loext:contextual-spacing="false" fo:line-height="105%" fo:text-align="start" style:justify-single-word="false" fo:keep-together="auto" fo:orphans="0" fo:widows="0" fo:text-indent="-0.0035in" style:auto-text-indent="false" fo:padding="0in" fo:border="none" fo:keep-with-next="auto"/>
    </style:style>
    <style:style style:name="P490" style:family="paragraph" style:parent-style-name="Standard">
      <style:paragraph-properties fo:margin-left="0.0118in" fo:margin-right="0.011in" fo:margin-top="0in" fo:margin-bottom="0in" loext:contextual-spacing="false" fo:line-height="109%" fo:text-align="start" style:justify-single-word="false" fo:keep-together="auto" fo:orphans="0" fo:widows="0" fo:text-indent="0.0047in" style:auto-text-indent="false" fo:padding="0in" fo:border="none" fo:keep-with-next="auto"/>
    </style:style>
    <style:style style:name="P491" style:family="paragraph" style:parent-style-name="Standard">
      <style:paragraph-properties fo:margin-left="0.0181in" fo:margin-right="0.0181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492" style:family="paragraph" style:parent-style-name="Standard">
      <style:paragraph-properties fo:margin-left="0.0244in" fo:margin-right="0.0154in" fo:margin-top="0in" fo:margin-bottom="0in" loext:contextual-spacing="false" fo:line-height="95%" fo:text-align="start" style:justify-single-word="false" fo:keep-together="auto" fo:orphans="0" fo:widows="0" fo:text-indent="-0.0102in" style:auto-text-indent="false" fo:padding="0in" fo:border="none" fo:keep-with-next="auto"/>
    </style:style>
    <style:style style:name="P493" style:family="paragraph" style:parent-style-name="Standard">
      <style:paragraph-properties fo:margin-left="0.0189in" fo:margin-right="0.0043in" fo:margin-top="0.0339in" fo:margin-bottom="0in" loext:contextual-spacing="false" fo:line-height="105%" fo:text-align="start" style:justify-single-word="false" fo:keep-together="auto" fo:orphans="0" fo:widows="0" fo:text-indent="-0.0047in" style:auto-text-indent="false" fo:padding="0in" fo:border="none" fo:keep-with-next="auto"/>
    </style:style>
    <style:style style:name="P494" style:family="paragraph" style:parent-style-name="Standard">
      <style:paragraph-properties fo:margin-left="0.0299in" fo:margin-right="0.1492in" fo:margin-top="0.0339in" fo:margin-bottom="0in" loext:contextual-spacing="false" fo:line-height="114%" fo:text-align="start" style:justify-single-word="false" fo:keep-together="auto" fo:orphans="0" fo:widows="0" fo:text-indent="-0.0161in" style:auto-text-indent="false" fo:padding="0in" fo:border="none" fo:keep-with-next="auto"/>
    </style:style>
    <style:style style:name="P495" style:family="paragraph" style:parent-style-name="Standard">
      <style:paragraph-properties fo:margin-left="0.0181in" fo:margin-right="0.4071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496" style:family="paragraph" style:parent-style-name="Standard">
      <style:paragraph-properties fo:margin-left="0.0181in" fo:margin-right="0.078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497" style:family="paragraph" style:parent-style-name="Standard">
      <style:paragraph-properties fo:margin-left="0.0181in" fo:margin-right="0.0354in" fo:margin-top="0in" fo:margin-bottom="0in" loext:contextual-spacing="false" fo:line-height="114%" fo:text-align="start" style:justify-single-word="false" fo:keep-together="auto" fo:orphans="0" fo:widows="0" fo:text-indent="0.0055in" style:auto-text-indent="false" fo:padding="0in" fo:border="none" fo:keep-with-next="auto"/>
    </style:style>
    <style:style style:name="P498" style:family="paragraph" style:parent-style-name="Standard">
      <style:paragraph-properties fo:margin-left="0.0244in" fo:margin-right="0.1043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499" style:family="paragraph" style:parent-style-name="Standard">
      <style:paragraph-properties fo:margin-left="0.0138in" fo:margin-right="0.3827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00" style:family="paragraph" style:parent-style-name="Standard">
      <style:paragraph-properties fo:margin-left="0.0244in" fo:margin-right="0.122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501" style:family="paragraph" style:parent-style-name="Standard">
      <style:paragraph-properties fo:margin-left="0.0335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502" style:family="paragraph" style:parent-style-name="Standard">
      <style:paragraph-properties fo:margin-left="0.0335in" fo:margin-right="0in" fo:margin-top="0.2256in" fo:margin-bottom="0in" loext:contextual-spacing="false" fo:line-height="100%" fo:text-align="start" style:justify-single-word="false" fo:keep-together="auto" fo:orphans="0" fo:widows="0" fo:text-indent="0in" style:auto-text-indent="false" fo:padding="0in" fo:border="none" fo:keep-with-next="auto"/>
    </style:style>
    <style:style style:name="P503" style:family="paragraph" style:parent-style-name="Standard">
      <style:paragraph-properties fo:margin-left="0.0134in" fo:margin-right="0.0264in" fo:margin-top="0.0339in" fo:margin-bottom="0in" loext:contextual-spacing="false" fo:line-height="100%" fo:text-align="start" style:justify-single-word="false" fo:keep-together="auto" fo:orphans="0" fo:widows="0" fo:text-indent="0.0035in" style:auto-text-indent="false" fo:padding="0in" fo:border="none" fo:keep-with-next="auto"/>
    </style:style>
    <style:style style:name="P504" style:family="paragraph" style:parent-style-name="Standard">
      <style:paragraph-properties fo:margin-left="0.0118in" fo:margin-right="0.1484in" fo:margin-top="0in" fo:margin-bottom="0in" loext:contextual-spacing="false" fo:line-height="95%" fo:text-align="start" style:justify-single-word="false" fo:keep-together="auto" fo:orphans="0" fo:widows="0" fo:text-indent="0.0016in" style:auto-text-indent="false" fo:padding="0in" fo:border="none" fo:keep-with-next="auto"/>
    </style:style>
    <style:style style:name="P505" style:family="paragraph" style:parent-style-name="Standard">
      <style:paragraph-properties fo:margin-left="0.0118in" fo:margin-right="0.1484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506" style:family="paragraph" style:parent-style-name="Standard">
      <style:paragraph-properties fo:margin-left="0.0118in" fo:margin-right="0.2047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507" style:family="paragraph" style:parent-style-name="Standard">
      <style:paragraph-properties fo:margin-left="0.0193in" fo:margin-right="0.1165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508" style:family="paragraph" style:parent-style-name="Standard">
      <style:paragraph-properties fo:margin-left="0.0138in" fo:margin-right="0.0134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509" style:family="paragraph" style:parent-style-name="Standard">
      <style:paragraph-properties fo:margin-left="0.0181in" fo:margin-right="0.2236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510" style:family="paragraph" style:parent-style-name="Standard">
      <style:paragraph-properties fo:margin-left="0.0244in" fo:margin-right="0.25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511" style:family="paragraph" style:parent-style-name="Standard">
      <style:paragraph-properties fo:margin-left="0.0189in" fo:margin-right="0.0071in" fo:margin-top="0.0339in" fo:margin-bottom="0in" loext:contextual-spacing="false" fo:line-height="105%" fo:text-align="start" style:justify-single-word="false" fo:keep-together="auto" fo:orphans="0" fo:widows="0" fo:text-indent="-0.0016in" style:auto-text-indent="false" fo:padding="0in" fo:border="none" fo:keep-with-next="auto"/>
    </style:style>
    <style:style style:name="P512" style:family="paragraph" style:parent-style-name="Standard">
      <style:paragraph-properties fo:margin-left="0.0244in" fo:margin-right="0.2311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513" style:family="paragraph" style:parent-style-name="Standard">
      <style:paragraph-properties fo:margin-left="0.0118in" fo:margin-right="0.2571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514" style:family="paragraph" style:parent-style-name="Standard">
      <style:paragraph-properties fo:margin-left="0.0209in" fo:margin-right="0.2244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515" style:family="paragraph" style:parent-style-name="Standard">
      <style:paragraph-properties fo:margin-left="0.0181in" fo:margin-right="0.0138in" fo:margin-top="0in" fo:margin-bottom="0in" loext:contextual-spacing="false" fo:line-height="95%" fo:text-align="start" style:justify-single-word="false" fo:keep-together="auto" fo:orphans="0" fo:widows="0" fo:text-indent="-0.0043in" style:auto-text-indent="false" fo:padding="0in" fo:border="none" fo:keep-with-next="auto"/>
    </style:style>
    <style:style style:name="P516" style:family="paragraph" style:parent-style-name="Standard">
      <style:paragraph-properties fo:margin-left="0.0134in" fo:margin-right="0.0189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517" style:family="paragraph" style:parent-style-name="Standard">
      <style:paragraph-properties fo:margin-left="0.0138in" fo:margin-right="0.0098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18" style:family="paragraph" style:parent-style-name="Standard">
      <style:paragraph-properties fo:margin-left="0.0244in" fo:margin-right="0.3134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519" style:family="paragraph" style:parent-style-name="Standard">
      <style:paragraph-properties fo:margin-left="0.0118in" fo:margin-right="0.3709in" fo:margin-top="0in" fo:margin-bottom="0in" loext:contextual-spacing="false" fo:line-height="95%" fo:text-align="start" style:justify-single-word="false" fo:keep-together="auto" fo:orphans="0" fo:widows="0" fo:text-indent="0.0146in" style:auto-text-indent="false" fo:padding="0in" fo:border="none" fo:keep-with-next="auto"/>
    </style:style>
    <style:style style:name="P520" style:family="paragraph" style:parent-style-name="Standard">
      <style:paragraph-properties fo:margin-left="0.0173in" fo:margin-right="0.1134in" fo:margin-top="0.0339in" fo:margin-bottom="0in" loext:contextual-spacing="false" fo:line-height="101%" fo:text-align="start" style:justify-single-word="false" fo:keep-together="auto" fo:orphans="0" fo:widows="0" fo:text-indent="-0.0035in" style:auto-text-indent="false" fo:padding="0in" fo:border="none" fo:keep-with-next="auto"/>
    </style:style>
    <style:style style:name="P521" style:family="paragraph" style:parent-style-name="Standard">
      <style:paragraph-properties fo:margin-left="0.0173in" fo:margin-right="0.1134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522" style:family="paragraph" style:parent-style-name="Standard">
      <style:paragraph-properties fo:margin-left="0.0244in" fo:margin-right="0.3752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523" style:family="paragraph" style:parent-style-name="Standard">
      <style:paragraph-properties fo:margin-left="0.0181in" fo:margin-right="0.3799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524" style:family="paragraph" style:parent-style-name="Standard">
      <style:paragraph-properties fo:margin-left="0.0181in" fo:margin-right="0.3799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525" style:family="paragraph" style:parent-style-name="Standard">
      <style:paragraph-properties fo:margin-left="0.0138in" fo:margin-right="0.0791in" fo:margin-top="0.0339in" fo:margin-bottom="0in" loext:contextual-spacing="false" fo:line-height="105%" fo:text-align="start" style:justify-single-word="false" fo:keep-together="auto" fo:orphans="0" fo:widows="0" fo:text-indent="0.002in" style:auto-text-indent="false" fo:padding="0in" fo:border="none" fo:keep-with-next="auto"/>
    </style:style>
    <style:style style:name="P526" style:family="paragraph" style:parent-style-name="Standard">
      <style:paragraph-properties fo:margin-left="0.0134in" fo:margin-right="0.0307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27" style:family="paragraph" style:parent-style-name="Standard">
      <style:paragraph-properties fo:margin-left="0.0134in" fo:margin-right="0.3799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28" style:family="paragraph" style:parent-style-name="Standard">
      <style:paragraph-properties fo:margin-left="0.0244in" fo:margin-right="0.6071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529" style:family="paragraph" style:parent-style-name="Standard">
      <style:paragraph-properties fo:margin-left="0.0193in" fo:margin-right="0.0283in" fo:margin-top="0.0339in" fo:margin-bottom="0in" loext:contextual-spacing="false" fo:line-height="114%" fo:text-align="start" style:justify-single-word="false" fo:keep-together="auto" fo:orphans="0" fo:widows="0" fo:text-indent="-0.0047in" style:auto-text-indent="false" fo:padding="0in" fo:border="none" fo:keep-with-next="auto"/>
    </style:style>
    <style:style style:name="P530" style:family="paragraph" style:parent-style-name="Standard">
      <style:paragraph-properties fo:margin-left="0.0134in" fo:margin-right="0.0307in" fo:margin-top="0in" fo:margin-bottom="0in" loext:contextual-spacing="false" fo:line-height="95%" fo:text-align="start" style:justify-single-word="false" fo:keep-together="auto" fo:orphans="0" fo:widows="0" fo:text-indent="0.0362in" style:auto-text-indent="false" fo:padding="0in" fo:border="none" fo:keep-with-next="auto"/>
    </style:style>
    <style:style style:name="P531" style:family="paragraph" style:parent-style-name="Standard">
      <style:paragraph-properties fo:margin-left="0.0244in" fo:margin-right="0.3319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532" style:family="paragraph" style:parent-style-name="Standard">
      <style:paragraph-properties fo:margin-left="0.0189in" fo:margin-right="0.5984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33" style:family="paragraph" style:parent-style-name="Standard">
      <style:paragraph-properties fo:margin-left="0.0173in" fo:margin-right="0.0181in" fo:margin-top="0.0339in" fo:margin-bottom="0in" loext:contextual-spacing="false" fo:line-height="105%" fo:text-align="start" style:justify-single-word="false" fo:keep-together="auto" fo:orphans="0" fo:widows="0" fo:text-indent="0.0055in" style:auto-text-indent="false" fo:padding="0in" fo:border="none" fo:keep-with-next="auto"/>
    </style:style>
    <style:style style:name="P534" style:family="paragraph" style:parent-style-name="Standard">
      <style:paragraph-properties fo:margin-left="0.0118in" fo:margin-right="0.0228in" fo:margin-top="0in" fo:margin-bottom="0in" loext:contextual-spacing="false" fo:line-height="105%" fo:text-align="start" style:justify-single-word="false" fo:keep-together="auto" fo:orphans="0" fo:widows="0" fo:text-indent="0.0028in" style:auto-text-indent="false" fo:padding="0in" fo:border="none" fo:keep-with-next="auto"/>
    </style:style>
    <style:style style:name="P535" style:family="paragraph" style:parent-style-name="Standard">
      <style:paragraph-properties fo:margin-left="0.0181in" fo:margin-right="0.2154in" fo:margin-top="0.0339in" fo:margin-bottom="0in" loext:contextual-spacing="false" fo:line-height="95%" fo:text-align="start" style:justify-single-word="false" fo:keep-together="auto" fo:orphans="0" fo:widows="0" fo:text-indent="0.0228in" style:auto-text-indent="false" fo:padding="0in" fo:border="none" fo:keep-with-next="auto"/>
    </style:style>
    <style:style style:name="P536" style:family="paragraph" style:parent-style-name="Standard">
      <style:paragraph-properties fo:margin-left="0.0118in" fo:margin-right="0.1492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537" style:family="paragraph" style:parent-style-name="Standard">
      <style:paragraph-properties fo:margin-left="0.0134in" fo:margin-right="0.0571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538" style:family="paragraph" style:parent-style-name="Standard">
      <style:paragraph-properties fo:margin-left="0.0134in" fo:margin-right="0.0134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39" style:family="paragraph" style:parent-style-name="Standard">
      <style:paragraph-properties fo:margin-left="0.0118in" fo:margin-right="0.072in" fo:margin-top="0.0339in" fo:margin-bottom="0in" loext:contextual-spacing="false" fo:line-height="99%" fo:text-align="start" style:justify-single-word="false" fo:keep-together="auto" fo:orphans="0" fo:widows="0" fo:text-indent="0.0047in" style:auto-text-indent="false" fo:padding="0in" fo:border="none" fo:keep-with-next="auto"/>
    </style:style>
    <style:style style:name="P540" style:family="paragraph" style:parent-style-name="Standard">
      <style:paragraph-properties fo:margin-left="0.0118in" fo:margin-right="0.072in" fo:margin-top="0in" fo:margin-bottom="0in" loext:contextual-spacing="false" fo:line-height="100%" fo:text-align="start" style:justify-single-word="false" fo:keep-together="auto" fo:orphans="0" fo:widows="0" fo:text-indent="0.0047in" style:auto-text-indent="false" fo:padding="0in" fo:border="none" fo:keep-with-next="auto"/>
    </style:style>
    <style:style style:name="P541" style:family="paragraph" style:parent-style-name="Standard">
      <style:paragraph-properties fo:margin-left="0.0134in" fo:margin-right="0.198in" fo:margin-top="0.0339in" fo:margin-bottom="0in" loext:contextual-spacing="false" fo:line-height="114%" fo:text-align="start" style:justify-single-word="false" fo:keep-together="auto" fo:orphans="0" fo:widows="0" fo:text-indent="0.0055in" style:auto-text-indent="false" fo:padding="0in" fo:border="none" fo:keep-with-next="auto"/>
    </style:style>
    <style:style style:name="P542" style:family="paragraph" style:parent-style-name="Standard">
      <style:paragraph-properties fo:margin-left="0.0244in" fo:margin-right="0.0756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543" style:family="paragraph" style:parent-style-name="Standard">
      <style:paragraph-properties fo:margin-left="0.0244in" fo:margin-right="0.8256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544" style:family="paragraph" style:parent-style-name="Standard">
      <style:paragraph-properties fo:margin-left="0.0181in" fo:margin-right="0.222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545" style:family="paragraph" style:parent-style-name="Standard">
      <style:paragraph-properties fo:margin-left="0.0189in" fo:margin-right="0.4028in" fo:margin-top="0.0339in" fo:margin-bottom="0in" loext:contextual-spacing="false" fo:line-height="95%" fo:text-align="start" style:justify-single-word="false" fo:keep-together="auto" fo:orphans="0" fo:widows="0" fo:text-indent="-0.0055in" style:auto-text-indent="false" fo:padding="0in" fo:border="none" fo:keep-with-next="auto"/>
    </style:style>
    <style:style style:name="P546" style:family="paragraph" style:parent-style-name="Standard">
      <style:paragraph-properties fo:margin-left="0.0189in" fo:margin-right="0.1189in" fo:margin-top="0.0339in" fo:margin-bottom="0in" loext:contextual-spacing="false" fo:line-height="114%" fo:text-align="start" style:justify-single-word="false" fo:keep-together="auto" fo:orphans="0" fo:widows="0" fo:text-indent="-0.0047in" style:auto-text-indent="false" fo:padding="0in" fo:border="none" fo:keep-with-next="auto"/>
    </style:style>
    <style:style style:name="P547" style:family="paragraph" style:parent-style-name="Standard">
      <style:paragraph-properties fo:margin-left="0.0173in" fo:margin-right="0.1299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548" style:family="paragraph" style:parent-style-name="Standard">
      <style:paragraph-properties fo:margin-left="0.0189in" fo:margin-right="0.1161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549" style:family="paragraph" style:parent-style-name="Standard">
      <style:paragraph-properties fo:margin-left="0.0209in" fo:margin-right="0.4984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550" style:family="paragraph" style:parent-style-name="Standard">
      <style:paragraph-properties fo:margin-left="0.0181in" fo:margin-right="0.1425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551" style:family="paragraph" style:parent-style-name="Standard">
      <style:paragraph-properties fo:margin-left="0.0209in" fo:margin-right="0.1854in" fo:margin-top="0.0339in" fo:margin-bottom="0in" loext:contextual-spacing="false" fo:line-height="114%" fo:text-align="start" style:justify-single-word="false" fo:keep-together="auto" fo:orphans="0" fo:widows="0" fo:text-indent="-0.0063in" style:auto-text-indent="false" fo:padding="0in" fo:border="none" fo:keep-with-next="auto"/>
    </style:style>
    <style:style style:name="P552" style:family="paragraph" style:parent-style-name="Standard">
      <style:paragraph-properties fo:margin-left="0.0181in" fo:margin-right="0.2366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53" style:family="paragraph" style:parent-style-name="Standard">
      <style:paragraph-properties fo:margin-left="0.0189in" fo:margin-right="0.1146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554" style:family="paragraph" style:parent-style-name="Standard">
      <style:paragraph-properties fo:margin-left="0.0138in" fo:margin-right="0.0555in" fo:margin-top="0.0339in" fo:margin-bottom="0in" loext:contextual-spacing="false" fo:line-height="95%" fo:text-align="justify" style:justify-single-word="false" fo:keep-together="auto" fo:orphans="0" fo:widows="0" fo:text-indent="0.0083in" style:auto-text-indent="false" fo:padding="0in" fo:border="none" fo:keep-with-next="auto"/>
    </style:style>
    <style:style style:name="P555" style:family="paragraph" style:parent-style-name="Standard">
      <style:paragraph-properties fo:margin-left="0.0138in" fo:margin-right="0.2008in" fo:margin-top="0.0339in" fo:margin-bottom="0in" loext:contextual-spacing="false" fo:line-height="95%" fo:text-align="start" style:justify-single-word="false" fo:keep-together="auto" fo:orphans="0" fo:widows="0" fo:text-indent="0.0083in" style:auto-text-indent="false" fo:padding="0in" fo:border="none" fo:keep-with-next="auto"/>
    </style:style>
    <style:style style:name="P556" style:family="paragraph" style:parent-style-name="Standard">
      <style:paragraph-properties fo:margin-left="0.0173in" fo:margin-right="0.7126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557" style:family="paragraph" style:parent-style-name="Standard">
      <style:paragraph-properties fo:margin-left="0.0244in" fo:margin-right="0.1701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558" style:family="paragraph" style:parent-style-name="Standard">
      <style:paragraph-properties fo:margin-left="0.0118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59" style:family="paragraph" style:parent-style-name="Standard">
      <style:paragraph-properties fo:margin-left="0.0181in" fo:margin-right="0.3563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560" style:family="paragraph" style:parent-style-name="Standard">
      <style:paragraph-properties fo:margin-left="0.0173in" fo:margin-right="0.0591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561" style:family="paragraph" style:parent-style-name="Standard">
      <style:paragraph-properties fo:margin-left="0.0118in" fo:margin-right="0.1071in" fo:margin-top="0.0339in" fo:margin-bottom="0in" loext:contextual-spacing="false" fo:line-height="114%" fo:text-align="start" style:justify-single-word="false" fo:keep-together="auto" fo:orphans="0" fo:widows="0" fo:text-indent="0.0016in" style:auto-text-indent="false" fo:padding="0in" fo:border="none" fo:keep-with-next="auto"/>
    </style:style>
    <style:style style:name="P562" style:family="paragraph" style:parent-style-name="Standard">
      <style:paragraph-properties fo:margin-left="0.0181in" fo:margin-right="0.4043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563" style:family="paragraph" style:parent-style-name="Standard">
      <style:paragraph-properties fo:margin-left="0.0193in" fo:margin-right="0.2138in" fo:margin-top="0.0339in" fo:margin-bottom="0in" loext:contextual-spacing="false" fo:line-height="114%" fo:text-align="start" style:justify-single-word="false" fo:keep-together="auto" fo:orphans="0" fo:widows="0" fo:text-indent="-0.0047in" style:auto-text-indent="false" fo:padding="0in" fo:border="none" fo:keep-with-next="auto"/>
    </style:style>
    <style:style style:name="P564" style:family="paragraph" style:parent-style-name="Standard">
      <style:paragraph-properties fo:margin-left="0.0118in" fo:margin-right="0.0492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565" style:family="paragraph" style:parent-style-name="Standard">
      <style:paragraph-properties fo:margin-left="0.0181in" fo:margin-right="0.0681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566" style:family="paragraph" style:parent-style-name="Standard">
      <style:paragraph-properties fo:margin-left="0.0181in" fo:margin-right="0.0681in" fo:margin-top="0.0339in" fo:margin-bottom="0in" loext:contextual-spacing="false" fo:line-height="105%" fo:text-align="start" style:justify-single-word="false" fo:keep-together="auto" fo:orphans="0" fo:widows="0" fo:text-indent="-0.0043in" style:auto-text-indent="false" fo:padding="0in" fo:border="none" fo:keep-with-next="auto"/>
    </style:style>
    <style:style style:name="P567" style:family="paragraph" style:parent-style-name="Standard">
      <style:paragraph-properties fo:margin-left="0.0134in" fo:margin-right="0.1925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68" style:family="paragraph" style:parent-style-name="Standard">
      <style:paragraph-properties fo:margin-left="0.0154in" fo:margin-right="0.1598in" fo:margin-top="0.0339in" fo:margin-bottom="0in" loext:contextual-spacing="false" fo:line-height="114%" fo:text-align="start" style:justify-single-word="false" fo:keep-together="auto" fo:orphans="0" fo:widows="0" fo:text-indent="0.0008in" style:auto-text-indent="false" fo:padding="0in" fo:border="none" fo:keep-with-next="auto"/>
    </style:style>
    <style:style style:name="P569" style:family="paragraph" style:parent-style-name="Standard">
      <style:paragraph-properties fo:margin-left="0.0138in" fo:margin-right="0.4335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70" style:family="paragraph" style:parent-style-name="Standard">
      <style:paragraph-properties fo:margin-left="0.0138in" fo:margin-right="0.272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571" style:family="paragraph" style:parent-style-name="Standard">
      <style:paragraph-properties fo:margin-left="0.0118in" fo:margin-right="0.3165in" fo:margin-top="0.0339in" fo:margin-bottom="0in" loext:contextual-spacing="false" fo:line-height="95%" fo:text-align="justify" style:justify-single-word="false" fo:keep-together="auto" fo:orphans="0" fo:widows="0" fo:text-indent="0.0055in" style:auto-text-indent="false" fo:padding="0in" fo:border="none" fo:keep-with-next="auto"/>
    </style:style>
    <style:style style:name="P572" style:family="paragraph" style:parent-style-name="Standard">
      <style:paragraph-properties fo:margin-left="0.0181in" fo:margin-right="0.252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573" style:family="paragraph" style:parent-style-name="Standard">
      <style:paragraph-properties fo:margin-left="0.0173in" fo:margin-right="0.2in" fo:margin-top="0.0339in" fo:margin-bottom="0in" loext:contextual-spacing="false" fo:line-height="105%" fo:text-align="start" style:justify-single-word="false" fo:keep-together="auto" fo:orphans="0" fo:widows="0" fo:text-indent="-0.0008in" style:auto-text-indent="false" fo:padding="0in" fo:border="none" fo:keep-with-next="auto"/>
    </style:style>
    <style:style style:name="P574" style:family="paragraph" style:parent-style-name="Standard">
      <style:paragraph-properties fo:margin-left="0.0181in" fo:margin-right="0.0654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575" style:family="paragraph" style:parent-style-name="Standard">
      <style:paragraph-properties fo:margin-left="0.0189in" fo:margin-right="0.0354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76" style:family="paragraph" style:parent-style-name="Standard">
      <style:paragraph-properties fo:margin-left="0.0193in" fo:margin-right="0.1693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77" style:family="paragraph" style:parent-style-name="Standard">
      <style:paragraph-properties fo:margin-left="0.0189in" fo:margin-right="0.6126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578" style:family="paragraph" style:parent-style-name="Standard">
      <style:paragraph-properties fo:margin-left="0.0244in" fo:margin-right="0.2453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579" style:family="paragraph" style:parent-style-name="Standard">
      <style:paragraph-properties fo:margin-left="0.0138in" fo:margin-right="0.0181in" fo:margin-top="0in" fo:margin-bottom="0in" loext:contextual-spacing="false" fo:line-height="95%" fo:text-align="start" style:justify-single-word="false" fo:keep-together="auto" fo:orphans="0" fo:widows="0" fo:text-indent="0.0035in" style:auto-text-indent="false" fo:padding="0in" fo:border="none" fo:keep-with-next="auto"/>
    </style:style>
    <style:style style:name="P580" style:family="paragraph" style:parent-style-name="Standard">
      <style:paragraph-properties fo:margin-left="0.0299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581" style:family="paragraph" style:parent-style-name="Standard">
      <style:paragraph-properties fo:margin-left="0.0299in" fo:margin-right="0in" fo:margin-top="0.2252in" fo:margin-bottom="0in" loext:contextual-spacing="false" fo:line-height="100%" fo:text-align="start" style:justify-single-word="false" fo:keep-together="auto" fo:orphans="0" fo:widows="0" fo:text-indent="0in" style:auto-text-indent="false" fo:padding="0in" fo:border="none" fo:keep-with-next="auto"/>
    </style:style>
    <style:style style:name="P582" style:family="paragraph" style:parent-style-name="Standard">
      <style:paragraph-properties fo:margin-left="0.0299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583" style:family="paragraph" style:parent-style-name="Standard">
      <style:paragraph-properties fo:margin-left="0.0138in" fo:margin-right="0.148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584" style:family="paragraph" style:parent-style-name="Standard">
      <style:paragraph-properties fo:margin-left="0.0181in" fo:margin-right="0.2602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585" style:family="paragraph" style:parent-style-name="Standard">
      <style:paragraph-properties fo:margin-left="0.0134in" fo:margin-right="0.1366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586" style:family="paragraph" style:parent-style-name="Standard">
      <style:paragraph-properties fo:margin-left="0.0181in" fo:margin-right="0.6154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587" style:family="paragraph" style:parent-style-name="Standard">
      <style:paragraph-properties fo:margin-left="0.0181in" fo:margin-right="0.4035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588" style:family="paragraph" style:parent-style-name="Standard">
      <style:paragraph-properties fo:margin-left="0.0209in" fo:margin-right="0.3839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589" style:family="paragraph" style:parent-style-name="Standard">
      <style:paragraph-properties fo:margin-left="0.0138in" fo:margin-right="0.1425in" fo:margin-top="0.0339in" fo:margin-bottom="0in" loext:contextual-spacing="false" fo:line-height="108%" fo:text-align="start" style:justify-single-word="false" fo:keep-together="auto" fo:orphans="0" fo:widows="0" fo:text-indent="0in" style:auto-text-indent="false" fo:padding="0in" fo:border="none" fo:keep-with-next="auto"/>
    </style:style>
    <style:style style:name="P590" style:family="paragraph" style:parent-style-name="Standard">
      <style:paragraph-properties fo:margin-left="0.0134in" fo:margin-right="0.3366in" fo:margin-top="0.0339in" fo:margin-bottom="0in" loext:contextual-spacing="false" fo:line-height="114%" fo:text-align="start" style:justify-single-word="false" fo:keep-together="auto" fo:orphans="0" fo:widows="0" fo:text-indent="0.0075in" style:auto-text-indent="false" fo:padding="0in" fo:border="none" fo:keep-with-next="auto"/>
    </style:style>
    <style:style style:name="P591" style:family="paragraph" style:parent-style-name="Standard">
      <style:paragraph-properties fo:margin-left="0in" fo:margin-right="0.3028in" fo:margin-top="0.0339in" fo:margin-bottom="0in" loext:contextual-spacing="false" fo:line-height="95%" fo:text-align="start" style:justify-single-word="false" fo:keep-together="auto" fo:orphans="0" fo:widows="0" fo:text-indent="0.0138in" style:auto-text-indent="false" fo:padding="0in" fo:border="none" fo:keep-with-next="auto"/>
    </style:style>
    <style:style style:name="P592" style:family="paragraph" style:parent-style-name="Standard">
      <style:paragraph-properties fo:margin-left="0.0134in" fo:margin-right="0.0425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593" style:family="paragraph" style:parent-style-name="Standard">
      <style:paragraph-properties fo:margin-left="0.0209in" fo:margin-right="0.4063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594" style:family="paragraph" style:parent-style-name="Standard">
      <style:paragraph-properties fo:margin-left="0.0138in" fo:margin-right="0.4272in" fo:margin-top="0in" fo:margin-bottom="0in" loext:contextual-spacing="false" fo:line-height="95%" fo:text-align="start" style:justify-single-word="false" fo:keep-together="auto" fo:orphans="0" fo:widows="0" fo:text-indent="0in" style:auto-text-indent="false" fo:padding="0in" fo:border="none" fo:keep-with-next="auto"/>
    </style:style>
    <style:style style:name="P595" style:family="paragraph" style:parent-style-name="Standard">
      <style:paragraph-properties fo:margin-left="0.0244in" fo:margin-right="0.1311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596" style:family="paragraph" style:parent-style-name="Standard">
      <style:paragraph-properties fo:margin-left="0.0134in" fo:margin-right="0.4591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597" style:family="paragraph" style:parent-style-name="Standard">
      <style:paragraph-properties fo:margin-left="0.0134in" fo:margin-right="0.1583in" fo:margin-top="0.0339in" fo:margin-bottom="0in" loext:contextual-spacing="false" fo:line-height="114%" fo:text-align="start" style:justify-single-word="false" fo:keep-together="auto" fo:orphans="0" fo:widows="0" fo:text-indent="0.0161in" style:auto-text-indent="false" fo:padding="0in" fo:border="none" fo:keep-with-next="auto"/>
    </style:style>
    <style:style style:name="P598" style:family="paragraph" style:parent-style-name="Standard">
      <style:paragraph-properties fo:margin-left="0.0244in" fo:margin-right="0.1984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599" style:family="paragraph" style:parent-style-name="Standard">
      <style:paragraph-properties fo:margin-left="0.0181in" fo:margin-right="0.5929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600" style:family="paragraph" style:parent-style-name="Standard">
      <style:paragraph-properties fo:margin-left="0.0244in" fo:margin-right="0.1898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01" style:family="paragraph" style:parent-style-name="Standard">
      <style:paragraph-properties fo:margin-left="0.0118in" fo:margin-right="0.1429in" fo:margin-top="0.0339in" fo:margin-bottom="0in" loext:contextual-spacing="false" fo:line-height="114%" fo:text-align="start" style:justify-single-word="false" fo:keep-together="auto" fo:orphans="0" fo:widows="0" fo:text-indent="0.011in" style:auto-text-indent="false" fo:padding="0in" fo:border="none" fo:keep-with-next="auto"/>
    </style:style>
    <style:style style:name="P602" style:family="paragraph" style:parent-style-name="Standard">
      <style:paragraph-properties fo:margin-left="0.0173in" fo:margin-right="0.0929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603" style:family="paragraph" style:parent-style-name="Standard">
      <style:paragraph-properties fo:margin-left="0.0209in" fo:margin-right="0.05in" fo:margin-top="0.0339in" fo:margin-bottom="0in" loext:contextual-spacing="false" fo:line-height="95%" fo:text-align="justify" style:justify-single-word="false" fo:keep-together="auto" fo:orphans="0" fo:widows="0" fo:text-indent="-0.0028in" style:auto-text-indent="false" fo:padding="0in" fo:border="none" fo:keep-with-next="auto"/>
    </style:style>
    <style:style style:name="P604" style:family="paragraph" style:parent-style-name="Standard">
      <style:paragraph-properties fo:margin-left="0.0181in" fo:margin-right="0.0862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605" style:family="paragraph" style:parent-style-name="Standard">
      <style:paragraph-properties fo:margin-left="0.0244in" fo:margin-right="0.3in" fo:margin-top="0.0339in" fo:margin-bottom="0in" loext:contextual-spacing="false" fo:line-height="114%" fo:text-align="start" style:justify-single-word="false" fo:keep-together="auto" fo:orphans="0" fo:widows="0" fo:text-indent="0.0126in" style:auto-text-indent="false" fo:padding="0in" fo:border="none" fo:keep-with-next="auto"/>
    </style:style>
    <style:style style:name="P606" style:family="paragraph" style:parent-style-name="Standard">
      <style:paragraph-properties fo:margin-left="0.0181in" fo:margin-right="0.0035in" fo:margin-top="0.0339in" fo:margin-bottom="0in" loext:contextual-spacing="false" fo:line-height="114%" fo:text-align="start" style:justify-single-word="false" fo:keep-together="auto" fo:orphans="0" fo:widows="0" fo:text-indent="-0.0028in" style:auto-text-indent="false" fo:padding="0in" fo:border="none" fo:keep-with-next="auto"/>
    </style:style>
    <style:style style:name="P607" style:family="paragraph" style:parent-style-name="Standard">
      <style:paragraph-properties fo:margin-left="0.0189in" fo:margin-right="0.111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608" style:family="paragraph" style:parent-style-name="Standard">
      <style:paragraph-properties fo:margin-left="0.0244in" fo:margin-right="0.05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09" style:family="paragraph" style:parent-style-name="Standard">
      <style:paragraph-properties fo:margin-left="0.0138in" fo:margin-right="0.0307in" fo:margin-top="0in" fo:margin-bottom="0in" loext:contextual-spacing="false" fo:line-height="101%" fo:text-align="start" style:justify-single-word="false" fo:keep-together="auto" fo:orphans="0" fo:widows="0" fo:text-indent="0in" style:auto-text-indent="false" fo:padding="0in" fo:border="none" fo:keep-with-next="auto"/>
    </style:style>
    <style:style style:name="P610" style:family="paragraph" style:parent-style-name="Standard">
      <style:paragraph-properties fo:margin-left="0.0181in" fo:margin-right="0.2646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611" style:family="paragraph" style:parent-style-name="Standard">
      <style:paragraph-properties fo:margin-left="0.0134in" fo:margin-right="0.1071in" fo:margin-top="0in" fo:margin-bottom="0in" loext:contextual-spacing="false" fo:line-height="114%" fo:text-align="start" style:justify-single-word="false" fo:keep-together="auto" fo:orphans="0" fo:widows="0" fo:text-indent="0in" style:auto-text-indent="false" fo:padding="0in" fo:border="none" fo:keep-with-next="auto"/>
    </style:style>
    <style:style style:name="P612" style:family="paragraph" style:parent-style-name="Standard">
      <style:paragraph-properties fo:margin-left="0.0138in" fo:margin-right="0.0429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613" style:family="paragraph" style:parent-style-name="Standard">
      <style:paragraph-properties fo:margin-left="0.0181in" fo:margin-right="0.0665in" fo:margin-top="0.0339in" fo:margin-bottom="0in" loext:contextual-spacing="false" fo:line-height="108%" fo:text-align="start" style:justify-single-word="false" fo:keep-together="auto" fo:orphans="0" fo:widows="0" fo:text-indent="-0.0043in" style:auto-text-indent="false" fo:padding="0in" fo:border="none" fo:keep-with-next="auto"/>
    </style:style>
    <style:style style:name="P614" style:family="paragraph" style:parent-style-name="Standard">
      <style:paragraph-properties fo:margin-left="0.0193in" fo:margin-right="0.55in" fo:margin-top="0.0339in" fo:margin-bottom="0in" loext:contextual-spacing="false" fo:line-height="114%" fo:text-align="start" style:justify-single-word="false" fo:keep-together="auto" fo:orphans="0" fo:widows="0" fo:text-indent="-0.0047in" style:auto-text-indent="false" fo:padding="0in" fo:border="none" fo:keep-with-next="auto"/>
    </style:style>
    <style:style style:name="P615" style:family="paragraph" style:parent-style-name="Standard">
      <style:paragraph-properties fo:margin-left="0.0173in" fo:margin-right="0.139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616" style:family="paragraph" style:parent-style-name="Standard">
      <style:paragraph-properties fo:margin-left="0.0165in" fo:margin-right="0.15in" fo:margin-top="0.0339in" fo:margin-bottom="0in" loext:contextual-spacing="false" fo:line-height="108%" fo:text-align="start" style:justify-single-word="false" fo:keep-together="auto" fo:orphans="0" fo:widows="0" fo:text-indent="0in" style:auto-text-indent="false" fo:padding="0in" fo:border="none" fo:keep-with-next="auto"/>
    </style:style>
    <style:style style:name="P617" style:family="paragraph" style:parent-style-name="Standard">
      <style:paragraph-properties fo:margin-left="0.0244in" fo:margin-right="0.4374in" fo:margin-top="0in" fo:margin-bottom="0in" loext:contextual-spacing="false" fo:line-height="95%" fo:text-align="start" style:justify-single-word="false" fo:keep-together="auto" fo:orphans="0" fo:widows="0" fo:text-indent="-0.0055in" style:auto-text-indent="false" fo:padding="0in" fo:border="none" fo:keep-with-next="auto"/>
    </style:style>
    <style:style style:name="P618" style:family="paragraph" style:parent-style-name="Standard">
      <style:paragraph-properties fo:margin-left="0.0244in" fo:margin-right="0.3791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19" style:family="paragraph" style:parent-style-name="Standard">
      <style:paragraph-properties fo:margin-left="0.0138in" fo:margin-right="0.1484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620" style:family="paragraph" style:parent-style-name="Standard">
      <style:paragraph-properties fo:margin-left="0.0173in" fo:margin-right="0.0571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621" style:family="paragraph" style:parent-style-name="Standard">
      <style:paragraph-properties fo:margin-left="0.0244in" fo:margin-right="0.4201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22" style:family="paragraph" style:parent-style-name="Standard">
      <style:paragraph-properties fo:margin-left="0.0134in" fo:margin-right="0.4311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623" style:family="paragraph" style:parent-style-name="Standard">
      <style:paragraph-properties fo:margin-left="0.0181in" fo:margin-right="0.0839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624" style:family="paragraph" style:parent-style-name="Standard">
      <style:paragraph-properties fo:margin-left="0.0138in" fo:margin-right="0.4146in" fo:margin-top="0.0339in" fo:margin-bottom="0in" loext:contextual-spacing="false" fo:line-height="114%" fo:text-align="start" style:justify-single-word="false" fo:keep-together="auto" fo:orphans="0" fo:widows="0" fo:text-indent="0.0075in" style:auto-text-indent="false" fo:padding="0in" fo:border="none" fo:keep-with-next="auto"/>
    </style:style>
    <style:style style:name="P625" style:family="paragraph" style:parent-style-name="Standard">
      <style:paragraph-properties fo:margin-left="0.0244in" fo:margin-right="0.0063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626" style:family="paragraph" style:parent-style-name="Standard">
      <style:paragraph-properties fo:margin-left="0.0244in" fo:margin-right="0.1827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627" style:family="paragraph" style:parent-style-name="Standard">
      <style:paragraph-properties fo:margin-left="0.0173in" fo:margin-right="0.3102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628" style:family="paragraph" style:parent-style-name="Standard">
      <style:paragraph-properties fo:margin-left="0.0181in" fo:margin-right="0.1575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629" style:family="paragraph" style:parent-style-name="Standard">
      <style:paragraph-properties fo:margin-left="0.0193in" fo:margin-right="0.2134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630" style:family="paragraph" style:parent-style-name="Standard">
      <style:paragraph-properties fo:margin-left="0.0244in" fo:margin-right="0.1665in" fo:margin-top="0.0339in" fo:margin-bottom="0in" loext:contextual-spacing="false" fo:line-height="95%" fo:text-align="start" style:justify-single-word="false" fo:keep-together="auto" fo:orphans="0" fo:widows="0" fo:text-indent="-0.0055in" style:auto-text-indent="false" fo:padding="0in" fo:border="none" fo:keep-with-next="auto"/>
    </style:style>
    <style:style style:name="P631" style:family="paragraph" style:parent-style-name="Standard">
      <style:paragraph-properties fo:margin-left="0.0138in" fo:margin-right="0.5654in" fo:margin-top="0.0339in" fo:margin-bottom="0in" loext:contextual-spacing="false" fo:line-height="114%" fo:text-align="start" style:justify-single-word="false" fo:keep-together="auto" fo:orphans="0" fo:widows="0" fo:text-indent="0.002in" style:auto-text-indent="false" fo:padding="0in" fo:border="none" fo:keep-with-next="auto"/>
    </style:style>
    <style:style style:name="P632" style:family="paragraph" style:parent-style-name="Standard">
      <style:paragraph-properties fo:margin-left="0.0138in" fo:margin-right="0.2311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633" style:family="paragraph" style:parent-style-name="Standard">
      <style:paragraph-properties fo:margin-left="0.0189in" fo:margin-right="0.5925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634" style:family="paragraph" style:parent-style-name="Standard">
      <style:paragraph-properties fo:margin-left="0.0173in" fo:margin-right="0.2425in" fo:margin-top="0.0339in" fo:margin-bottom="0in" loext:contextual-spacing="false" fo:line-height="105%" fo:text-align="start" style:justify-single-word="false" fo:keep-together="auto" fo:orphans="0" fo:widows="0" fo:text-indent="-0.0035in" style:auto-text-indent="false" fo:padding="0in" fo:border="none" fo:keep-with-next="auto"/>
    </style:style>
    <style:style style:name="P635" style:family="paragraph" style:parent-style-name="Standard">
      <style:paragraph-properties fo:margin-left="0.0244in" fo:margin-right="0.4661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36" style:family="paragraph" style:parent-style-name="Standard">
      <style:paragraph-properties fo:margin-left="0.0118in" fo:margin-right="0.2909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637" style:family="paragraph" style:parent-style-name="Standard">
      <style:paragraph-properties fo:margin-left="0.0173in" fo:margin-right="0.2165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638" style:family="paragraph" style:parent-style-name="Standard">
      <style:paragraph-properties fo:margin-left="0.0134in" fo:margin-right="0.4307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639" style:family="paragraph" style:parent-style-name="Standard">
      <style:paragraph-properties fo:margin-left="0.0244in" fo:margin-right="0.3791in" fo:margin-top="0.0339in" fo:margin-bottom="0in" loext:contextual-spacing="false" fo:line-height="114%" fo:text-align="start" style:justify-single-word="false" fo:keep-together="auto" fo:orphans="0" fo:widows="0" fo:text-indent="0.0134in" style:auto-text-indent="false" fo:padding="0in" fo:border="none" fo:keep-with-next="auto"/>
    </style:style>
    <style:style style:name="P640" style:family="paragraph" style:parent-style-name="Standard">
      <style:paragraph-properties fo:margin-left="0.0173in" fo:margin-right="0.0035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641" style:family="paragraph" style:parent-style-name="Standard">
      <style:paragraph-properties fo:margin-left="0.0134in" fo:margin-right="0.4354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642" style:family="paragraph" style:parent-style-name="Standard">
      <style:paragraph-properties fo:margin-left="0.0118in" fo:margin-right="0.2409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643" style:family="paragraph" style:parent-style-name="Standard">
      <style:paragraph-properties fo:margin-left="0.0118in" fo:margin-right="0.2634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644" style:family="paragraph" style:parent-style-name="Standard">
      <style:paragraph-properties fo:margin-left="0.0181in" fo:margin-right="0.3063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645" style:family="paragraph" style:parent-style-name="Standard">
      <style:paragraph-properties fo:margin-left="0.0146in" fo:margin-right="0.0654in" fo:margin-top="0.0339in" fo:margin-bottom="0in" loext:contextual-spacing="false" fo:line-height="108%" fo:text-align="start" style:justify-single-word="false" fo:keep-together="auto" fo:orphans="0" fo:widows="0" fo:text-indent="0.0118in" style:auto-text-indent="false" fo:padding="0in" fo:border="none" fo:keep-with-next="auto"/>
    </style:style>
    <style:style style:name="P646" style:family="paragraph" style:parent-style-name="Standard">
      <style:paragraph-properties fo:margin-left="0.0165in" fo:margin-right="0.3417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647" style:family="paragraph" style:parent-style-name="Standard">
      <style:paragraph-properties fo:margin-left="0.0244in" fo:margin-right="0.6201in" fo:margin-top="0.0339in" fo:margin-bottom="0in" loext:contextual-spacing="false" fo:line-height="95%" fo:text-align="start" style:justify-single-word="false" fo:keep-together="auto" fo:orphans="0" fo:widows="0" fo:text-indent="-0.0071in" style:auto-text-indent="false" fo:padding="0in" fo:border="none" fo:keep-with-next="auto"/>
    </style:style>
    <style:style style:name="P648" style:family="paragraph" style:parent-style-name="Standard">
      <style:paragraph-properties fo:margin-left="0.0134in" fo:margin-right="0.4272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649" style:family="paragraph" style:parent-style-name="Standard">
      <style:paragraph-properties fo:margin-left="0.0118in" fo:margin-right="0.0862in" fo:margin-top="0.0339in" fo:margin-bottom="0in" loext:contextual-spacing="false" fo:line-height="108%" fo:text-align="start" style:justify-single-word="false" fo:keep-together="auto" fo:orphans="0" fo:widows="0" fo:text-indent="0.0063in" style:auto-text-indent="false" fo:padding="0in" fo:border="none" fo:keep-with-next="auto"/>
    </style:style>
    <style:style style:name="P650" style:family="paragraph" style:parent-style-name="Standard">
      <style:paragraph-properties fo:margin-left="0.0244in" fo:margin-right="0.5972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651" style:family="paragraph" style:parent-style-name="Standard">
      <style:paragraph-properties fo:margin-left="0.0173in" fo:margin-right="0.0402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652" style:family="paragraph" style:parent-style-name="Standard">
      <style:paragraph-properties fo:margin-left="0.0189in" fo:margin-right="0.4354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653" style:family="paragraph" style:parent-style-name="Standard">
      <style:paragraph-properties fo:margin-left="0.0189in" fo:margin-right="0.0161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654" style:family="paragraph" style:parent-style-name="Standard">
      <style:paragraph-properties fo:margin-left="0.0173in" fo:margin-right="0.2402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655" style:family="paragraph" style:parent-style-name="Standard">
      <style:paragraph-properties fo:margin-left="0.0244in" fo:margin-right="0.3193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56" style:family="paragraph" style:parent-style-name="Standard">
      <style:paragraph-properties fo:margin-left="0.0244in" fo:margin-right="0.5528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57" style:family="paragraph" style:parent-style-name="Standard">
      <style:paragraph-properties fo:margin-left="0.0244in" fo:margin-right="0.339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658" style:family="paragraph" style:parent-style-name="Standard">
      <style:paragraph-properties fo:margin-left="0.0138in" fo:margin-right="0.1047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659" style:family="paragraph" style:parent-style-name="Standard">
      <style:paragraph-properties fo:margin-left="0.0173in" fo:margin-right="0.1535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660" style:family="paragraph" style:parent-style-name="Standard">
      <style:paragraph-properties fo:margin-left="0.0209in" fo:margin-right="0.0835in" fo:margin-top="0.0339in" fo:margin-bottom="0in" loext:contextual-spacing="false" fo:line-height="95%" fo:text-align="start" style:justify-single-word="false" fo:keep-together="auto" fo:orphans="0" fo:widows="0" fo:text-indent="0.0071in" style:auto-text-indent="false" fo:padding="0in" fo:border="none" fo:keep-with-next="auto"/>
    </style:style>
    <style:style style:name="P661" style:family="paragraph" style:parent-style-name="Standard">
      <style:paragraph-properties fo:margin-left="0.0189in" fo:margin-right="0.198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662" style:family="paragraph" style:parent-style-name="Standard">
      <style:paragraph-properties fo:margin-left="0.0244in" fo:margin-right="0.0256in" fo:margin-top="0.0339in" fo:margin-bottom="0in" loext:contextual-spacing="false" fo:line-height="114%" fo:text-align="start" style:justify-single-word="false" fo:keep-together="auto" fo:orphans="0" fo:widows="0" fo:text-indent="-0.0098in" style:auto-text-indent="false" fo:padding="0in" fo:border="none" fo:keep-with-next="auto"/>
    </style:style>
    <style:style style:name="P663" style:family="paragraph" style:parent-style-name="Standard">
      <style:paragraph-properties fo:margin-left="0.0181in" fo:margin-right="0.0236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664" style:family="paragraph" style:parent-style-name="Standard">
      <style:paragraph-properties fo:margin-left="0.0181in" fo:margin-right="0.4236in" fo:margin-top="0.0339in" fo:margin-bottom="0in" loext:contextual-spacing="false" fo:line-height="95%" fo:text-align="start" style:justify-single-word="false" fo:keep-together="auto" fo:orphans="0" fo:widows="0" fo:text-indent="-0.002in" style:auto-text-indent="false" fo:padding="0in" fo:border="none" fo:keep-with-next="auto"/>
    </style:style>
    <style:style style:name="P665" style:family="paragraph" style:parent-style-name="Standard">
      <style:paragraph-properties fo:margin-left="0.0134in" fo:margin-right="0.2146in" fo:margin-top="0.0339in" fo:margin-bottom="0in" loext:contextual-spacing="false" fo:line-height="95%" fo:text-align="start" style:justify-single-word="false" fo:keep-together="auto" fo:orphans="0" fo:widows="0" fo:text-indent="0.002in" style:auto-text-indent="false" fo:padding="0in" fo:border="none" fo:keep-with-next="auto"/>
    </style:style>
    <style:style style:name="P666" style:family="paragraph" style:parent-style-name="Standard">
      <style:paragraph-properties fo:margin-left="0.0138in" fo:margin-right="0.7362in" fo:margin-top="0.0339in" fo:margin-bottom="0in" loext:contextual-spacing="false" fo:line-height="114%" fo:text-align="start" style:justify-single-word="false" fo:keep-together="auto" fo:orphans="0" fo:widows="0" fo:text-indent="0.0016in" style:auto-text-indent="false" fo:padding="0in" fo:border="none" fo:keep-with-next="auto"/>
    </style:style>
    <style:style style:name="P667" style:family="paragraph" style:parent-style-name="Standard">
      <style:paragraph-properties fo:margin-left="0.0181in" fo:margin-right="0.4965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668" style:family="paragraph" style:parent-style-name="Standard">
      <style:paragraph-properties fo:margin-left="0.0138in" fo:margin-right="0.0193in" fo:margin-top="0.0339in" fo:margin-bottom="0in" loext:contextual-spacing="false" fo:line-height="108%" fo:text-align="start" style:justify-single-word="false" fo:keep-together="auto" fo:orphans="0" fo:widows="0" fo:text-indent="0.0028in" style:auto-text-indent="false" fo:padding="0in" fo:border="none" fo:keep-with-next="auto"/>
    </style:style>
    <style:style style:name="P669" style:family="paragraph" style:parent-style-name="Standard">
      <style:paragraph-properties fo:margin-left="0.0244in" fo:margin-right="0.0083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70" style:family="paragraph" style:parent-style-name="Standard">
      <style:paragraph-properties fo:margin-left="0.0244in" fo:margin-right="0.0646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71" style:family="paragraph" style:parent-style-name="Standard">
      <style:paragraph-properties fo:margin-left="0.0181in" fo:margin-right="0.3902in" fo:margin-top="0in" fo:margin-bottom="0in" loext:contextual-spacing="false" fo:line-height="95%" fo:text-align="start" style:justify-single-word="false" fo:keep-together="auto" fo:orphans="0" fo:widows="0" fo:text-indent="-0.0043in" style:auto-text-indent="false" fo:padding="0in" fo:border="none" fo:keep-with-next="auto"/>
    </style:style>
    <style:style style:name="P672" style:family="paragraph" style:parent-style-name="Standard">
      <style:paragraph-properties fo:margin-left="0.0244in" fo:margin-right="0.3102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73" style:family="paragraph" style:parent-style-name="Standard">
      <style:paragraph-properties fo:margin-left="0.0118in" fo:margin-right="0.4354in" fo:margin-top="0.0339in" fo:margin-bottom="0in" loext:contextual-spacing="false" fo:line-height="114%" fo:text-align="start" style:justify-single-word="false" fo:keep-together="auto" fo:orphans="0" fo:widows="0" fo:text-indent="0.0016in" style:auto-text-indent="false" fo:padding="0in" fo:border="none" fo:keep-with-next="auto"/>
    </style:style>
    <style:style style:name="P674" style:family="paragraph" style:parent-style-name="Standard">
      <style:paragraph-properties fo:margin-left="0.0134in" fo:margin-right="0.0165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675" style:family="paragraph" style:parent-style-name="Standard">
      <style:paragraph-properties fo:margin-left="0.0134in" fo:margin-right="0.0835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676" style:family="paragraph" style:parent-style-name="Standard">
      <style:paragraph-properties fo:margin-left="0.0134in" fo:margin-right="0.0835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677" style:family="paragraph" style:parent-style-name="Standard">
      <style:paragraph-properties fo:margin-left="0.0181in" fo:margin-right="0.2311in" fo:margin-top="0.0339in" fo:margin-bottom="0in" loext:contextual-spacing="false" fo:line-height="105%" fo:text-align="start" style:justify-single-word="false" fo:keep-together="auto" fo:orphans="0" fo:widows="0" fo:text-indent="-0.0043in" style:auto-text-indent="false" fo:padding="0in" fo:border="none" fo:keep-with-next="auto"/>
    </style:style>
    <style:style style:name="P678" style:family="paragraph" style:parent-style-name="Standard">
      <style:paragraph-properties fo:margin-left="0.0193in" fo:margin-right="0.0736in" fo:margin-top="0.0339in" fo:margin-bottom="0in" loext:contextual-spacing="false" fo:line-height="114%" fo:text-align="start" style:justify-single-word="false" fo:keep-together="auto" fo:orphans="0" fo:widows="0" fo:text-indent="-0.0047in" style:auto-text-indent="false" fo:padding="0in" fo:border="none" fo:keep-with-next="auto"/>
    </style:style>
    <style:style style:name="P679" style:family="paragraph" style:parent-style-name="Standard">
      <style:paragraph-properties fo:margin-left="0.0244in" fo:margin-right="0.2772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680" style:family="paragraph" style:parent-style-name="Standard">
      <style:paragraph-properties fo:margin-left="0.0244in" fo:margin-right="0.5217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81" style:family="paragraph" style:parent-style-name="Standard">
      <style:paragraph-properties fo:margin-left="0.0173in" fo:margin-right="0.302in" fo:margin-top="0.0339in" fo:margin-bottom="0in" loext:contextual-spacing="false" fo:line-height="210%" fo:text-align="start" style:justify-single-word="false" fo:keep-together="auto" fo:orphans="0" fo:widows="0" fo:text-indent="0.0028in" style:auto-text-indent="false" fo:padding="0in" fo:border="none" fo:keep-with-next="auto"/>
    </style:style>
    <style:style style:name="P682" style:family="paragraph" style:parent-style-name="Standard">
      <style:paragraph-properties fo:margin-left="0.0118in" fo:margin-right="0.111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683" style:family="paragraph" style:parent-style-name="Standard">
      <style:paragraph-properties fo:margin-left="0.0181in" fo:margin-right="0.1457in" fo:margin-top="0.0339in" fo:margin-bottom="0in" loext:contextual-spacing="false" fo:line-height="114%" fo:text-align="start" style:justify-single-word="false" fo:keep-together="auto" fo:orphans="0" fo:widows="0" fo:text-indent="0.0008in" style:auto-text-indent="false" fo:padding="0in" fo:border="none" fo:keep-with-next="auto"/>
    </style:style>
    <style:style style:name="P684" style:family="paragraph" style:parent-style-name="Standard">
      <style:paragraph-properties fo:margin-left="0.0189in" fo:margin-right="0.5043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685" style:family="paragraph" style:parent-style-name="Standard">
      <style:paragraph-properties fo:margin-left="0.0181in" fo:margin-right="0.0354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686" style:family="paragraph" style:parent-style-name="Standard">
      <style:paragraph-properties fo:margin-left="0.0181in" fo:margin-right="0.0953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687" style:family="paragraph" style:parent-style-name="Standard">
      <style:paragraph-properties fo:margin-left="0.0209in" fo:margin-right="0.2756in" fo:margin-top="0.0339in" fo:margin-bottom="0in" loext:contextual-spacing="false" fo:line-height="114%" fo:text-align="start" style:justify-single-word="false" fo:keep-together="auto" fo:orphans="0" fo:widows="0" fo:text-indent="-0.0063in" style:auto-text-indent="false" fo:padding="0in" fo:border="none" fo:keep-with-next="auto"/>
    </style:style>
    <style:style style:name="P688" style:family="paragraph" style:parent-style-name="Standard">
      <style:paragraph-properties fo:margin-left="0.0181in" fo:margin-right="0.089in" fo:margin-top="0.0339in" fo:margin-bottom="0in" loext:contextual-spacing="false" fo:line-height="105%" fo:text-align="start" style:justify-single-word="false" fo:keep-together="auto" fo:orphans="0" fo:widows="0" fo:text-indent="-0.0028in" style:auto-text-indent="false" fo:padding="0in" fo:border="none" fo:keep-with-next="auto"/>
    </style:style>
    <style:style style:name="P689" style:family="paragraph" style:parent-style-name="Standard">
      <style:paragraph-properties fo:margin-left="0.0264in" fo:margin-right="0.0882in" fo:margin-top="0.0339in" fo:margin-bottom="0in" loext:contextual-spacing="false" fo:line-height="114%" fo:text-align="start" style:justify-single-word="false" fo:keep-together="auto" fo:orphans="0" fo:widows="0" fo:text-indent="-0.0126in" style:auto-text-indent="false" fo:padding="0in" fo:border="none" fo:keep-with-next="auto"/>
    </style:style>
    <style:style style:name="P690" style:family="paragraph" style:parent-style-name="Standard">
      <style:paragraph-properties fo:margin-left="0.0189in" fo:margin-right="0.189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691" style:family="paragraph" style:parent-style-name="Standard">
      <style:paragraph-properties fo:margin-left="0.0154in" fo:margin-right="0.15in" fo:margin-top="0.0339in" fo:margin-bottom="0in" loext:contextual-spacing="false" fo:line-height="114%" fo:text-align="start" style:justify-single-word="false" fo:keep-together="auto" fo:orphans="0" fo:widows="0" fo:text-indent="0.0083in" style:auto-text-indent="false" fo:padding="0in" fo:border="none" fo:keep-with-next="auto"/>
    </style:style>
    <style:style style:name="P692" style:family="paragraph" style:parent-style-name="Standard">
      <style:paragraph-properties fo:margin-left="0.0193in" fo:margin-right="0.0618in" fo:margin-top="0in" fo:margin-bottom="0in" loext:contextual-spacing="false" fo:line-height="95%" fo:text-align="start" style:justify-single-word="false" fo:keep-together="auto" fo:orphans="0" fo:widows="0" fo:text-indent="-0.0047in" style:auto-text-indent="false" fo:padding="0in" fo:border="none" fo:keep-with-next="auto"/>
    </style:style>
    <style:style style:name="P693" style:family="paragraph" style:parent-style-name="Standard">
      <style:paragraph-properties fo:margin-left="0.0189in" fo:margin-right="0.2154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694" style:family="paragraph" style:parent-style-name="Standard">
      <style:paragraph-properties fo:margin-left="0.0228in" fo:margin-right="0.3201in" fo:margin-top="0.0339in" fo:margin-bottom="0in" loext:contextual-spacing="false" fo:line-height="114%" fo:text-align="start" style:justify-single-word="false" fo:keep-together="auto" fo:orphans="0" fo:widows="0" fo:text-indent="-0.0028in" style:auto-text-indent="false" fo:padding="0in" fo:border="none" fo:keep-with-next="auto"/>
    </style:style>
    <style:style style:name="P695" style:family="paragraph" style:parent-style-name="Standard">
      <style:paragraph-properties fo:margin-left="0.0189in" fo:margin-right="0.0665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696" style:family="paragraph" style:parent-style-name="Standard">
      <style:paragraph-properties fo:margin-left="0.0244in" fo:margin-right="0.4311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697" style:family="paragraph" style:parent-style-name="Standard">
      <style:paragraph-properties fo:margin-left="0.0244in" fo:margin-right="0.2398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698" style:family="paragraph" style:parent-style-name="Standard">
      <style:paragraph-properties fo:margin-left="0.0118in" fo:margin-right="0.2362in" fo:margin-top="0.0339in" fo:margin-bottom="0in" loext:contextual-spacing="false" fo:line-height="95%" fo:text-align="justify" style:justify-single-word="false" fo:keep-together="auto" fo:orphans="0" fo:widows="0" fo:text-indent="0.0047in" style:auto-text-indent="false" fo:padding="0in" fo:border="none" fo:keep-with-next="auto"/>
    </style:style>
    <style:style style:name="P699" style:family="paragraph" style:parent-style-name="Standard">
      <style:paragraph-properties fo:margin-left="0.0193in" fo:margin-right="0.2075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700" style:family="paragraph" style:parent-style-name="Standard">
      <style:paragraph-properties fo:margin-left="0.0138in" fo:margin-right="0.0217in" fo:margin-top="0in" fo:margin-bottom="0in" loext:contextual-spacing="false" fo:line-height="105%" fo:text-align="start" style:justify-single-word="false" fo:keep-together="auto" fo:orphans="0" fo:widows="0" fo:text-indent="0.0047in" style:auto-text-indent="false" fo:padding="0in" fo:border="none" fo:keep-with-next="auto"/>
    </style:style>
    <style:style style:name="P701" style:family="paragraph" style:parent-style-name="Standard">
      <style:paragraph-properties fo:margin-left="0.0244in" fo:margin-right="0.5965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702" style:family="paragraph" style:parent-style-name="Standard">
      <style:paragraph-properties fo:margin-left="0.0181in" fo:margin-right="0.1602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703" style:family="paragraph" style:parent-style-name="Standard">
      <style:paragraph-properties fo:margin-left="0.0181in" fo:margin-right="0.0866in" fo:margin-top="0.0339in" fo:margin-bottom="0in" loext:contextual-spacing="false" fo:line-height="105%" fo:text-align="justify" style:justify-single-word="false" fo:keep-together="auto" fo:orphans="0" fo:widows="0" fo:text-indent="0in" style:auto-text-indent="false" fo:padding="0in" fo:border="none" fo:keep-with-next="auto"/>
    </style:style>
    <style:style style:name="P704" style:family="paragraph" style:parent-style-name="Standard">
      <style:paragraph-properties fo:margin-left="0.0181in" fo:margin-right="0.0665in" fo:margin-top="0.0339in" fo:margin-bottom="0in" loext:contextual-spacing="false" fo:line-height="105%" fo:text-align="start" style:justify-single-word="false" fo:keep-together="auto" fo:orphans="0" fo:widows="0" fo:text-indent="-0.0008in" style:auto-text-indent="false" fo:padding="0in" fo:border="none" fo:keep-with-next="auto"/>
    </style:style>
    <style:style style:name="P705" style:family="paragraph" style:parent-style-name="Standard">
      <style:paragraph-properties fo:margin-left="0.0193in" fo:margin-right="0.2181in" fo:margin-top="0.0339in" fo:margin-bottom="0in" loext:contextual-spacing="false" fo:line-height="105%" fo:text-align="start" style:justify-single-word="false" fo:keep-together="auto" fo:orphans="0" fo:widows="0" fo:text-indent="0.0126in" style:auto-text-indent="false" fo:padding="0in" fo:border="none" fo:keep-with-next="auto"/>
    </style:style>
    <style:style style:name="P706" style:family="paragraph" style:parent-style-name="Standard">
      <style:paragraph-properties fo:margin-left="0.0193in" fo:margin-right="0.0791in" fo:margin-top="0.0339in" fo:margin-bottom="0in" loext:contextual-spacing="false" fo:line-height="105%" fo:text-align="start" style:justify-single-word="false" fo:keep-together="auto" fo:orphans="0" fo:widows="0" fo:text-indent="0.0126in" style:auto-text-indent="false" fo:padding="0in" fo:border="none" fo:keep-with-next="auto"/>
    </style:style>
    <style:style style:name="P707" style:family="paragraph" style:parent-style-name="Standard">
      <style:paragraph-properties fo:margin-left="0.0209in" fo:margin-right="0.3811in" fo:margin-top="0.0339in" fo:margin-bottom="0in" loext:contextual-spacing="false" fo:line-height="95%" fo:text-align="start" style:justify-single-word="false" fo:keep-together="auto" fo:orphans="0" fo:widows="0" fo:text-indent="0.0098in" style:auto-text-indent="false" fo:padding="0in" fo:border="none" fo:keep-with-next="auto"/>
    </style:style>
    <style:style style:name="P708" style:family="paragraph" style:parent-style-name="Standard">
      <style:paragraph-properties fo:margin-left="0.0138in" fo:margin-right="0.0209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709" style:family="paragraph" style:parent-style-name="Standard">
      <style:paragraph-properties fo:margin-left="0.0244in" fo:margin-right="0.5756in" fo:margin-top="0in" fo:margin-bottom="0in" loext:contextual-spacing="false" fo:line-height="95%" fo:text-align="start" style:justify-single-word="false" fo:keep-together="auto" fo:orphans="0" fo:widows="0" fo:text-indent="-0.0047in" style:auto-text-indent="false" fo:padding="0in" fo:border="none" fo:keep-with-next="auto"/>
    </style:style>
    <style:style style:name="P710" style:family="paragraph" style:parent-style-name="Standard">
      <style:paragraph-properties fo:margin-left="0.0146in" fo:margin-right="0.0146in" fo:margin-top="0.0339in" fo:margin-bottom="0in" loext:contextual-spacing="false" fo:line-height="114%" fo:text-align="start" style:justify-single-word="false" fo:keep-together="auto" fo:orphans="0" fo:widows="0" fo:text-indent="0.0071in" style:auto-text-indent="false" fo:padding="0in" fo:border="none" fo:keep-with-next="auto"/>
    </style:style>
    <style:style style:name="P711" style:family="paragraph" style:parent-style-name="Standard">
      <style:paragraph-properties fo:margin-left="0.0209in" fo:margin-right="0.3925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712" style:family="paragraph" style:parent-style-name="Standard">
      <style:paragraph-properties fo:margin-left="0.0173in" fo:margin-right="0.0425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713" style:family="paragraph" style:parent-style-name="Standard">
      <style:paragraph-properties fo:margin-left="0.0154in" fo:margin-right="0.0673in" fo:margin-top="0.0339in" fo:margin-bottom="0in" loext:contextual-spacing="false" fo:line-height="114%" fo:text-align="start" style:justify-single-word="false" fo:keep-together="auto" fo:orphans="0" fo:widows="0" fo:text-indent="0.0091in" style:auto-text-indent="false" fo:padding="0in" fo:border="none" fo:keep-with-next="auto"/>
    </style:style>
    <style:style style:name="P714" style:family="paragraph" style:parent-style-name="Standard">
      <style:paragraph-properties fo:margin-left="0.0244in" fo:margin-right="0.0244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715" style:family="paragraph" style:parent-style-name="Standard">
      <style:paragraph-properties fo:margin-left="0.0181in" fo:margin-right="0.2374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716" style:family="paragraph" style:parent-style-name="Standard">
      <style:paragraph-properties fo:margin-left="0.0244in" fo:margin-right="0.1972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717" style:family="paragraph" style:parent-style-name="Standard">
      <style:paragraph-properties fo:margin-left="0.0134in" fo:margin-right="0.2028in" fo:margin-top="0.0339in" fo:margin-bottom="0in" loext:contextual-spacing="false" fo:line-height="108%" fo:text-align="start" style:justify-single-word="false" fo:keep-together="auto" fo:orphans="0" fo:widows="0" fo:text-indent="0.0035in" style:auto-text-indent="false" fo:padding="0in" fo:border="none" fo:keep-with-next="auto"/>
    </style:style>
    <style:style style:name="P718" style:family="paragraph" style:parent-style-name="Standard">
      <style:paragraph-properties fo:margin-left="0.0181in" fo:margin-right="0.0854in" fo:margin-top="0in" fo:margin-bottom="0in" loext:contextual-spacing="false" fo:line-height="95%" fo:text-align="start" style:justify-single-word="false" fo:keep-together="auto" fo:orphans="0" fo:widows="0" fo:text-indent="0.0134in" style:auto-text-indent="false" fo:padding="0in" fo:border="none" fo:keep-with-next="auto"/>
    </style:style>
    <style:style style:name="P719" style:family="paragraph" style:parent-style-name="Standard">
      <style:paragraph-properties fo:margin-left="0.0209in" fo:margin-right="0.2126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720" style:family="paragraph" style:parent-style-name="Standard">
      <style:paragraph-properties fo:margin-left="0.0181in" fo:margin-right="0.3244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721" style:family="paragraph" style:parent-style-name="Standard">
      <style:paragraph-properties fo:margin-left="0.0339in" fo:margin-right="0in" fo:margin-top="0.202in" fo:margin-bottom="0in" loext:contextual-spacing="false" fo:line-height="100%" fo:text-align="start" style:justify-single-word="false" fo:keep-together="auto" fo:orphans="0" fo:widows="0" fo:text-indent="0in" style:auto-text-indent="false" fo:padding="0in" fo:border="none" fo:keep-with-next="auto"/>
    </style:style>
    <style:style style:name="P722" style:family="paragraph" style:parent-style-name="Standard">
      <style:paragraph-properties fo:margin-left="0.0126in" fo:margin-right="0.039in" fo:margin-top="0.0339in" fo:margin-bottom="0in" loext:contextual-spacing="false" fo:line-height="105%" fo:text-align="start" style:justify-single-word="false" fo:keep-together="auto" fo:orphans="0" fo:widows="0" fo:text-indent="0.0043in" style:auto-text-indent="false" fo:padding="0in" fo:border="none" fo:keep-with-next="auto"/>
    </style:style>
    <style:style style:name="P723" style:family="paragraph" style:parent-style-name="Standard">
      <style:paragraph-properties fo:margin-left="0.0244in" fo:margin-right="0.1854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724" style:family="paragraph" style:parent-style-name="Standard">
      <style:paragraph-properties fo:margin-left="0.0193in" fo:margin-right="0.098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725" style:family="paragraph" style:parent-style-name="Standard">
      <style:paragraph-properties fo:margin-left="0.0118in" fo:margin-right="0.0437in" fo:margin-top="0.0339in" fo:margin-bottom="0in" loext:contextual-spacing="false" fo:line-height="100%" fo:text-align="start" style:justify-single-word="false" fo:keep-together="auto" fo:orphans="0" fo:widows="0" fo:text-indent="0.0055in" style:auto-text-indent="false" fo:padding="0in" fo:border="none" fo:keep-with-next="auto"/>
    </style:style>
    <style:style style:name="P726" style:family="paragraph" style:parent-style-name="Standard">
      <style:paragraph-properties fo:margin-left="0.0193in" fo:margin-right="0.2535in" fo:margin-top="0in" fo:margin-bottom="0in" loext:contextual-spacing="false" fo:line-height="95%" fo:text-align="start" style:justify-single-word="false" fo:keep-together="auto" fo:orphans="0" fo:widows="0" fo:text-indent="-0.0016in" style:auto-text-indent="false" fo:padding="0in" fo:border="none" fo:keep-with-next="auto"/>
    </style:style>
    <style:style style:name="P727" style:family="paragraph" style:parent-style-name="Standard">
      <style:paragraph-properties fo:margin-left="0.0244in" fo:margin-right="0.7319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728" style:family="paragraph" style:parent-style-name="Standard">
      <style:paragraph-properties fo:margin-left="0.0138in" fo:margin-right="0.648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729" style:family="paragraph" style:parent-style-name="Standard">
      <style:paragraph-properties fo:margin-left="0.0138in" fo:margin-right="0.098in" fo:margin-top="0.0339in" fo:margin-bottom="0in" loext:contextual-spacing="false" fo:line-height="109%" fo:text-align="start" style:justify-single-word="false" fo:keep-together="auto" fo:orphans="0" fo:widows="0" fo:text-indent="0.0028in" style:auto-text-indent="false" fo:padding="0in" fo:border="none" fo:keep-with-next="auto"/>
    </style:style>
    <style:style style:name="P730" style:family="paragraph" style:parent-style-name="Standard">
      <style:paragraph-properties fo:margin-left="0.0134in" fo:margin-right="0.1252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731" style:family="paragraph" style:parent-style-name="Standard">
      <style:paragraph-properties fo:margin-left="0.0173in" fo:margin-right="0.4535in" fo:margin-top="0.0339in" fo:margin-bottom="0in" loext:contextual-spacing="false" fo:line-height="101%" fo:text-align="start" style:justify-single-word="false" fo:keep-together="auto" fo:orphans="0" fo:widows="0" fo:text-indent="-0.0016in" style:auto-text-indent="false" fo:padding="0in" fo:border="none" fo:keep-with-next="auto"/>
    </style:style>
    <style:style style:name="P732" style:family="paragraph" style:parent-style-name="Standard">
      <style:paragraph-properties fo:margin-left="0.0138in" fo:margin-right="0.1898in" fo:margin-top="0.0339in" fo:margin-bottom="0in" loext:contextual-spacing="false" fo:line-height="105%" fo:text-align="start" style:justify-single-word="false" fo:keep-together="auto" fo:orphans="0" fo:widows="0" fo:text-indent="0.0035in" style:auto-text-indent="false" fo:padding="0in" fo:border="none" fo:keep-with-next="auto"/>
    </style:style>
    <style:style style:name="P733" style:family="paragraph" style:parent-style-name="Standard">
      <style:paragraph-properties fo:margin-left="0.0126in" fo:margin-right="0.2173in" fo:margin-top="0in" fo:margin-bottom="0in" loext:contextual-spacing="false" fo:line-height="105%" fo:text-align="start" style:justify-single-word="false" fo:keep-together="auto" fo:orphans="0" fo:widows="0" fo:text-indent="0.0008in" style:auto-text-indent="false" fo:padding="0in" fo:border="none" fo:keep-with-next="auto"/>
    </style:style>
    <style:style style:name="P734" style:family="paragraph" style:parent-style-name="Standard">
      <style:paragraph-properties fo:margin-left="0.0244in" fo:margin-right="0.0654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735" style:family="paragraph" style:parent-style-name="Standard">
      <style:paragraph-properties fo:margin-left="0.0193in" fo:margin-right="0.0783in" fo:margin-top="0in" fo:margin-bottom="0in" loext:contextual-spacing="false" fo:line-height="95%" fo:text-align="start" style:justify-single-word="false" fo:keep-together="auto" fo:orphans="0" fo:widows="0" fo:text-indent="-0.0055in" style:auto-text-indent="false" fo:padding="0in" fo:border="none" fo:keep-with-next="auto"/>
    </style:style>
    <style:style style:name="P736" style:family="paragraph" style:parent-style-name="Standard">
      <style:paragraph-properties fo:margin-left="0.0244in" fo:margin-right="0.5047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737" style:family="paragraph" style:parent-style-name="Standard">
      <style:paragraph-properties fo:margin-left="0.0244in" fo:margin-right="0.1299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738" style:family="paragraph" style:parent-style-name="Standard">
      <style:paragraph-properties fo:margin-left="0.0118in" fo:margin-right="0.0811in" fo:margin-top="0.0339in" fo:margin-bottom="0in" loext:contextual-spacing="false" fo:line-height="114%" fo:text-align="start" style:justify-single-word="false" fo:keep-together="auto" fo:orphans="0" fo:widows="0" fo:text-indent="0.0028in" style:auto-text-indent="false" fo:padding="0in" fo:border="none" fo:keep-with-next="auto"/>
    </style:style>
    <style:style style:name="P739" style:family="paragraph" style:parent-style-name="Standard">
      <style:paragraph-properties fo:margin-left="0.0244in" fo:margin-right="0.6402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740" style:family="paragraph" style:parent-style-name="Standard">
      <style:paragraph-properties fo:margin-left="0.0181in" fo:margin-right="0.6472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741" style:family="paragraph" style:parent-style-name="Standard">
      <style:paragraph-properties fo:margin-left="0.0189in" fo:margin-right="0.0756in" fo:margin-top="0in" fo:margin-bottom="0in" loext:contextual-spacing="false" fo:line-height="95%" fo:text-align="start" style:justify-single-word="false" fo:keep-together="auto" fo:orphans="0" fo:widows="0" fo:text-indent="-0.0047in" style:auto-text-indent="false" fo:padding="0in" fo:border="none" fo:keep-with-next="auto"/>
    </style:style>
    <style:style style:name="P742" style:family="paragraph" style:parent-style-name="Standard">
      <style:paragraph-properties fo:margin-left="0.0173in" fo:margin-right="0.3472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743" style:family="paragraph" style:parent-style-name="Standard">
      <style:paragraph-properties fo:margin-left="0.0209in" fo:margin-right="0.2091in" fo:margin-top="0.0339in" fo:margin-bottom="0in" loext:contextual-spacing="false" fo:line-height="114%" fo:text-align="start" style:justify-single-word="false" fo:keep-together="auto" fo:orphans="0" fo:widows="0" fo:text-indent="-0.0063in" style:auto-text-indent="false" fo:padding="0in" fo:border="none" fo:keep-with-next="auto"/>
    </style:style>
    <style:style style:name="P744" style:family="paragraph" style:parent-style-name="Standard">
      <style:paragraph-properties fo:margin-left="0.0228in" fo:margin-right="0.1535in" fo:margin-top="0.0339in" fo:margin-bottom="0in" loext:contextual-spacing="false" fo:line-height="105%" fo:text-align="start" style:justify-single-word="false" fo:keep-together="auto" fo:orphans="0" fo:widows="0" fo:text-indent="-0.0075in" style:auto-text-indent="false" fo:padding="0in" fo:border="none" fo:keep-with-next="auto"/>
    </style:style>
    <style:style style:name="P745" style:family="paragraph" style:parent-style-name="Standard">
      <style:paragraph-properties fo:margin-left="0.0244in" fo:margin-right="0.8382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746" style:family="paragraph" style:parent-style-name="Standard">
      <style:paragraph-properties fo:margin-left="0.0134in" fo:margin-right="0.4126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747" style:family="paragraph" style:parent-style-name="Standard">
      <style:paragraph-properties fo:margin-left="0.0244in" fo:margin-right="0.0839in" fo:margin-top="0.0339in" fo:margin-bottom="0in" loext:contextual-spacing="false" fo:line-height="95%" fo:text-align="start" style:justify-single-word="false" fo:keep-together="auto" fo:orphans="0" fo:widows="0" fo:text-indent="-0.0083in" style:auto-text-indent="false" fo:padding="0in" fo:border="none" fo:keep-with-next="auto"/>
    </style:style>
    <style:style style:name="P748" style:family="paragraph" style:parent-style-name="Standard">
      <style:paragraph-properties fo:margin-left="0.0118in" fo:margin-right="0.3244in" fo:margin-top="0.0339in" fo:margin-bottom="0in" loext:contextual-spacing="false" fo:line-height="105%" fo:text-align="start" style:justify-single-word="false" fo:keep-together="auto" fo:orphans="0" fo:widows="0" fo:text-indent="0.0047in" style:auto-text-indent="false" fo:padding="0in" fo:border="none" fo:keep-with-next="auto"/>
    </style:style>
    <style:style style:name="P749" style:family="paragraph" style:parent-style-name="Standard">
      <style:paragraph-properties fo:margin-left="0.0181in" fo:margin-right="0.1492in" fo:margin-top="0in" fo:margin-bottom="0in" loext:contextual-spacing="false" fo:line-height="114%" fo:text-align="start" style:justify-single-word="false" fo:keep-together="auto" fo:orphans="0" fo:widows="0" fo:text-indent="-0.0043in" style:auto-text-indent="false" fo:padding="0in" fo:border="none" fo:keep-with-next="auto"/>
    </style:style>
    <style:style style:name="P750" style:family="paragraph" style:parent-style-name="Standard">
      <style:paragraph-properties fo:margin-left="0.0126in" fo:margin-right="0.1591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751" style:family="paragraph" style:parent-style-name="Standard">
      <style:paragraph-properties fo:margin-left="0.0181in" fo:margin-right="0.3016in" fo:margin-top="0in" fo:margin-bottom="0in" loext:contextual-spacing="false" fo:line-height="114%" fo:text-align="start" style:justify-single-word="false" fo:keep-together="auto" fo:orphans="0" fo:widows="0" fo:text-indent="-0.0043in" style:auto-text-indent="false" fo:padding="0in" fo:border="none" fo:keep-with-next="auto"/>
    </style:style>
    <style:style style:name="P752" style:family="paragraph" style:parent-style-name="Standard">
      <style:paragraph-properties fo:margin-left="0.0181in" fo:margin-right="0.0626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753" style:family="paragraph" style:parent-style-name="Standard">
      <style:paragraph-properties fo:margin-left="0.0138in" fo:margin-right="0.0665in" fo:margin-top="0in" fo:margin-bottom="0in" loext:contextual-spacing="false" fo:line-height="110%" fo:text-align="start" style:justify-single-word="false" fo:keep-together="auto" fo:orphans="0" fo:widows="0" fo:text-indent="0.0035in" style:auto-text-indent="false" fo:padding="0in" fo:border="none" fo:keep-with-next="auto"/>
    </style:style>
    <style:style style:name="P754" style:family="paragraph" style:parent-style-name="Standard">
      <style:paragraph-properties fo:margin-left="0.0244in" fo:margin-right="0.1547in" fo:margin-top="0in" fo:margin-bottom="0in" loext:contextual-spacing="false" fo:line-height="95%" fo:text-align="start" style:justify-single-word="false" fo:keep-together="auto" fo:orphans="0" fo:widows="0" fo:text-indent="-0.0102in" style:auto-text-indent="false" fo:padding="0in" fo:border="none" fo:keep-with-next="auto"/>
    </style:style>
    <style:style style:name="P755" style:family="paragraph" style:parent-style-name="Standard">
      <style:paragraph-properties fo:margin-left="0.0181in" fo:margin-right="0.2854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756" style:family="paragraph" style:parent-style-name="Standard">
      <style:paragraph-properties fo:margin-left="0.0189in" fo:margin-right="0.3118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757" style:family="paragraph" style:parent-style-name="Standard">
      <style:paragraph-properties fo:margin-left="0.0118in" fo:margin-right="0.4307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758" style:family="paragraph" style:parent-style-name="Standard">
      <style:paragraph-properties fo:margin-left="0.0244in" fo:margin-right="0.2472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759" style:family="paragraph" style:parent-style-name="Standard">
      <style:paragraph-properties fo:margin-left="0.0244in" fo:margin-right="0.402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760" style:family="paragraph" style:parent-style-name="Standard">
      <style:paragraph-properties fo:margin-left="0.0126in" fo:margin-right="0.0445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761" style:family="paragraph" style:parent-style-name="Standard">
      <style:paragraph-properties fo:margin-left="0.0138in" fo:margin-right="0.3319in" fo:margin-top="0.0339in" fo:margin-bottom="0in" loext:contextual-spacing="false" fo:line-height="95%" fo:text-align="start" style:justify-single-word="false" fo:keep-together="auto" fo:orphans="0" fo:widows="0" fo:text-indent="0.0075in" style:auto-text-indent="false" fo:padding="0in" fo:border="none" fo:keep-with-next="auto"/>
    </style:style>
    <style:style style:name="P762" style:family="paragraph" style:parent-style-name="Standard">
      <style:paragraph-properties fo:margin-left="0.0134in" fo:margin-right="0.0646in" fo:margin-top="0.0339in" fo:margin-bottom="0in" loext:contextual-spacing="false" fo:line-height="95%" fo:text-align="start" style:justify-single-word="false" fo:keep-together="auto" fo:orphans="0" fo:widows="0" fo:text-indent="0.0075in" style:auto-text-indent="false" fo:padding="0in" fo:border="none" fo:keep-with-next="auto"/>
    </style:style>
    <style:style style:name="P763" style:family="paragraph" style:parent-style-name="Standard">
      <style:paragraph-properties fo:margin-left="0.0189in" fo:margin-right="0.3925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764" style:family="paragraph" style:parent-style-name="Standard">
      <style:paragraph-properties fo:margin-left="0.0244in" fo:margin-right="0.5827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765" style:family="paragraph" style:parent-style-name="Standard">
      <style:paragraph-properties fo:margin-left="0.0173in" fo:margin-right="0.5547in" fo:margin-top="0.0339in" fo:margin-bottom="0in" loext:contextual-spacing="false" fo:line-height="114%" fo:text-align="start" style:justify-single-word="false" fo:keep-together="auto" fo:orphans="0" fo:widows="0" fo:text-indent="0.0118in" style:auto-text-indent="false" fo:padding="0in" fo:border="none" fo:keep-with-next="auto"/>
    </style:style>
    <style:style style:name="P766" style:family="paragraph" style:parent-style-name="Standard">
      <style:paragraph-properties fo:margin-left="0.0181in" fo:margin-right="0.3555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767" style:family="paragraph" style:parent-style-name="Standard">
      <style:paragraph-properties fo:margin-left="0.0126in" fo:margin-right="0.1173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768" style:family="paragraph" style:parent-style-name="Standard">
      <style:paragraph-properties fo:margin-left="0.0181in" fo:margin-right="0.1854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769" style:family="paragraph" style:parent-style-name="Standard">
      <style:paragraph-properties fo:margin-left="0.0189in" fo:margin-right="0.1937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770" style:family="paragraph" style:parent-style-name="Standard">
      <style:paragraph-properties fo:margin-left="0.0138in" fo:margin-right="0.2291in" fo:margin-top="0.0339in" fo:margin-bottom="0in" loext:contextual-spacing="false" fo:line-height="101%" fo:text-align="start" style:justify-single-word="false" fo:keep-together="auto" fo:orphans="0" fo:widows="0" fo:text-indent="0.0043in" style:auto-text-indent="false" fo:padding="0in" fo:border="none" fo:keep-with-next="auto"/>
    </style:style>
    <style:style style:name="P771" style:family="paragraph" style:parent-style-name="Standard">
      <style:paragraph-properties fo:margin-left="0.0181in" fo:margin-right="0.1346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772" style:family="paragraph" style:parent-style-name="Standard">
      <style:paragraph-properties fo:margin-left="0.0138in" fo:margin-right="0.561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773" style:family="paragraph" style:parent-style-name="Standard">
      <style:paragraph-properties fo:margin-left="0.0181in" fo:margin-right="0.1075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774" style:family="paragraph" style:parent-style-name="Standard">
      <style:paragraph-properties fo:margin-left="0.0244in" fo:margin-right="0.4917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775" style:family="paragraph" style:parent-style-name="Standard">
      <style:paragraph-properties fo:margin-left="0.0244in" fo:margin-right="0.1626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776" style:family="paragraph" style:parent-style-name="Standard">
      <style:paragraph-properties fo:margin-left="0.0134in" fo:margin-right="0.0898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777" style:family="paragraph" style:parent-style-name="Standard">
      <style:paragraph-properties fo:margin-left="0.0181in" fo:margin-right="0.2874in" fo:margin-top="0.0339in" fo:margin-bottom="0in" loext:contextual-spacing="false" fo:line-height="114%" fo:text-align="start" style:justify-single-word="false" fo:keep-together="auto" fo:orphans="0" fo:widows="0" fo:text-indent="0.0008in" style:auto-text-indent="false" fo:padding="0in" fo:border="none" fo:keep-with-next="auto"/>
    </style:style>
    <style:style style:name="P778" style:family="paragraph" style:parent-style-name="Standard">
      <style:paragraph-properties fo:margin-left="0.0138in" fo:margin-right="0.0181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779" style:family="paragraph" style:parent-style-name="Standard">
      <style:paragraph-properties fo:margin-left="0.0189in" fo:margin-right="0.0744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780" style:family="paragraph" style:parent-style-name="Standard">
      <style:paragraph-properties fo:margin-left="0.0118in" fo:margin-right="0.6016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781" style:family="paragraph" style:parent-style-name="Standard">
      <style:paragraph-properties fo:margin-left="0.0244in" fo:margin-right="0.5146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782" style:family="paragraph" style:parent-style-name="Standard">
      <style:paragraph-properties fo:margin-left="0.0181in" fo:margin-right="0.2189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783" style:family="paragraph" style:parent-style-name="Standard">
      <style:paragraph-properties fo:margin-left="0.0173in" fo:margin-right="0.1299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784" style:family="paragraph" style:parent-style-name="Standard">
      <style:paragraph-properties fo:margin-left="0.0138in" fo:margin-right="0.1709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785" style:family="paragraph" style:parent-style-name="Standard">
      <style:paragraph-properties fo:margin-left="0.0244in" fo:margin-right="0.2638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786" style:family="paragraph" style:parent-style-name="Standard">
      <style:paragraph-properties fo:margin-left="0.0244in" fo:margin-right="0.2965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787" style:family="paragraph" style:parent-style-name="Standard">
      <style:paragraph-properties fo:margin-left="0.0173in" fo:margin-right="0.0791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788" style:family="paragraph" style:parent-style-name="Standard">
      <style:paragraph-properties fo:margin-left="0.0134in" fo:margin-right="0.0929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789" style:family="paragraph" style:parent-style-name="Standard">
      <style:paragraph-properties fo:margin-left="0.0173in" fo:margin-right="0.128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790" style:family="paragraph" style:parent-style-name="Standard">
      <style:paragraph-properties fo:margin-left="0.0181in" fo:margin-right="0.0508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791" style:family="paragraph" style:parent-style-name="Standard">
      <style:paragraph-properties fo:margin-left="0.0244in" fo:margin-right="0.0925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792" style:family="paragraph" style:parent-style-name="Standard">
      <style:paragraph-properties fo:margin-left="0.0126in" fo:margin-right="0.1071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793" style:family="paragraph" style:parent-style-name="Standard">
      <style:paragraph-properties fo:margin-left="0.0173in" fo:margin-right="0.0598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794" style:family="paragraph" style:parent-style-name="Standard">
      <style:paragraph-properties fo:margin-left="0.0244in" fo:margin-right="0.1244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795" style:family="paragraph" style:parent-style-name="Standard">
      <style:paragraph-properties fo:margin-left="0.0193in" fo:margin-right="0.0846in" fo:margin-top="0.0339in" fo:margin-bottom="0in" loext:contextual-spacing="false" fo:line-height="95%" fo:text-align="start" style:justify-single-word="false" fo:keep-together="auto" fo:orphans="0" fo:widows="0" fo:text-indent="0.0098in" style:auto-text-indent="false" fo:padding="0in" fo:border="none" fo:keep-with-next="auto"/>
    </style:style>
    <style:style style:name="P796" style:family="paragraph" style:parent-style-name="Standard">
      <style:paragraph-properties fo:margin-left="0.0118in" fo:margin-right="0.5028in" fo:margin-top="0.0339in" fo:margin-bottom="0in" loext:contextual-spacing="false" fo:line-height="114%" fo:text-align="start" style:justify-single-word="false" fo:keep-together="auto" fo:orphans="0" fo:widows="0" fo:text-indent="0.0063in" style:auto-text-indent="false" fo:padding="0in" fo:border="none" fo:keep-with-next="auto"/>
    </style:style>
    <style:style style:name="P797" style:family="paragraph" style:parent-style-name="Standard">
      <style:paragraph-properties fo:margin-left="0.0181in" fo:margin-right="0.05in" fo:margin-top="0.0339in" fo:margin-bottom="0in" loext:contextual-spacing="false" fo:line-height="114%" fo:text-align="start" style:justify-single-word="false" fo:keep-together="auto" fo:orphans="0" fo:widows="0" fo:text-indent="0.0008in" style:auto-text-indent="false" fo:padding="0in" fo:border="none" fo:keep-with-next="auto"/>
    </style:style>
    <style:style style:name="P798" style:family="paragraph" style:parent-style-name="Standard">
      <style:paragraph-properties fo:margin-left="0.0118in" fo:margin-right="0.0071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799" style:family="paragraph" style:parent-style-name="Standard">
      <style:paragraph-properties fo:margin-left="0.0173in" fo:margin-right="0.0098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800" style:family="paragraph" style:parent-style-name="Standard">
      <style:paragraph-properties fo:margin-left="0.0181in" fo:margin-right="0.1984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801" style:family="paragraph" style:parent-style-name="Standard">
      <style:paragraph-properties fo:margin-left="0.0201in" fo:margin-right="1.361in" fo:margin-top="0.0339in" fo:margin-bottom="0in" loext:contextual-spacing="false" fo:line-height="210%" fo:text-align="start" style:justify-single-word="false" fo:keep-together="auto" fo:orphans="0" fo:widows="0" fo:text-indent="-0.0063in" style:auto-text-indent="false" fo:padding="0in" fo:border="none" fo:keep-with-next="auto"/>
    </style:style>
    <style:style style:name="P802" style:family="paragraph" style:parent-style-name="Standard">
      <style:paragraph-properties fo:margin-left="0.0189in" fo:margin-right="0.1126in" fo:margin-top="0in" fo:margin-bottom="0in" loext:contextual-spacing="false" fo:line-height="95%" fo:text-align="start" style:justify-single-word="false" fo:keep-together="auto" fo:orphans="0" fo:widows="0" fo:text-indent="-0.0043in" style:auto-text-indent="false" fo:padding="0in" fo:border="none" fo:keep-with-next="auto"/>
    </style:style>
    <style:style style:name="P803" style:family="paragraph" style:parent-style-name="Standard">
      <style:paragraph-properties fo:margin-left="0.0138in" fo:margin-right="0.0799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804" style:family="paragraph" style:parent-style-name="Standard">
      <style:paragraph-properties fo:margin-left="0.0138in" fo:margin-right="0.1398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805" style:family="paragraph" style:parent-style-name="Standard">
      <style:paragraph-properties fo:margin-left="0.0181in" fo:margin-right="0.1547in" fo:margin-top="0.0339in" fo:margin-bottom="0in" loext:contextual-spacing="false" fo:line-height="105%" fo:text-align="start" style:justify-single-word="false" fo:keep-together="auto" fo:orphans="0" fo:widows="0" fo:text-indent="-0.0043in" style:auto-text-indent="false" fo:padding="0in" fo:border="none" fo:keep-with-next="auto"/>
    </style:style>
    <style:style style:name="P806" style:family="paragraph" style:parent-style-name="Standard">
      <style:paragraph-properties fo:margin-left="0.0209in" fo:margin-right="0.2764in" fo:margin-top="0.0339in" fo:margin-bottom="0in" loext:contextual-spacing="false" fo:line-height="114%" fo:text-align="start" style:justify-single-word="false" fo:keep-together="auto" fo:orphans="0" fo:widows="0" fo:text-indent="-0.0063in" style:auto-text-indent="false" fo:padding="0in" fo:border="none" fo:keep-with-next="auto"/>
    </style:style>
    <style:style style:name="P807" style:family="paragraph" style:parent-style-name="Standard">
      <style:paragraph-properties fo:margin-left="0.0134in" fo:margin-right="0.3571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808" style:family="paragraph" style:parent-style-name="Standard">
      <style:paragraph-properties fo:margin-left="0.0244in" fo:margin-right="0.7445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809" style:family="paragraph" style:parent-style-name="Standard">
      <style:paragraph-properties fo:margin-left="0.0244in" fo:margin-right="0.398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810" style:family="paragraph" style:parent-style-name="Standard">
      <style:paragraph-properties fo:margin-left="0.0181in" fo:margin-right="0.0835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811" style:family="paragraph" style:parent-style-name="Standard">
      <style:paragraph-properties fo:margin-left="0.0181in" fo:margin-right="0.448in" fo:margin-top="0.0339in" fo:margin-bottom="0in" loext:contextual-spacing="false" fo:line-height="114%" fo:text-align="start" style:justify-single-word="false" fo:keep-together="auto" fo:orphans="0" fo:widows="0" fo:text-indent="0.0028in" style:auto-text-indent="false" fo:padding="0in" fo:border="none" fo:keep-with-next="auto"/>
    </style:style>
    <style:style style:name="P812" style:family="paragraph" style:parent-style-name="Standard">
      <style:paragraph-properties fo:margin-left="0.0209in" fo:margin-right="0.2366in" fo:margin-top="0.0339in" fo:margin-bottom="0in" loext:contextual-spacing="false" fo:line-height="114%" fo:text-align="start" style:justify-single-word="false" fo:keep-together="auto" fo:orphans="0" fo:widows="0" fo:text-indent="-0.0063in" style:auto-text-indent="false" fo:padding="0in" fo:border="none" fo:keep-with-next="auto"/>
    </style:style>
    <style:style style:name="P813" style:family="paragraph" style:parent-style-name="Standard">
      <style:paragraph-properties fo:margin-left="0.0181in" fo:margin-right="0.461in" fo:margin-top="0.0339in" fo:margin-bottom="0in" loext:contextual-spacing="false" fo:line-height="95%" fo:text-align="start" style:justify-single-word="false" fo:keep-together="auto" fo:orphans="0" fo:widows="0" fo:text-indent="0.0154in" style:auto-text-indent="false" fo:padding="0in" fo:border="none" fo:keep-with-next="auto"/>
    </style:style>
    <style:style style:name="P814" style:family="paragraph" style:parent-style-name="Standard">
      <style:paragraph-properties fo:margin-left="0.0181in" fo:margin-right="0.1752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815" style:family="paragraph" style:parent-style-name="Standard">
      <style:paragraph-properties fo:margin-left="0.0181in" fo:margin-right="0.339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816" style:family="paragraph" style:parent-style-name="Standard">
      <style:paragraph-properties fo:margin-left="0.0138in" fo:margin-right="0.1957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817" style:family="paragraph" style:parent-style-name="Standard">
      <style:paragraph-properties fo:margin-left="0.0173in" fo:margin-right="0.1307in" fo:margin-top="0in" fo:margin-bottom="0in" loext:contextual-spacing="false" fo:line-height="114%" fo:text-align="start" style:justify-single-word="false" fo:keep-together="auto" fo:orphans="0" fo:widows="0" fo:text-indent="-0.0035in" style:auto-text-indent="false" fo:padding="0in" fo:border="none" fo:keep-with-next="auto"/>
    </style:style>
    <style:style style:name="P818" style:family="paragraph" style:parent-style-name="Standard">
      <style:paragraph-properties fo:margin-left="0.0209in" fo:margin-right="0.1335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819" style:family="paragraph" style:parent-style-name="Standard">
      <style:paragraph-properties fo:margin-left="0.0244in" fo:margin-right="0.0547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820" style:family="paragraph" style:parent-style-name="Standard">
      <style:paragraph-properties fo:margin-left="0.0181in" fo:margin-right="0.3425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821" style:family="paragraph" style:parent-style-name="Standard">
      <style:paragraph-properties fo:margin-left="0.0244in" fo:margin-right="0.7071in" fo:margin-top="0.0339in" fo:margin-bottom="0in" loext:contextual-spacing="false" fo:line-height="95%" fo:text-align="start" style:justify-single-word="false" fo:keep-together="auto" fo:orphans="0" fo:widows="0" fo:text-indent="-0.0075in" style:auto-text-indent="false" fo:padding="0in" fo:border="none" fo:keep-with-next="auto"/>
    </style:style>
    <style:style style:name="P822" style:family="paragraph" style:parent-style-name="Standard">
      <style:paragraph-properties fo:margin-left="0.0118in" fo:margin-right="0.2882in" fo:margin-top="0.0339in" fo:margin-bottom="0in" loext:contextual-spacing="false" fo:line-height="114%" fo:text-align="start" style:justify-single-word="false" fo:keep-together="auto" fo:orphans="0" fo:widows="0" fo:text-indent="0.0181in" style:auto-text-indent="false" fo:padding="0in" fo:border="none" fo:keep-with-next="auto"/>
    </style:style>
    <style:style style:name="P823" style:family="paragraph" style:parent-style-name="Standard">
      <style:paragraph-properties fo:margin-left="0.0189in" fo:margin-right="0.0429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824" style:family="paragraph" style:parent-style-name="Standard">
      <style:paragraph-properties fo:margin-left="0.0134in" fo:margin-right="0.148in" fo:margin-top="0in" fo:margin-bottom="0in" loext:contextual-spacing="false" fo:line-height="95%" fo:text-align="start" style:justify-single-word="false" fo:keep-together="auto" fo:orphans="0" fo:widows="0" fo:text-indent="0.0043in" style:auto-text-indent="false" fo:padding="0in" fo:border="none" fo:keep-with-next="auto"/>
    </style:style>
    <style:style style:name="P825" style:family="paragraph" style:parent-style-name="Standard">
      <style:paragraph-properties fo:margin-left="0.0126in" fo:margin-right="0.022in" fo:margin-top="0in" fo:margin-bottom="0in" loext:contextual-spacing="false" fo:line-height="95%" fo:text-align="start" style:justify-single-word="false" fo:keep-together="auto" fo:orphans="0" fo:widows="0" fo:text-indent="0.0075in" style:auto-text-indent="false" fo:padding="0in" fo:border="none" fo:keep-with-next="auto"/>
    </style:style>
    <style:style style:name="P826" style:family="paragraph" style:parent-style-name="Standard">
      <style:paragraph-properties fo:margin-left="0.0138in" fo:margin-right="0.0457in" fo:margin-top="0.0339in" fo:margin-bottom="0in" loext:contextual-spacing="false" fo:line-height="101%" fo:text-align="start" style:justify-single-word="false" fo:keep-together="auto" fo:orphans="0" fo:widows="0" fo:text-indent="0in" style:auto-text-indent="false" fo:padding="0in" fo:border="none" fo:keep-with-next="auto"/>
    </style:style>
    <style:style style:name="P827" style:family="paragraph" style:parent-style-name="Standard">
      <style:paragraph-properties fo:margin-left="0.0244in" fo:margin-right="0.2898in" fo:margin-top="0in" fo:margin-bottom="0in" loext:contextual-spacing="false" fo:line-height="95%" fo:text-align="start" style:justify-single-word="false" fo:keep-together="auto" fo:orphans="0" fo:widows="0" fo:text-indent="-0.0102in" style:auto-text-indent="false" fo:padding="0in" fo:border="none" fo:keep-with-next="auto"/>
    </style:style>
    <style:style style:name="P828" style:family="paragraph" style:parent-style-name="Standard">
      <style:paragraph-properties fo:margin-left="0.0244in" fo:margin-right="0.1398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829" style:family="paragraph" style:parent-style-name="Standard">
      <style:paragraph-properties fo:margin-left="0.028in" fo:margin-right="0.052in" fo:margin-top="0.0339in" fo:margin-bottom="0in" loext:contextual-spacing="false" fo:line-height="114%" fo:text-align="start" style:justify-single-word="false" fo:keep-together="auto" fo:orphans="0" fo:widows="0" fo:text-indent="-0.0138in" style:auto-text-indent="false" fo:padding="0in" fo:border="none" fo:keep-with-next="auto"/>
    </style:style>
    <style:style style:name="P830" style:family="paragraph" style:parent-style-name="Standard">
      <style:paragraph-properties fo:margin-left="0.0138in" fo:margin-right="0.25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831" style:family="paragraph" style:parent-style-name="Standard">
      <style:paragraph-properties fo:margin-left="0.0126in" fo:margin-right="0.3035in" fo:margin-top="0.0339in" fo:margin-bottom="0in" loext:contextual-spacing="false" fo:line-height="105%" fo:text-align="start" style:justify-single-word="false" fo:keep-together="auto" fo:orphans="0" fo:widows="0" fo:text-indent="0.0008in" style:auto-text-indent="false" fo:padding="0in" fo:border="none" fo:keep-with-next="auto"/>
    </style:style>
    <style:style style:name="P832" style:family="paragraph" style:parent-style-name="Standard">
      <style:paragraph-properties fo:margin-left="0.0193in" fo:margin-right="0.0882in" fo:margin-top="0in" fo:margin-bottom="0in" loext:contextual-spacing="false" fo:line-height="101%" fo:text-align="start" style:justify-single-word="false" fo:keep-together="auto" fo:orphans="0" fo:widows="0" fo:text-indent="-0.0047in" style:auto-text-indent="false" fo:padding="0in" fo:border="none" fo:keep-with-next="auto"/>
    </style:style>
    <style:style style:name="P833" style:family="paragraph" style:parent-style-name="Standard">
      <style:paragraph-properties fo:margin-left="0.0118in" fo:margin-right="0.1043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834" style:family="paragraph" style:parent-style-name="Standard">
      <style:paragraph-properties fo:margin-left="0.0134in" fo:margin-right="0.3591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835" style:family="paragraph" style:parent-style-name="Standard">
      <style:paragraph-properties fo:margin-left="0.0138in" fo:margin-right="0.1154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836" style:family="paragraph" style:parent-style-name="Standard">
      <style:paragraph-properties fo:margin-left="0.0244in" fo:margin-right="0.9118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837" style:family="paragraph" style:parent-style-name="Standard">
      <style:paragraph-properties fo:margin-left="0.0189in" fo:margin-right="0.0134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838" style:family="paragraph" style:parent-style-name="Standard">
      <style:paragraph-properties fo:margin-left="0.0417in" fo:margin-right="0in" fo:margin-top="0.2335in" fo:margin-bottom="0in" loext:contextual-spacing="false" fo:line-height="100%" fo:text-align="start" style:justify-single-word="false" fo:keep-together="auto" fo:orphans="0" fo:widows="0" fo:text-indent="0in" style:auto-text-indent="false" fo:padding="0in" fo:border="none" fo:keep-with-next="auto"/>
    </style:style>
    <style:style style:name="P839" style:family="paragraph" style:parent-style-name="Standard">
      <style:paragraph-properties fo:margin-left="0.0118in" fo:margin-right="0in" fo:margin-top="0.0339in" fo:margin-bottom="0in" loext:contextual-spacing="false" fo:line-height="109%" fo:text-align="start" style:justify-single-word="false" fo:keep-together="auto" fo:orphans="0" fo:widows="0" fo:text-indent="0.0244in" style:auto-text-indent="false" fo:padding="0in" fo:border="none" fo:keep-with-next="auto"/>
    </style:style>
    <style:style style:name="P840" style:family="paragraph" style:parent-style-name="Standard">
      <style:paragraph-properties fo:margin-left="0.0134in" fo:margin-right="0.0728in" fo:margin-top="0.0339in" fo:margin-bottom="0in" loext:contextual-spacing="false" fo:line-height="95%" fo:text-align="start" style:justify-single-word="false" fo:keep-together="auto" fo:orphans="0" fo:widows="0" fo:text-indent="0.0362in" style:auto-text-indent="false" fo:padding="0in" fo:border="none" fo:keep-with-next="auto"/>
    </style:style>
    <style:style style:name="P841" style:family="paragraph" style:parent-style-name="Standard">
      <style:paragraph-properties fo:margin-left="0.0181in" fo:margin-right="0.3909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842" style:family="paragraph" style:parent-style-name="Standard">
      <style:paragraph-properties fo:margin-left="0.0138in" fo:margin-right="0.2047in" fo:margin-top="0.0339in" fo:margin-bottom="0in" loext:contextual-spacing="false" fo:line-height="95%" fo:text-align="start" style:justify-single-word="false" fo:keep-together="auto" fo:orphans="0" fo:widows="0" fo:text-indent="0.0063in" style:auto-text-indent="false" fo:padding="0in" fo:border="none" fo:keep-with-next="auto"/>
    </style:style>
    <style:style style:name="P843" style:family="paragraph" style:parent-style-name="Standard">
      <style:paragraph-properties fo:margin-left="0.0173in" fo:margin-right="0.1201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844" style:family="paragraph" style:parent-style-name="Standard">
      <style:paragraph-properties fo:margin-left="0.0173in" fo:margin-right="0.8189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845" style:family="paragraph" style:parent-style-name="Standard">
      <style:paragraph-properties fo:margin-left="0.0118in" fo:margin-right="0.0728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846" style:family="paragraph" style:parent-style-name="Standard">
      <style:paragraph-properties fo:margin-left="0.0138in" fo:margin-right="0.3409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847" style:family="paragraph" style:parent-style-name="Standard">
      <style:paragraph-properties fo:margin-left="0.0181in" fo:margin-right="0.5618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848" style:family="paragraph" style:parent-style-name="Standard">
      <style:paragraph-properties fo:margin-left="0.0118in" fo:margin-right="0.3055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849" style:family="paragraph" style:parent-style-name="Standard">
      <style:paragraph-properties fo:margin-left="0.0181in" fo:margin-right="0.148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850" style:family="paragraph" style:parent-style-name="Standard">
      <style:paragraph-properties fo:margin-left="0.0244in" fo:margin-right="0.2299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851" style:family="paragraph" style:parent-style-name="Standard">
      <style:paragraph-properties fo:margin-left="0.0181in" fo:margin-right="0.1728in" fo:margin-top="0.0339in" fo:margin-bottom="0in" loext:contextual-spacing="false" fo:line-height="105%" fo:text-align="start" style:justify-single-word="false" fo:keep-together="auto" fo:orphans="0" fo:widows="0" fo:text-indent="-0.0043in" style:auto-text-indent="false" fo:padding="0in" fo:border="none" fo:keep-with-next="auto"/>
    </style:style>
    <style:style style:name="P852" style:family="paragraph" style:parent-style-name="Standard">
      <style:paragraph-properties fo:margin-left="0.0138in" fo:margin-right="0.0646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853" style:family="paragraph" style:parent-style-name="Standard">
      <style:paragraph-properties fo:margin-left="0.0138in" fo:margin-right="0.0646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854" style:family="paragraph" style:parent-style-name="Standard">
      <style:paragraph-properties fo:margin-left="0.0118in" fo:margin-right="0.148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855" style:family="paragraph" style:parent-style-name="Standard">
      <style:paragraph-properties fo:margin-left="0.0209in" fo:margin-right="0.402in" fo:margin-top="0.0339in" fo:margin-bottom="0in" loext:contextual-spacing="false" fo:line-height="114%" fo:text-align="start" style:justify-single-word="false" fo:keep-together="auto" fo:orphans="0" fo:widows="0" fo:text-indent="-0.0063in" style:auto-text-indent="false" fo:padding="0in" fo:border="none" fo:keep-with-next="auto"/>
    </style:style>
    <style:style style:name="P856" style:family="paragraph" style:parent-style-name="Standard">
      <style:paragraph-properties fo:margin-left="0.0173in" fo:margin-right="0.239in" fo:margin-top="0.0339in" fo:margin-bottom="0in" loext:contextual-spacing="false" fo:line-height="114%" fo:text-align="start" style:justify-single-word="false" fo:keep-together="auto" fo:orphans="0" fo:widows="0" fo:text-indent="-0.0035in" style:auto-text-indent="false" fo:padding="0in" fo:border="none" fo:keep-with-next="auto"/>
    </style:style>
    <style:style style:name="P857" style:family="paragraph" style:parent-style-name="Standard">
      <style:paragraph-properties fo:margin-left="0.0118in" fo:margin-right="0.1335in" fo:margin-top="0.0339in" fo:margin-bottom="0in" loext:contextual-spacing="false" fo:line-height="101%" fo:text-align="start" style:justify-single-word="false" fo:keep-together="auto" fo:orphans="0" fo:widows="0" fo:text-indent="0.0055in" style:auto-text-indent="false" fo:padding="0in" fo:border="none" fo:keep-with-next="auto"/>
    </style:style>
    <style:style style:name="P858" style:family="paragraph" style:parent-style-name="Standard">
      <style:paragraph-properties fo:margin-left="0.0138in" fo:margin-right="0.3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859" style:family="paragraph" style:parent-style-name="Standard">
      <style:paragraph-properties fo:margin-left="0.0189in" fo:margin-right="0.2035in" fo:margin-top="0.0339in" fo:margin-bottom="0in" loext:contextual-spacing="false" fo:line-height="114%" fo:text-align="start" style:justify-single-word="false" fo:keep-together="auto" fo:orphans="0" fo:widows="0" fo:text-indent="-0.002in" style:auto-text-indent="false" fo:padding="0in" fo:border="none" fo:keep-with-next="auto"/>
    </style:style>
    <style:style style:name="P860" style:family="paragraph" style:parent-style-name="Standard">
      <style:paragraph-properties fo:margin-left="0.0244in" fo:margin-right="0.2217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861" style:family="paragraph" style:parent-style-name="Standard">
      <style:paragraph-properties fo:margin-left="0.0173in" fo:margin-right="0.0563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862" style:family="paragraph" style:parent-style-name="Standard">
      <style:paragraph-properties fo:margin-left="0.0138in" fo:margin-right="0.0736in" fo:margin-top="0in" fo:margin-bottom="0in" loext:contextual-spacing="false" fo:line-height="95%" fo:text-align="start" style:justify-single-word="false" fo:keep-together="auto" fo:orphans="0" fo:widows="0" fo:text-indent="0in" style:auto-text-indent="false" fo:padding="0in" fo:border="none" fo:keep-with-next="auto"/>
    </style:style>
    <style:style style:name="P863" style:family="paragraph" style:parent-style-name="Standard">
      <style:paragraph-properties fo:margin-left="0.0189in" fo:margin-right="0.0173in" fo:margin-top="0.0339in" fo:margin-bottom="0in" loext:contextual-spacing="false" fo:line-height="105%" fo:text-align="justify" style:justify-single-word="false" fo:keep-together="auto" fo:orphans="0" fo:widows="0" fo:text-indent="-0.0043in" style:auto-text-indent="false" fo:padding="0in" fo:border="none" fo:keep-with-next="auto"/>
    </style:style>
    <style:style style:name="P864" style:family="paragraph" style:parent-style-name="Standard">
      <style:paragraph-properties fo:margin-left="0.0181in" fo:margin-right="0.3429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865" style:family="paragraph" style:parent-style-name="Standard">
      <style:paragraph-properties fo:margin-left="0.0134in" fo:margin-right="0.0327in" fo:margin-top="0.0339in" fo:margin-bottom="0in" loext:contextual-spacing="false" fo:line-height="95%" fo:text-align="start" style:justify-single-word="false" fo:keep-together="auto" fo:orphans="0" fo:widows="0" fo:text-indent="0.0075in" style:auto-text-indent="false" fo:padding="0in" fo:border="none" fo:keep-with-next="auto"/>
    </style:style>
    <style:style style:name="P866" style:family="paragraph" style:parent-style-name="Standard">
      <style:paragraph-properties fo:margin-left="0.0181in" fo:margin-right="0.1146in" fo:margin-top="0.0339in" fo:margin-bottom="0in" loext:contextual-spacing="false" fo:line-height="95%" fo:text-align="start" style:justify-single-word="false" fo:keep-together="auto" fo:orphans="0" fo:widows="0" fo:text-indent="0.0028in" style:auto-text-indent="false" fo:padding="0in" fo:border="none" fo:keep-with-next="auto"/>
    </style:style>
    <style:style style:name="P867" style:family="paragraph" style:parent-style-name="Standard">
      <style:paragraph-properties fo:margin-left="0.0181in" fo:margin-right="0.1299in" fo:margin-top="0.0339in" fo:margin-bottom="0in" loext:contextual-spacing="false" fo:line-height="105%" fo:text-align="start" style:justify-single-word="false" fo:keep-together="auto" fo:orphans="0" fo:widows="0" fo:text-indent="0.0118in" style:auto-text-indent="false" fo:padding="0in" fo:border="none" fo:keep-with-next="auto"/>
    </style:style>
    <style:style style:name="P868" style:family="paragraph" style:parent-style-name="Standard">
      <style:paragraph-properties fo:margin-left="0.0193in" fo:margin-right="0.7673in" fo:margin-top="0.0339in" fo:margin-bottom="0in" loext:contextual-spacing="false" fo:line-height="114%" fo:text-align="start" style:justify-single-word="false" fo:keep-together="auto" fo:orphans="0" fo:widows="0" fo:text-indent="-0.0047in" style:auto-text-indent="false" fo:padding="0in" fo:border="none" fo:keep-with-next="auto"/>
    </style:style>
    <style:style style:name="P869" style:family="paragraph" style:parent-style-name="Standard">
      <style:paragraph-properties fo:margin-left="0.0236in" fo:margin-right="0.1272in" fo:margin-top="0.0339in" fo:margin-bottom="0in" loext:contextual-spacing="false" fo:line-height="114%" fo:text-align="start" style:justify-single-word="false" fo:keep-together="auto" fo:orphans="0" fo:widows="0" fo:text-indent="-0.0091in" style:auto-text-indent="false" fo:padding="0in" fo:border="none" fo:keep-with-next="auto"/>
    </style:style>
    <style:style style:name="P870" style:family="paragraph" style:parent-style-name="Standard">
      <style:paragraph-properties fo:margin-left="0.0134in" fo:margin-right="0.0098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871" style:family="paragraph" style:parent-style-name="Standard">
      <style:paragraph-properties fo:margin-left="0.0118in" fo:margin-right="0.0402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872" style:family="paragraph" style:parent-style-name="Standard">
      <style:paragraph-properties fo:margin-left="0.0189in" fo:margin-right="0.1634in" fo:margin-top="0.0339in" fo:margin-bottom="0in" loext:contextual-spacing="false" fo:line-height="95%" fo:text-align="start" style:justify-single-word="false" fo:keep-together="auto" fo:orphans="0" fo:widows="0" fo:text-indent="0.002in" style:auto-text-indent="false" fo:padding="0in" fo:border="none" fo:keep-with-next="auto"/>
    </style:style>
    <style:style style:name="P873" style:family="paragraph" style:parent-style-name="Standard">
      <style:paragraph-properties fo:margin-left="0.0181in" fo:margin-right="0.2957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874" style:family="paragraph" style:parent-style-name="Standard">
      <style:paragraph-properties fo:margin-left="0.0189in" fo:margin-right="0.0264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875" style:family="paragraph" style:parent-style-name="Standard">
      <style:paragraph-properties fo:margin-left="0.0138in" fo:margin-right="0.278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876" style:family="paragraph" style:parent-style-name="Standard">
      <style:paragraph-properties fo:margin-left="0.0181in" fo:margin-right="0.0709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877" style:family="paragraph" style:parent-style-name="Standard">
      <style:paragraph-properties fo:margin-left="0.0118in" fo:margin-right="0.9575in" fo:margin-top="0.0339in" fo:margin-bottom="0in" loext:contextual-spacing="false" fo:line-height="114%" fo:text-align="start" style:justify-single-word="false" fo:keep-together="auto" fo:orphans="0" fo:widows="0" fo:text-indent="0.0091in" style:auto-text-indent="false" fo:padding="0in" fo:border="none" fo:keep-with-next="auto"/>
    </style:style>
    <style:style style:name="P878" style:family="paragraph" style:parent-style-name="Standard">
      <style:paragraph-properties fo:margin-left="0.0181in" fo:margin-right="0.0335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879" style:family="paragraph" style:parent-style-name="Standard">
      <style:paragraph-properties fo:margin-left="0.0118in" fo:margin-right="0.3181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880" style:family="paragraph" style:parent-style-name="Standard">
      <style:paragraph-properties fo:margin-left="0.0138in" fo:margin-right="0.0098in" fo:margin-top="0.0339in" fo:margin-bottom="0in" loext:contextual-spacing="false" fo:line-height="114%" fo:text-align="start" style:justify-single-word="false" fo:keep-together="auto" fo:orphans="0" fo:widows="0" fo:text-indent="0.0071in" style:auto-text-indent="false" fo:padding="0in" fo:border="none" fo:keep-with-next="auto"/>
    </style:style>
    <style:style style:name="P881" style:family="paragraph" style:parent-style-name="Standard">
      <style:paragraph-properties fo:margin-left="0.0146in" fo:margin-right="0.002in" fo:margin-top="0.0339in" fo:margin-bottom="0in" loext:contextual-spacing="false" fo:line-height="114%" fo:text-align="start" style:justify-single-word="false" fo:keep-together="auto" fo:orphans="0" fo:widows="0" fo:text-indent="0in" style:auto-text-indent="false" fo:padding="0in" fo:border="none" fo:keep-with-next="auto"/>
    </style:style>
    <style:style style:name="P882" style:family="paragraph" style:parent-style-name="Standard">
      <style:paragraph-properties fo:margin-left="0.0138in" fo:margin-right="0.1189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883" style:family="paragraph" style:parent-style-name="Standard">
      <style:paragraph-properties fo:margin-left="0.0189in" fo:margin-right="0.0425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884" style:family="paragraph" style:parent-style-name="Standard">
      <style:paragraph-properties fo:margin-left="0.0244in" fo:margin-right="1.1425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885" style:family="paragraph" style:parent-style-name="Standard">
      <style:paragraph-properties fo:margin-left="0.0118in" fo:margin-right="0.278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886" style:family="paragraph" style:parent-style-name="Standard">
      <style:paragraph-properties fo:margin-left="0.0118in" fo:margin-right="0.239in" fo:margin-top="0.0339in" fo:margin-bottom="0in" loext:contextual-spacing="false" fo:line-height="105%" fo:text-align="start" style:justify-single-word="false" fo:keep-together="auto" fo:orphans="0" fo:widows="0" fo:text-indent="0.0016in" style:auto-text-indent="false" fo:padding="0in" fo:border="none" fo:keep-with-next="auto"/>
    </style:style>
    <style:style style:name="P887" style:family="paragraph" style:parent-style-name="Standard">
      <style:paragraph-properties fo:margin-left="0.0118in" fo:margin-right="0.5016in" fo:margin-top="0in" fo:margin-bottom="0in" loext:contextual-spacing="false" fo:line-height="105%" fo:text-align="start" style:justify-single-word="false" fo:keep-together="auto" fo:orphans="0" fo:widows="0" fo:text-indent="0.0055in" style:auto-text-indent="false" fo:padding="0in" fo:border="none" fo:keep-with-next="auto"/>
    </style:style>
    <style:style style:name="P888" style:family="paragraph" style:parent-style-name="Standard">
      <style:paragraph-properties fo:margin-left="0.0181in" fo:margin-right="0.3154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889" style:family="paragraph" style:parent-style-name="Standard">
      <style:paragraph-properties fo:margin-left="0.0138in" fo:margin-right="0.0091in" fo:margin-top="0in" fo:margin-bottom="0in" loext:contextual-spacing="false" fo:line-height="95%" fo:text-align="start" style:justify-single-word="false" fo:keep-together="auto" fo:orphans="0" fo:widows="0" fo:text-indent="0in" style:auto-text-indent="false" fo:padding="0in" fo:border="none" fo:keep-with-next="auto"/>
    </style:style>
    <style:style style:name="P890" style:family="paragraph" style:parent-style-name="Standard">
      <style:paragraph-properties fo:margin-left="0.0181in" fo:margin-right="0.0854in" fo:margin-top="0.0339in" fo:margin-bottom="0in" loext:contextual-spacing="false" fo:line-height="114%" fo:text-align="start" style:justify-single-word="false" fo:keep-together="auto" fo:orphans="0" fo:widows="0" fo:text-indent="-0.0043in" style:auto-text-indent="false" fo:padding="0in" fo:border="none" fo:keep-with-next="auto"/>
    </style:style>
    <style:style style:name="P891" style:family="paragraph" style:parent-style-name="Standard">
      <style:paragraph-properties fo:margin-left="0.0134in" fo:margin-right="0.5846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892" style:family="paragraph" style:parent-style-name="Standard">
      <style:paragraph-properties fo:margin-left="0.0209in" fo:margin-right="0.3709in" fo:margin-top="0.0339in" fo:margin-bottom="0in" loext:contextual-spacing="false" fo:line-height="114%" fo:text-align="start" style:justify-single-word="false" fo:keep-together="auto" fo:orphans="0" fo:widows="0" fo:text-indent="-0.0063in" style:auto-text-indent="false" fo:padding="0in" fo:border="none" fo:keep-with-next="auto"/>
    </style:style>
    <style:style style:name="P893" style:family="paragraph" style:parent-style-name="Standard">
      <style:paragraph-properties fo:margin-left="0.0189in" fo:margin-right="0.0965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894" style:family="paragraph" style:parent-style-name="Standard">
      <style:paragraph-properties fo:margin-left="0.0244in" fo:margin-right="0.2772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895" style:family="paragraph" style:parent-style-name="Standard">
      <style:paragraph-properties fo:margin-left="0.0134in" fo:margin-right="0.1217in" fo:margin-top="0.0339in" fo:margin-bottom="0in" loext:contextual-spacing="false" fo:line-height="95%" fo:text-align="start" style:justify-single-word="false" fo:keep-together="auto" fo:orphans="0" fo:widows="0" fo:text-indent="0.0035in" style:auto-text-indent="false" fo:padding="0in" fo:border="none" fo:keep-with-next="auto"/>
    </style:style>
    <style:style style:name="P896" style:family="paragraph" style:parent-style-name="Standard">
      <style:paragraph-properties fo:margin-left="0.0134in" fo:margin-right="0.1083in" fo:margin-top="0.0339in" fo:margin-bottom="0in" loext:contextual-spacing="false" fo:line-height="100%" fo:text-align="start" style:justify-single-word="false" fo:keep-together="auto" fo:orphans="0" fo:widows="0" fo:text-indent="0in" style:auto-text-indent="false" fo:padding="0in" fo:border="none" fo:keep-with-next="auto"/>
    </style:style>
    <style:style style:name="P897" style:family="paragraph" style:parent-style-name="Standard">
      <style:paragraph-properties fo:margin-left="0.0138in" fo:margin-right="0.2429in" fo:margin-top="0in" fo:margin-bottom="0in" loext:contextual-spacing="false" fo:line-height="95%" fo:text-align="start" style:justify-single-word="false" fo:keep-together="auto" fo:orphans="0" fo:widows="0" fo:text-indent="0.0063in" style:auto-text-indent="false" fo:padding="0in" fo:border="none" fo:keep-with-next="auto"/>
    </style:style>
    <style:style style:name="P898" style:family="paragraph" style:parent-style-name="Standard">
      <style:paragraph-properties fo:margin-left="0.0244in" fo:margin-right="0.0516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899" style:family="paragraph" style:parent-style-name="Standard">
      <style:paragraph-properties fo:margin-left="0.0181in" fo:margin-right="0.0028in" fo:margin-top="0.0339in" fo:margin-bottom="0in" loext:contextual-spacing="false" fo:line-height="114%" fo:text-align="start" style:justify-single-word="false" fo:keep-together="auto" fo:orphans="0" fo:widows="0" fo:text-indent="-0.002in" style:auto-text-indent="false" fo:padding="0in" fo:border="none" fo:keep-with-next="auto"/>
    </style:style>
    <style:style style:name="P900" style:family="paragraph" style:parent-style-name="Standard">
      <style:paragraph-properties fo:margin-left="0.0138in" fo:margin-right="0.0181in" fo:margin-top="0.0339in" fo:margin-bottom="0in" loext:contextual-spacing="false" fo:line-height="105%" fo:text-align="start" style:justify-single-word="false" fo:keep-together="auto" fo:orphans="0" fo:widows="0" fo:text-indent="0.0063in" style:auto-text-indent="false" fo:padding="0in" fo:border="none" fo:keep-with-next="auto"/>
    </style:style>
    <style:style style:name="P901" style:family="paragraph" style:parent-style-name="Standard">
      <style:paragraph-properties fo:margin-left="0.0118in" fo:margin-right="0.1575in" fo:margin-top="0.0339in" fo:margin-bottom="0in" loext:contextual-spacing="false" fo:line-height="95%" fo:text-align="start" style:justify-single-word="false" fo:keep-together="auto" fo:orphans="0" fo:widows="0" fo:text-indent="0.0047in" style:auto-text-indent="false" fo:padding="0in" fo:border="none" fo:keep-with-next="auto"/>
    </style:style>
    <style:style style:name="P902" style:family="paragraph" style:parent-style-name="Standard">
      <style:paragraph-properties fo:margin-left="0.0181in" fo:margin-right="0.2in" fo:margin-top="0in" fo:margin-bottom="0in" loext:contextual-spacing="false" fo:line-height="95%" fo:text-align="start" style:justify-single-word="false" fo:keep-together="auto" fo:orphans="0" fo:widows="0" fo:text-indent="-0.0043in" style:auto-text-indent="false" fo:padding="0in" fo:border="none" fo:keep-with-next="auto"/>
    </style:style>
    <style:style style:name="P903" style:family="paragraph" style:parent-style-name="Standard">
      <style:paragraph-properties fo:margin-left="0.0181in" fo:margin-right="0.2957in" fo:margin-top="0.0339in" fo:margin-bottom="0in" loext:contextual-spacing="false" fo:line-height="95%" fo:text-align="start" style:justify-single-word="false" fo:keep-together="auto" fo:orphans="0" fo:widows="0" fo:text-indent="-0.0043in" style:auto-text-indent="false" fo:padding="0in" fo:border="none" fo:keep-with-next="auto"/>
    </style:style>
    <style:style style:name="P904" style:family="paragraph" style:parent-style-name="Standard">
      <style:paragraph-properties fo:margin-left="0.0189in" fo:margin-right="0.1138in" fo:margin-top="0.0339in" fo:margin-bottom="0in" loext:contextual-spacing="false" fo:line-height="95%" fo:text-align="start" style:justify-single-word="false" fo:keep-together="auto" fo:orphans="0" fo:widows="0" fo:text-indent="-0.0008in" style:auto-text-indent="false" fo:padding="0in" fo:border="none" fo:keep-with-next="auto"/>
    </style:style>
    <style:style style:name="P905" style:family="paragraph" style:parent-style-name="Standard">
      <style:paragraph-properties fo:margin-left="0.0138in" fo:margin-right="0.0272in" fo:margin-top="0.0339in" fo:margin-bottom="0in" loext:contextual-spacing="false" fo:line-height="95%" fo:text-align="start" style:justify-single-word="false" fo:keep-together="auto" fo:orphans="0" fo:widows="0" fo:text-indent="0in" style:auto-text-indent="false" fo:padding="0in" fo:border="none" fo:keep-with-next="auto"/>
    </style:style>
    <style:style style:name="P906" style:family="paragraph" style:parent-style-name="Standard">
      <style:paragraph-properties fo:margin-left="0.0181in" fo:margin-right="0.1083in" fo:margin-top="0in" fo:margin-bottom="0in" loext:contextual-spacing="false" fo:line-height="95%" fo:text-align="start" style:justify-single-word="false" fo:keep-together="auto" fo:orphans="0" fo:widows="0" fo:text-indent="-0.0055in" style:auto-text-indent="false" fo:padding="0in" fo:border="none" fo:keep-with-next="auto"/>
    </style:style>
    <style:style style:name="P907" style:family="paragraph" style:parent-style-name="Standard">
      <style:paragraph-properties fo:margin-left="0.0173in" fo:margin-right="0.0972in" fo:margin-top="0.0339in" fo:margin-bottom="0in" loext:contextual-spacing="false" fo:line-height="105%" fo:text-align="start" style:justify-single-word="false" fo:keep-together="auto" fo:orphans="0" fo:widows="0" fo:text-indent="0in" style:auto-text-indent="false" fo:padding="0in" fo:border="none" fo:keep-with-next="auto"/>
    </style:style>
    <style:style style:name="P908" style:family="paragraph" style:parent-style-name="Standard">
      <style:paragraph-properties fo:margin-left="0.0189in" fo:margin-right="0.5555in" fo:margin-top="0.0339in" fo:margin-bottom="0in" loext:contextual-spacing="false" fo:line-height="105%" fo:text-align="start" style:justify-single-word="false" fo:keep-together="auto" fo:orphans="0" fo:widows="0" fo:text-indent="0.0035in" style:auto-text-indent="false" fo:padding="0in" fo:border="none" fo:keep-with-next="auto"/>
    </style:style>
    <style:style style:name="P909" style:family="paragraph" style:parent-style-name="Standard">
      <style:paragraph-properties fo:margin-left="0.0244in" fo:margin-right="0.4811in" fo:margin-top="0.0339in" fo:margin-bottom="0in" loext:contextual-spacing="false" fo:line-height="95%" fo:text-align="start" style:justify-single-word="false" fo:keep-together="auto" fo:orphans="0" fo:widows="0" fo:text-indent="-0.0102in" style:auto-text-indent="false" fo:padding="0in" fo:border="none" fo:keep-with-next="auto"/>
    </style:style>
    <style:style style:name="P910" style:family="paragraph" style:parent-style-name="Standard">
      <style:paragraph-properties fo:margin-left="0.0244in" fo:margin-right="0.0783in" fo:margin-top="0.0339in" fo:margin-bottom="0in" loext:contextual-spacing="false" fo:line-height="114%" fo:text-align="start" style:justify-single-word="false" fo:keep-together="auto" fo:orphans="0" fo:widows="0" fo:text-indent="-0.0102in" style:auto-text-indent="false" fo:padding="0in" fo:border="none" fo:keep-with-next="auto"/>
    </style:style>
    <style:style style:name="P911" style:family="paragraph" style:parent-style-name="Standard">
      <style:paragraph-properties fo:margin-left="0.0244in" fo:margin-right="0.7354in" fo:margin-top="0.0339in" fo:margin-bottom="0in" loext:contextual-spacing="false" fo:line-height="95%" fo:text-align="start" style:justify-single-word="false" fo:keep-together="auto" fo:orphans="0" fo:widows="0" fo:text-indent="-0.0016in" style:auto-text-indent="false" fo:padding="0in" fo:border="none" fo:keep-with-next="auto"/>
    </style:style>
    <style:style style:name="P912" style:family="paragraph" style:parent-style-name="Standard">
      <style:paragraph-properties fo:margin-left="0.0244in" fo:margin-right="0.4673in" fo:margin-top="0.0339in" fo:margin-bottom="0in" loext:contextual-spacing="false" fo:line-height="114%" fo:text-align="start" style:justify-single-word="false" fo:keep-together="auto" fo:orphans="0" fo:widows="0" fo:text-indent="-0.0028in" style:auto-text-indent="false" fo:padding="0in" fo:border="none" fo:keep-with-next="auto"/>
    </style:style>
    <style:style style:name="P913" style:family="paragraph" style:parent-style-name="Standard">
      <style:paragraph-properties fo:margin-left="0.0173in" fo:margin-right="0.1091in" fo:margin-top="0.0339in" fo:margin-bottom="0in" loext:contextual-spacing="false" fo:line-height="108%" fo:text-align="start" style:justify-single-word="false" fo:keep-together="auto" fo:orphans="0" fo:widows="0" fo:text-indent="0in" style:auto-text-indent="false" fo:padding="0in" fo:border="none" fo:keep-with-next="auto"/>
    </style:style>
    <style:style style:name="P914" style:family="paragraph" style:parent-style-name="Standard">
      <style:paragraph-properties fo:margin-left="0.0244in" fo:margin-right="0.6571in" fo:margin-top="0in" fo:margin-bottom="0in" loext:contextual-spacing="false" fo:line-height="114%" fo:text-align="start" style:justify-single-word="false" fo:keep-together="auto" fo:orphans="0" fo:widows="0" fo:text-indent="-0.0102in" style:auto-text-indent="false" fo:padding="0in" fo:border="none" fo:keep-with-next="auto"/>
    </style:style>
    <style:style style:name="T1"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2"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Etymological Dictionary of Han/Chinese Characters </text:span></text:p>
      <text:p text:style-name="P3"><text:span text:style-name="T2">By Lawrence J. Howell </text:span></text:p>
      <text:p text:style-name="P4"><text:span text:style-name="T2">Research Collaborator </text:span></text:p>
      <text:p text:style-name="P1"><text:span text:style-name="T2">Hikaru Morimoto </text:span></text:p>
      <text:p text:style-name="P6"><text:span text:style-name="T3">Preface Glyph Interpretations and Character Meanings </text:span></text:p>
      <text:p text:style-name="P17"><text:span text:style-name="T3">I The Types of Han/Chinese Characters </text:span></text:p>
      <text:p text:style-name="P18"><text:span text:style-name="T3">II Abbreviated Forms </text:span></text:p>
      <text:p text:style-name="P18"><text:span text:style-name="T3">III Borrowed Meanings (Sound Loans) </text:span></text:p>
      <text:p text:style-name="P29"><text:span text:style-name="T3">IV Factors Complicating Interpretations of Han/Chinese Characters V Differences in Character Meanings in Chinese and Japanese VI Disclaimer </text:span></text:p>
      <text:p text:style-name="P30"><text:span text:style-name="T3">VII Key to Symbols and Terms used in the Interpretations </text:span></text:p>
      <text:p text:style-name="P42"><text:span text:style-name="T3">The Etymological Interpretations </text:span></text:p>
      <text:p text:style-name="P31"><text:span text:style-name="T3">Appendix Made-in-Japan Characters </text:span></text:p>
      <text:p text:style-name="P7"><text:span text:style-name="T3">Preface Glyph Interpretations and Character Meanings </text:span></text:p>
      <text:p text:style-name="P43"><text:span text:style-name="T3">EDHCC contains approximately 6000 entries explaining the connections between glyph and original meanings in Old Chinese, a subject of interest to students of both Chinese (Mandarin, Yue, Wu, Gan, Hakka etc.) and Japanese. </text:span></text:p>
      <text:p text:style-name="P44"><text:span text:style-name="T3">The meanings attached to the characters in the modern languages are a mishmash, marked by cases such as those in which </text:span></text:p>
      <text:p text:style-name="P45"><text:span text:style-name="T5">・</text:span><text:span text:style-name="T3">The original sense of a character remains, and is the only meaning </text:span></text:p>
      <text:p text:style-name="P48"><text:span text:style-name="T5">・</text:span><text:span text:style-name="T3">The original sense has disappeared and been replaced with acquired meanings </text:span><text:span text:style-name="T5">・</text:span><text:span text:style-name="T3">The original sense and acquired meanings coexist </text:span></text:p>
      <text:p text:style-name="P46"><text:span text:style-name="T5">・</text:span><text:span text:style-name="T3">The original sense is retained in Chinese but has dropped in Japanese </text:span></text:p>
      <text:p text:style-name="P47"><text:span text:style-name="T5">・</text:span><text:span text:style-name="T3">The original sense is retained in Japanese but has dropped in Chinese </text:span></text:p>
      <text:p text:style-name="P47"><text:span text:style-name="T5">・</text:span><text:span text:style-name="T3">The Chinese and Japanese meanings fully coincide </text:span></text:p>
      <text:p text:style-name="P47"><text:span text:style-name="T5">・</text:span><text:span text:style-name="T3">The Chinese and Japanese meanings partially coincide </text:span></text:p>
      <text:p text:style-name="P47"><text:span text:style-name="T5">・</text:span><text:span text:style-name="T3">The Chinese and Japanese meanings do not coincide </text:span></text:p>
      <text:p text:style-name="P49"><text:span text:style-name="T3">EDHCC accounts for the meanings borne by the characters in modern Japanese. Treatment of the meanings in modern Mandarin etc. will be presented elsewhere, and in a different format.</text:span></text:p>
      <text:p text:style-name="P50"><text:soft-page-break/><text:span text:style-name="T3">Section Notes </text:span></text:p>
      <text:p text:style-name="P57"><text:span text:style-name="T5">・</text:span><text:span text:style-name="T3">The Han/Chinese characters were also used in Korean and Vietnamese, but they are excluded from consideration here because use of the characters has been either greatly de-emphasized (in Korea) or largely relegated to history (in Vietnam). Note that the meanings borne by the characters in Korean and Vietnamese followed Chinese usage closely. </text:span></text:p>
      <text:p text:style-name="P58"><text:span text:style-name="T5">・</text:span><text:span text:style-name="T3">Acquired meanings are of three types: Associated, extended and borrowed. Associated and extended meanings are illustrated by </text:span><text:span text:style-name="T5">彪</text:span><text:span text:style-name="T3">. This originally indicated a tiger-stripe pattern, which is still a meaning in Chinese and Japanese. In Chinese, but not Japanese, </text:span><text:span text:style-name="T5">彪 </text:span><text:span text:style-name="T3">also means "tiger," "tiger cub" and "tiger-like," meanings arising by association with the animal producing the pattern originally indicated. In Japanese, </text:span><text:span text:style-name="T5">彪 </text:span><text:span text:style-name="T3">also means "pattern" (in general), which arises by association with the specific type of pattern originally indicated. Further, Japanese also has the meanings "speckled" and "mottled," which are by extension from "pattern" (in general), being other types of patterns. </text:span></text:p>
      <text:p text:style-name="P8"><text:span text:style-name="T3">Borrowed meanings are discussed in Section III. </text:span></text:p>
      <text:p text:style-name="P59"><text:span text:style-name="T5">・</text:span><text:span text:style-name="T3">Among the traditional forms of the Han/Chinese characters used in Chinese and Japanese, a small number exhibit minor graphic distinctions. The EDHCC forms are the Japanese ones. </text:span></text:p>
      <text:p text:style-name="P19"><text:span text:style-name="T3">I The Types of Han/Chinese Characters </text:span></text:p>
      <text:p text:style-name="P60"><text:span text:style-name="T3">The traditional </text:span><text:span text:style-name="T5">六書 </text:span><text:span text:style-name="T3">classification system identifies four types of characters. (Two other categories concern usage rather than composition.) The four types are: </text:span></text:p>
      <text:p text:style-name="P9"><text:span text:style-name="T3">Pictographs (Chinese: </text:span><text:span text:style-name="T5">象形字</text:span><text:span text:style-name="T3">; Japanese </text:span><text:span text:style-name="T5">象形文字</text:span><text:span text:style-name="T3">) </text:span></text:p>
      <text:p text:style-name="P20"><text:span text:style-name="T3">Ideographs (Chinese: </text:span><text:span text:style-name="T5">指事字</text:span><text:span text:style-name="T3">; Japanese: </text:span><text:span text:style-name="T5">指示文字</text:span><text:span text:style-name="T3">) </text:span></text:p>
      <text:p text:style-name="P51"><text:span text:style-name="T3">Semantic compounds (Chinese: </text:span><text:span text:style-name="T5">會意字</text:span><text:span text:style-name="T3">; Japanese: </text:span><text:span text:style-name="T5">会意文字</text:span><text:span text:style-name="T3">) </text:span></text:p>
      <text:p text:style-name="P10"><text:span text:style-name="T3">Phonetic compounds (Chinese: </text:span><text:span text:style-name="T5">形聲字</text:span><text:span text:style-name="T3">; Japanese: </text:span><text:span text:style-name="T5">形声文字</text:span><text:span text:style-name="T3">). </text:span></text:p>
      <text:p text:style-name="P61"><text:span text:style-name="T3">However, the corpus of characters is more accurately reflected by the following classification scheme. </text:span></text:p>
      <text:p text:style-name="P62"><text:span text:style-name="T3">1) Single-element characters </text:span></text:p>
      <text:p text:style-name="P65"><text:span text:style-name="T3">2) Dual-element characters </text:span></text:p>
      <text:p text:style-name="P74"><text:span text:style-name="T3">3) Irregular characters </text:span></text:p>
      <text:p text:style-name="P84"><text:span text:style-name="T3">Single-element characters are nearly all depictions of objects. A handful (ex: </text:span><text:span text:style-name="T5">上 下 帝</text:span><text:span text:style-name="T3">) are depictions of abstract concepts. Approximately 5% of the EDHCC corpus consists of the single element type. </text:span></text:p>
      <text:p text:style-name="P85"><text:span text:style-name="T3">Dual-element characters are comprised of a phonosemantic element and a semantic element (for shorthand, the phonosemantic and the semantic). Both elements bear on the character's meaning, with the phonosemantic also suggesting the character's pronunciation. For EDHCC classification</text:span></text:p>
      <text:p text:style-name="P86"><text:span text:style-name="T3">purposes, this category also includes characters that appear to be irregular but which analysis reveals originated as regular dual-element characters (see the example of </text:span><text:span text:style-name="T5">設 </text:span><text:span text:style-name="T3">below). Regular dual element characters, in combination with irregular characters that originated as such, account for approximately 94% of the EDHCC corpus. </text:span></text:p>
      <text:p text:style-name="P87"><text:span text:style-name="T3">Truly irregular characters have multiple elements and do not follow the normative phonosemantic + semantic pattern of dual-element characters. Fewer than 1% of the EDHCC corpus consists of this type. </text:span></text:p>
      <text:p text:style-name="P52"><text:span text:style-name="T3">Section Notes </text:span></text:p>
      <text:p text:style-name="P88"><text:span text:style-name="T5">・ </text:span><text:span text:style-name="T3">Any given element may function as a phonosemantic or a semantic. There are over one hundred characters in common use in which </text:span><text:span text:style-name="T5">土 </text:span><text:span text:style-name="T3">is the semantic, but in characters such as </text:span><text:span text:style-name="T5">里 塞 吐 社 </text:span><text:span text:style-name="T3">and </text:span><text:span text:style-name="T5">肚</text:span><text:span text:style-name="T3">, </text:span><text:span text:style-name="T5">土 </text:span><text:span text:style-name="T3">is the phonosemantic. </text:span></text:p>
      <text:p text:style-name="P89"><text:span text:style-name="T5">・ </text:span><text:span text:style-name="T3">Nearly all characters listed in the Appendix (Made-in-Japan Characters) are of semantic + semantic formation. However, while these glyphs are inspired by Han/Chinese characters, they are not Han/Chinese characters per se. </text:span></text:p>
      <text:p text:style-name="P90"><text:span text:style-name="T5">・</text:span><text:span text:style-name="T3">The (truly) irregular characters appear to have been devised as substitutes for regular dual-element characters, in the manner that </text:span><text:span text:style-name="T5">体 </text:span><text:span text:style-name="T3">(7 strokes) came to replace </text:span><text:span text:style-name="T5">體 </text:span><text:span text:style-name="T3">(23 strokes). The upside of character substitution is that the amount of labor required to express a term in writing is reduced. The drawback is that the pronunciations of substitute characters are anomalous. For example, the Old Chinese pronunciation of </text:span><text:span text:style-name="T5">位 </text:span><text:span text:style-name="T3">is unlike </text:span><text:span text:style-name="T5">立</text:span><text:span text:style-name="T3">, that of </text:span><text:span text:style-name="T5">休 </text:span><text:span text:style-name="T3">is unlike </text:span><text:span text:style-name="T5">木</text:span><text:span text:style-name="T3">, and neither is like </text:span><text:span text:style-name="T5">亻</text:span><text:span text:style-name="T3">/</text:span><text:span text:style-name="T5">人</text:span><text:span text:style-name="T3">. </text:span></text:p>
      <text:p text:style-name="P91"><text:span text:style-name="T3">Aside from the formation pattern </text:span><text:span text:style-name="T5">亻</text:span><text:span text:style-name="T3">/</text:span><text:span text:style-name="T5">人 </text:span><text:span text:style-name="T3">+ (Element 2), substitute characters were also created by doubling (</text:span><text:span text:style-name="T5">棗 弱 竝 兓 戔 芻 多 臸</text:span><text:span text:style-name="T3">), tripling (</text:span><text:span text:style-name="T5">畾 磊 惢 品 晶 劦</text:span><text:span text:style-name="T3">) or even quadrupling (</text:span><text:span text:style-name="T5">嚚 器</text:span><text:span text:style-name="T3">) elements. In most cases it is not possible to identify the characters that were replaced, but </text:span><text:span text:style-name="T5">淼</text:span><text:span text:style-name="T3">, which triples </text:span><text:span text:style-name="T5">水 </text:span><text:span text:style-name="T3">to create a variant form of </text:span><text:span text:style-name="T5">渺</text:span><text:span text:style-name="T3">, is suggestive of one of the processes at work. </text:span></text:p>
      <text:p text:style-name="P92"><text:soft-page-break/><text:span text:style-name="T3">The limited number of irregular characters in the corpus is likely the result of cost/benefit analysis. Although the pronunciations of 400-500 single-element characters can be memorized in a matter of months, when thousands of compound characters with anomalous pronunciations are added to the mix, the memorization period cannot help but extend into years (the very situation in Japanese). Another consideration is the profound correlation between sounds and meanings in Old Chinese; the ancient literati were no doubt wary of changes weakening the correlation between the two. Ultimately, given a choice of conveying terms with fewer strokes, or of retaining the intuitiveness of the pronunciations of the thousands of dual-element characters, the ancient Han chose the latter, though a small percentage of irregular characters remained in the corpus. </text:span></text:p>
      <text:p text:style-name="P11"><text:span text:style-name="T3">For Further Reading </text:span></text:p>
      <text:p text:style-name="P93"><text:span text:style-name="T5">・ </text:span><text:span text:style-name="T3">The article "The Phantom Category of Chinese Characters" details the various processes according to which the dual-element characters that acquired graphic irregularities came into existence. </text:span></text:p>
      <text:p text:style-name="P94"><text:span text:style-name="T5">・ </text:span><text:span text:style-name="T3">For the correlation between sounds and meanings in Old Chinese, see the articles "Kanji Etymology and the ABC Etymological Dictionary of Old Chinese" and "Iconicity of Chinese Characters."</text:span></text:p>
      <text:p text:style-name="P18"><text:span text:style-name="T3">II Abbreviated Forms </text:span></text:p>
      <text:p text:style-name="P95"><text:span text:style-name="T3">It is common for abbreviated forms to appear in dual-element characters. Sometimes the abbreviation is evident even in the modern versions of the characters, as when the lower four strokes of </text:span><text:span text:style-name="T5">鳥 </text:span><text:span text:style-name="T3">disappear in </text:span><text:span text:style-name="T5">梟 島 </text:span><text:span text:style-name="T3">and </text:span><text:span text:style-name="T5">裊 </text:span><text:span text:style-name="T3">or the bottom portion of </text:span><text:span text:style-name="T5">高 </text:span><text:span text:style-name="T3">drops in </text:span><text:span text:style-name="T5">亭 臺 </text:span><text:span text:style-name="T3">and </text:span><text:span text:style-name="T5">豪</text:span><text:span text:style-name="T3">. This phenomenon may also be discerned with </text:span><text:span text:style-name="T5">金 </text:span><text:span text:style-name="T3">in </text:span><text:span text:style-name="T5">釜</text:span><text:span text:style-name="T3">, </text:span><text:span text:style-name="T5">在 </text:span><text:span text:style-name="T3">in </text:span><text:span text:style-name="T5">存</text:span><text:span text:style-name="T3">, </text:span><text:span text:style-name="T5">頁 </text:span><text:span text:style-name="T3">in </text:span><text:span text:style-name="T5">戛</text:span><text:span text:style-name="T3">, </text:span><text:span text:style-name="T5">弟 </text:span><text:span text:style-name="T3">in </text:span><text:span text:style-name="T5">第</text:span><text:span text:style-name="T3">, </text:span><text:span text:style-name="T5">壹 </text:span><text:span text:style-name="T3">in </text:span><text:span text:style-name="T5">壼</text:span><text:span text:style-name="T3">, </text:span><text:span text:style-name="T5">監 </text:span><text:span text:style-name="T3">in </text:span><text:span text:style-name="T5">臨 </text:span><text:span text:style-name="T3">and so on. </text:span></text:p>
      <text:p text:style-name="P96"><text:span text:style-name="T3">In some cases the abbreviation is only revealed by inspecting historical forms of the characters, which indicate the presence of </text:span><text:span text:style-name="T5">侖 </text:span><text:span text:style-name="T3">in </text:span><text:span text:style-name="T5">典</text:span><text:span text:style-name="T3">, </text:span><text:span text:style-name="T5">鼎 </text:span><text:span text:style-name="T3">in </text:span><text:span text:style-name="T5">貞</text:span><text:span text:style-name="T3">, </text:span><text:span text:style-name="T5">丞 </text:span><text:span text:style-name="T3">in </text:span><text:span text:style-name="T5">承</text:span><text:span text:style-name="T3">, </text:span><text:span text:style-name="T5">史 </text:span><text:span text:style-name="T3">in </text:span><text:span text:style-name="T5">唐 </text:span><text:span text:style-name="T3">, </text:span><text:span text:style-name="T5">艸 </text:span><text:span text:style-name="T3">in </text:span><text:span text:style-name="T5">生</text:span><text:span text:style-name="T3">, and both </text:span><text:span text:style-name="T5">昜 </text:span><text:span text:style-name="T3">and </text:span><text:span text:style-name="T5">曰 </text:span><text:span text:style-name="T3">in </text:span><text:span text:style-name="T5">昌</text:span><text:span text:style-name="T3">, among other examples. </text:span></text:p>
      <text:p text:style-name="P97"><text:span text:style-name="T3">The most frequent use of abbreviated forms is illustrated by the characters </text:span><text:span text:style-name="T5">桴 艀 </text:span><text:span text:style-name="T3">and </text:span><text:span text:style-name="T5">蜉</text:span><text:span text:style-name="T3">. All three are written with the element </text:span><text:span text:style-name="T5">孚</text:span><text:span text:style-name="T3">, which in derivative characters typically lends the influence "envelop/enclose," as in </text:span><text:span text:style-name="T5">俘 浮 莩 郛 殍 </text:span><text:span text:style-name="T3">and </text:span><text:span text:style-name="T5">孵</text:span><text:span text:style-name="T3">. In </text:span><text:span text:style-name="T5">桴 艀 </text:span><text:span text:style-name="T3">and </text:span><text:span text:style-name="T5">蜉</text:span><text:span text:style-name="T3">, however, the </text:span><text:span text:style-name="T5">孚 </text:span><text:span text:style-name="T3">element lends the influence "float," which is via </text:span><text:span text:style-name="T5">浮</text:span><text:span text:style-name="T3">. In other words, with respect to </text:span><text:span text:style-name="T5">桴 艀 </text:span><text:span text:style-name="T3">and </text:span><text:span text:style-name="T5">蜉</text:span><text:span text:style-name="T3">, </text:span><text:span text:style-name="T5">孚 </text:span><text:span text:style-name="T3">functions as an abbreviated form of </text:span><text:span text:style-name="T5">浮</text:span><text:span text:style-name="T3">. </text:span></text:p>
      <text:p text:style-name="P98"><text:span text:style-name="T3">Many other examples of this type of abbreviation may be offered. Here are a dozen: Character Apparent Element Actual Element Abbreviated </text:span></text:p>
      <text:p text:style-name="P99"><text:span text:style-name="T5">襤 監 濫 </text:span></text:p>
      <text:p text:style-name="P106"><text:span text:style-name="T5">賚 來 勑 </text:span></text:p>
      <text:p text:style-name="P106"><text:span text:style-name="T5">箠 垂 捶 </text:span></text:p>
      <text:p text:style-name="P21"><text:span text:style-name="T5">癜 殿 澱 </text:span></text:p>
      <text:p text:style-name="P12"><text:span text:style-name="T5">犢 �� 贖 </text:span></text:p>
      <text:p text:style-name="P113"><text:span text:style-name="T5">裋 豆 豎 </text:span></text:p>
      <text:p text:style-name="P121"><text:span text:style-name="T5">垤 至 室 </text:span></text:p>
      <text:p text:style-name="P113"><text:span text:style-name="T5">顫 亶 邅 </text:span></text:p>
      <text:p text:style-name="P131"><text:span text:style-name="T5">忒 弋 代 </text:span></text:p>
      <text:p text:style-name="P53"><text:span text:style-name="T5">芷 止 沚 </text:span></text:p>
      <text:p text:style-name="P138"><text:span text:style-name="T5">虘 且 狙 </text:span></text:p>
      <text:p text:style-name="P12"><text:span text:style-name="T5">魦 少 沙 </text:span></text:p>
      <text:p text:style-name="P146"><text:span text:style-name="T3">A handful of independent characters were devised as abbreviated forms of entire characters, three examples being </text:span><text:span text:style-name="T5">痒 </text:span><text:span text:style-name="T3">(originating in </text:span><text:span text:style-name="T5">癢</text:span><text:span text:style-name="T3">), </text:span><text:span text:style-name="T5">隻 </text:span><text:span text:style-name="T3">(originating in </text:span><text:span text:style-name="T5">雙</text:span><text:span text:style-name="T3">), and </text:span><text:span text:style-name="T5">飧 </text:span><text:span text:style-name="T3">(originating in </text:span><text:span text:style-name="T5">餐</text:span><text:span text:style-name="T3">). </text:span></text:p>
      <text:p text:style-name="P22"><text:span text:style-name="T3">III Borrowed meanings (Sound loans) </text:span></text:p>
      <text:p text:style-name="P147"><text:span text:style-name="T3">Many characters have acquired meanings they did not originally bear, hence the designation "borrowed meanings" (</text:span><text:span text:style-name="T5">假借・仮借</text:span><text:span text:style-name="T3">). As suggested by the alternate designation "sound loans," the practice was for the term conveyed by the character acquiring the borrowed meaning to be a homonym of the term conveyed by the character from which the meaning was borrowed. </text:span></text:p>
      <text:p text:style-name="P148"><text:soft-page-break/><text:span text:style-name="T3">The most common type of borrowing involves characters sharing an identical element. The four stroke character </text:span><text:span text:style-name="T5">屯 </text:span><text:span text:style-name="T3">originally indicated a swelling bud, but came to bear the meanings "camp" or</text:span></text:p>
      <text:p text:style-name="P149"><text:span text:style-name="T3">"barracks," borrowed from the thirteen-stroke </text:span><text:span text:style-name="T5">頓</text:span><text:span text:style-name="T3">. Likewise, permitting </text:span><text:span text:style-name="T5">御 </text:span><text:span text:style-name="T3">to convey the meaning "defend" (borrowed from </text:span><text:span text:style-name="T5">禦</text:span><text:span text:style-name="T3">) reduces the stroke count by five. </text:span></text:p>
      <text:p text:style-name="P150"><text:span text:style-name="T3">Note that although this type of borrowing most often resulted in characters conveying meanings belonging to characters written with a greater number of strokes, the reverse is sometimes the case. Compare </text:span><text:span text:style-name="T5">騙 </text:span><text:span text:style-name="T3">vis-à-vis </text:span><text:span text:style-name="T5">諞 </text:span><text:span text:style-name="T3">and </text:span><text:span text:style-name="T5">羞 </text:span><text:span text:style-name="T3">vis-à-vis </text:span><text:span text:style-name="T5">忸</text:span><text:span text:style-name="T3">. </text:span></text:p>
      <text:p text:style-name="P151"><text:span text:style-name="T3">Borrowing was also encouraged by cultural advances. The need for written expressions of abstractions such as the cardinal points and the four seasons arose long after the invention of the earliest set of characters. Given a choice of creating new characters or adapting existing ones to the purpose, the Han chose the latter method (originally, </text:span><text:span text:style-name="T5">北 南 東 </text:span><text:span text:style-name="T3">and </text:span><text:span text:style-name="T5">西 </text:span><text:span text:style-name="T3">had nothing to do with directions, nor </text:span><text:span text:style-name="T5">春 夏 秋 </text:span><text:span text:style-name="T3">and </text:span><text:span text:style-name="T5">冬 </text:span><text:span text:style-name="T3">with the seasons). </text:span></text:p>
      <text:p text:style-name="P23"><text:span text:style-name="T3">IV Factors Complicating Interpretations of Han/Chinese Characters </text:span></text:p>
      <text:p text:style-name="P152"><text:span text:style-name="T3">Seldom can meaning of a dual-element character be readily intuited from its constituent elements. As we have seen, two complicating factors are the use of abbreviated forms and the accretion of borrowed meanings. Abbreviated forms misdirect our search for conceptual relations, while borrowed meanings make nonsense of the semantic chain linking a term's original sense and its acquired meaning(s). <text:s/></text:span></text:p>
      <text:p text:style-name="P153"><text:span text:style-name="T3">A third complicating factor is that the conceptual or semantic influence exerted by a given phonosemantic is not necessarily the same in all its derivative characters. Here are some examples of how this tendency manifests itself. </text:span></text:p>
      <text:p text:style-name="P122"><text:span text:style-name="T3">Character/Original Sense Influence One Influence Two </text:span></text:p>
      <text:p text:style-name="P154"><text:span text:style-name="T5">古 </text:span><text:span text:style-name="T3">expectorate old, old hard; dried out </text:span></text:p>
      <text:p text:style-name="P121"><text:span text:style-name="T3">dried out (= hard) food </text:span><text:span text:style-name="T5">估 姑 詁 苦 固 枯 </text:span></text:p>
      <text:p text:style-name="P107"><text:span text:style-name="T5">干 </text:span><text:span text:style-name="T3">thick bar pressed thick bar press against </text:span></text:p>
      <text:p text:style-name="P121"><text:span text:style-name="T3">against a combatant </text:span><text:span text:style-name="T5">肝 軒 杆 刊 汗 旱 <text:s/></text:span></text:p>
      <text:p text:style-name="P75"><text:span text:style-name="T5">義 </text:span><text:span text:style-name="T3">use a bladed weapon blade-like ceremony </text:span></text:p>
      <text:p text:style-name="P113"><text:span text:style-name="T3">in a ceremonial sacrifice </text:span><text:span text:style-name="T5">嶬 礒 蟻 儀 檥 議 </text:span></text:p>
      <text:p text:style-name="P66"><text:span text:style-name="T5">果 </text:span><text:span text:style-name="T3">round fruit round fruit </text:span></text:p>
      <text:p text:style-name="P161"><text:span text:style-name="T5">彙 踝 裹 菓 祼 夥 </text:span></text:p>
      <text:p text:style-name="P162"><text:span text:style-name="T5">申 </text:span><text:span text:style-name="T3">bolt of lightning bolt of lightning stretch </text:span></text:p>
      <text:p text:style-name="P131"><text:span text:style-name="T3">stretching from sky to earth </text:span><text:span text:style-name="T5">坤 神 電 伸 抻 紳 </text:span></text:p>
      <text:p text:style-name="P165"><text:span text:style-name="T3">Some phonosemantics exert several distinct influences in derivative characters. Character/Original Sense Influence One Influence Two Influence Three </text:span></text:p>
      <text:p text:style-name="P166"><text:span text:style-name="T5">氐 </text:span><text:span text:style-name="T3">press the low point or press low foundation foundation of an object </text:span><text:span text:style-name="T5">抵 牴 觝 坻 彽 祗 底 柢 砥</text:span></text:p>
      <text:p text:style-name="P167"><text:span text:style-name="T5">壽 </text:span><text:span text:style-name="T3">aged person following ridge long and curved long span a long, curved ridge </text:span><text:span text:style-name="T5">壔 疇 幬 濤 鑄 儔 禱 躊 </text:span></text:p>
      <text:p text:style-name="P168"><text:span text:style-name="T5">單 </text:span><text:span text:style-name="T3">simple weapon used simple → single weapon fanning motion with a fanning motion </text:span><text:span text:style-name="T5">禪</text:span><text:span text:style-name="T3">/</text:span><text:span text:style-name="T5">禅 襌 觶 彈</text:span><text:span text:style-name="T3">/</text:span><text:span text:style-name="T5">弾 戰</text:span><text:span text:style-name="T3">/</text:span><text:span text:style-name="T5">戦 樿 憚 蟬 驒 </text:span></text:p>
      <text:p text:style-name="P169"><text:span text:style-name="T5">襄 </text:span><text:span text:style-name="T3">insert seized goods insert supple/soft seize; sack in soft/supple sacks </text:span><text:span text:style-name="T5">曩 鑲 壤</text:span><text:span text:style-name="T3">/</text:span><text:span text:style-name="T5">壌 孃</text:span><text:span text:style-name="T3">/</text:span><text:span text:style-name="T5">嬢 穰 攘 囊 </text:span></text:p>
      <text:p text:style-name="P170"><text:span text:style-name="T3">A fourth complicating factor is of course changes in the forms of the characters. For example, it makes no sense to interpret </text:span><text:span text:style-name="T5">設 </text:span><text:span text:style-name="T3">as </text:span><text:span text:style-name="T5">言 </text:span><text:span text:style-name="T3">words + </text:span><text:span text:style-name="T5">殳 </text:span><text:span text:style-name="T3">action indicator, as the </text:span><text:span text:style-name="T5">言 </text:span><text:span text:style-name="T3">element was originally a chisel and </text:span><text:span text:style-name="T5">殳 </text:span><text:span text:style-name="T3">originally a hand + a bar. </text:span><text:span text:style-name="T5">設 </text:span><text:span text:style-name="T3">is an example of a character that appears to be irregular but originated as a regular dual-element character. </text:span></text:p>
      <text:p text:style-name="P32"><text:soft-page-break/><text:span text:style-name="T3">V Differences in Character Meanings in Chinese and Japanese </text:span></text:p>
      <text:p text:style-name="P171"><text:span text:style-name="T3">There is a high degree of correspondence in the principal meanings the characters convey in Japanese and in Chinese. Here are the main reasons for distinctions of meaning, where they exist. </text:span></text:p>
      <text:p text:style-name="P62"><text:span text:style-name="T3">1) Retention/loss of original significations </text:span></text:p>
      <text:p text:style-name="P172"><text:span text:style-name="T3">In Chinese, some characters retain original significations that disappeared before entering Japanese, or that entered Japanese but subsequently dropped. Examples: </text:span><text:span text:style-name="T5">啀 屁 配 鐚 席 煜 翌 羂 渫 慶 禰 策 素 裊 駛 習 廟 剋 雪 托 蝕 升 襲 褪 樸 朴 嵐 鸛 匹 森 拶</text:span><text:span text:style-name="T3">. </text:span></text:p>
      <text:p text:style-name="P173"><text:span text:style-name="T3">Conversely, in Japanese, some characters retain original significations that dropped in Chinese. Examples: </text:span><text:span text:style-name="T5">庸 采 捨 躑 友 馭 圮 鐔 獷 捎 瀦 墅 翊 嵌 轗 紝 燠 檞 蓧 叨 凅 酤 盬 胳 騫 狗 彀 癃 院 邐 癆 餾 茲 楚 舊 鬮 仍 若 臬 异 首 竺 篤 枓 娉 聘 埠 笨 癈 寫 嘖 崢 鬆 面 緬 涅 榻 耦 殄 揣 尋 示 卬 慁 關 鬯 實 嘻 佰 賁 蕡 范 拚 辦 辯 佩 羞 彌</text:span><text:span text:style-name="T3">. </text:span></text:p>
      <text:p text:style-name="P174"><text:span text:style-name="T3">2) The primary meanings in each language are distinct, but equally well follow from the original sense of the term. For instance, </text:span><text:span text:style-name="T5">葫 </text:span><text:span text:style-name="T3">is </text:span><text:span text:style-name="T5">胡 </text:span><text:span text:style-name="T3">(rough, covering substance) + </text:span><text:span text:style-name="T5">艹 </text:span><text:span text:style-name="T3">grass/plant, indicating a type of vegetation with a rough surface. In Chinese, the reference is to "gourd" or "calabash," while in Japanese it is "garlic." As another example, </text:span><text:span text:style-name="T5">鯊 </text:span><text:span text:style-name="T3">is </text:span><text:span text:style-name="T5">沙 </text:span><text:span text:style-name="T3">sand + </text:span><text:span text:style-name="T5">魚 </text:span><text:span text:style-name="T3">fish, indicating a creature that inhabits the sands of shallow waters. In Chinese, </text:span><text:span text:style-name="T5">鯊 </text:span><text:span text:style-name="T3">indicates a "shark," while the meaning in Japanese is "goby." </text:span></text:p>
      <text:p text:style-name="P13"><text:span text:style-name="T3">Here are some other characters of this nature: </text:span></text:p>
      <text:p text:style-name="P175"><text:span text:style-name="T5">稻 貍 舍</text:span><text:span text:style-name="T3">/</text:span><text:span text:style-name="T5">舎 讜 啀 枷 鞚 薛 瀦 廞 箝 疢 貰 魛 綦 鱒 棧</text:span><text:span text:style-name="T3">/</text:span><text:span text:style-name="T5">桟 夋 彊 齷 窿 佹 溜 嘸 廡 茨 囁 楚 倖 圉 慷 枚 孥 茹 禰 嵾 俵 痞 笨 藩 寫</text:span><text:span text:style-name="T3">/</text:span><text:span text:style-name="T5">写 慫 葱 饌 諒 懣 嚀 廈 榎 姫 兢 潯 淀 缶 帚 懟 饎 </text:span></text:p>
      <text:p text:style-name="P76"><text:span text:style-name="T3">3) Borrowed meanings are found in one of the languages, but not both. </text:span></text:p>
      <text:p text:style-name="P176"><text:span text:style-name="T3">Characters with borrowed meanings in Chinese that are not meanings in Japanese: </text:span><text:span text:style-name="T5">塙 用 杜 撐 梲 麃 漂 槓 紅 詵 伊 柬 硝 銷 予 迤 佗 翊 柘 尻 薀 秩 淋 荏 恢 傾 迨 睽 巤 哄 丑 紐 雕 叨 央 凅 盬 夥 倡 拽 剗 漠 隮 呫 點 謠 翏 摎 扈 胡 渠 去 騫 幵 栞 繭 弄 樁 廱 杌 娩 撝 累 得 麻 靡 舞 隶 鎭 逗 湑 瀟 呆 丘 踽 冉 殷 碼 娉 別 覆 斥 津 搢 宿 縱 剉 疾 涼 莽 訥 奈 頤 克 規 趁 軫 揣</text:span></text:p>
      <text:p text:style-name="P139"><text:span text:style-name="T5">端 彖 祇 抑 啓 休 怪 匯 設 討 準 撲 扑 乎 呼 咋 犯 沛 </text:span></text:p>
      <text:p text:style-name="P177"><text:span text:style-name="T3">Characters with borrowed meanings in Japanese that are not meanings in Chinese: </text:span><text:span text:style-name="T5">庸 采 翅 篦 駄 哈 玦 緌 恔 懽 齟 乍 偖 昱 磔 鉉 閉 遺 贅 悴 兼 扠 俠 沓 墺 襖 斛 檞 葯 泱 嚮 嬰 梗 柄 莨 絣 苹 套 冲 誅 遉 嘽 鱓 碌 鰕 巴 臂 瘻 拈 卓 踞 衙 偃 巾 候 勾 姤 廓 凌 棙 槇 緝 輯 樣 臙 芝 舃 阡 樔 咲 撰 坐 砌 瘥 蠡 忍 入 侵 膳 羨 瑞 顓 托 丸 詘 循 諷 鬨 嘘 陌 噴 憑 弁 鞴 </text:span></text:p>
      <text:p text:style-name="P178"><text:span text:style-name="T3">4) Characters having borrowed meanings in both Chinese and Japanese, but with the borrowed meanings conveying something different in each language: </text:span><text:span text:style-name="T5">盪 朶 綏 允 杷 斂 所 擬 款 裛 苟 奐 和 儡 輒 仄 偲 聳 亮 蹣 詫 厥 食 聿 賁 馮 佩 </text:span></text:p>
      <text:p text:style-name="P108"><text:span text:style-name="T3">5) Reinterpretation </text:span></text:p>
      <text:p text:style-name="P179"><text:span text:style-name="T3">In Chinese, a small number of characters have primary or secondary meanings that derive from reinterpretation. For example, </text:span><text:span text:style-name="T5">櫓 </text:span><text:span text:style-name="T3">originally indicated a scull, or an oar, in the sense of a wooden object drawn up out of the water and moved from one side to the other to propel a vessel. However, </text:span><text:span text:style-name="T5">櫓 </text:span><text:span text:style-name="T3">later acquired the additional meanings "watchtower" and "turret," a result of reinterpreting the "drawn upward" aspect of the character as indicating a high wooden construction. Another example of reinterpretation in Chinese involves </text:span><text:span text:style-name="T5">菹</text:span><text:span text:style-name="T3">, which combines </text:span><text:span text:style-name="T5">苴 </text:span><text:span text:style-name="T3">(plant matter) and </text:span><text:span text:style-name="T5">氵</text:span><text:span text:style-name="T3">/</text:span><text:span text:style-name="T5">水 </text:span><text:span text:style-name="T3">water, originally indicating vegetation at water's edge. Later, </text:span><text:span text:style-name="T5">氵</text:span><text:span text:style-name="T3">/</text:span><text:span text:style-name="T5">水 </text:span><text:span text:style-name="T3">was understood as brine in which vegetation is pickled, and thus the additional meaning "pickled vegetables." Other characters reinterpreted in Chinese include </text:span><text:span text:style-name="T5">爬 擘 膀 坏 輊 舳 艫 </text:span><text:span text:style-name="T3">and </text:span><text:span text:style-name="T5">甬</text:span><text:span text:style-name="T3">. </text:span></text:p>
      <text:p text:style-name="P180"><text:span text:style-name="T3">These additional significations are carried over in Japanese, so that the Chinese and Japanese meanings overlap. However, certain characters were also reinterpreted in Japanese to convey particular meanings that did not enter Chinese. </text:span></text:p>
      <text:p text:style-name="P181"><text:span text:style-name="T3">For example, </text:span><text:span text:style-name="T5">鐚 </text:span><text:span text:style-name="T3">originally indicated soft metal, a meaning retained in Chinese. In Japanese, though, the character was reinterpreted as </text:span><text:span text:style-name="T5">惡</text:span><text:span text:style-name="T3">/</text:span><text:span text:style-name="T5">悪 </text:span><text:span text:style-name="T3">bad + </text:span><text:span text:style-name="T5">金 </text:span><text:span text:style-name="T3">money for the Japanese-only meaning "bad money." Another example is the meaning "woods/grove in the vicinity of a shrine" attached in Japanese to </text:span><text:span text:style-name="T5">杜</text:span><text:span text:style-name="T3">, a result of taking </text:span><text:span text:style-name="T5">土 </text:span><text:span text:style-name="T3">as an abbreviated form of </text:span><text:span text:style-name="T5">社 </text:span><text:span text:style-name="T3">(</text:span><text:span text:style-name="T5">神社 </text:span><text:span text:style-name="T3">= Shinto shrine). </text:span></text:p>
      <text:p text:style-name="P182"><text:span text:style-name="T3">Other characters reinterpreted in Japanese and lacking equivalent meanings in Chinese include </text:span><text:span text:style-name="T5">鍔 係 箘 朸 瓴 籟 鐐 裱 偲 槊 錆 柿 鰍 錠 灘 柁 沖 </text:span><text:span text:style-name="T3">and </text:span><text:span text:style-name="T5">鮎</text:span><text:span text:style-name="T3">. </text:span></text:p>
      <text:p text:style-name="P33"><text:span text:style-name="T3">VI Disclaimer </text:span></text:p>
      <text:p text:style-name="P183"><text:span text:style-name="T3">All characters in EDHCC display correctly in the software used to create the dictionary. The author regrets but assumes no responsibility for character corruption stemming from conversion to PDF or other formats. </text:span></text:p>
      <text:p text:style-name="P34"><text:span text:style-name="T3">VII Key to Symbols and Terms used in the Interpretations </text:span></text:p>
      <text:p text:style-name="P6"><text:span text:style-name="T3"># = phonosemantic element in dual-element characters </text:span></text:p>
      <text:p text:style-name="P138"><text:span text:style-name="T5">→ </text:span><text:span text:style-name="T3">= leads to the idea/meaning </text:span></text:p>
      <text:p text:style-name="P106"><text:span text:style-name="T5">← </text:span><text:span text:style-name="T3">= results from the idea/meaning </text:span></text:p>
      <text:p text:style-name="P184"><text:soft-page-break/><text:span text:style-name="T3">*(word/phrase)* = meanings borne by the character in modern Japanese Shinjitai (</text:span><text:span text:style-name="T5">新字体</text:span><text:span text:style-name="T3">) = (variant form of a) character designated to replace a traditional character</text:span></text:p>
      <text:p text:style-name="P1"><text:span text:style-name="T4">The Etymological Interpretations </text:span></text:p>
      <text:p text:style-name="P155"><text:span text:style-name="T5">古 </text:span><text:span text:style-name="T3">(5)</text:span><text:span text:style-name="T5">　コ；ふる（い・びる・めかしい） </text:span></text:p>
      <text:p text:style-name="P185"><text:span text:style-name="T3">The relevant oracle bone form of </text:span><text:span text:style-name="T5">古 </text:span><text:span text:style-name="T3">combines </text:span><text:span text:style-name="T5">口 </text:span><text:span text:style-name="T3">mouth + an object filling it → expectorate *old*, *dried out*, *hard* food → *dry up*; *stale* → *used*; *old-fashioned*. </text:span></text:p>
      <text:p text:style-name="P186"><text:span text:style-name="T5">苦 </text:span><text:span text:style-name="T3">(8)</text:span><text:span text:style-name="T5">　ク；くる（しい・しみ・しむ・しめる）；にが（い）　 </text:span></text:p>
      <text:p text:style-name="P193"><text:span text:style-name="T5">古</text:span><text:span text:style-name="T3"># hard; dried out + </text:span><text:span text:style-name="T5">艸 </text:span><text:span text:style-name="T3">grass/plant → *bitter* plant that makes the mouth go dry → *stubborn*; *pain*; *agony*; *suffering*; *hardship*; *trying* (experience); *exert oneself*; *worry*; *distress*; *pressure*; *torment*; *torture*; *be at a loss*; *embarrassment*. </text:span></text:p>
      <text:p text:style-name="P194"><text:span text:style-name="T5">固 </text:span><text:span text:style-name="T3">(8)</text:span><text:span text:style-name="T5">　コ；かた（い・まる・める）　 </text:span></text:p>
      <text:p text:style-name="P195"><text:span text:style-name="T5">古</text:span><text:span text:style-name="T3"># hard; dried out + </text:span><text:span text:style-name="T5">囗 </text:span><text:span text:style-name="T3">circular enclosure → harden about an object → *hard/harden*; *stiff/stiffen* → *resolute*; *stubborn*. Other extended meanings include *tight*, *firm*, *rigid*, *strict*, *solid*, *jell*, *fortify*, *collect*, *settle*, and *settle down*. </text:span></text:p>
      <text:p text:style-name="P123"><text:span text:style-name="T5">個　</text:span><text:span text:style-name="T3">(10)</text:span><text:span text:style-name="T5">　コ；カ　 </text:span></text:p>
      <text:p text:style-name="P196"><text:span text:style-name="T3">As per </text:span><text:span text:style-name="T5">固</text:span><text:span text:style-name="T3"># (hardened/hard object) + </text:span><text:span text:style-name="T5">人 </text:span><text:span text:style-name="T3">person → objects and people distinguished one by one (compare </text:span><text:span text:style-name="T5">箇 </text:span><text:span text:style-name="T3">as well as </text:span><text:span text:style-name="T5">各</text:span><text:span text:style-name="T3">) → *individual*; *item* → *counter*. </text:span></text:p>
      <text:p text:style-name="P140"><text:span text:style-name="T5">箇　</text:span><text:span text:style-name="T3">(14)</text:span><text:span text:style-name="T5">　カ　 </text:span></text:p>
      <text:p text:style-name="P197"><text:span text:style-name="T3">As per </text:span><text:span text:style-name="T5">固</text:span><text:span text:style-name="T3"># (hardened/hard object) + </text:span><text:span text:style-name="T5">竹 </text:span><text:span text:style-name="T3">bamboo → hard pieces of bamboo → *counter* (← bamboo pieces used as counters) → *this*; *that* (← count this piece, count that piece). </text:span></text:p>
      <text:p text:style-name="P109"><text:span text:style-name="T5">个　</text:span><text:span text:style-name="T3">(3)</text:span><text:span text:style-name="T5">　カ；コ　 </text:span></text:p>
      <text:p text:style-name="P113"><text:span text:style-name="T3">The left-hand portion of the character </text:span><text:span text:style-name="T5">竹 </text:span><text:span text:style-name="T3">bamboo, serving as an abbreviated form of </text:span><text:span text:style-name="T5">箇 </text:span><text:span text:style-name="T3">*counter*. </text:span></text:p>
      <text:p text:style-name="P198"><text:span text:style-name="T5">故　</text:span><text:span text:style-name="T3">(9)</text:span><text:span text:style-name="T5">　コ；ゆえ　 </text:span></text:p>
      <text:p text:style-name="P204"><text:span text:style-name="T5">古</text:span><text:span text:style-name="T3"># hard; dried out + </text:span><text:span text:style-name="T5">攵 </text:span><text:span text:style-name="T3">action indicator → harden into fixed reality → *old*; *die*; *the late* (referring to a deceased person) → *old acquaintance*; *reason*; *cause*; *circumstances*; *past* (← by reason of past circumstances ← stand firm upon established premises, for example, "because such and such is so, therefore X"). </text:span></text:p>
      <text:p text:style-name="P114"><text:span text:style-name="T5">枯 </text:span><text:span text:style-name="T3">(9)</text:span><text:span text:style-name="T5">　コ；か（らす・れる）　 </text:span></text:p>
      <text:p text:style-name="P156"><text:span text:style-name="T5">古</text:span><text:span text:style-name="T3"># hard; dried out + </text:span><text:span text:style-name="T5">木 </text:span><text:span text:style-name="T3">tree/wood → *dried out* tree/wood → *wither*; *die*; *be seasoned*. </text:span></text:p>
      <text:p text:style-name="P66"><text:span text:style-name="T5">居　</text:span><text:span text:style-name="T3">(8)</text:span><text:span text:style-name="T5">　キョ；い（る）　 </text:span></text:p>
      <text:p text:style-name="P205"><text:span text:style-name="T5">古</text:span><text:span text:style-name="T3"># hard + </text:span><text:span text:style-name="T5">尸 </text:span><text:span text:style-name="T3">buttocks → seat oneself on a hard surface → settle/set in place → *be present* → *exist* (compare </text:span><text:span text:style-name="T5">有</text:span><text:span text:style-name="T3">, </text:span><text:span text:style-name="T5">在</text:span><text:span text:style-name="T3">, and </text:span><text:span text:style-name="T5">存</text:span><text:span text:style-name="T3">) → *stay*; *live*. </text:span></text:p>
      <text:p text:style-name="P124"><text:span text:style-name="T5">据　</text:span><text:span text:style-name="T3">(11)</text:span><text:span text:style-name="T5">　キョ；す（える・わる）　 </text:span></text:p>
      <text:p text:style-name="P207"><text:span text:style-name="T3">As per </text:span><text:span text:style-name="T5">居</text:span><text:span text:style-name="T3"># (settle/set in place) + </text:span><text:span text:style-name="T5">手 </text:span><text:span text:style-name="T3">hand/action indicator (for emphasis/clarification) → *set*; *place*; *settle down to*; *settle upon*. </text:span></text:p>
      <text:p text:style-name="P67"><text:span text:style-name="T5">湖　</text:span><text:span text:style-name="T3">(12)</text:span><text:span text:style-name="T5">　コ；みずうみ　 </text:span></text:p>
      <text:p text:style-name="P208"><text:span text:style-name="T3">As per </text:span><text:span text:style-name="T5">胡</text:span><text:span text:style-name="T3"># (rough, covering substance) + </text:span><text:span text:style-name="T5">水 </text:span><text:span text:style-name="T3">water → (originally, a silted) *lake*. Now a lake in the general sense of the word.</text:span></text:p>
      <text:p text:style-name="P132"><text:soft-page-break/><text:span text:style-name="T5">戸　</text:span><text:span text:style-name="T3">(4)</text:span><text:span text:style-name="T5">　コ；と </text:span></text:p>
      <text:p text:style-name="P209"><text:span text:style-name="T3">Originally the left half of </text:span><text:span text:style-name="T5">門 </text:span><text:span text:style-name="T3">gate, representing a rectangular *door* → *household*; *counter for houses*. </text:span></text:p>
      <text:p text:style-name="P67"><text:span text:style-name="T5">雇　</text:span><text:span text:style-name="T3">(12)</text:span><text:span text:style-name="T5">　コ；やと（い・う） </text:span></text:p>
      <text:p text:style-name="P210"><text:span text:style-name="T5">戸</text:span><text:span text:style-name="T3"># door + </text:span><text:span text:style-name="T5">隹 </text:span><text:span text:style-name="T3">short, squat bird → caged bird → *employ*; *hire* (← workers likened to caged birds). *Pay* is an extended meaning (← provide funds to keep the services of an employee). </text:span></text:p>
      <text:p text:style-name="P24"><text:span text:style-name="T5">顧　</text:span><text:span text:style-name="T3">(21)</text:span><text:span text:style-name="T5">　コ；かえり（みる） </text:span></text:p>
      <text:p text:style-name="P211"><text:span text:style-name="T3">As per </text:span><text:span text:style-name="T5">雇</text:span><text:span text:style-name="T3"># (caged bird) + </text:span><text:span text:style-name="T5">頁 </text:span><text:span text:style-name="T3">head → caged bird looking about nervously (compare </text:span><text:span text:style-name="T5">瞿</text:span><text:span text:style-name="T3">) → *look back* → *consider*; *review*; *reflect on*; *take note of*; *pay attention to*. </text:span></text:p>
      <text:p text:style-name="P141"><text:span text:style-name="T5">姑 </text:span><text:span text:style-name="T3">(8)</text:span><text:span text:style-name="T5">　コ；しゅうとめ　 </text:span></text:p>
      <text:p text:style-name="P212"><text:span text:style-name="T5">古</text:span><text:span text:style-name="T3"># old + </text:span><text:span text:style-name="T5">女 </text:span><text:span text:style-name="T3">woman → aged woman → *mother-in-law* (mother of one's husband); *aunt* (sister of one's father). *For the time being* is a borrowed meaning. </text:span></text:p>
      <text:p text:style-name="P141"><text:span text:style-name="T5">怙　</text:span><text:span text:style-name="T3">(8)</text:span><text:span text:style-name="T5">　コ　 </text:span></text:p>
      <text:p text:style-name="P156"><text:span text:style-name="T5">古</text:span><text:span text:style-name="T3"># old + </text:span><text:span text:style-name="T5">心 </text:span><text:span text:style-name="T3">heart/emotions → something old on which one can *rely/depend* → *parent*. </text:span></text:p>
      <text:p text:style-name="P115"><text:span text:style-name="T5">沽　</text:span><text:span text:style-name="T3">(8)</text:span><text:span text:style-name="T5">　コ　 </text:span></text:p>
      <text:p text:style-name="P213"><text:span text:style-name="T5">古</text:span><text:span text:style-name="T3"># hard; dried out + </text:span><text:span text:style-name="T5">水 </text:span><text:span text:style-name="T3">water → drought-prone body of water. *Buy* and *sell* are borrowed meanings, via </text:span><text:span text:style-name="T5">估</text:span><text:span text:style-name="T3">. </text:span></text:p>
      <text:p text:style-name="P110"><text:span text:style-name="T5">詁 </text:span><text:span text:style-name="T3">(12)</text:span><text:span text:style-name="T5">　コ　 </text:span></text:p>
      <text:p text:style-name="P214"><text:span text:style-name="T5">古</text:span><text:span text:style-name="T3"># old + </text:span><text:span text:style-name="T5">言 </text:span><text:span text:style-name="T3">words → *old language/term* → *meaning of an old term*; *interpret an old term/text*. </text:span></text:p>
      <text:p text:style-name="P54"><text:span text:style-name="T5">辜　</text:span><text:span text:style-name="T3">(12)</text:span><text:span text:style-name="T5">　コ　 </text:span></text:p>
      <text:p text:style-name="P156"><text:span text:style-name="T5">古</text:span><text:span text:style-name="T3"># hard; dried out + </text:span><text:span text:style-name="T5">辛 </text:span><text:span text:style-name="T3">(cutting tool → punish) → severe (= hard) punishment for a *crime*. </text:span></text:p>
      <text:p text:style-name="P133"><text:span text:style-name="T5">胡 </text:span><text:span text:style-name="T3">(9)</text:span><text:span text:style-name="T5">　ゴ；コ；ウ　 </text:span></text:p>
      <text:p text:style-name="P215"><text:span text:style-name="T5">古</text:span><text:span text:style-name="T3"># hard; dried out + </text:span><text:span text:style-name="T5">肉 </text:span><text:span text:style-name="T3">flesh → rough, dry beard covering the jowls → *barbarian* (← bearded foreigner) → *of foreign origin* (← barbarian foreigners). Compare </text:span><text:span text:style-name="T5">蕃</text:span><text:span text:style-name="T3">. </text:span></text:p>
      <text:p text:style-name="P199"><text:span text:style-name="T5">葫 </text:span><text:span text:style-name="T3">(12)</text:span><text:span text:style-name="T5">　コ；にんにく　 </text:span></text:p>
      <text:p text:style-name="P216"><text:span text:style-name="T3">As per </text:span><text:span text:style-name="T5">胡</text:span><text:span text:style-name="T3"># (rough, covering substance) + </text:span><text:span text:style-name="T5">艸 </text:span><text:span text:style-name="T3">grass/plant → type of vegetation with a rough surface. In Japanese, </text:span><text:span text:style-name="T5">葫 </text:span><text:span text:style-name="T3">refers to *garlic*. </text:span></text:p>
      <text:p text:style-name="P25"><text:span text:style-name="T5">瑚　</text:span><text:span text:style-name="T3">(13)</text:span><text:span text:style-name="T5">　ゴ；コ　 </text:span></text:p>
      <text:p text:style-name="P217"><text:span text:style-name="T3">As per </text:span><text:span text:style-name="T5">胡</text:span><text:span text:style-name="T3"># (rough, covering substance) + </text:span><text:span text:style-name="T5">玉 </text:span><text:span text:style-name="T3">jewel → jewel-encrusted, ritual *food stand*. The compound </text:span><text:span text:style-name="T5">珊瑚 </text:span><text:span text:style-name="T3">refers to coral. </text:span></text:p>
      <text:p text:style-name="P68"><text:span text:style-name="T5">糊　</text:span><text:span text:style-name="T3">(15)</text:span><text:span text:style-name="T5">　コ；のり　 </text:span></text:p>
      <text:p text:style-name="P218"><text:span text:style-name="T3">As per </text:span><text:span text:style-name="T5">胡</text:span><text:span text:style-name="T3"># (rough, covering substance) + </text:span><text:span text:style-name="T5">米 </text:span><text:span text:style-name="T3">rice → rice *paste* used as a rough, covering substance → *paste on*; *starch*.</text:span></text:p>
      <text:p text:style-name="P116"><text:soft-page-break/><text:span text:style-name="T5">醐　</text:span><text:span text:style-name="T3">(16)</text:span><text:span text:style-name="T5">　ゴ　 </text:span></text:p>
      <text:p text:style-name="P219"><text:span text:style-name="T3">As per </text:span><text:span text:style-name="T5">胡</text:span><text:span text:style-name="T3"># (rough, covering substance) + </text:span><text:span text:style-name="T5">酉 </text:span><text:span text:style-name="T3">alcohol container (→ fermentation) → butterfat (covering milk) → *butter cream*. </text:span></text:p>
      <text:p text:style-name="P123"><text:span text:style-name="T5">涸　</text:span><text:span text:style-name="T3">(11)</text:span><text:span text:style-name="T5">　コ；か（らす・れる）　 </text:span></text:p>
      <text:p text:style-name="P220"><text:span text:style-name="T3">As per </text:span><text:span text:style-name="T5">固</text:span><text:span text:style-name="T3"># (hardened/hard object) + </text:span><text:span text:style-name="T5">水 </text:span><text:span text:style-name="T3">water → water that has evaporated, leaving an object dried up and hardened → *dry up* → *exhaust*. </text:span></text:p>
      <text:p text:style-name="P123"><text:span text:style-name="T5">痼　</text:span><text:span text:style-name="T3">(13)</text:span><text:span text:style-name="T5">　コ　 </text:span></text:p>
      <text:p text:style-name="P35"><text:span text:style-name="T3">As per </text:span><text:span text:style-name="T5">固</text:span><text:span text:style-name="T3"># (hardened/hard object) + </text:span><text:span text:style-name="T5">疒 </text:span><text:span text:style-name="T3">illness → *chronic illness* (causing the body to harden). </text:span></text:p>
      <text:p text:style-name="P142"><text:span text:style-name="T5">錮　</text:span><text:span text:style-name="T3">(16)</text:span><text:span text:style-name="T5">　コ　 </text:span></text:p>
      <text:p text:style-name="P221"><text:span text:style-name="T3">As per </text:span><text:span text:style-name="T5">固</text:span><text:span text:style-name="T3"># (hardened/hard object) + </text:span><text:span text:style-name="T5">金 </text:span><text:span text:style-name="T3">metal → (of the cracks/grooves of a mold) *fill with molten metal*, which hardens to create a unified object → *confine*. </text:span></text:p>
      <text:p text:style-name="P36"><text:span text:style-name="T5">倨　</text:span><text:span text:style-name="T3">(10)</text:span><text:span text:style-name="T5">　キョ　 </text:span></text:p>
      <text:p text:style-name="P222"><text:span text:style-name="T3">As per </text:span><text:span text:style-name="T5">居</text:span><text:span text:style-name="T3"># (settle/set in place) + </text:span><text:span text:style-name="T5">人 </text:span><text:span text:style-name="T3">person → person actually or figuratively settled in place and possessed of an *arrogant* attitude. Compare </text:span><text:span text:style-name="T5">踞</text:span><text:span text:style-name="T3">. </text:span></text:p>
      <text:p text:style-name="P223"><text:span text:style-name="T5">裾　</text:span><text:span text:style-name="T3">(13)</text:span><text:span text:style-name="T5">　キョ；すそ　 </text:span></text:p>
      <text:p text:style-name="P225"><text:span text:style-name="T3">As per </text:span><text:span text:style-name="T5">居</text:span><text:span text:style-name="T3"># (settle/set in place) + </text:span><text:span text:style-name="T5">衣 </text:span><text:span text:style-name="T3">clothing → *hem* of a skirt or *cuff* of trousers (← end point of a garment where the fabric gathers/settles). *Foot of a mountain* is via a Japanese extension of the sense of this character. <text:s/></text:span></text:p>
      <text:p text:style-name="P123"><text:span text:style-name="T5">踞　</text:span><text:span text:style-name="T3">(15)</text:span><text:span text:style-name="T5">　キョ；うずくま（る）　 </text:span></text:p>
      <text:p text:style-name="P226"><text:span text:style-name="T3">As per </text:span><text:span text:style-name="T5">居</text:span><text:span text:style-name="T3"># (settle/set in place) + </text:span><text:span text:style-name="T5">足 </text:span><text:span text:style-name="T3">leg/foot → *crouch*; *squat*. *Arrogant* is a borrowed meaning, via </text:span><text:span text:style-name="T5">倨</text:span><text:span text:style-name="T3">. </text:span></text:p>
      <text:p text:style-name="P25"><text:span text:style-name="T5">鋸　</text:span><text:span text:style-name="T3">(16)</text:span><text:span text:style-name="T5">　キョ；のこぎり　 </text:span></text:p>
      <text:p text:style-name="P35"><text:span text:style-name="T3">As per </text:span><text:span text:style-name="T5">居</text:span><text:span text:style-name="T3"># (settle/set in place) + </text:span><text:span text:style-name="T5">金 </text:span><text:span text:style-name="T3">metal → the set teeth of a *saw*. </text:span></text:p>
      <text:p text:style-name="P10"><text:span text:style-name="T5">貉　</text:span><text:span text:style-name="T3">(13)</text:span><text:span text:style-name="T5">　カク；むじな　 </text:span></text:p>
      <text:p text:style-name="P227"><text:span text:style-name="T3">As per </text:span><text:span text:style-name="T5">各</text:span><text:span text:style-name="T3"># (hard) + </text:span><text:span text:style-name="T5">豸 </text:span><text:span text:style-name="T3">animal that ambles along the ground → slow-moving animal with a ferocious (= hard) bite → *badger*. The variant form </text:span><text:span text:style-name="T5">狢 </text:span><text:span text:style-name="T3">replaces </text:span><text:span text:style-name="T5">豸 </text:span><text:span text:style-name="T3">with </text:span><text:span text:style-name="T5">犬 </text:span><text:span text:style-name="T3">dog/beast. </text:span></text:p>
      <text:p text:style-name="P25"><text:span text:style-name="T5">扈 </text:span><text:span text:style-name="T3">(11)</text:span><text:span text:style-name="T5">　コ　 </text:span></text:p>
      <text:p text:style-name="P228"><text:span text:style-name="T3">As per </text:span><text:span text:style-name="T5">邑 </text:span><text:span text:style-name="T3">(kneel and spread arms in obeisance) + </text:span><text:span text:style-name="T5">戸</text:span><text:span text:style-name="T3"># door → retinue of prostrate subjects attending by a door → *obey*; *follow*. <text:s/></text:span></text:p>
      <text:p text:style-name="P9"><text:span text:style-name="T5">估 </text:span><text:span text:style-name="T3">(7)</text:span><text:span text:style-name="T5">　コ　 </text:span></text:p>
      <text:p text:style-name="P156"><text:span text:style-name="T5">古</text:span><text:span text:style-name="T3"># old + </text:span><text:span text:style-name="T5">人 </text:span><text:span text:style-name="T3">person → vendor of old goods → *merchant* → *sell*; *price*; *evaluate*. </text:span></text:p>
      <text:p text:style-name="P198"><text:span text:style-name="T5">罟　</text:span><text:span text:style-name="T3">(10)</text:span><text:span text:style-name="T5">　コ；あみ　 </text:span></text:p>
      <text:p text:style-name="P156"><text:span text:style-name="T5">古</text:span><text:span text:style-name="T3"># hard; dried out + </text:span><text:span text:style-name="T5">罒 </text:span><text:span text:style-name="T3">net → hard, dried out *net*. </text:span></text:p>
      <text:p text:style-name="P20"><text:soft-page-break/><text:span text:style-name="T5">凅 </text:span><text:span text:style-name="T3">(10)</text:span><text:span text:style-name="T5">　コ；こお（る）　 </text:span></text:p>
      <text:p text:style-name="P35"><text:span text:style-name="T3">As per </text:span><text:span text:style-name="T5">固</text:span><text:span text:style-name="T3"># (hardened object) + </text:span><text:span text:style-name="T5">氷 </text:span><text:span text:style-name="T3">ice → *freeze*.</text:span></text:p>
      <text:p text:style-name="P69"><text:span text:style-name="T5">餬　</text:span><text:span text:style-name="T3">(18)</text:span><text:span text:style-name="T5">　コ　 </text:span></text:p>
      <text:p text:style-name="P229"><text:span text:style-name="T3">As per </text:span><text:span text:style-name="T5">胡</text:span><text:span text:style-name="T3"># (rough, covering substance) + </text:span><text:span text:style-name="T5">食 </text:span><text:span text:style-name="T3">food/eating → *rice porridge* (← poor/rough food) → *live on rice porridge* (in poverty). </text:span></text:p>
      <text:p text:style-name="P186"><text:span text:style-name="T5">岵　</text:span><text:span text:style-name="T3">(8)</text:span><text:span text:style-name="T5">　コ　 </text:span></text:p>
      <text:p text:style-name="P156"><text:span text:style-name="T5">古</text:span><text:span text:style-name="T3"># hard; dried out + </text:span><text:span text:style-name="T5">山 </text:span><text:span text:style-name="T3">mountain → *hill*/mountain covered with hard rocks. </text:span></text:p>
      <text:p text:style-name="P107"><text:span text:style-name="T5">酤 </text:span><text:span text:style-name="T3">(12)</text:span><text:span text:style-name="T5">　コ；ひとよざけ　 </text:span></text:p>
      <text:p text:style-name="P230"><text:span text:style-name="T5">古 </text:span><text:span text:style-name="T3">here an abbreviated form# of </text:span><text:span text:style-name="T5">苦 </text:span><text:span text:style-name="T3">bitter + </text:span><text:span text:style-name="T5">酉 </text:span><text:span text:style-name="T3">alcohol container → bitter *liquor*. *Alcohol vendor* is a borrowed meaning, influenced by </text:span><text:span text:style-name="T5">估 </text:span><text:span text:style-name="T3">merchant. </text:span></text:p>
      <text:p text:style-name="P124"><text:span text:style-name="T5">鈷　</text:span><text:span text:style-name="T3">(13)</text:span><text:span text:style-name="T5">　コ　 </text:span></text:p>
      <text:p text:style-name="P156"><text:span text:style-name="T5">古</text:span><text:span text:style-name="T3"># hard; dried out + </text:span><text:span text:style-name="T5">金 </text:span><text:span text:style-name="T3">metal → hard piece of cast metal → *cobalt*. <text:s/></text:span></text:p>
      <text:p text:style-name="P125"><text:span text:style-name="T5">楛　</text:span><text:span text:style-name="T3">(12)</text:span><text:span text:style-name="T5">　コ　 </text:span></text:p>
      <text:p text:style-name="P187"><text:span text:style-name="T5">苦</text:span><text:span text:style-name="T3"># bitter + </text:span><text:span text:style-name="T5">木 </text:span><text:span text:style-name="T3">tree/wood → *coarse-barked tree*, painful to the touch → *coarse*. </text:span></text:p>
      <text:p text:style-name="P154"><text:span text:style-name="T5">盬 </text:span><text:span text:style-name="T3">(18)</text:span><text:span text:style-name="T5">　コ；しお；もろ（い）　 </text:span></text:p>
      <text:p text:style-name="P231"><text:span text:style-name="T5">古</text:span><text:span text:style-name="T3"># hard; dried out + an abbreviated form of </text:span><text:span text:style-name="T5">鹽 </text:span><text:span text:style-name="T3">salt → *rock salt* → *land or waters from which salt is extracted*. Also, *brittle* (← crumbly piece of salt). </text:span></text:p>
      <text:p text:style-name="P141"><text:span text:style-name="T5">嘏 </text:span><text:span text:style-name="T3">(14)</text:span><text:span text:style-name="T5">　カ；ケ；さいわ（い）　 </text:span></text:p>
      <text:p text:style-name="P232"><text:span text:style-name="T3">As per </text:span><text:span text:style-name="T5">叚 </text:span><text:span text:style-name="T3">(overlay) + </text:span><text:span text:style-name="T5">古 </text:span><text:span text:style-name="T3">here an abbreviated form# of </text:span><text:span text:style-name="T5">祜 </text:span><text:span text:style-name="T3">prosperity; happiness → *prosperity*; *happiness* → *great/large* (← figurative, overlapping layers of prosperity/felicity). </text:span></text:p>
      <text:p text:style-name="P77"><text:span text:style-name="T5">蝴 </text:span><text:span text:style-name="T3">(15)</text:span><text:span text:style-name="T5">　コ　 </text:span></text:p>
      <text:p text:style-name="P234"><text:span text:style-name="T3">As per </text:span><text:span text:style-name="T5">胡</text:span><text:span text:style-name="T3"># (rough, covering substance) + </text:span><text:span text:style-name="T5">虫 </text:span><text:span text:style-name="T3">insect/creature → insect/creature with a rough covering substance. The compound </text:span><text:span text:style-name="T5">蝴蝶 </text:span><text:span text:style-name="T3">(sometimes written </text:span><text:span text:style-name="T5">胡蝶</text:span><text:span text:style-name="T3">) refers to a butterfly. </text:span></text:p>
      <text:p text:style-name="P140"><text:span text:style-name="T5">祜 </text:span><text:span text:style-name="T3">(10)</text:span><text:span text:style-name="T5">　コ；さいわ（い）　 </text:span></text:p>
      <text:p text:style-name="P235"><text:span text:style-name="T5">古</text:span><text:span text:style-name="T3"># old + </text:span><text:span text:style-name="T5">示 </text:span><text:span text:style-name="T3">altar/the supernatural → *prosperity* and *happiness* bestowed by the heavens (accruing from proper veneration of ancestors). </text:span></text:p>
      <text:p text:style-name="P186"><text:span text:style-name="T5">呉 </text:span><text:span text:style-name="T3">(7)</text:span><text:span text:style-name="T5">　ゴ </text:span></text:p>
      <text:p text:style-name="P236"><text:span text:style-name="T3">The relevant seal inscription form is </text:span><text:span text:style-name="T5">口</text:span><text:span text:style-name="T3"># mouth + a head leaning forward → mouths figuratively intersecting in rowdy conversation. The pronunciation of the character simulates the sound of animated conversation, or quarreling. The ancient Chinese kingdom of Wu (Japanese: *Go*) is a borrowed meaning → *China*. </text:span></text:p>
      <text:p text:style-name="P67"><text:span text:style-name="T5">娯 </text:span><text:span text:style-name="T3">(10)</text:span><text:span text:style-name="T5">　ゴ　 </text:span></text:p>
      <text:p text:style-name="P237"><text:span text:style-name="T3">As per </text:span><text:span text:style-name="T5">呉</text:span><text:span text:style-name="T3"># (rowdy) + </text:span><text:span text:style-name="T5">女 </text:span><text:span text:style-name="T3">woman → enjoy a woman in rowdy circumstances → *pleasure*; *enjoyment*. </text:span><text:span text:style-name="T5">娯 </text:span><text:span text:style-name="T3">was devised to replace </text:span><text:span text:style-name="T5">呉</text:span><text:span text:style-name="T3">. </text:span></text:p>
      <text:p text:style-name="P25"><text:soft-page-break/><text:span text:style-name="T5">虞 </text:span><text:span text:style-name="T3">(13) </text:span><text:span text:style-name="T5">グ；おそれ　 </text:span></text:p>
      <text:p text:style-name="P238"><text:span text:style-name="T3">As per </text:span><text:span text:style-name="T5">呉</text:span><text:span text:style-name="T3"># (rowdy) + </text:span><text:span text:style-name="T5">虍 </text:span><text:span text:style-name="T3">tiger → tigers locked in combat (compare </text:span><text:span text:style-name="T5">麌 </text:span><text:span text:style-name="T3">and </text:span><text:span text:style-name="T5">牾</text:span><text:span text:style-name="T3">). *Give careful thought to* is a borrowed meaning, as are *be anxious about*, *fear*, *apprehension* and</text:span></text:p>
      <text:p text:style-name="P188"><text:span text:style-name="T3">*concern*. </text:span></text:p>
      <text:p text:style-name="P125"><text:span text:style-name="T5">誤 </text:span><text:span text:style-name="T3">(14)</text:span><text:span text:style-name="T5">　ゴ；あやま（り・る）　 </text:span></text:p>
      <text:p text:style-name="P35"><text:span text:style-name="T3">As per </text:span><text:span text:style-name="T5">呉</text:span><text:span text:style-name="T3"># (rowdy) + </text:span><text:span text:style-name="T5">言 </text:span><text:span text:style-name="T3">words → quarrel involving a *mistake* → *err*. </text:span></text:p>
      <text:p text:style-name="P51"><text:span text:style-name="T5">五 </text:span><text:span text:style-name="T3">(4)</text:span><text:span text:style-name="T5">　ゴ；いつ；いつ（つ） </text:span></text:p>
      <text:p text:style-name="P239"><text:span text:style-name="T3">The relevant oracle bone form of this character shows two crossing lines between two parallel lines. The meaning *five* may be connected with the idea that, when counting to ten on one hand, a person first counts to five, then crosses back the other way to reach ten. </text:span></text:p>
      <text:p text:style-name="P141"><text:span text:style-name="T5">悟 </text:span><text:span text:style-name="T3">(10)</text:span><text:span text:style-name="T5">　ゴ；さと（り・る）　 </text:span></text:p>
      <text:p text:style-name="P240"><text:span text:style-name="T3">As per </text:span><text:span text:style-name="T5">吾</text:span><text:span text:style-name="T3"># (crossing) + </text:span><text:span text:style-name="T5">心 </text:span><text:span text:style-name="T3">heart/emotions → crossing point between ignorance and *understanding*, *enlightenment* or *comprehension* (compare </text:span><text:span text:style-name="T5">晤</text:span><text:span text:style-name="T3">) → *perception*; *realization*; *notice*. </text:span></text:p>
      <text:p text:style-name="P143"><text:span text:style-name="T5">語 </text:span><text:span text:style-name="T3">(14)</text:span><text:span text:style-name="T5">　ゴ；かた（る）　 </text:span></text:p>
      <text:p text:style-name="P241"><text:span text:style-name="T3">As per </text:span><text:span text:style-name="T5">吾</text:span><text:span text:style-name="T3"># (crossing of words) + </text:span><text:span text:style-name="T5">言 </text:span><text:span text:style-name="T3">words → the crossing of words in conversation → *converse*; *talk*; *tell* → *narrate*; *saying*; *word*; *language*. </text:span><text:span text:style-name="T5">語 </text:span><text:span text:style-name="T3">was devised to replace </text:span><text:span text:style-name="T5">吾</text:span><text:span text:style-name="T3">. </text:span></text:p>
      <text:p text:style-name="P124"><text:span text:style-name="T5">芽 </text:span><text:span text:style-name="T3">(8) </text:span><text:span text:style-name="T5">ガ；め；め（ぐむ）　 </text:span></text:p>
      <text:p text:style-name="P242"><text:span text:style-name="T3">As per </text:span><text:span text:style-name="T5">牙</text:span><text:span text:style-name="T3"># (mesh; cross) + </text:span><text:span text:style-name="T5">艸 </text:span><text:span text:style-name="T3">grass/plant → buds that mesh → *bud* → *sprout*; *shoot* → *sign*; *beginnings*; *omen* (← buds, sprouts or shoots as harbingers of something new). </text:span></text:p>
      <text:p text:style-name="P9"><text:span text:style-name="T5">邪 </text:span><text:span text:style-name="T3">(8) </text:span><text:span text:style-name="T5">ジャ </text:span></text:p>
      <text:p text:style-name="P243"><text:span text:style-name="T3">As per </text:span><text:span text:style-name="T5">牙</text:span><text:span text:style-name="T3"># (mesh; cross) + </text:span><text:span text:style-name="T5">邑 </text:span><text:span text:style-name="T3">village/settlement → a crossroads settlement → *evil* (← superstitious association of crossroads with misfortune) → *wrong*; *illness*. </text:span></text:p>
      <text:p text:style-name="P24"><text:span text:style-name="T5">與 </text:span><text:span text:style-name="T3">(14) </text:span><text:span text:style-name="T5">ヨ；あた（える）　</text:span><text:span text:style-name="T3">Shinjitai </text:span><text:span text:style-name="T5">与 </text:span><text:span text:style-name="T3">(3) </text:span></text:p>
      <text:p text:style-name="P244"><text:span text:style-name="T3">The relevant bronzeware inscription form shows two objects meshing, to which a seal inscription form adds two pairs of hands → raise an object in unison (compare </text:span><text:span text:style-name="T5">擎</text:span><text:span text:style-name="T3">) → *work jointly*; *participate*. *Give* and *grant* are borrowed meanings. </text:span></text:p>
      <text:p text:style-name="P100"><text:span text:style-name="T5">擧 </text:span><text:span text:style-name="T3">(18)</text:span><text:span text:style-name="T5">　キョ；あ（がる・げて・げる）　 </text:span><text:span text:style-name="T3">Shinjitai </text:span><text:span text:style-name="T5">挙 </text:span><text:span text:style-name="T3">(10) </text:span></text:p>
      <text:p text:style-name="P245"><text:span text:style-name="T3">As per </text:span><text:span text:style-name="T5">與</text:span><text:span text:style-name="T3"># (raise in unison) + </text:span><text:span text:style-name="T5">手 </text:span><text:span text:style-name="T3">hand/action indicator (for emphasis/clarification) → *raise*; *action*; *pick up*; *do/perform*; *all/all together*; *in a body*. Also, *indicate* and *demonstrate* (← raise significant points), along with *nominate*, *arrest* and *hold* (a ceremony) (← group actions). </text:span></text:p>
      <text:p text:style-name="P101"><text:span text:style-name="T5">譽 </text:span><text:span text:style-name="T3">(21) </text:span><text:span text:style-name="T5">ヨ；ほま（れ）　 </text:span><text:span text:style-name="T3">Shinjitai </text:span><text:span text:style-name="T5">誉 </text:span><text:span text:style-name="T3">(13) </text:span></text:p>
      <text:p text:style-name="P246"><text:span text:style-name="T3">As per </text:span><text:span text:style-name="T5">與</text:span><text:span text:style-name="T3"># (raise in unison) + </text:span><text:span text:style-name="T5">言 </text:span><text:span text:style-name="T3">words → raise words of *praise* in unison → *honor*; *glory*; *fame*; *renown*; *reputation*. </text:span></text:p>
      <text:p text:style-name="P101"><text:span text:style-name="T5">虛 </text:span><text:span text:style-name="T3">(12)</text:span><text:span text:style-name="T5">　キョ　 </text:span><text:span text:style-name="T3">Shinjitai </text:span><text:span text:style-name="T5">虚 </text:span><text:span text:style-name="T3">(11) </text:span></text:p>
      <text:p text:style-name="P248"><text:span text:style-name="T3">An abbreviated form# of </text:span><text:span text:style-name="T5">盧 </text:span><text:span text:style-name="T3">(sunken) + an element deriving from a seal inscription form of </text:span><text:span text:style-name="T5">丘 </text:span><text:span text:style-name="T3">(geologic basin) → basin notably sunken in the middle (e.g., for the foundation of a building; compare </text:span><text:span text:style-name="T5">亞</text:span><text:span text:style-name="T3">) → *hollow*; *empty* → *false*; *untrue*; *fool*. </text:span></text:p>
      <text:p text:style-name="P37"><text:span text:style-name="T5">御 </text:span><text:span text:style-name="T3">(12)</text:span><text:span text:style-name="T5">　ゴ；ギョ；お；おん；み</text:span></text:p>
      <text:p text:style-name="P249"><text:soft-page-break/><text:span text:style-name="T3">As per </text:span><text:span text:style-name="T5">卸</text:span><text:span text:style-name="T3"># (whip) + </text:span><text:span text:style-name="T5">彳 </text:span><text:span text:style-name="T3">movement → whip a horse in driving a chariot → *manage*; *control*; *tame*. Also, *honorary prefix* (originally, with reference to one who manages/controls). *Defend* is a borrowed meaning via </text:span><text:span text:style-name="T5">禦</text:span><text:span text:style-name="T3">. </text:span></text:p>
      <text:p text:style-name="P111"><text:span text:style-name="T5">塑 </text:span><text:span text:style-name="T3">(13) </text:span><text:span text:style-name="T5">ソ </text:span></text:p>
      <text:p text:style-name="P250"><text:span text:style-name="T3">As per </text:span><text:span text:style-name="T5">朔</text:span><text:span text:style-name="T3"># (conjunction of beginning and end points) + </text:span><text:span text:style-name="T5">土 </text:span><text:span text:style-name="T3">earth → *clay figure*; *model* (that returns to clay when destroyed). </text:span></text:p>
      <text:p text:style-name="P251"><text:span text:style-name="T5">互 </text:span><text:span text:style-name="T3">(4)</text:span><text:span text:style-name="T5">　ゴ；たが（い）　 </text:span></text:p>
      <text:p text:style-name="P38"><text:span text:style-name="T3">A depiction of two notched sticks that fit together in crossing → *mutual*. </text:span></text:p>
      <text:p text:style-name="P66"><text:span text:style-name="T5">兒 </text:span><text:span text:style-name="T3">(8) </text:span><text:span text:style-name="T5">ジ；ニ </text:span><text:span text:style-name="T3">Shinjitai </text:span><text:span text:style-name="T5">児 </text:span><text:span text:style-name="T3">(7) </text:span></text:p>
      <text:p text:style-name="P257"><text:span text:style-name="T3">The relevant seal inscription form shows, as depicted in </text:span><text:span text:style-name="T5">思</text:span><text:span text:style-name="T3">, a profusion of fine bones in fontanels (open spaces in an infant's skull over which the skull bones eventually fuse) + </text:span><text:span text:style-name="T5">儿 </text:span><text:span text:style-name="T3">person → *infant*; (very young) *child*. </text:span></text:p>
      <text:p text:style-name="P78"><text:span text:style-name="T5">家 </text:span><text:span text:style-name="T3">(10)</text:span><text:span text:style-name="T5">　カ；ケ；いえ；や　 </text:span></text:p>
      <text:p text:style-name="P258"><text:span text:style-name="T5">宀 </text:span><text:span text:style-name="T3">roof/building + </text:span><text:span text:style-name="T5">豕 </text:span><text:span text:style-name="T3">pig/boar, here a variant form of </text:span><text:span text:style-name="T5">亥</text:span><text:span text:style-name="T3"># (pig/boar stretched taut for slaughter) → pigs/boars confined in a hut or shed and awaiting slaughter → *house*/*household* → *home*; *family*; *shop*; *store*; *business* → *dealer*; *seller*; *specialist* (← tradesman operating a particular business). </text:span></text:p>
      <text:p text:style-name="P123"><text:span text:style-name="T5">嫁 </text:span><text:span text:style-name="T3">(13)</text:span><text:span text:style-name="T5">　カ；とつ（ぐ）；よめ　 </text:span></text:p>
      <text:p text:style-name="P259"><text:span text:style-name="T5">家</text:span><text:span text:style-name="T3"># household + </text:span><text:span text:style-name="T5">女 </text:span><text:span text:style-name="T3">woman → woman sent to another household → *marry* (off a daughter) → *bride*; *one's wife*; *one's daughter-in-law*. </text:span></text:p>
      <text:p text:style-name="P67"><text:span text:style-name="T5">稼 </text:span><text:span text:style-name="T3">(15)</text:span><text:span text:style-name="T5">　カ；かせ（ぐ）　 </text:span></text:p>
      <text:p text:style-name="P260"><text:span text:style-name="T3">As per </text:span><text:span text:style-name="T5">家</text:span><text:span text:style-name="T3"># (hut/shed) + </text:span><text:span text:style-name="T5">禾 </text:span><text:span text:style-name="T3">grain/rice → *harvested crops* in a storehouse → *plant crops*; *earn a living*; *work* → *gain* (← work). </text:span></text:p>
      <text:p text:style-name="P186"><text:span text:style-name="T5">車 </text:span><text:span text:style-name="T3">(7) </text:span><text:span text:style-name="T5">シャ；くるま </text:span></text:p>
      <text:p text:style-name="P261"><text:span text:style-name="T3">A depiction of the frame of a *vehicle* with dual seats → *wheel*; *wheel-shaped object*; *automobile*. </text:span></text:p>
      <text:p text:style-name="P123"><text:span text:style-name="T5">庫 </text:span><text:span text:style-name="T3">(10)</text:span><text:span text:style-name="T5">　コ　 </text:span></text:p>
      <text:p text:style-name="P187"><text:span text:style-name="T5">車</text:span><text:span text:style-name="T3"># vehicle + </text:span><text:span text:style-name="T5">广 </text:span><text:span text:style-name="T3">building → *storehouse* for covering vehicles. </text:span></text:p>
      <text:p text:style-name="P262"><text:span text:style-name="T5">處 </text:span><text:span text:style-name="T3">(9) </text:span><text:span text:style-name="T5">ショ　 </text:span><text:span text:style-name="T3">Shinjitai </text:span><text:span text:style-name="T5">処 </text:span><text:span text:style-name="T3">(5) </text:span></text:p>
      <text:p text:style-name="P266"><text:span text:style-name="T5">夂 </text:span><text:span text:style-name="T3">leg/foot pointed downward + </text:span><text:span text:style-name="T5">几</text:span><text:span text:style-name="T3"># desk/table → stop and rest on/against a desk, chair, or other furniture (compare </text:span><text:span text:style-name="T5">居</text:span><text:span text:style-name="T3">) → *place*; *point in time* (place an object where it belongs). Later, </text:span><text:span text:style-name="T5">虍 </text:span><text:span text:style-name="T3">tiger was appended to suggest the pronunciation, but the present form reverts to the original. </text:span></text:p>
      <text:p text:style-name="P117"><text:span text:style-name="T5">據 </text:span><text:span text:style-name="T3">(16)</text:span><text:span text:style-name="T5">　キョ；コ　 </text:span><text:span text:style-name="T3">Shinjitai </text:span><text:span text:style-name="T5">拠 </text:span><text:span text:style-name="T3">(8) </text:span></text:p>
      <text:p text:style-name="P267"><text:span text:style-name="T3">As per </text:span><text:span text:style-name="T5">豦</text:span><text:span text:style-name="T3"># as described in </text:span><text:span text:style-name="T5">劇 </text:span><text:span text:style-name="T3">(fierce) + </text:span><text:span text:style-name="T5">手 </text:span><text:span text:style-name="T3">hand/action indicator → fierce martial activity resulting in occupation of an enemy position → *base* → *point of origin*. </text:span></text:p>
      <text:p text:style-name="P67"><text:span text:style-name="T5">假 </text:span><text:span text:style-name="T3">(11)</text:span><text:span text:style-name="T5">　カ；かり　 </text:span><text:span text:style-name="T3">Shinjitai </text:span><text:span text:style-name="T5">仮 </text:span><text:span text:style-name="T3">(6) </text:span></text:p>
      <text:p text:style-name="P268"><text:span text:style-name="T5">叚</text:span><text:span text:style-name="T3"># false + </text:span><text:span text:style-name="T5">人</text:span><text:span text:style-name="T3">: *false*; *deceptive*; *artificial*; *fake* → *temporary*; *provisional* (← false</text:span></text:p>
      <text:p text:style-name="P272"><text:span text:style-name="T3">condition that is only temporary) → *lend*; *borrow* (← temporary loan as opposed to a permanent gift/grant). *Leisure* is a borrowed meaning, via </text:span><text:span text:style-name="T5">暇</text:span><text:span text:style-name="T3">. Here, </text:span><text:span text:style-name="T5">人 </text:span><text:span text:style-name="T3">has no semantic function, being used simply to create a derivative character emphasizing the "false" rather than the "conceal" aspect of overlaying the body with a garment, the original sense of </text:span><text:span text:style-name="T5">叚</text:span><text:span text:style-name="T3">. </text:span></text:p>
      <text:p text:style-name="P157"><text:soft-page-break/><text:span text:style-name="T5">暇 </text:span><text:span text:style-name="T3">(13)</text:span><text:span text:style-name="T5">　カ；ひま　 </text:span></text:p>
      <text:p text:style-name="P273"><text:span text:style-name="T3">As per </text:span><text:span text:style-name="T5">叚</text:span><text:span text:style-name="T3"># (overlay) + </text:span><text:span text:style-name="T5">日 </text:span><text:span text:style-name="T3">sun/day → figurative overlaying of days/time, creating a surplus → *leisure* (time). </text:span></text:p>
      <text:p text:style-name="P274"><text:span text:style-name="T5">下 </text:span><text:span text:style-name="T3">(3)</text:span><text:span text:style-name="T5">　カ；ゲ；お（りる・ろす）；くだ（さる・す・る）；さ（がる・げる）；した；しも　 </text:span><text:span text:style-name="T3">The relevant oracle bone form of this character is a depiction of one line below another, suggesting the idea of *under* (contrast </text:span><text:span text:style-name="T5">上</text:span><text:span text:style-name="T3">) → *low*; *lower*; *below*; *down*; *subordinate*; *descend*. Extended meanings from "down" or "below" include *come/go down*; *fall*; *drop*; *hang* (down/from); *hand down*; *younger*; *have diarrhea*; *abort* (a fetus); *step/move back*; *withdraw*; *leave the capital*; *retire* and *surrender*. By further extension are *carry*, *remove* and *clear a table* (← take down from a table); *grate* (← grated shavings that fall below); *give* and *do someone the favor of *(← hand ← hand down); *obtain* (← be handed/given); and *latter half* (← bottom/lower of two halves). </text:span></text:p>
      <text:p text:style-name="P26"><text:span text:style-name="T5">價 </text:span><text:span text:style-name="T3">(15)</text:span><text:span text:style-name="T5">　カ；あたい　 </text:span><text:span text:style-name="T3">Shinjitai </text:span><text:span text:style-name="T5">価 </text:span><text:span text:style-name="T3">(8) </text:span></text:p>
      <text:p text:style-name="P252"><text:span text:style-name="T5">賈</text:span><text:span text:style-name="T3"># buy; trade + </text:span><text:span text:style-name="T5">人 </text:span><text:span text:style-name="T3">person → merchant evaluating (= setting a *price/value* on) commodities. </text:span></text:p>
      <text:p text:style-name="P142"><text:span text:style-name="T5">夏 </text:span><text:span text:style-name="T3">(10)</text:span><text:span text:style-name="T5">　カ；ゲ；なつ </text:span></text:p>
      <text:p text:style-name="P275"><text:span text:style-name="T3">A depiction of a dancer whose face is covered by a large, square mask (compare </text:span><text:span text:style-name="T5">欺</text:span><text:span text:style-name="T3">). *Summer* is an extended meaning (dance performed in celebration of summer). </text:span></text:p>
      <text:p text:style-name="P186"><text:span text:style-name="T5">亞 </text:span><text:span text:style-name="T3">(8) </text:span><text:span text:style-name="T5">ア </text:span><text:span text:style-name="T3">Shinjitai </text:span><text:span text:style-name="T5">亜 </text:span><text:span text:style-name="T3">(7) </text:span></text:p>
      <text:p text:style-name="P276"><text:span text:style-name="T3">A depiction of a square or rectangular foundation, *subordinate* to and pressured by the structure that fills it (compare </text:span><text:span text:style-name="T5">虛</text:span><text:span text:style-name="T3">) → *sub*. *Asia* is via the phonetic construction </text:span><text:span text:style-name="T5">亞細亞</text:span><text:span text:style-name="T3">. </text:span></text:p>
      <text:p text:style-name="P253"><text:span text:style-name="T5">去 </text:span><text:span text:style-name="T3">(5)</text:span><text:span text:style-name="T5">　キョ；さ（る） </text:span></text:p>
      <text:p text:style-name="P277"><text:span text:style-name="T3">The relevant oracle bone form of this character is </text:span><text:span text:style-name="T5">囗 </text:span><text:span text:style-name="T3">circular enclosure + </text:span><text:span text:style-name="T5">大 </text:span><text:span text:style-name="T3">stand outstretched. However, the phonetic evidence suggests that </text:span><text:span text:style-name="T5">大 </text:span><text:span text:style-name="T3">was originally </text:span><text:span text:style-name="T5">屰</text:span><text:span text:style-name="T3"># reverse, suggesting "reverse course and *withdraw* from a particular place" → *leave*; *go*; *pass* (away from); *disappear* → *last* (October etc.) (← past ← pass). Also, *resign* (a post) and *divorce* (← take leave of). Recall that although the modern forms are distinct, the earliest form of </text:span><text:span text:style-name="T5">屰 </text:span><text:span text:style-name="T3">is </text:span><text:span text:style-name="T5">大 </text:span><text:span text:style-name="T3">written in reverse. </text:span></text:p>
      <text:p text:style-name="P278"><text:span text:style-name="T5">巨 </text:span><text:span text:style-name="T3">(5)</text:span><text:span text:style-name="T5">　キョ　 </text:span></text:p>
      <text:p text:style-name="P281"><text:span text:style-name="T3">A depiction of a large/great framing square (carpenter's tool), with arms at distant ends → *ruler*; *large/huge* → *much/many*. </text:span></text:p>
      <text:p text:style-name="P141"><text:span text:style-name="T5">拒 </text:span><text:span text:style-name="T3">(8)</text:span><text:span text:style-name="T5">　キョ；こば（む）　 </text:span></text:p>
      <text:p text:style-name="P282"><text:span text:style-name="T3">As per </text:span><text:span text:style-name="T5">巨</text:span><text:span text:style-name="T3"># (distant) + </text:span><text:span text:style-name="T5">手 </text:span><text:span text:style-name="T3">hand/action indicator → keep another person at a distance in defending oneself → *defend*; *refuse*; *deny*. </text:span></text:p>
      <text:p text:style-name="P200"><text:span text:style-name="T5">距 </text:span><text:span text:style-name="T3">(12)</text:span><text:span text:style-name="T5">　キョ　 </text:span></text:p>
      <text:p text:style-name="P283"><text:span text:style-name="T3">As per </text:span><text:span text:style-name="T5">巨</text:span><text:span text:style-name="T3"># (distant) + </text:span><text:span text:style-name="T5">足 </text:span><text:span text:style-name="T3">leg/foot → *spur* (that keeps the digits of a fighting cock separated/at a distance from each other) → *distance*.</text:span></text:p>
      <text:p text:style-name="P50"><text:span text:style-name="T5">午 </text:span><text:span text:style-name="T3">(4)</text:span><text:span text:style-name="T5">　ゴ </text:span></text:p>
      <text:p text:style-name="P284"><text:span text:style-name="T3">A depiction of a square-headed mallet, two or more of which would be used in alternation when pounding grain in the mortar framing the mallets. Latter half of a unit of measurement (e.g., for a group of twelve, </text:span><text:span text:style-name="T5">午 </text:span><text:span text:style-name="T3">covers 7-12) as well as *11 A.M. to 1 P.M.* and *noon* are associated meanings in the sense of the alternating point of a given day. *Horse* (as the seventh sign of the Chinese zodiac) and *south* are borrowed meanings. In derivative characters such as </text:span><text:span text:style-name="T5">忤 </text:span><text:span text:style-name="T3">and </text:span><text:span text:style-name="T5">許</text:span><text:span text:style-name="T3">, </text:span><text:span text:style-name="T5">午 </text:span><text:span text:style-name="T3">exerts the conceptual influence "yield," via the image of yielding so another person can carry out a task such as pounding grain. </text:span></text:p>
      <text:p text:style-name="P126"><text:span text:style-name="T5">許 </text:span><text:span text:style-name="T3">(11)</text:span><text:span text:style-name="T5">　キョ；ゆる（す）　 </text:span></text:p>
      <text:p text:style-name="P285"><text:span text:style-name="T3">As per </text:span><text:span text:style-name="T5">午</text:span><text:span text:style-name="T3"># (yield) + </text:span><text:span text:style-name="T5">言 </text:span><text:span text:style-name="T3">words → yielding words → *allow*; *accept*; *acknowledge*; *admit*; *permit* → *forgive*; *pardon*; *excuse*. </text:span></text:p>
      <text:p text:style-name="P123"><text:span text:style-name="T5">基 </text:span><text:span text:style-name="T3">(11)</text:span><text:span text:style-name="T5">　キ；もと；もとい　 </text:span></text:p>
      <text:p text:style-name="P35"><text:span text:style-name="T3">As per </text:span><text:span text:style-name="T5">其</text:span><text:span text:style-name="T3"># (square/rectangular) + </text:span><text:span text:style-name="T5">土 </text:span><text:span text:style-name="T3">earth → square, earthen *foundation* → *basis*; *origin*. </text:span></text:p>
      <text:p text:style-name="P20"><text:span text:style-name="T5">期 </text:span><text:span text:style-name="T3">(12)</text:span><text:span text:style-name="T5">　キ；ゴ </text:span></text:p>
      <text:p text:style-name="P222"><text:soft-page-break/><text:span text:style-name="T3">As per </text:span><text:span text:style-name="T5">其</text:span><text:span text:style-name="T3"># (square/rectangular) + </text:span><text:span text:style-name="T5">月 </text:span><text:span text:style-name="T3">moon → *cycle*; *period* (← lunar cycle conceived of as proceeding around a square/rectangular backdrop; compare </text:span><text:span text:style-name="T5">稘 </text:span><text:span text:style-name="T3">as well as </text:span><text:span text:style-name="T5">季 </text:span><text:span text:style-name="T3">and </text:span><text:span text:style-name="T5">週</text:span><text:span text:style-name="T3">). </text:span></text:p>
      <text:p text:style-name="P68"><text:span text:style-name="T5">棋 </text:span><text:span text:style-name="T3">(12)</text:span><text:span text:style-name="T5">　キ </text:span></text:p>
      <text:p text:style-name="P286"><text:span text:style-name="T3">As per </text:span><text:span text:style-name="T5">其</text:span><text:span text:style-name="T3"># (square/rectangular) + </text:span><text:span text:style-name="T5">木 </text:span><text:span text:style-name="T3">tree/wood → rectangular, wooden playing board → *shogi*; (the game of) *go*. </text:span></text:p>
      <text:p text:style-name="P109"><text:span text:style-name="T5">欺 </text:span><text:span text:style-name="T3">(12) </text:span><text:span text:style-name="T5">ギ；あざむ（く）　 </text:span></text:p>
      <text:p text:style-name="P287"><text:span text:style-name="T3">As per </text:span><text:span text:style-name="T5">其</text:span><text:span text:style-name="T3"># (square/rectangular) + </text:span><text:span text:style-name="T5">欠 </text:span><text:span text:style-name="T3">bent, open-mouthed figure → (square-)masked figure (compare </text:span><text:span text:style-name="T5">夏</text:span><text:span text:style-name="T3">) → *deceive*; *trick*; *cheat* (← masked, deceptive appearance). </text:span></text:p>
      <text:p text:style-name="P124"><text:span text:style-name="T5">碁 </text:span><text:span text:style-name="T3">(13)</text:span><text:span text:style-name="T5">　ゴ　 </text:span></text:p>
      <text:p text:style-name="P288"><text:span text:style-name="T3">As per </text:span><text:span text:style-name="T5">其</text:span><text:span text:style-name="T3"># (square/rectangular) + </text:span><text:span text:style-name="T5">石 </text:span><text:span text:style-name="T3">stone → game in which stone pieces are used on a rectangular board/table → (the game of) *go*. Unlike </text:span><text:span text:style-name="T5">棋</text:span><text:span text:style-name="T3">, which can refer to both go and shogi, </text:span><text:span text:style-name="T5">碁 </text:span><text:span text:style-name="T3">refers only to go. </text:span></text:p>
      <text:p text:style-name="P100"><text:span text:style-name="T5">旗 </text:span><text:span text:style-name="T3">(14)</text:span><text:span text:style-name="T5">　キ；はた　 </text:span></text:p>
      <text:p text:style-name="P289"><text:span text:style-name="T3">As per </text:span><text:span text:style-name="T5">其</text:span><text:span text:style-name="T3"># (square/rectangular) + the pennant/banner element described in </text:span><text:span text:style-name="T5">旅 → </text:span><text:span text:style-name="T3">rectangular *flag/pennant/banner*. </text:span></text:p>
      <text:p text:style-name="P24"><text:span text:style-name="T5">示 </text:span><text:span text:style-name="T3">(5) </text:span><text:span text:style-name="T5">ジ；シ；しめ（す） </text:span></text:p>
      <text:p text:style-name="P290"><text:span text:style-name="T3">A depiction of a frame-shaped altar, where the *gods* *manifest* their will → *show*; *indicate*; *display*; *express*. In dual-element characters, </text:span><text:span text:style-name="T5">示 </text:span><text:span text:style-name="T3">nearly always functions as a reference to supernatural forces in general. </text:span></text:p>
      <text:p text:style-name="P14"><text:span text:style-name="T5">机 </text:span><text:span text:style-name="T3">(6)</text:span><text:span text:style-name="T5">　キ；つくえ　 </text:span></text:p>
      <text:p text:style-name="P291"><text:span text:style-name="T5">几</text:span><text:span text:style-name="T3"># desk/table + </text:span><text:span text:style-name="T5">木 </text:span><text:span text:style-name="T3">tree/wood (for emphasis/clarification) → (wooden) *desk*. </text:span><text:span text:style-name="T5">意 </text:span><text:span text:style-name="T3">(13) </text:span><text:span text:style-name="T5">イ</text:span></text:p>
      <text:p text:style-name="P292"><text:span text:style-name="T3">As per </text:span><text:span text:style-name="T5">音</text:span><text:span text:style-name="T3"># (contained) + </text:span><text:span text:style-name="T5">心 </text:span><text:span text:style-name="T3">heart/emotions → keep contained in the heart (compare </text:span><text:span text:style-name="T5">念</text:span><text:span text:style-name="T3">) → (deep) *thought*; *mind*; *signification*. </text:span></text:p>
      <text:p text:style-name="P141"><text:span text:style-name="T5">疑 </text:span><text:span text:style-name="T3">(14) </text:span><text:span text:style-name="T5">ギ；うたが（い・う・わしい）　 </text:span></text:p>
      <text:p text:style-name="P293"><text:span text:style-name="T3">As per </text:span><text:span text:style-name="T5">矣</text:span><text:span text:style-name="T3"># (come to a stop) + an obsolete element of unclear composition and signification. *Question* may be regarded as originating in the idea of "stop and interrogate a person," leading to the associated meanings *suspicion* and *doubt*. </text:span></text:p>
      <text:p text:style-name="P67"><text:span text:style-name="T5">擬　</text:span><text:span text:style-name="T3">(17) </text:span><text:span text:style-name="T5">ギ </text:span></text:p>
      <text:p text:style-name="P294"><text:span text:style-name="T3">As per </text:span><text:span text:style-name="T5">疑 </text:span><text:span text:style-name="T3">(come to a stop) + </text:span><text:span text:style-name="T5">手 </text:span><text:span text:style-name="T3">hand/action indicator → bring to a stop. *Imitate*,*resemble* and *model on* are borrowed meanings. </text:span></text:p>
      <text:p text:style-name="P158"><text:span text:style-name="T5">醫 </text:span><text:span text:style-name="T3">(18) </text:span><text:span text:style-name="T5">イ </text:span><text:span text:style-name="T3">Shinjitai </text:span><text:span text:style-name="T5">医 </text:span><text:span text:style-name="T3">(7) </text:span></text:p>
      <text:p text:style-name="P295"><text:span text:style-name="T3">As per </text:span><text:span text:style-name="T5">殹</text:span><text:span text:style-name="T3"># (contain; cover) + </text:span><text:span text:style-name="T5">酉 </text:span><text:span text:style-name="T3">alcohol container → medicinal brew in a container → *doctor*; *cure*. The present form combines </text:span><text:span text:style-name="T5">匸 </text:span><text:span text:style-name="T3">contain/conceal and </text:span><text:span text:style-name="T5">矢 </text:span><text:span text:style-name="T3">arrow, a character originally indicating arrows stretching from beyond a quiver or other container. </text:span><text:span text:style-name="T5">医 </text:span><text:span text:style-name="T3">combines </text:span><text:span text:style-name="T5">匸 </text:span><text:span text:style-name="T3">contain/conceal and </text:span><text:span text:style-name="T5">矢 </text:span><text:span text:style-name="T3">arrow → arrows stretching from beyond a quiver or other container. </text:span></text:p>
      <text:p text:style-name="P118"><text:span text:style-name="T5">姫 </text:span><text:span text:style-name="T3">(10)</text:span><text:span text:style-name="T5">　キ；ひめ </text:span></text:p>
      <text:p text:style-name="P296"><text:span text:style-name="T3">The element now appearing as </text:span><text:span text:style-name="T5">臣</text:span><text:span text:style-name="T3">(subject; retainer) was originally </text:span><text:span text:style-name="T5">��</text:span><text:span text:style-name="T3"># as described in </text:span><text:span text:style-name="T5">煕 </text:span><text:span text:style-name="T3">(confine in the jaw/mouth → confine). The addition of </text:span><text:span text:style-name="T5">女 </text:span><text:span text:style-name="T3">woman indicated a woman confined within a palace (compare </text:span><text:span text:style-name="T5">嫁</text:span><text:span text:style-name="T3">) → female palace slave. Via the intermediary sense of "courtly retainer," the character came to indicate a mistress, or court lady, and eventually a *princess*. *Honorific title for a woman of high rank* is by association. </text:span></text:p>
      <text:p text:style-name="P14"><text:span text:style-name="T5">劾 </text:span><text:span text:style-name="T3">(8) </text:span><text:span text:style-name="T5">ガイ </text:span></text:p>
      <text:p text:style-name="P297"><text:span text:style-name="T3">As per </text:span><text:span text:style-name="T5">亥</text:span><text:span text:style-name="T3"># (stretched taut) + </text:span><text:span text:style-name="T5">力 </text:span><text:span text:style-name="T3">power/energy → stretch a slack object, making it taut → (criminal) *investigation* (← tighten a loose collection of facts and bring to a conclusion). </text:span></text:p>
      <text:p text:style-name="P141"><text:soft-page-break/><text:span text:style-name="T5">該 </text:span><text:span text:style-name="T3">(13) </text:span><text:span text:style-name="T5">ガイ </text:span></text:p>
      <text:p text:style-name="P298"><text:span text:style-name="T3">As per </text:span><text:span text:style-name="T5">亥</text:span><text:span text:style-name="T3"># (stretched taut) + </text:span><text:span text:style-name="T5">言 </text:span><text:span text:style-name="T3">words → words of warning that cause the hearer to go taut → *warn* → *apply (to)*; *pervade* → *the said thing/individual* (← the particular warning in question). </text:span></text:p>
      <text:p text:style-name="P123"><text:span text:style-name="T5">戒 </text:span><text:span text:style-name="T3">(7)</text:span><text:span text:style-name="T5">　カイ；いまし（め・める） </text:span></text:p>
      <text:p text:style-name="P299"><text:span text:style-name="T5">廾</text:span><text:span text:style-name="T3"># pair of hands + </text:span><text:span text:style-name="T5">戈 </text:span><text:span text:style-name="T3">spear/halberd → *admonish* or *prohibit* by the threat of force → *warn*; *instruct*. </text:span></text:p>
      <text:p text:style-name="P67"><text:span text:style-name="T5">械 </text:span><text:span text:style-name="T3">(11)</text:span><text:span text:style-name="T5">　カイ </text:span></text:p>
      <text:p text:style-name="P300"><text:span text:style-name="T5">戒</text:span><text:span text:style-name="T3"># admonish + </text:span><text:span text:style-name="T5">木 </text:span><text:span text:style-name="T3">tree/wood → *weapon(s)*; *shackles* (← wooden contrivances used in admonition/punishment) → *device*; *machine*. </text:span></text:p>
      <text:p text:style-name="P279"><text:span text:style-name="T5">己 </text:span><text:span text:style-name="T3">(3)</text:span><text:span text:style-name="T5">　コ；キ；おのれ　 </text:span></text:p>
      <text:p text:style-name="P301"><text:span text:style-name="T3">A depiction of a primitive loom consisting of two sticks, between which threads are stretched or raised. In derivative characters, </text:span><text:span text:style-name="T5">己 </text:span><text:span text:style-name="T3">suggests "arise." *Oneself*, *sixth in a series* and *sixth calendar sign* are borrowed meanings.</text:span></text:p>
      <text:p text:style-name="P254"><text:span text:style-name="T5">忌 </text:span><text:span text:style-name="T3">(7)</text:span><text:span text:style-name="T5">　キ；い（まわしい・み・む）　 </text:span></text:p>
      <text:p text:style-name="P302"><text:span text:style-name="T5">己</text:span><text:span text:style-name="T3"># arise + </text:span><text:span text:style-name="T5">心 </text:span><text:span text:style-name="T3">heart/emotions → arousal of fear, *disgust* or *hatred* → *shun*; *avoid*; *abstain from*; *taboo* (← shun that which one detests). </text:span></text:p>
      <text:p text:style-name="P186"><text:span text:style-name="T5">改 </text:span><text:span text:style-name="T3">(7)</text:span><text:span text:style-name="T5">　カイ；あらた（まる・めて・める）　 </text:span></text:p>
      <text:p text:style-name="P303"><text:span text:style-name="T5">己</text:span><text:span text:style-name="T3"># arise + </text:span><text:span text:style-name="T5">攵 </text:span><text:span text:style-name="T3">(strike) → strike to arouse/raise, inaugurating a *reform* or amendment (compare </text:span><text:span text:style-name="T5">變</text:span><text:span text:style-name="T3">) → *amend*; *renew*; *anew*; *correct* → *replace*; *improve*; *change*; *check*; *again*; *another time* → *be formal/ceremonious*. </text:span></text:p>
      <text:p text:style-name="P134"><text:span text:style-name="T5">紀 </text:span><text:span text:style-name="T3">(9)</text:span><text:span text:style-name="T5">　キ　 </text:span></text:p>
      <text:p text:style-name="P304"><text:span text:style-name="T5">己</text:span><text:span text:style-name="T3"># arise + </text:span><text:span text:style-name="T5">糸 </text:span><text:span text:style-name="T3">thread → raise threads. *History*, *narrative* (record) and *chronicle* are borrowed meanings, via </text:span><text:span text:style-name="T5">記</text:span><text:span text:style-name="T3">. </text:span></text:p>
      <text:p text:style-name="P79"><text:span text:style-name="T5">記 </text:span><text:span text:style-name="T3">(10)</text:span><text:span text:style-name="T5">　キ；しる（す）　 </text:span></text:p>
      <text:p text:style-name="P305"><text:span text:style-name="T5">己</text:span><text:span text:style-name="T3"># arise + </text:span><text:span text:style-name="T5">言 </text:span><text:span text:style-name="T3">words → words that rise from a writing medium → *notation*; *record*; *memory*; *mark*; *marker* → *write down*; *mention*. </text:span></text:p>
      <text:p text:style-name="P200"><text:span text:style-name="T5">起 </text:span><text:span text:style-name="T3">(10)</text:span><text:span text:style-name="T5">　キ；お（きる・こす・こる）　 </text:span></text:p>
      <text:p text:style-name="P306"><text:span text:style-name="T5">己</text:span><text:span text:style-name="T3"># arise + </text:span><text:span text:style-name="T5">走 </text:span><text:span text:style-name="T3">run/action indicator → arise and *cause* to *occur* → *arise/awaken*; *generate*; *start*; *begin*; *establish* → *originate in*; *stay awake*. </text:span></text:p>
      <text:p text:style-name="P67"><text:span text:style-name="T5">企 </text:span><text:span text:style-name="T3">(6)</text:span><text:span text:style-name="T5">　キ；くわだ（てる）　 </text:span></text:p>
      <text:p text:style-name="P307"><text:span text:style-name="T3">As per </text:span><text:span text:style-name="T5">止</text:span><text:span text:style-name="T3"># (stand straight) + </text:span><text:span text:style-name="T5">��</text:span><text:span text:style-name="T3">a variant of </text:span><text:span text:style-name="T5">人 </text:span><text:span text:style-name="T3">person → stand on tiptoes, alert to carry out a *plan*, *plot* or *scheme* (compare </text:span><text:span text:style-name="T5">跂 </text:span><text:span text:style-name="T3">and </text:span><text:span text:style-name="T5">僥</text:span><text:span text:style-name="T3">) → *attempt* (← attempt to carry out a plan). </text:span></text:p>
      <text:p text:style-name="P140"><text:span text:style-name="T5">支 </text:span><text:span text:style-name="T3">(4) </text:span><text:span text:style-name="T5">シ；ささ（える） </text:span></text:p>
      <text:p text:style-name="P308"><text:span text:style-name="T3">The relevant seal inscription form is </text:span><text:span text:style-name="T5">又</text:span><text:span text:style-name="T3"># hand/action indicator + a branch → skillfully manipulate a *branch* → *support* (← branch-like, Y-shaped object used as a support); *hold* (in check) (← forked stick that keeps an enemy at bay). </text:span></text:p>
      <text:p text:style-name="P186"><text:span text:style-name="T5">岐 </text:span><text:span text:style-name="T3">(7)</text:span><text:span text:style-name="T5">　キ　 </text:span></text:p>
      <text:p text:style-name="P138"><text:span text:style-name="T5">支</text:span><text:span text:style-name="T3"># branch + </text:span><text:span text:style-name="T5">山 </text:span><text:span text:style-name="T3">mountain → mountain path that branches → *branch off*; *forked road*. </text:span></text:p>
      <text:p text:style-name="P107"><text:soft-page-break/><text:span text:style-name="T5">技 </text:span><text:span text:style-name="T3">(7) </text:span><text:span text:style-name="T5">ギ；わざ　 </text:span></text:p>
      <text:p text:style-name="P309"><text:span text:style-name="T3">As per </text:span><text:span text:style-name="T5">支</text:span><text:span text:style-name="T3"># (skillfully manipulate) + </text:span><text:span text:style-name="T5">手 </text:span><text:span text:style-name="T3">hand/action indicator → *technique* involving skillful manipulation → *skill* → *accomplishment*. </text:span></text:p>
      <text:p text:style-name="P67"><text:span text:style-name="T5">枝 </text:span><text:span text:style-name="T3">(8) </text:span><text:span text:style-name="T5">シ；えだ </text:span></text:p>
      <text:p text:style-name="P310"><text:span text:style-name="T5">支</text:span><text:span text:style-name="T3"># branch + </text:span><text:span text:style-name="T5">木 </text:span><text:span text:style-name="T3">tree/wood → *branch*; *bough*; *twig*. </text:span><text:span text:style-name="T5">枝 </text:span><text:span text:style-name="T3">was devised to replace </text:span><text:span text:style-name="T5">支 </text:span><text:span text:style-name="T3">after the latter came to refer to "branch" in primarily abstract senses. </text:span></text:p>
      <text:p text:style-name="P101"><text:span text:style-name="T5">解 </text:span><text:span text:style-name="T3">(13)</text:span><text:span text:style-name="T5">　カイ；ゲ；と（かす・く・ける） </text:span></text:p>
      <text:p text:style-name="P311"><text:span text:style-name="T5">角</text:span><text:span text:style-name="T3"># horn + an element combining </text:span><text:span text:style-name="T5">刀 </text:span><text:span text:style-name="T3">sword/knife and </text:span><text:span text:style-name="T5">牛 </text:span><text:span text:style-name="T3">cow → *remove* cattle horns in butchering → *dismember*; *break*; *release*; *unravel*; *disentangle*; *untie*; *loosen*; *solve*; *melt* → *understand*; *explain* → *dispel* (← dispel doubts and obtain understanding) → *cancel*. *Comb* is by extension from "disentangle."</text:span></text:p>
      <text:p text:style-name="P139"><text:span text:style-name="T5">肢 </text:span><text:span text:style-name="T3">(8) </text:span><text:span text:style-name="T5">シ </text:span></text:p>
      <text:p text:style-name="P312"><text:span text:style-name="T5">支</text:span><text:span text:style-name="T3"># branch + </text:span><text:span text:style-name="T5">肉 </text:span><text:span text:style-name="T3">flesh → *the limbs*, likened to branches → *arms and legs*. Also, *branch element*. </text:span></text:p>
      <text:p text:style-name="P36"><text:span text:style-name="T5">魚 </text:span><text:span text:style-name="T3">(11) </text:span><text:span text:style-name="T5">ギョ；うお；さかな </text:span></text:p>
      <text:p text:style-name="P38"><text:span text:style-name="T3">A depiction of the hard, dried skeleton of a *fish*. </text:span></text:p>
      <text:p text:style-name="P115"><text:span text:style-name="T5">漁 </text:span><text:span text:style-name="T3">(14) </text:span><text:span text:style-name="T5">ギョ；リョウ　 </text:span></text:p>
      <text:p text:style-name="P35"><text:span text:style-name="T5">魚</text:span><text:span text:style-name="T3"># fish + </text:span><text:span text:style-name="T5">水 </text:span><text:span text:style-name="T3">water → pull fish from water → *fishing*. </text:span></text:p>
      <text:p text:style-name="P142"><text:span text:style-name="T5">几 </text:span><text:span text:style-name="T3">(2)</text:span><text:span text:style-name="T5">　キ　 </text:span></text:p>
      <text:p text:style-name="P38"><text:span text:style-name="T3">A depiction of a tall *desk/table*. </text:span></text:p>
      <text:p text:style-name="P125"><text:span text:style-name="T5">牙 </text:span><text:span text:style-name="T3">(4) </text:span><text:span text:style-name="T5">ガ；ゲ</text:span><text:span text:style-name="T3">; </text:span><text:span text:style-name="T5">きば </text:span></text:p>
      <text:p text:style-name="P313"><text:span text:style-name="T3">A depiction of fangs or tusks that mesh with or cross over the bottom teeth (compare </text:span><text:span text:style-name="T5">齬 </text:span><text:span text:style-name="T3">and </text:span><text:span text:style-name="T5">顎</text:span><text:span text:style-name="T3">) → *fang*; *tusk*. Also, *tooth/teeth*. </text:span></text:p>
      <text:p text:style-name="P54"><text:span text:style-name="T5">襾 </text:span><text:span text:style-name="T3">(6) </text:span><text:span text:style-name="T5">ア；カ　 </text:span></text:p>
      <text:p text:style-name="P314"><text:span text:style-name="T3">A depiction of a square or rectangular container with a *cover* placed atop it → *place atop/upon*. Compare </text:span><text:span text:style-name="T5">於</text:span><text:span text:style-name="T3">. </text:span></text:p>
      <text:p text:style-name="P253"><text:span text:style-name="T5">賈 </text:span><text:span text:style-name="T3">(13)</text:span><text:span text:style-name="T5">　カ　 </text:span></text:p>
      <text:p text:style-name="P315"><text:span text:style-name="T3">As per </text:span><text:span text:style-name="T5">襾</text:span><text:span text:style-name="T3"># (covered container) + </text:span><text:span text:style-name="T5">貝 </text:span><text:span text:style-name="T3">commodities → commodities in a covered container → *buy*; *trade*; *merchant*. </text:span></text:p>
      <text:p text:style-name="P114"><text:span text:style-name="T5">懈 </text:span><text:span text:style-name="T3">(16)</text:span><text:span text:style-name="T5">　カイ；ケ </text:span></text:p>
      <text:p text:style-name="P316"><text:span text:style-name="T3">As per </text:span><text:span text:style-name="T5">解</text:span><text:span text:style-name="T3"># (remove a protective element) + </text:span><text:span text:style-name="T5">心 </text:span><text:span text:style-name="T3">heart/emotions → strip away tense/guarded emotions → *be relaxed*. Also, *laziness*. </text:span></text:p>
      <text:p text:style-name="P114"><text:span text:style-name="T5">邂 </text:span><text:span text:style-name="T3">(17)</text:span><text:span text:style-name="T5">　カイ </text:span></text:p>
      <text:p text:style-name="P317"><text:span text:style-name="T3">As per </text:span><text:span text:style-name="T5">解</text:span><text:span text:style-name="T3"># (remove a protective element) + </text:span><text:span text:style-name="T5">辵 </text:span><text:span text:style-name="T3">movement (→ action indicator) → remove a barrier/partition and make an unexpected find → *chance/unexpected encounter*. </text:span></text:p>
      <text:p text:style-name="P141"><text:soft-page-break/><text:span text:style-name="T5">蟹 </text:span><text:span text:style-name="T3">(19)</text:span><text:span text:style-name="T5">　カイ；かに </text:span></text:p>
      <text:p text:style-name="P5"><text:span text:style-name="T3">As per </text:span><text:span text:style-name="T5">解</text:span><text:span text:style-name="T3"># (protective element) + </text:span><text:span text:style-name="T5">虫 </text:span><text:span text:style-name="T3">insect/creature → *crab* with a protective shell. Compare </text:span><text:span text:style-name="T5">蝦</text:span><text:span text:style-name="T3">. </text:span></text:p>
      <text:p text:style-name="P66"><text:span text:style-name="T5">妓 </text:span><text:span text:style-name="T3">(7) </text:span><text:span text:style-name="T5">ギ；キ　 </text:span></text:p>
      <text:p text:style-name="P318"><text:span text:style-name="T3">As per </text:span><text:span text:style-name="T5">支</text:span><text:span text:style-name="T3"># (skillfully manipulate) + </text:span><text:span text:style-name="T5">女 </text:span><text:span text:style-name="T3">woman → *female entertainer* skilled in singing, dancing and the musical arts. Also, *prostitute* (← provider of sexual entertainment; compare </text:span><text:span text:style-name="T5">娼</text:span><text:span text:style-name="T3">). </text:span></text:p>
      <text:p text:style-name="P140"><text:span text:style-name="T5">馭 </text:span><text:span text:style-name="T3">(12) </text:span><text:span text:style-name="T5">ギョ　 </text:span></text:p>
      <text:p text:style-name="P319"><text:span text:style-name="T3">An abbreviated form# of </text:span><text:span text:style-name="T5">支 </text:span><text:span text:style-name="T3">(skillfully manipulate) + </text:span><text:span text:style-name="T5">馬 </text:span><text:span text:style-name="T3">horse → *tame/handle* (a horse) → *control*. Compare </text:span><text:span text:style-name="T5">御</text:span><text:span text:style-name="T3">. </text:span></text:p>
      <text:p text:style-name="P118"><text:span text:style-name="T5">於 </text:span><text:span text:style-name="T3">(8) </text:span><text:span text:style-name="T5">オ；ヨ；お（いて・ける）　 </text:span></text:p>
      <text:p text:style-name="P320"><text:span text:style-name="T3">Two parallel lines suggesting an immobile pile of objects + the pennant/banner element described in </text:span><text:span text:style-name="T5">旅 → </text:span><text:span text:style-name="T3">flagstaffs of military standards thrust into and filling gaps in parallel objects → *on*; *at*;</text:span></text:p>
      <text:p text:style-name="P188"><text:span text:style-name="T3">*in*. *With respect to* and *concerning* are borrowed meanings. </text:span></text:p>
      <text:p text:style-name="P66"><text:span text:style-name="T5">祇 </text:span><text:span text:style-name="T3">(8) </text:span><text:span text:style-name="T5">ギ；シ </text:span></text:p>
      <text:p text:style-name="P321"><text:span text:style-name="T5">示</text:span><text:span text:style-name="T3"># altar/the supernatural + </text:span><text:span text:style-name="T5">氏 </text:span><text:span text:style-name="T3">family/clan → altar for worshiping a tutelary *earth god*. *Solely* and *only* are borrowed meanings. Distinguish </text:span><text:span text:style-name="T5">祇 </text:span><text:span text:style-name="T3">from </text:span><text:span text:style-name="T5">祗</text:span><text:span text:style-name="T3">. </text:span></text:p>
      <text:p text:style-name="P189"><text:span text:style-name="T5">吾 </text:span><text:span text:style-name="T3">(7)</text:span><text:span text:style-name="T5">　ゴ；わ（が）；われ </text:span></text:p>
      <text:p text:style-name="P322"><text:span text:style-name="T3">As per </text:span><text:span text:style-name="T5">五</text:span><text:span text:style-name="T3"># (cross) + </text:span><text:span text:style-name="T5">口 </text:span><text:span text:style-name="T3">mouth → crossing of words in conversation. *I*, *my*, *our*, *one's own*, *oneself*, and *ego* are borrowed meanings. </text:span></text:p>
      <text:p text:style-name="P114"><text:span text:style-name="T5">鼯 </text:span><text:span text:style-name="T3">(20) </text:span><text:span text:style-name="T5">グ；むささび　 </text:span></text:p>
      <text:p text:style-name="P323"><text:span text:style-name="T3">As per </text:span><text:span text:style-name="T5">吾</text:span><text:span text:style-name="T3"># (crossing) + </text:span><text:span text:style-name="T5">鼠 </text:span><text:span text:style-name="T3">rat/mouse → *flying squirrel* of an X-shaped crossing pattern when in flight. </text:span></text:p>
      <text:p text:style-name="P123"><text:span text:style-name="T5">齬 </text:span><text:span text:style-name="T3">(22)</text:span><text:span text:style-name="T5">　ゴ　 </text:span></text:p>
      <text:p text:style-name="P324"><text:span text:style-name="T3">As per </text:span><text:span text:style-name="T5">吾</text:span><text:span text:style-name="T3"># (crossing) + </text:span><text:span text:style-name="T5">齒 </text:span><text:span text:style-name="T3">teeth → irregular tooth that crosses in front or behind another tooth → *irregular teeth*; *cross* → *conflict*. </text:span></text:p>
      <text:p text:style-name="P77"><text:span text:style-name="T5">其 </text:span><text:span text:style-name="T3">(8)</text:span><text:span text:style-name="T5">　キ；その；それ </text:span></text:p>
      <text:p text:style-name="P325"><text:span text:style-name="T3">Originally, a depiction of a square or rectangular winnow. The relevant bronzeware inscription form appends </text:span><text:span text:style-name="T5">几</text:span><text:span text:style-name="T3"># desk/table. *That* is a borrowed meaning. </text:span></text:p>
      <text:p text:style-name="P199"><text:span text:style-name="T5">箕 </text:span><text:span text:style-name="T3">(14)</text:span><text:span text:style-name="T5">　キ；み　 </text:span></text:p>
      <text:p text:style-name="P326"><text:span text:style-name="T3">As per </text:span><text:span text:style-name="T5">其</text:span><text:span text:style-name="T3"># (winnow) + </text:span><text:span text:style-name="T5">竹 </text:span><text:span text:style-name="T3">bamboo → bamboo *winnow* → *winnowing fan/fork*. </text:span><text:span text:style-name="T5">箕 </text:span><text:span text:style-name="T3">was devised to replace </text:span><text:span text:style-name="T5">其 </text:span><text:span text:style-name="T3">after the latter's transformation of meaning. </text:span></text:p>
      <text:p text:style-name="P263"><text:span text:style-name="T5">麒 </text:span><text:span text:style-name="T3">(19)</text:span><text:span text:style-name="T5">　キ；ギ </text:span></text:p>
      <text:p text:style-name="P327"><text:span text:style-name="T3">As per </text:span><text:span text:style-name="T5">其</text:span><text:span text:style-name="T3"># (square/rectangular) + </text:span><text:span text:style-name="T5">鹿 </text:span><text:span text:style-name="T3">deer → a *fabulous creature* said to make perfect right angles in turning. The creature is supposed to have the trunk of a deer, the tail of a cow and the hooves and mane of a horse, and to emit a multicolored glow (see </text:span><text:span text:style-name="T5">麟</text:span><text:span text:style-name="T3">). The compound </text:span><text:span text:style-name="T5">麒麟 </text:span><text:span text:style-name="T3">refers to the male and female of the beast, with </text:span><text:span text:style-name="T5">麒 </text:span><text:span text:style-name="T3">normally understood to represent the former and </text:span><text:span text:style-name="T5">麟 </text:span><text:span text:style-name="T3">the latter. </text:span><text:span text:style-name="T5">麒麟 </text:span><text:span text:style-name="T3">also applies to the *giraffe*, an animal which may have been the model for the imaginary beast. </text:span></text:p>
      <text:p text:style-name="P190"><text:span text:style-name="T5">矣 </text:span><text:span text:style-name="T3">(7) </text:span><text:span text:style-name="T5">イ </text:span></text:p>
      <text:p text:style-name="P328"><text:soft-page-break/><text:span text:style-name="T3">The relevant seal inscription form indicates an arrow hitting a squarish, lumpy target and coming to a stop. For the idea of stopping, compare </text:span><text:span text:style-name="T5">處 </text:span><text:span text:style-name="T3">and </text:span><text:span text:style-name="T5">醫</text:span><text:span text:style-name="T3">. </text:span><text:span text:style-name="T5">矣 </text:span><text:span text:style-name="T3">was eventually employed as a *particle* indicating the completion of an action. </text:span></text:p>
      <text:p text:style-name="P78"><text:span text:style-name="T5">埃 </text:span><text:span text:style-name="T3">(10) </text:span><text:span text:style-name="T5">アイ；ほこり　 </text:span></text:p>
      <text:p text:style-name="P35"><text:span text:style-name="T3">As per </text:span><text:span text:style-name="T5">矣</text:span><text:span text:style-name="T3"># (come to a stop) + </text:span><text:span text:style-name="T5">土 </text:span><text:span text:style-name="T3">earth → *dust* settled over stationary objects. </text:span></text:p>
      <text:p text:style-name="P20"><text:span text:style-name="T5">挨 </text:span><text:span text:style-name="T3">(10) </text:span><text:span text:style-name="T5">アイ </text:span></text:p>
      <text:p text:style-name="P329"><text:span text:style-name="T3">As per </text:span><text:span text:style-name="T5">矣</text:span><text:span text:style-name="T3"># (come to a stop) + </text:span><text:span text:style-name="T5">手 </text:span><text:span text:style-name="T3">hand/action indicator → cause to come to a stop in order/sequence → *push* (from behind) → *approach*. </text:span><text:span text:style-name="T5">挨 </text:span><text:span text:style-name="T3">is rarely used except in the compound </text:span><text:span text:style-name="T5">挨拶 </text:span><text:span text:style-name="T3">(greeting). </text:span></text:p>
      <text:p text:style-name="P79"><text:span text:style-name="T5">殹 </text:span><text:span text:style-name="T3">(11) </text:span><text:span text:style-name="T5">エイ</text:span></text:p>
      <text:p text:style-name="P330"><text:span text:style-name="T3">As per </text:span><text:span text:style-name="T5">医</text:span><text:span text:style-name="T3"># (arrows stretching from beyond a quiver or other container) + </text:span><text:span text:style-name="T5">殳 </text:span><text:span text:style-name="T3">action indicator → echoing sound produced by objects striking each other in a container → *echo*. </text:span></text:p>
      <text:p text:style-name="P123"><text:span text:style-name="T5">瑕 </text:span><text:span text:style-name="T3">(13)</text:span><text:span text:style-name="T5">　カ；きず　 </text:span></text:p>
      <text:p text:style-name="P331"><text:span text:style-name="T3">As per </text:span><text:span text:style-name="T5">叚</text:span><text:span text:style-name="T3"># (overlay) + </text:span><text:span text:style-name="T5">玉 </text:span><text:span text:style-name="T3">jewel → *flaw/blemish* overlaying the surface of a jewel → *defect*; *mistake*; *fault*. </text:span></text:p>
      <text:p text:style-name="P77"><text:span text:style-name="T5">蝦 </text:span><text:span text:style-name="T3">(15)</text:span><text:span text:style-name="T5">　カ；えび　 </text:span></text:p>
      <text:p text:style-name="P332"><text:span text:style-name="T3">As per </text:span><text:span text:style-name="T5">叚</text:span><text:span text:style-name="T3"># (overlay) + </text:span><text:span text:style-name="T5">虫 </text:span><text:span text:style-name="T3">insect/creature → *shrimp* (with a layered shell) → *lobster*. Compare </text:span><text:span text:style-name="T5">鰕</text:span><text:span text:style-name="T3">, the Made-in-Japan character </text:span><text:span text:style-name="T5">蛯</text:span><text:span text:style-name="T3">, and </text:span><text:span text:style-name="T5">蟹</text:span><text:span text:style-name="T3">. </text:span></text:p>
      <text:p text:style-name="P189"><text:span text:style-name="T5">霞 </text:span><text:span text:style-name="T3">(17)</text:span><text:span text:style-name="T5">　カ；かすみ；かす（む）　 </text:span></text:p>
      <text:p text:style-name="P333"><text:span text:style-name="T3">As per </text:span><text:span text:style-name="T5">叚</text:span><text:span text:style-name="T3"># (overlay) + </text:span><text:span text:style-name="T5">雨 </text:span><text:span text:style-name="T3">rain/natural phenomena → *reddish clouds* or *haze* that overlays the sky → *dim*; *blurred*. </text:span></text:p>
      <text:p text:style-name="P334"><text:span text:style-name="T5">啞 </text:span><text:span text:style-name="T3">(11) </text:span><text:span text:style-name="T5">ア；おし </text:span></text:p>
      <text:p text:style-name="P35"><text:span text:style-name="T3">As per </text:span><text:span text:style-name="T5">亞</text:span><text:span text:style-name="T3"># (downward pressure) + </text:span><text:span text:style-name="T5">口 </text:span><text:span text:style-name="T3">mouth → blockage of the throat (compare </text:span><text:span text:style-name="T5">唉</text:span><text:span text:style-name="T3">) → *mute*. <text:s/></text:span></text:p>
      <text:p text:style-name="P66"><text:span text:style-name="T5">椏 </text:span><text:span text:style-name="T3">(12) </text:span><text:span text:style-name="T5">ア </text:span></text:p>
      <text:p text:style-name="P338"><text:span text:style-name="T3">As per </text:span><text:span text:style-name="T5">亞</text:span><text:span text:style-name="T3"># (downward pressure) + </text:span><text:span text:style-name="T5">木 </text:span><text:span text:style-name="T3">tree/wood → the *crotch* of a tree (upon which heavy branches exert downward pressure). </text:span></text:p>
      <text:p text:style-name="P123"><text:span text:style-name="T5">炬 </text:span><text:span text:style-name="T3">(9)</text:span><text:span text:style-name="T5">　キョ；コ　 </text:span></text:p>
      <text:p text:style-name="P35"><text:span text:style-name="T3">As per </text:span><text:span text:style-name="T5">巨</text:span><text:span text:style-name="T3"># (large/great) + </text:span><text:span text:style-name="T5">火 </text:span><text:span text:style-name="T3">fire → large *torch*. </text:span></text:p>
      <text:p text:style-name="P75"><text:span text:style-name="T5">杵 </text:span><text:span text:style-name="T3">(8) </text:span><text:span text:style-name="T5">ショ；きね </text:span></text:p>
      <text:p text:style-name="P5"><text:span text:style-name="T3">As per </text:span><text:span text:style-name="T5">午</text:span><text:span text:style-name="T3"># (mallet) + </text:span><text:span text:style-name="T5">木 </text:span><text:span text:style-name="T3">tree/wood → *wooden mallet* → *pestle*. </text:span><text:span text:style-name="T5">杵 </text:span><text:span text:style-name="T3">was devised to replace </text:span><text:span text:style-name="T5">午</text:span><text:span text:style-name="T3">. </text:span></text:p>
      <text:p text:style-name="P142"><text:span text:style-name="T5">碍 </text:span><text:span text:style-name="T3">(13) </text:span><text:span text:style-name="T5">ゲ；ガイ </text:span></text:p>
      <text:p text:style-name="P35"><text:span text:style-name="T3">A variant form of </text:span><text:span text:style-name="T5">礙</text:span><text:span text:style-name="T3">, replacing </text:span><text:span text:style-name="T5">疑 </text:span><text:span text:style-name="T3">with </text:span><text:span text:style-name="T5">㝵 </text:span><text:span text:style-name="T3">as described in </text:span><text:span text:style-name="T5">得</text:span><text:span text:style-name="T3">: *obstacle*; *hindrance*. </text:span></text:p>
      <text:p text:style-name="P66"><text:span text:style-name="T5">礙 </text:span><text:span text:style-name="T3">(19) </text:span><text:span text:style-name="T5">ゲ；ガイ </text:span></text:p>
      <text:p text:style-name="P339"><text:soft-page-break/><text:span text:style-name="T3">As per </text:span><text:span text:style-name="T5">疑</text:span><text:span text:style-name="T3"># (come to a stop) + </text:span><text:span text:style-name="T5">石 </text:span><text:span text:style-name="T3">stone → obstructive boulder that stops progress → *obstacle*; *hindrance*. </text:span></text:p>
      <text:p text:style-name="P54"><text:span text:style-name="T5">亥 </text:span><text:span text:style-name="T3">(6) </text:span><text:span text:style-name="T5">ガイ；カイ；い </text:span></text:p>
      <text:p text:style-name="P340"><text:span text:style-name="T3">A depiction of a pig/boar stretched taut for slaughter on a frame. *Boar* (as the *twelfth sign of the Chinese zodiac*), *twelfth* and *9 P.M. to 11 P.M.* are borrowed meanings. </text:span></text:p>
      <text:p text:style-name="P141"><text:span text:style-name="T5">駭 </text:span><text:span text:style-name="T3">(16) </text:span><text:span text:style-name="T5">ガイ </text:span></text:p>
      <text:p text:style-name="P341"><text:span text:style-name="T3">As per </text:span><text:span text:style-name="T5">亥</text:span><text:span text:style-name="T3"># (stretched taut) + </text:span><text:span text:style-name="T5">馬 </text:span><text:span text:style-name="T3">horse → horse gone tense in fright or surprise (compare </text:span><text:span text:style-name="T5">驚 </text:span><text:span text:style-name="T3">and </text:span><text:span text:style-name="T5">咢</text:span><text:span text:style-name="T3">) → *startle/surprise*; *be startled/surprised*. </text:span></text:p>
      <text:p text:style-name="P114"><text:span text:style-name="T5">骸 </text:span><text:span text:style-name="T3">(16)</text:span><text:span text:style-name="T5">　カイ；ガイ；むくろ </text:span></text:p>
      <text:p text:style-name="P342"><text:span text:style-name="T3">As per </text:span><text:span text:style-name="T5">亥</text:span><text:span text:style-name="T3"># (stretched taut) + </text:span><text:span text:style-name="T5">骨 </text:span><text:span text:style-name="T3">bone → taut, skeletonized *body* → *bone(s)*; *skeleton*; *corpse*. Also, *framework* (← skeleton as the bony framework of the body).</text:span></text:p>
      <text:p text:style-name="P18"><text:span text:style-name="T5">杞 </text:span><text:span text:style-name="T3">(7)</text:span><text:span text:style-name="T5">　コ；キ　 </text:span></text:p>
      <text:p text:style-name="P280"><text:span text:style-name="T5">己</text:span><text:span text:style-name="T3"># arise + </text:span><text:span text:style-name="T5">木 </text:span><text:span text:style-name="T3">tree/wood → *willow* (← tree with flexible branches that both bend and rise). </text:span></text:p>
      <text:p text:style-name="P191"><text:span text:style-name="T5">隘 </text:span><text:span text:style-name="T3">(13) </text:span><text:span text:style-name="T5">アイ；ヤク　 </text:span></text:p>
      <text:p text:style-name="P343"><text:span text:style-name="T5">益</text:span><text:span text:style-name="T3">/</text:span><text:span text:style-name="T5">益</text:span><text:span text:style-name="T3"># fill/full + </text:span><text:span text:style-name="T5">阜 </text:span><text:span text:style-name="T3">piled earth → *narrow* mountain pass, nearly filled by the cliffs on both sides. Compare </text:span><text:span text:style-name="T5">阨</text:span><text:span text:style-name="T3">. </text:span></text:p>
      <text:p text:style-name="P140"><text:span text:style-name="T5">縊 </text:span><text:span text:style-name="T3">(16) </text:span><text:span text:style-name="T5">イ；くび（る・れる）　 </text:span></text:p>
      <text:p text:style-name="P113"><text:span text:style-name="T5">益</text:span><text:span text:style-name="T3">/</text:span><text:span text:style-name="T5">益</text:span><text:span text:style-name="T3"># fill/full + </text:span><text:span text:style-name="T5">糸 </text:span><text:span text:style-name="T3">thread → head filling a noose in hanging/strangulation → *hang*; *strangle*. </text:span></text:p>
      <text:p text:style-name="P262"><text:span text:style-name="T5">榎 </text:span><text:span text:style-name="T3">(14)</text:span><text:span text:style-name="T5">　カ；えのき </text:span></text:p>
      <text:p text:style-name="P138"><text:span text:style-name="T5">夏</text:span><text:span text:style-name="T3"># summer + </text:span><text:span text:style-name="T5">木 </text:span><text:span text:style-name="T3">tree/wood → *hackberry* (← tree resistant to the heat of summer). </text:span></text:p>
      <text:p text:style-name="P66"><text:span text:style-name="T5">鐚 </text:span><text:span text:style-name="T3">(20) </text:span><text:span text:style-name="T5">ア；びた　 </text:span></text:p>
      <text:p text:style-name="P344"><text:span text:style-name="T3">As per </text:span><text:span text:style-name="T5">惡</text:span><text:span text:style-name="T3"># (be pressured → be pressed) + </text:span><text:span text:style-name="T5">金 </text:span><text:span text:style-name="T3">metal → soft metal, pressed into a particular shape. *Bad money*, as in the compound </text:span><text:span text:style-name="T5">鐚銭</text:span><text:span text:style-name="T3">(</text:span><text:span text:style-name="T5">びたぜに</text:span><text:span text:style-name="T3">), is via a Japanese reinterpretation of this character as </text:span><text:span text:style-name="T5">惡 </text:span><text:span text:style-name="T3">bad + </text:span><text:span text:style-name="T5">金 </text:span><text:span text:style-name="T3">money. </text:span></text:p>
      <text:p text:style-name="P124"><text:span text:style-name="T5">矩 </text:span><text:span text:style-name="T3">(10)</text:span><text:span text:style-name="T5">　ク；さしがね </text:span></text:p>
      <text:p text:style-name="P345"><text:span text:style-name="T3">As per </text:span><text:span text:style-name="T5">巨</text:span><text:span text:style-name="T3"># (large/great framing tool) + </text:span><text:span text:style-name="T5">矢 </text:span><text:span text:style-name="T3">arrow (→ ancient measuring implement) → *carpenter's square* → *standard*. Compare also </text:span><text:span text:style-name="T5">榘 </text:span><text:span text:style-name="T3">as described in </text:span><text:span text:style-name="T5">渠</text:span><text:span text:style-name="T3">. For the use of </text:span><text:span text:style-name="T5">矢 </text:span><text:span text:style-name="T3">to indicate a measuring implement, compare the original left-hand element of </text:span><text:span text:style-name="T5">規</text:span><text:span text:style-name="T3">. </text:span></text:p>
      <text:p text:style-name="P140"><text:span text:style-name="T5">渠 </text:span><text:span text:style-name="T3">(12)</text:span><text:span text:style-name="T5">　キョ；かれ；みぞ </text:span></text:p>
      <text:p text:style-name="P346"><text:span text:style-name="T5">榘 </text:span><text:span text:style-name="T3">combines </text:span><text:span text:style-name="T5">矩 </text:span><text:span text:style-name="T3">carpenter's square + </text:span><text:span text:style-name="T5">木 </text:span><text:span text:style-name="T3">tree/wood → a wooden carpenter's square. </text:span><text:span text:style-name="T5">渠 </text:span><text:span text:style-name="T3">is an abbreviated form# of </text:span><text:span text:style-name="T5">榘 </text:span><text:span text:style-name="T3">+ </text:span><text:span text:style-name="T5">水 </text:span><text:span text:style-name="T3">water → *ditch/channel/canal* shaped like a carpenter's square. </text:span></text:p>
      <text:p text:style-name="P68"><text:span text:style-name="T5">滸 </text:span><text:span text:style-name="T3">(14)</text:span><text:span text:style-name="T5">　コ；ほとり　 </text:span></text:p>
      <text:p text:style-name="P347"><text:span text:style-name="T3">As per </text:span><text:span text:style-name="T5">許</text:span><text:span text:style-name="T3"># (be accepting) + </text:span><text:span text:style-name="T5">水 </text:span><text:span text:style-name="T3">water → riverbank/*shore* (that absorbs the pounding of water) → *vicinity*. </text:span></text:p>
      <text:p text:style-name="P114"><text:span text:style-name="T5">墟 </text:span><text:span text:style-name="T3">(15)</text:span><text:span text:style-name="T5">　キョ；あと　 </text:span></text:p>
      <text:p text:style-name="P35"><text:soft-page-break/><text:span text:style-name="T3">As per </text:span><text:span text:style-name="T5">虛</text:span><text:span text:style-name="T3"># (sunken) + </text:span><text:span text:style-name="T5">土 </text:span><text:span text:style-name="T3">earth → *ruins* that have sunk into the earth. </text:span></text:p>
      <text:p text:style-name="P115"><text:span text:style-name="T5">冀 </text:span><text:span text:style-name="T3">(16)</text:span><text:span text:style-name="T5">　キ；こいねが（う）　 </text:span></text:p>
      <text:p text:style-name="P348"><text:span text:style-name="T5">異</text:span><text:span text:style-name="T3"># different + </text:span><text:span text:style-name="T5">北 </text:span><text:span text:style-name="T3">north → a region in northern China (now identified with *Hebei Province*) famed for a special breed of horse, </text:span><text:span text:style-name="T5">騏</text:span><text:span text:style-name="T3">, which featured a distinctive (= different) square pattern on the hide, blue-black in color. *Hope* and *wish for* are borrowed meanings. </text:span></text:p>
      <text:p text:style-name="P117"><text:span text:style-name="T5">驥 </text:span><text:span text:style-name="T3">(27)</text:span><text:span text:style-name="T5">　キ　 </text:span></text:p>
      <text:p text:style-name="P349"><text:span text:style-name="T3">As per </text:span><text:span text:style-name="T5">冀</text:span><text:span text:style-name="T3"># (special breed of horse) + </text:span><text:span text:style-name="T5">馬 </text:span><text:span text:style-name="T3">horse → *thoroughbred horse* → *talent*(ed person). </text:span><text:span text:style-name="T5">驥 </text:span><text:span text:style-name="T3">was devised to replace </text:span><text:span text:style-name="T5">冀 </text:span><text:span text:style-name="T3">after </text:span><text:span text:style-name="T5">冀 </text:span><text:span text:style-name="T3">lost its connection with horses. </text:span></text:p>
      <text:p text:style-name="P159"><text:span text:style-name="T5">煕 </text:span><text:span text:style-name="T3">(14)</text:span><text:span text:style-name="T5">　キ；ひか（る）；やわ（らぐ） </text:span></text:p>
      <text:p text:style-name="P350"><text:span text:style-name="T5">��</text:span><text:span text:style-name="T3">derives from a depiction of a square jaw, taken broadly as a body part enabling the mouth to close upon and contain food (compare </text:span><text:span text:style-name="T5">頷</text:span><text:span text:style-name="T3">) and thus associated with confinement. </text:span><text:span text:style-name="T5">巸 </text:span><text:span text:style-name="T3">is </text:span><text:span text:style-name="T5">��</text:span><text:span text:style-name="T3">(confine)</text:span></text:p>
      <text:p text:style-name="P351"><text:span text:style-name="T3">+ </text:span><text:span text:style-name="T5">巳 </text:span><text:span text:style-name="T3">(fetus) → fetus confined in a womb. </text:span><text:span text:style-name="T5">煕 </text:span><text:span text:style-name="T3">is as per </text:span><text:span text:style-name="T5">巸</text:span><text:span text:style-name="T3"># (confine) + </text:span><text:span text:style-name="T5">火 </text:span><text:span text:style-name="T3">fire → brilliant fire, confined to a particular place → *bright*; *shine*. *Spread* is via a Japanese reinterpretation of the character (fire spreading within a confined space), as is *abate* (← abating fire) → *relax* (← ease ← abating fire). </text:span></text:p>
      <text:p text:style-name="P67"><text:span text:style-name="T5">誡 </text:span><text:span text:style-name="T3">(14)</text:span><text:span text:style-name="T5">　カイ；いまし（める）　 </text:span></text:p>
      <text:p text:style-name="P121"><text:span text:style-name="T5">戒</text:span><text:span text:style-name="T3"># admonish + </text:span><text:span text:style-name="T5">言 </text:span><text:span text:style-name="T3">words → verbal admonition/warning → *admonish*; *warn*. </text:span></text:p>
      <text:p text:style-name="P115"><text:span text:style-name="T5">伎 </text:span><text:span text:style-name="T3">(6) </text:span><text:span text:style-name="T5">ギ；キ　 </text:span></text:p>
      <text:p text:style-name="P352"><text:span text:style-name="T3">As per </text:span><text:span text:style-name="T5">支</text:span><text:span text:style-name="T3"># (skillfully manipulate) → *skill*; *talent*; *ability* → *deed*. Here, </text:span><text:span text:style-name="T5">人 </text:span><text:span text:style-name="T3">has no semantic function, being used simply to create a derivative character conveying meanings that dropped from the original one. </text:span></text:p>
      <text:p text:style-name="P24"><text:span text:style-name="T5">訝 </text:span><text:span text:style-name="T3">(11) </text:span><text:span text:style-name="T5">ガ；ゲ；ゲン；いぶか（しい・しむ・る） </text:span></text:p>
      <text:p text:style-name="P353"><text:span text:style-name="T3">As per </text:span><text:span text:style-name="T5">牙</text:span><text:span text:style-name="T3"># (mesh; cross) + </text:span><text:span text:style-name="T5">言 </text:span><text:span text:style-name="T3">words → words exchanged in crossing paths → *meet*. Also, *suspicion* and *doubt* (← cautious attitude toward a stranger). </text:span></text:p>
      <text:p text:style-name="P67"><text:span text:style-name="T5">谺 </text:span><text:span text:style-name="T3">(11)</text:span><text:span text:style-name="T5">　カ；こだま　 </text:span></text:p>
      <text:p text:style-name="P354"><text:span text:style-name="T3">As per </text:span><text:span text:style-name="T5">牙</text:span><text:span text:style-name="T3"># (mesh; cross) + </text:span><text:span text:style-name="T5">谷 </text:span><text:span text:style-name="T3">valley → crossing point of two or more gorges → *gorge*. *Echo* is an associated meaning (← sound crossing between gorges). In ancient Japan, echoes were believed to emanate from *tree spirits*. </text:span></text:p>
      <text:p text:style-name="P135"><text:span text:style-name="T5">耶 </text:span><text:span text:style-name="T3">(9) </text:span><text:span text:style-name="T5">ヤ；ジャ；か　 </text:span></text:p>
      <text:p text:style-name="P233"><text:span text:style-name="T3">An abbreviated form# of </text:span><text:span text:style-name="T5">邪 </text:span><text:span text:style-name="T3">(crossroads settlement) + </text:span><text:span text:style-name="T5">耳 </text:span><text:span text:style-name="T3">ear → cross-question → (grammatical) *interrogative* (← crossroads taken in a figurative sense). </text:span><text:span text:style-name="T5">耶 </text:span><text:span text:style-name="T3">is also used for transliterations. </text:span></text:p>
      <text:p text:style-name="P68"><text:span text:style-name="T5">揶 </text:span><text:span text:style-name="T3">(12) </text:span><text:span text:style-name="T5">ヤ </text:span></text:p>
      <text:p text:style-name="P355"><text:span text:style-name="T3">Originally </text:span><text:span text:style-name="T5">捓</text:span><text:span text:style-name="T3">, which is </text:span><text:span text:style-name="T5">邪</text:span><text:span text:style-name="T3"># evil + </text:span><text:span text:style-name="T5">手 </text:span><text:span text:style-name="T3">hand/action indicator → meddle (= cause a bad influence) → *tease/make fun of*. </text:span></text:p>
      <text:p text:style-name="P114"><text:span text:style-name="T5">伍 </text:span><text:span text:style-name="T3">(6)</text:span><text:span text:style-name="T5">　ゴ　 </text:span></text:p>
      <text:p text:style-name="P53"><text:span text:style-name="T5">五</text:span><text:span text:style-name="T3"># five + </text:span><text:span text:style-name="T5">人 </text:span><text:span text:style-name="T3">person → (a group/company of) *five people*; (the number) *five*. </text:span></text:p>
      <text:p text:style-name="P66"><text:span text:style-name="T5">梧 </text:span><text:span text:style-name="T3">(11)</text:span><text:span text:style-name="T5">　ゴ；あおぎり　 </text:span></text:p>
      <text:p text:style-name="P356"><text:span text:style-name="T3">As per </text:span><text:span text:style-name="T5">吾</text:span><text:span text:style-name="T3"># (crossing) + </text:span><text:span text:style-name="T5">木 </text:span><text:span text:style-name="T3">tree/wood. The character originally referred to crossing wooden bars used as a prop. *Chinese parasol tree* is a borrowed meaning. </text:span></text:p>
      <text:p text:style-name="P158"><text:soft-page-break/><text:span text:style-name="T5">嶼 </text:span><text:span text:style-name="T3">(17) </text:span><text:span text:style-name="T5">ショ；しま　 </text:span></text:p>
      <text:p text:style-name="P357"><text:span text:style-name="T3">As per </text:span><text:span text:style-name="T5">與</text:span><text:span text:style-name="T3"># (raise in unison) + </text:span><text:span text:style-name="T5">山 </text:span><text:span text:style-name="T3">mountain → *island* (← mountain-like protrusion rising from a body of water). </text:span></text:p>
      <text:p text:style-name="P251"><text:span text:style-name="T5">輿 </text:span><text:span text:style-name="T3">(17) </text:span><text:span text:style-name="T5">ヨ；こし　 </text:span></text:p>
      <text:p text:style-name="P358"><text:span text:style-name="T3">An abbreviated form# of </text:span><text:span text:style-name="T5">與 </text:span><text:span text:style-name="T3">(raise in unison) + </text:span><text:span text:style-name="T5">車 </text:span><text:span text:style-name="T3">vehicle → raise/*shoulder* a *palanquin* → *many*; *all* (← many people uniting to shoulder a load). </text:span></text:p>
      <text:p text:style-name="P24"><text:span text:style-name="T5">欅 </text:span><text:span text:style-name="T3">(22)</text:span><text:span text:style-name="T5">　キョ；けやき </text:span></text:p>
      <text:p text:style-name="P359"><text:span text:style-name="T5">擧</text:span><text:span text:style-name="T3"># raise + </text:span><text:span text:style-name="T5">木 </text:span><text:span text:style-name="T3">tree/wood → tree with rising (not perpendicular or falling) branches → *zelkova* tree.</text:span></text:p>
      <text:p text:style-name="P102"><text:span text:style-name="T5">倪 </text:span><text:span text:style-name="T3">(10) </text:span><text:span text:style-name="T5">ゲイ </text:span></text:p>
      <text:p text:style-name="P360"><text:span text:style-name="T5">兒</text:span><text:span text:style-name="T3"># infant(ile) + </text:span><text:span text:style-name="T5">人 </text:span><text:span text:style-name="T3">person → (feeble) infant. (Sidelong) *glance* and *stare* are borrowed meanings (via </text:span><text:span text:style-name="T5">睨</text:span><text:span text:style-name="T3">). </text:span></text:p>
      <text:p text:style-name="P335"><text:span text:style-name="T5">睨 </text:span><text:span text:style-name="T3">(13) </text:span><text:span text:style-name="T5">ゲイ；にら（む）；ね（める）　 </text:span></text:p>
      <text:p text:style-name="P70"><text:span text:style-name="T5">兒</text:span><text:span text:style-name="T3"># infant(ile) + </text:span><text:span text:style-name="T5">目 </text:span><text:span text:style-name="T3">eye → squint/*stare* like an infant → (sidelong) *glance*. </text:span></text:p>
      <text:p text:style-name="P198"><text:span text:style-name="T5">茣 </text:span><text:span text:style-name="T3">(10)</text:span><text:span text:style-name="T5">　ゴ　 </text:span></text:p>
      <text:p text:style-name="P361"><text:span text:style-name="T3">As per </text:span><text:span text:style-name="T5">呉</text:span><text:span text:style-name="T3"># (intersect) + </text:span><text:span text:style-name="T5">艸 </text:span><text:span text:style-name="T3">grass/plant → a *species of grass resembling mugwort*, and used for weaving (compare </text:span><text:span text:style-name="T5">茣蓙 ゴザ </text:span><text:span text:style-name="T3">rush mat). </text:span></text:p>
      <text:p text:style-name="P124"><text:span text:style-name="T5">蜈 </text:span><text:span text:style-name="T3">(13)</text:span><text:span text:style-name="T5">　ゴ　 </text:span></text:p>
      <text:p text:style-name="P362"><text:span text:style-name="T3">As per </text:span><text:span text:style-name="T5">呉</text:span><text:span text:style-name="T3"># (intersect) + </text:span><text:span text:style-name="T5">虫 </text:span><text:span text:style-name="T3">insect → insect with a multitude of legs that cross in propulsion. The compound </text:span><text:span text:style-name="T5">蜈蚣 </text:span><text:span text:style-name="T3">refers specifically to a centipede. </text:span></text:p>
      <text:p text:style-name="P68"><text:span text:style-name="T5">禦 </text:span><text:span text:style-name="T3">(16) </text:span><text:span text:style-name="T5">ギョ；ふせ（ぐ）　 </text:span></text:p>
      <text:p text:style-name="P363"><text:span text:style-name="T3">As per </text:span><text:span text:style-name="T5">御</text:span><text:span text:style-name="T3"># (whip) + </text:span><text:span text:style-name="T5">示 </text:span><text:span text:style-name="T3">altar/the supernatural → festival/ceremony held to drive off evil → *ward off*; *resist*; *block*; *defend*. </text:span></text:p>
      <text:p text:style-name="P123"><text:span text:style-name="T5">遽 </text:span><text:span text:style-name="T3">(17)</text:span><text:span text:style-name="T5">　キョ；あわ（ただしい）；にわか　 </text:span></text:p>
      <text:p text:style-name="P364"><text:span text:style-name="T3">As per </text:span><text:span text:style-name="T5">豦</text:span><text:span text:style-name="T3"># as described in </text:span><text:span text:style-name="T5">劇 </text:span><text:span text:style-name="T3">(fierce) + </text:span><text:span text:style-name="T5">辵 </text:span><text:span text:style-name="T3">movement/action indicator → sudden, fierce activity → *sudden(ly)*. *Fear* is a borrowed meaning (compare </text:span><text:span text:style-name="T5">虞</text:span><text:span text:style-name="T3">). </text:span></text:p>
      <text:p text:style-name="P79"><text:span text:style-name="T5">冴 </text:span><text:span text:style-name="T3">(7)</text:span><text:span text:style-name="T5">　ゴ；さ（える）　 </text:span></text:p>
      <text:p text:style-name="P365"><text:span text:style-name="T3">As per </text:span><text:span text:style-name="T5">牙</text:span><text:span text:style-name="T3"># (mesh; cross) + </text:span><text:span text:style-name="T5">氷 </text:span><text:span text:style-name="T3">ice → biting *cold*; *freeze/freezing*. Also, *clear* (← cold, limpid sky). </text:span></text:p>
      <text:p text:style-name="P114"><text:span text:style-name="T5">椰 </text:span><text:span text:style-name="T3">(13) </text:span><text:span text:style-name="T5">ヤ </text:span></text:p>
      <text:p text:style-name="P366"><text:span text:style-name="T5">耶</text:span><text:span text:style-name="T3"># a variant form of </text:span><text:span text:style-name="T5">邪 </text:span><text:span text:style-name="T3">(crossroads settlement) + </text:span><text:span text:style-name="T5">木 </text:span><text:span text:style-name="T3">tree/wood → *(coconut) palm* (← tree often found in arid crossroads settlements). </text:span></text:p>
      <text:p text:style-name="P9"><text:span text:style-name="T5">錏 </text:span><text:span text:style-name="T3">(16) </text:span><text:span text:style-name="T5">ア；しころ </text:span></text:p>
      <text:p text:style-name="P367"><text:span text:style-name="T3">As per </text:span><text:span text:style-name="T5">亞</text:span><text:span text:style-name="T3"># (downward pressure) + </text:span><text:span text:style-name="T5">金 </text:span><text:span text:style-name="T3">metal → steel armor weighing on the body → *armor neckplates*. Compare </text:span><text:span text:style-name="T5">鍜 </text:span><text:span text:style-name="T3">and </text:span><text:span text:style-name="T5">錣</text:span><text:span text:style-name="T3">. </text:span></text:p>
      <text:p text:style-name="P63"><text:soft-page-break/><text:span text:style-name="T5">圄 </text:span><text:span text:style-name="T3">(10)</text:span><text:span text:style-name="T5">　ゴ；ギョ　 </text:span></text:p>
      <text:p text:style-name="P368"><text:span text:style-name="T3">As per </text:span><text:span text:style-name="T5">吾</text:span><text:span text:style-name="T3"># (crossing) + </text:span><text:span text:style-name="T5">囗 </text:span><text:span text:style-name="T3">circular enclosure → *prison*; *imprison* (← crossing point between liberty and captivity). For the idea of a prison, compare </text:span><text:span text:style-name="T5">圉</text:span><text:span text:style-name="T3">. </text:span></text:p>
      <text:p text:style-name="P369"><text:span text:style-name="T5">晤 </text:span><text:span text:style-name="T3">(11)</text:span><text:span text:style-name="T5">　ゴ；あき（らか）　 </text:span></text:p>
      <text:p text:style-name="P373"><text:span text:style-name="T3">As per </text:span><text:span text:style-name="T5">吾</text:span><text:span text:style-name="T3"># (crossing) + </text:span><text:span text:style-name="T5">日 </text:span><text:span text:style-name="T3">sun/day (→ bright) → crossing point between darkness (= ignorance) and brightness (= *enlightenment*; compare </text:span><text:span text:style-name="T5">悟</text:span><text:span text:style-name="T3">) → *clarity*. *Meet* and *have a meeting* are borrowed meanings. </text:span></text:p>
      <text:p text:style-name="P27"><text:span text:style-name="T5">牾 </text:span><text:span text:style-name="T3">(11)</text:span><text:span text:style-name="T5">　ゴ；さか（らう）　</text:span></text:p>
      <text:p text:style-name="P374"><text:span text:style-name="T3">As per </text:span><text:span text:style-name="T5">吾</text:span><text:span text:style-name="T3"># (crossing) + </text:span><text:span text:style-name="T5">牛 </text:span><text:span text:style-name="T3">cow → cattle crossing horns in butting heads (compare </text:span><text:span text:style-name="T5">麌</text:span><text:span text:style-name="T3">) → *go against*; *be contrary/opposed to*. </text:span></text:p>
      <text:p text:style-name="P9"><text:span text:style-name="T5">衙　</text:span><text:span text:style-name="T3">(13) </text:span><text:span text:style-name="T5">ガ；ギョ；ゴ；つかさ </text:span></text:p>
      <text:p text:style-name="P375"><text:span text:style-name="T3">As per </text:span><text:span text:style-name="T5">吾</text:span><text:span text:style-name="T3"># (crossing) + </text:span><text:span text:style-name="T5">行 </text:span><text:span text:style-name="T3">(straight, crossing roads) → *government office* (← crossing point where residents and officials meet). Compare </text:span><text:span text:style-name="T5">廨</text:span><text:span text:style-name="T3">. *Erect a barricade* is a borrowed meaning. </text:span></text:p>
      <text:p text:style-name="P25"><text:span text:style-name="T5">寤 </text:span><text:span text:style-name="T3">(14)</text:span><text:span text:style-name="T5">　ゴ；さ（める）　 </text:span></text:p>
      <text:p text:style-name="P376"><text:span text:style-name="T3">As per </text:span><text:span text:style-name="T5">吾</text:span><text:span text:style-name="T3"># (crossing) + an abbreviated form of </text:span><text:span text:style-name="T5">寢 </text:span><text:span text:style-name="T3">sleep → *awaken* (← crossing point between states of consciousness). *Clarity* may be regarded either as an extended sense, or as a borrowed meaning via </text:span><text:span text:style-name="T5">悟</text:span><text:span text:style-name="T3">. </text:span></text:p>
      <text:p text:style-name="P127"><text:span text:style-name="T5">稘 </text:span><text:span text:style-name="T3">(13)</text:span><text:span text:style-name="T5">　キ　 </text:span></text:p>
      <text:p text:style-name="P377"><text:span text:style-name="T3">As per </text:span><text:span text:style-name="T5">其</text:span><text:span text:style-name="T3"># (square/rectangular) + </text:span><text:span text:style-name="T5">禾 </text:span><text:span text:style-name="T3">grain/rice → one full agricultural cycle → *one cycle*; *a full month*; *a full year*. Compare </text:span><text:span text:style-name="T5">期 </text:span><text:span text:style-name="T3">as well as </text:span><text:span text:style-name="T5">季 </text:span><text:span text:style-name="T3">and </text:span><text:span text:style-name="T5">週</text:span><text:span text:style-name="T3">. </text:span></text:p>
      <text:p text:style-name="P118"><text:span text:style-name="T5">祺 </text:span><text:span text:style-name="T3">(13)</text:span><text:span text:style-name="T5">　キ；さいわ（い）　 </text:span></text:p>
      <text:p text:style-name="P378"><text:span text:style-name="T5">其 </text:span><text:span text:style-name="T3">here an abbreviated form# of </text:span><text:span text:style-name="T5">期 </text:span><text:span text:style-name="T3">(one full agricultural cycle) + </text:span><text:span text:style-name="T5">示 </text:span><text:span text:style-name="T3">altar/the supernatural → full/abundant blessings from the gods (compare </text:span><text:span text:style-name="T5">福 </text:span><text:span text:style-name="T3">with this same meaning), such as manifested in a rich harvest → *fortunate*; *free of worry*. For the connection between abundance and (good) fortune, compare also </text:span><text:span text:style-name="T5">吉</text:span><text:span text:style-name="T3">. </text:span></text:p>
      <text:p text:style-name="P28"><text:span text:style-name="T5">騏 </text:span><text:span text:style-name="T3">(18)</text:span><text:span text:style-name="T5">　キ　 </text:span></text:p>
      <text:p text:style-name="P379"><text:span text:style-name="T3">As per </text:span><text:span text:style-name="T5">其</text:span><text:span text:style-name="T3"># (square/rectangular) + </text:span><text:span text:style-name="T5">馬 </text:span><text:span text:style-name="T3">horse → *horse with blue-black skin* (of an angular pattern); *blue-black*. Also, *fast horse* (compare </text:span><text:span text:style-name="T5">冀</text:span><text:span text:style-name="T3">). </text:span></text:p>
      <text:p text:style-name="P140"><text:span text:style-name="T5">垓 </text:span><text:span text:style-name="T3">(9) </text:span><text:span text:style-name="T5">ガイ；カイ </text:span></text:p>
      <text:p text:style-name="P380"><text:span text:style-name="T3">As per </text:span><text:span text:style-name="T5">亥</text:span><text:span text:style-name="T3"># (stretched taut) + </text:span><text:span text:style-name="T5">土 </text:span><text:span text:style-name="T3">earth → *remote area* (← figurative end of a stretch of earth); *border of a remote area*. The minor meaning *one hundred billion* is via the notion of a figure with a long stretch of zeros; compare </text:span><text:span text:style-name="T5">億</text:span><text:span text:style-name="T3">. </text:span></text:p>
      <text:p text:style-name="P71"><text:span text:style-name="T5">孩 </text:span><text:span text:style-name="T3">(9) </text:span><text:span text:style-name="T5">ガイ；カイ </text:span></text:p>
      <text:p text:style-name="P381"><text:span text:style-name="T3">As per </text:span><text:span text:style-name="T5">亥</text:span><text:span text:style-name="T3"># (stretched taut) + </text:span><text:span text:style-name="T5">子 </text:span><text:span text:style-name="T3">child → *baby* suckling at a taut, milk-filled breast → *babyish*; *immature*. </text:span></text:p>
      <text:p text:style-name="P334"><text:span text:style-name="T5">睚 </text:span><text:span text:style-name="T3">(13) </text:span><text:span text:style-name="T5">ガイ；まぶた；にら（む）　 </text:span></text:p>
      <text:p text:style-name="P5"><text:span text:style-name="T5">厓 </text:span><text:span text:style-name="T3">here a variant form of </text:span><text:span text:style-name="T5">圭</text:span><text:span text:style-name="T3"># (neat) + </text:span><text:span text:style-name="T5">目 </text:span><text:span text:style-name="T3">eye → neatly shaped eye → *eyelid*. Also, *stare/glare*. </text:span></text:p>
      <text:p text:style-name="P125"><text:span text:style-name="T5">鞋 </text:span><text:span text:style-name="T3">(15) </text:span><text:span text:style-name="T5">アイ；カイ；くつ </text:span></text:p>
      <text:p text:style-name="P35"><text:span text:style-name="T3">As per </text:span><text:span text:style-name="T5">圭</text:span><text:span text:style-name="T3"># (cone-shaped) + </text:span><text:span text:style-name="T5">革 </text:span><text:span text:style-name="T3">leather → (cone-shaped, pointy) *footwear*. </text:span></text:p>
      <text:p text:style-name="P107"><text:soft-page-break/><text:span text:style-name="T5">苣 </text:span><text:span text:style-name="T3">(8)</text:span><text:span text:style-name="T5">　キョ；ちさ </text:span></text:p>
      <text:p text:style-name="P382"><text:span text:style-name="T3">As per </text:span><text:span text:style-name="T5">巨</text:span><text:span text:style-name="T3"># (great/large) + </text:span><text:span text:style-name="T5">艸 </text:span><text:span text:style-name="T3">grass/plant → large plant. The compound </text:span><text:span text:style-name="T5">萵苣 </text:span><text:span text:style-name="T3">refers to lettuce. *Torch* is a borrowed meaning via </text:span><text:span text:style-name="T5">炬</text:span><text:span text:style-name="T3">. </text:span></text:p>
      <text:p text:style-name="P25"><text:span text:style-name="T5">秬 </text:span><text:span text:style-name="T3">(10)</text:span><text:span text:style-name="T5">　キョ；くろきび　</text:span></text:p>
      <text:p text:style-name="P38"><text:span text:style-name="T3">As per </text:span><text:span text:style-name="T5">巨</text:span><text:span text:style-name="T3"># (great/large) + </text:span><text:span text:style-name="T5">禾 </text:span><text:span text:style-name="T3">grain/rice → large variety of grain → *black millet*. Compare </text:span><text:span text:style-name="T5">粔</text:span><text:span text:style-name="T3">. </text:span></text:p>
      <text:p text:style-name="P20"><text:span text:style-name="T5">鉅 </text:span><text:span text:style-name="T3">(13)</text:span><text:span text:style-name="T5">　キョ　 </text:span></text:p>
      <text:p text:style-name="P383"><text:span text:style-name="T3">As per </text:span><text:span text:style-name="T5">巨</text:span><text:span text:style-name="T3"># (great/large tool) + </text:span><text:span text:style-name="T5">金 </text:span><text:span text:style-name="T3">metal → (*great/large*) metallic, *hook-shaped tool* → *metallic*; *steel*. </text:span></text:p>
      <text:p text:style-name="P24"><text:span text:style-name="T5">冱 </text:span><text:span text:style-name="T3">(6)</text:span><text:span text:style-name="T5">　ゴ；こお（る）　 </text:span></text:p>
      <text:p text:style-name="P35"><text:span text:style-name="T3">As per </text:span><text:span text:style-name="T5">互</text:span><text:span text:style-name="T3"># (fit together) + </text:span><text:span text:style-name="T5">氷 </text:span><text:span text:style-name="T3">ice → *freeze* (← fuse in freezing; compare </text:span><text:span text:style-name="T5">冴</text:span><text:span text:style-name="T3">). </text:span></text:p>
      <text:p text:style-name="P384"><text:span text:style-name="T5">圉 </text:span><text:span text:style-name="T3">(11) </text:span><text:span text:style-name="T5">ギョ；ゴ；ひとや　 </text:span></text:p>
      <text:p text:style-name="P35"><text:span text:style-name="T3">As per </text:span><text:span text:style-name="T5">幸</text:span><text:span text:style-name="T3"># (handcuffed prisoner) + </text:span><text:span text:style-name="T5">囗 </text:span><text:span text:style-name="T3">circular enclosure → *prison* (compare </text:span><text:span text:style-name="T5">圄</text:span><text:span text:style-name="T3">); *ostler*. </text:span></text:p>
      <text:p text:style-name="P66"><text:span text:style-name="T5">廨 </text:span><text:span text:style-name="T3">(16)</text:span><text:span text:style-name="T5">　カイ </text:span></text:p>
      <text:p text:style-name="P35"><text:span text:style-name="T3">As per </text:span><text:span text:style-name="T5">解</text:span><text:span text:style-name="T3"># (protective element) + </text:span><text:span text:style-name="T5">广 </text:span><text:span text:style-name="T3">building → protected *government office*. Compare </text:span><text:span text:style-name="T5">衙</text:span><text:span text:style-name="T3">. </text:span></text:p>
      <text:p text:style-name="P51"><text:span text:style-name="T5">忤 </text:span><text:span text:style-name="T3">(7)</text:span><text:span text:style-name="T5">　ゴ；さか（らう）　 </text:span></text:p>
      <text:p text:style-name="P387"><text:span text:style-name="T3">As per </text:span><text:span text:style-name="T5">午</text:span><text:span text:style-name="T3"># (yield) + </text:span><text:span text:style-name="T5">心 </text:span><text:span text:style-name="T3">heart/emotions → *go against*; *be contrary/opposed to* (← resist by shrinking inward or back; compare </text:span><text:span text:style-name="T5">去 </text:span><text:span text:style-name="T3">and </text:span><text:span text:style-name="T5">嫌</text:span><text:span text:style-name="T3">). </text:span></text:p>
      <text:p text:style-name="P68"><text:span text:style-name="T5">淤 </text:span><text:span text:style-name="T3">(11) </text:span><text:span text:style-name="T5">オ；ヨ；どろ；にご（る）　 </text:span></text:p>
      <text:p text:style-name="P35"><text:span text:style-name="T3">As per </text:span><text:span text:style-name="T5">於</text:span><text:span text:style-name="T3"># (fill gaps) + </text:span><text:span text:style-name="T5">水 </text:span><text:span text:style-name="T3">water → *silt/clog up*; *be clogged*. </text:span></text:p>
      <text:p text:style-name="P75"><text:span text:style-name="T5">覬 </text:span><text:span text:style-name="T3">(17)</text:span><text:span text:style-name="T5">　キ；のぞ（む）　 </text:span></text:p>
      <text:p text:style-name="P388"><text:span text:style-name="T3">As per </text:span><text:span text:style-name="T5">豈</text:span><text:span text:style-name="T3"># (pile of food on a stand) + </text:span><text:span text:style-name="T5">見 </text:span><text:span text:style-name="T3">(affix one's sight on) → *covet* (← covet food). Usually, the nuance is that of coveting something above one's station, or otherwise unreasonable. </text:span></text:p>
      <text:p text:style-name="P135"><text:span text:style-name="T5">跂 </text:span><text:span text:style-name="T3">(11)</text:span><text:span text:style-name="T5">　キ；ギ；つまだ（てる）　 </text:span></text:p>
      <text:p text:style-name="P389"><text:span text:style-name="T5">支</text:span><text:span text:style-name="T3"># branch + </text:span><text:span text:style-name="T5">足 </text:span><text:span text:style-name="T3">leg/foot → *have one or more extra toes*. *Stand on tiptoes* (compare </text:span><text:span text:style-name="T5">企 </text:span><text:span text:style-name="T3">and </text:span><text:span text:style-name="T5">僥</text:span><text:span text:style-name="T3">) and *wish for something remote* (compare </text:span><text:span text:style-name="T5">望</text:span><text:span text:style-name="T3">) are borrowed meanings. </text:span></text:p>
      <text:p text:style-name="P136"><text:span text:style-name="T5">遐 </text:span><text:span text:style-name="T3">(13)</text:span><text:span text:style-name="T5">　カ；とお（い）；はる（か）　 </text:span></text:p>
      <text:p text:style-name="P390"><text:span text:style-name="T3">As per </text:span><text:span text:style-name="T5">叚</text:span><text:span text:style-name="T3"># (overlay) + </text:span><text:span text:style-name="T5">辵 </text:span><text:span text:style-name="T3">movement → set people/things at a progressively greater distance from each other → *be separated by a great distance*; *far*. </text:span></text:p>
      <text:p text:style-name="P67"><text:span text:style-name="T5">鰕　</text:span><text:span text:style-name="T3">(20)</text:span><text:span text:style-name="T5">　カ；えび　 </text:span></text:p>
      <text:p text:style-name="P391"><text:span text:style-name="T3">As per </text:span><text:span text:style-name="T5">叚</text:span><text:span text:style-name="T3"># (overlay) + </text:span><text:span text:style-name="T5">魚 </text:span><text:span text:style-name="T3">fish → *shrimp*; *prawn* (compare </text:span><text:span text:style-name="T5">蝦</text:span><text:span text:style-name="T3">). *Salamander* is a borrowed meaning. </text:span></text:p>
      <text:p text:style-name="P370"><text:soft-page-break/><text:span text:style-name="T5">頤 </text:span><text:span text:style-name="T3">(16) </text:span><text:span text:style-name="T5">イ；あご；おとがい　 </text:span></text:p>
      <text:p text:style-name="P392"><text:span text:style-name="T3">As per </text:span><text:span text:style-name="T5">��</text:span><text:span text:style-name="T3"># as described in </text:span><text:span text:style-name="T5">煕 </text:span><text:span text:style-name="T3">(jaw) + </text:span><text:span text:style-name="T5">頁 </text:span><text:span text:style-name="T3">head (for emphasis/clarification) → *jaw*. Also, *raise the jaw*; *raise the jaw and thrust it in the direction of a person/object*. *Nourish* is by further extension (← raise in the manner of closing a child's jaws around food) → *raise/rear*. </text:span></text:p>
      <text:p text:style-name="P24"><text:span text:style-name="T5">麌 </text:span><text:span text:style-name="T3">(18)</text:span><text:span text:style-name="T5">　ゴ；おじか　 </text:span></text:p>
      <text:p text:style-name="P393"><text:span text:style-name="T3">As per </text:span><text:span text:style-name="T5">呉</text:span><text:span text:style-name="T3"># (rowdy) + </text:span><text:span text:style-name="T5">鹿 </text:span><text:span text:style-name="T3">deer → deer locked in combat (compare </text:span><text:span text:style-name="T5">虞 </text:span><text:span text:style-name="T3">and </text:span><text:span text:style-name="T5">牾</text:span><text:span text:style-name="T3">) → *hart*; *stag*; *buck* (male deer).</text:span></text:p>
      <text:p text:style-name="P132"><text:span text:style-name="T5">廈 </text:span><text:span text:style-name="T3">(13)</text:span><text:span text:style-name="T5">　カ；いえ </text:span></text:p>
      <text:p text:style-name="P138"><text:span text:style-name="T5">夏</text:span><text:span text:style-name="T3"># summer + </text:span><text:span text:style-name="T5">广 </text:span><text:span text:style-name="T3">building → summer residence → *house*. </text:span></text:p>
      <text:p text:style-name="P394"><text:span text:style-name="T5">丫 </text:span><text:span text:style-name="T3">(3) </text:span><text:span text:style-name="T5">ア </text:span></text:p>
      <text:p text:style-name="P35"><text:span text:style-name="T3">A depiction of a *forked branch* → *forked/bifurcated object*. Compare </text:span><text:span text:style-name="T5">支</text:span><text:span text:style-name="T3">. </text:span></text:p>
      <text:p text:style-name="P336"><text:span text:style-name="T5">唉 </text:span><text:span text:style-name="T3">(10) </text:span><text:span text:style-name="T5">アイ；ああ　 </text:span></text:p>
      <text:p text:style-name="P395"><text:span text:style-name="T3">As per </text:span><text:span text:style-name="T5">矣</text:span><text:span text:style-name="T3"># (come to a stop) + </text:span><text:span text:style-name="T5">口 </text:span><text:span text:style-name="T3">mouth → strangled sound (compare </text:span><text:span text:style-name="T5">誒</text:span><text:span text:style-name="T3">) that stops in the throat without being properly voiced → *utterance of lamentation/pain* → *alas*. </text:span></text:p>
      <text:p text:style-name="P123"><text:span text:style-name="T5">瘀 </text:span><text:span text:style-name="T3">(13) </text:span><text:span text:style-name="T5">オ；ヨ </text:span></text:p>
      <text:p text:style-name="P396"><text:span text:style-name="T3">As per </text:span><text:span text:style-name="T5">於</text:span><text:span text:style-name="T3"># (fill gaps) + </text:span><text:span text:style-name="T5">疒 </text:span><text:span text:style-name="T3">illness → *hematoma* (← pile-like localized swelling filled with extravasated blood). </text:span></text:p>
      <text:p text:style-name="P200"><text:span text:style-name="T5">迓 </text:span><text:span text:style-name="T3">(8) </text:span><text:span text:style-name="T5">ガ；ゲ；むか（える）　 </text:span></text:p>
      <text:p text:style-name="P397"><text:span text:style-name="T3">As per </text:span><text:span text:style-name="T5">牙</text:span><text:span text:style-name="T3"># (mesh; cross) + </text:span><text:span text:style-name="T5">辵 </text:span><text:span text:style-name="T3">movement → cross paths in meeting → *move/go to meet*; *meet* (in hosting a guest). </text:span></text:p>
      <text:p text:style-name="P9"><text:span text:style-name="T5">檞 </text:span><text:span text:style-name="T3">(17)</text:span><text:span text:style-name="T5">　カイ；かしわ　 </text:span></text:p>
      <text:p text:style-name="P398"><text:span text:style-name="T3">As per </text:span><text:span text:style-name="T5">解</text:span><text:span text:style-name="T3"># (protective element) + </text:span><text:span text:style-name="T5">木 </text:span><text:span text:style-name="T3">tree/wood → *pine resin* (← protective coating). (Variety of) *oak* is a borrowed meaning in Japan, via confusion with </text:span><text:span text:style-name="T5">槲</text:span><text:span text:style-name="T3">. </text:span></text:p>
      <text:p text:style-name="P399"><text:span text:style-name="T5">屺 </text:span><text:span text:style-name="T3">(6)</text:span><text:span text:style-name="T5">　キ　 </text:span></text:p>
      <text:p text:style-name="P280"><text:span text:style-name="T5">己</text:span><text:span text:style-name="T3"># arise + </text:span><text:span text:style-name="T5">山 </text:span><text:span text:style-name="T3">mountain → *mountain* that rises gradually. </text:span></text:p>
      <text:p text:style-name="P142"><text:span text:style-name="T5">庋 </text:span><text:span text:style-name="T3">(7)</text:span><text:span text:style-name="T5">　キ　 </text:span></text:p>
      <text:p text:style-name="P405"><text:span text:style-name="T5">支</text:span><text:span text:style-name="T3"># branch + </text:span><text:span text:style-name="T5">广 </text:span><text:span text:style-name="T3">building → shelves branched about a pantry → *cupboard* → *put away*; *to store*. </text:span></text:p>
      <text:p text:style-name="P67"><text:span text:style-name="T5">芰 </text:span><text:span text:style-name="T3">(7)</text:span><text:span text:style-name="T5">　キ；ひし　 </text:span></text:p>
      <text:p text:style-name="P406"><text:span text:style-name="T5">支</text:span><text:span text:style-name="T3"># branch + </text:span><text:span text:style-name="T5">艸 </text:span><text:span text:style-name="T3">grass/plant → *water caltrop* (the fruit of which has branching, well-defined lines). Compare </text:span><text:span text:style-name="T5">菱</text:span><text:span text:style-name="T3">. </text:span></text:p>
      <text:p text:style-name="P124"><text:span text:style-name="T5">琪 </text:span><text:span text:style-name="T3">(12)</text:span><text:span text:style-name="T5">　キ　 </text:span></text:p>
      <text:p text:style-name="P35"><text:span text:style-name="T3">As per </text:span><text:span text:style-name="T5">其</text:span><text:span text:style-name="T3"># (square/rectangular) + </text:span><text:span text:style-name="T5">玉 </text:span><text:span text:style-name="T3">jewel → beautiful, rectangular *jewel*. </text:span></text:p>
      <text:p text:style-name="P66"><text:soft-page-break/><text:span text:style-name="T5">綦 </text:span><text:span text:style-name="T3">(14)</text:span><text:span text:style-name="T5">　キ　 </text:span></text:p>
      <text:p text:style-name="P407"><text:span text:style-name="T3">As per </text:span><text:span text:style-name="T5">其</text:span><text:span text:style-name="T3"># (square/rectangular) + </text:span><text:span text:style-name="T5">糸 </text:span><text:span text:style-name="T3">thread → rectangular piece of fabric. In Chinese </text:span><text:span text:style-name="T5">綦 </text:span><text:span text:style-name="T3">is associated with the color "dark gray," but in Japanese *light green* (← particular hue of such a fabric). *Shoelaces* is either by association with the fabric, or a borrowed meaning. </text:span></text:p>
      <text:p text:style-name="P141"><text:span text:style-name="T5">誒 </text:span><text:span text:style-name="T3">(14)</text:span><text:span text:style-name="T5">　キ；ああ　 </text:span></text:p>
      <text:p text:style-name="P408"><text:span text:style-name="T3">As per </text:span><text:span text:style-name="T5">矣</text:span><text:span text:style-name="T3"># (come to a stop) + </text:span><text:span text:style-name="T5">言 </text:span><text:span text:style-name="T3">words → strangled sound (compare </text:span><text:span text:style-name="T5">唉</text:span><text:span text:style-name="T3">) that stops in the throat without being properly voiced → *sigh*. </text:span></text:p>
      <text:p text:style-name="P67"><text:span text:style-name="T5">儗 </text:span><text:span text:style-name="T3">(16) </text:span><text:span text:style-name="T5">ギ；なぞら（える）　 </text:span></text:p>
      <text:p text:style-name="P35"><text:span text:style-name="T3">A variant form of </text:span><text:span text:style-name="T5">擬 </text:span><text:span text:style-name="T3">imitate, replacing </text:span><text:span text:style-name="T5">手 </text:span><text:span text:style-name="T3">with </text:span><text:span text:style-name="T5">人 </text:span><text:span text:style-name="T3">person (→ human agency) → *mimic/imitate*</text:span></text:p>
      <text:p text:style-name="P80"><text:span text:style-name="T3">(another person) → *draw an analogy*. </text:span></text:p>
      <text:p text:style-name="P66"><text:span text:style-name="T5">胠 </text:span><text:span text:style-name="T3">(9)</text:span><text:span text:style-name="T5">　キョ　 </text:span></text:p>
      <text:p text:style-name="P35"><text:span text:style-name="T3">A variant form of </text:span><text:span text:style-name="T5">胳 </text:span><text:span text:style-name="T3">the *sides of the body*; *armpits*. </text:span></text:p>
      <text:p text:style-name="P142"><text:span text:style-name="T5">祛 </text:span><text:span text:style-name="T3">(10)</text:span><text:span text:style-name="T5">　キョ　 </text:span></text:p>
      <text:p text:style-name="P409"><text:span text:style-name="T5">去</text:span><text:span text:style-name="T3"># withdraw + </text:span><text:span text:style-name="T5">示 </text:span><text:span text:style-name="T3">altar/the supernatural → cause unwelcome spirits to withdraw → *exorcise* (and thereby *purify*) → *expel*. </text:span></text:p>
      <text:p text:style-name="P114"><text:span text:style-name="T5">袪 </text:span><text:span text:style-name="T3">(10)</text:span><text:span text:style-name="T5">　キョ；コ；そでたもと　 </text:span></text:p>
      <text:p text:style-name="P252"><text:span text:style-name="T5">去</text:span><text:span text:style-name="T3"># withdraw + </text:span><text:span text:style-name="T5">衣 </text:span><text:span text:style-name="T3">clothing → *cuff* (← part of a garment turned back on itself) → *sleeve*. </text:span></text:p>
      <text:p text:style-name="P75"><text:span text:style-name="T5">粔 </text:span><text:span text:style-name="T3">(11)</text:span><text:span text:style-name="T5">　キョ　 </text:span></text:p>
      <text:p text:style-name="P410"><text:span text:style-name="T3">As per </text:span><text:span text:style-name="T5">巨</text:span><text:span text:style-name="T3"># (great/large) + </text:span><text:span text:style-name="T5">米 </text:span><text:span text:style-name="T3">rice → large variety of grain (compare </text:span><text:span text:style-name="T5">秬</text:span><text:span text:style-name="T3">) → *rice*. The compound </text:span><text:span text:style-name="T5">粔籹 </text:span><text:span text:style-name="T3">refers to a confection made of toasted then sweetened rice. </text:span></text:p>
      <text:p text:style-name="P140"><text:span text:style-name="T5">詎 </text:span><text:span text:style-name="T3">(12)</text:span><text:span text:style-name="T5">　キョ；いやしく（も）；なん（ぞ）　 </text:span></text:p>
      <text:p text:style-name="P411"><text:span text:style-name="T3">As per </text:span><text:span text:style-name="T5">巨</text:span><text:span text:style-name="T3"># (distant) + </text:span><text:span text:style-name="T5">言 </text:span><text:span text:style-name="T3">words → *interjection expressing opposition* to another person's words (← distancing words) → *expression of provision* (If...; Supposing that...) (← theoretical argument at a distance from actual circumstances). </text:span></text:p>
      <text:p text:style-name="P77"><text:span text:style-name="T5">蘧 </text:span><text:span text:style-name="T3">(20)</text:span><text:span text:style-name="T5">　キョ　 </text:span></text:p>
      <text:p text:style-name="P412"><text:span text:style-name="T3">As per </text:span><text:span text:style-name="T5">遽</text:span><text:span text:style-name="T3"># (fierce activity) + </text:span><text:span text:style-name="T5">艸 </text:span><text:span text:style-name="T3">grass/plant → Dianthus superbus, also known as *fringed pink*, traditionally used as a contraceptive to counteract frenzied sexual activity. </text:span></text:p>
      <text:p text:style-name="P24"><text:span text:style-name="T5">籧 </text:span><text:span text:style-name="T3">(23)</text:span><text:span text:style-name="T5">　キョ　 </text:span></text:p>
      <text:p text:style-name="P413"><text:span text:style-name="T3">As per </text:span><text:span text:style-name="T5">遽</text:span><text:span text:style-name="T3"># (fierce activity) + </text:span><text:span text:style-name="T5">竹 </text:span><text:span text:style-name="T3">bamboo → roughly weave with strips of bamboo. The compound </text:span><text:span text:style-name="T5">籧篨 </text:span><text:span text:style-name="T3">refers to bamboo matting. </text:span></text:p>
      <text:p text:style-name="P199"><text:span text:style-name="T5">迕 </text:span><text:span text:style-name="T3">(8)</text:span><text:span text:style-name="T5">　ゴ；さか（らう）；たが（う）　 </text:span></text:p>
      <text:p text:style-name="P414"><text:span text:style-name="T3">As per </text:span><text:span text:style-name="T5">午</text:span><text:span text:style-name="T3"># (pound) + </text:span><text:span text:style-name="T5">辵 </text:span><text:span text:style-name="T3">movement/action indicator → pound and jumble a melange of grain → *be jumbled*. *Go against* and *defy* are borrowed meanings, via </text:span><text:span text:style-name="T5">忤</text:span><text:span text:style-name="T3">. </text:span></text:p>
      <text:p text:style-name="P199"><text:span text:style-name="T5">忮 </text:span><text:span text:style-name="T3">(7) </text:span><text:span text:style-name="T5">シ；そこ（なう）　 </text:span></text:p>
      <text:p text:style-name="P415"><text:soft-page-break/><text:span text:style-name="T3">As per </text:span><text:span text:style-name="T5">支</text:span><text:span text:style-name="T3"># (skillfully manipulate) + </text:span><text:span text:style-name="T5">心 </text:span><text:span text:style-name="T3">heart/emotions → *perverse* (= manipulative) behavior → *aggressive behavior*. </text:span></text:p>
      <text:p text:style-name="P24"><text:span text:style-name="T5">豉 </text:span><text:span text:style-name="T3">(11) </text:span><text:span text:style-name="T5">シ；みそ　 </text:span></text:p>
      <text:p text:style-name="P416"><text:span text:style-name="T3">As per </text:span><text:span text:style-name="T5">支</text:span><text:span text:style-name="T3"># (skillfully manipulate) + </text:span><text:span text:style-name="T5">豆 </text:span><text:span text:style-name="T3">bean → mash beans and create a fermented paste → *fermented soybean paste* (miso). </text:span></text:p>
      <text:p text:style-name="P77"><text:span text:style-name="T5">騃 </text:span><text:span text:style-name="T3">(17) </text:span><text:span text:style-name="T5">シ；ガイ </text:span></text:p>
      <text:p text:style-name="P417"><text:span text:style-name="T3">As per </text:span><text:span text:style-name="T5">矣</text:span><text:span text:style-name="T3"># (come to a stop) + </text:span><text:span text:style-name="T5">馬 </text:span><text:span text:style-name="T3">horse → horse that stops and refuses to budge → *stupid* (← willfully stubborn) → *foolish*. </text:span></text:p>
      <text:p text:style-name="P67"><text:span text:style-name="T5">硨 </text:span><text:span text:style-name="T3">(12) </text:span><text:span text:style-name="T5">シャ </text:span></text:p>
      <text:p text:style-name="P187"><text:span text:style-name="T5">車</text:span><text:span text:style-name="T3"># here in its minor sense of a wheel-shaped object + </text:span><text:span text:style-name="T5">石 </text:span><text:span text:style-name="T3">stone (→ rock-like object) → *giant</text:span></text:p>
      <text:p text:style-name="P128"><text:span text:style-name="T3">clam*. </text:span></text:p>
      <text:p text:style-name="P66"><text:span text:style-name="T5">飫 </text:span><text:span text:style-name="T3">(13) </text:span><text:span text:style-name="T5">ヨ；オ；あ（きる）　 </text:span></text:p>
      <text:p text:style-name="P418"><text:span text:style-name="T3">A variant form of </text:span><text:span text:style-name="T5">餘 </text:span><text:span text:style-name="T3">(surplus food), with </text:span><text:span text:style-name="T5">夭</text:span><text:span text:style-name="T3"># replacing </text:span><text:span text:style-name="T5">余</text:span><text:span text:style-name="T3">. The idea of surplus food leads in </text:span><text:span text:style-name="T5">飫 </text:span><text:span text:style-name="T3">to the meaning *be/become satiated*. Also, *drinking party* and *banquet*. </text:span></text:p>
      <text:p text:style-name="P200"><text:span text:style-name="T5">逆 </text:span><text:span text:style-name="T3">(9) </text:span><text:span text:style-name="T5">ギャク；さか（さ・さま・らう）　 </text:span></text:p>
      <text:p text:style-name="P419"><text:span text:style-name="T5">屰</text:span><text:span text:style-name="T3"># reverse + </text:span><text:span text:style-name="T5">辵 </text:span><text:span text:style-name="T3">movement → *reverse*; *go against*; *invert*; *opposite*; *upside-down*; *inside-out*; *defy*; *disobey*; (go to) *meet*; *in advance*. </text:span></text:p>
      <text:p text:style-name="P251"><text:span text:style-name="T5">惡　</text:span><text:span text:style-name="T3">(12) </text:span><text:span text:style-name="T5">アク；オ；わる（い）　 </text:span><text:span text:style-name="T3">Shinjitai</text:span><text:span text:style-name="T5">　悪　</text:span><text:span text:style-name="T3">(11) </text:span></text:p>
      <text:p text:style-name="P420"><text:span text:style-name="T3">As per </text:span><text:span text:style-name="T5">亞</text:span><text:span text:style-name="T3"># (downward pressure) + </text:span><text:span text:style-name="T5">心 </text:span><text:span text:style-name="T3">heart/emotions → hatred/resentment induced by being pressured → *evil*; *wicked*; *bad*; *hatred* → *wrong* (← bad attitude, answer etc.). There is a possibility that the graphically similar </text:span><text:span text:style-name="T5">��</text:span><text:span text:style-name="T3">(one's true nature) described in </text:span><text:span text:style-name="T5">德 </text:span><text:span text:style-name="T3">has influenced the meanings of </text:span><text:span text:style-name="T5">惡 </text:span><text:span text:style-name="T3">in a reverse, negative sense. </text:span></text:p>
      <text:p text:style-name="P112"><text:span text:style-name="T5">却 </text:span><text:span text:style-name="T3">(7)</text:span><text:span text:style-name="T5">　キャク </text:span></text:p>
      <text:p text:style-name="P252"><text:span text:style-name="T5">去</text:span><text:span text:style-name="T3"># withdraw + </text:span><text:span text:style-name="T5">卩 </text:span><text:span text:style-name="T3">kneeling figure → *withdraw* in a kneeling position → *contrary*. </text:span></text:p>
      <text:p text:style-name="P20"><text:span text:style-name="T5">脚 </text:span><text:span text:style-name="T3">(11)</text:span><text:span text:style-name="T5">　キャク；キャ；あし </text:span></text:p>
      <text:p text:style-name="P106"><text:span text:style-name="T5">却</text:span><text:span text:style-name="T3"># withdraw + </text:span><text:span text:style-name="T5">肉 </text:span><text:span text:style-name="T3">flesh → *leg* (← body part allowing one to withdraw). </text:span></text:p>
      <text:p text:style-name="P39"><text:span text:style-name="T5">億 </text:span><text:span text:style-name="T3">(15) </text:span><text:span text:style-name="T5">オク　 </text:span></text:p>
      <text:p text:style-name="P421"><text:span text:style-name="T3">As per </text:span><text:span text:style-name="T5">意</text:span><text:span text:style-name="T3"># (contained in the heart). *One hundred million* is a borrowed meaning. Here, </text:span><text:span text:style-name="T5">人 </text:span><text:span text:style-name="T3">has no semantic function, being used simply to create a derivative character conveying meanings that dropped from the original one (although in this case too the original sense eventually changed). </text:span></text:p>
      <text:p text:style-name="P109"><text:span text:style-name="T5">憶 </text:span><text:span text:style-name="T3">(16) </text:span><text:span text:style-name="T5">オク　 </text:span></text:p>
      <text:p text:style-name="P422"><text:span text:style-name="T3">As per </text:span><text:span text:style-name="T5">意</text:span><text:span text:style-name="T3"># (contained in the heart) + </text:span><text:span text:style-name="T5">心 </text:span><text:span text:style-name="T3">heart/emotions → various thoughts contained in the heart → *think*; *remember*. </text:span></text:p>
      <text:p text:style-name="P123"><text:span text:style-name="T5">厄 </text:span><text:span text:style-name="T3">(4) </text:span><text:span text:style-name="T5">ヤク　 </text:span></text:p>
      <text:p text:style-name="P423"><text:span text:style-name="T3">An abbreviated form# of </text:span><text:span text:style-name="T5">却 </text:span><text:span text:style-name="T3">(withdraw in a kneeling position) + </text:span><text:span text:style-name="T5">厂 </text:span><text:span text:style-name="T3">cliff → withdraw in a kneeling position from a cliff → *be at a loss* (← be unable to progress) → *misfortune*; *disaster*. </text:span></text:p>
      <text:p text:style-name="P141"><text:soft-page-break/><text:span text:style-name="T5">抑 </text:span><text:span text:style-name="T3">(7) </text:span><text:span text:style-name="T5">ヨク；おさ（える） </text:span></text:p>
      <text:p text:style-name="P424"><text:span text:style-name="T3">The relevant seal inscription form is </text:span><text:span text:style-name="T5">手 </text:span><text:span text:style-name="T3">hand/action indicator + an element# that is </text:span><text:span text:style-name="T5">印 </text:span><text:span text:style-name="T3">(press down upon a person in forcing him/her to kneel) written in reverse → push/press down upon another in forcing him to kneel → *exert pressure*; *restrain*; *hold down*; *control* → *suppress*; *repress*. The present form uses </text:span><text:span text:style-name="T5">卬</text:span><text:span text:style-name="T3">. </text:span></text:p>
      <text:p text:style-name="P15"><text:span text:style-name="T5">刻 </text:span><text:span text:style-name="T3">(8)</text:span><text:span text:style-name="T5">　コク；きざ（み・む）　 </text:span></text:p>
      <text:p text:style-name="P425"><text:span text:style-name="T3">As per </text:span><text:span text:style-name="T5">亥</text:span><text:span text:style-name="T3"># (stretched taut) + </text:span><text:span text:style-name="T5">刀 </text:span><text:span text:style-name="T3">sword/knife → *cut/chop* at a taut object → *notch*; *carve*; *engrave*. </text:span></text:p>
      <text:p text:style-name="P67"><text:span text:style-name="T5">核 </text:span><text:span text:style-name="T3">(10)</text:span><text:span text:style-name="T5">　カク　 </text:span></text:p>
      <text:p text:style-name="P35"><text:span text:style-name="T3">As per </text:span><text:span text:style-name="T5">亥</text:span><text:span text:style-name="T3"># (stretched taut) + </text:span><text:span text:style-name="T5">木 </text:span><text:span text:style-name="T3">tree/wood → taut/hard seed or kernel (belonging to fruit or nuts</text:span></text:p>
      <text:p text:style-name="P116"><text:span text:style-name="T3">grown on trees) → *hard seed*; *core* → *nucleus*; *nuclear*. </text:span></text:p>
      <text:p text:style-name="P125"><text:span text:style-name="T5">克 </text:span><text:span text:style-name="T3">(7)</text:span><text:span text:style-name="T5">　コク </text:span></text:p>
      <text:p text:style-name="P426"><text:span text:style-name="T3">The relevant oracle bone form of this character shows a helmeted head# + </text:span><text:span text:style-name="T5">儿 </text:span><text:span text:style-name="T3">person → helmeted warrior, stretched to full height (compare </text:span><text:span text:style-name="T5">亟</text:span><text:span text:style-name="T3">). *Overcome* and *conquer* are borrowed meanings. </text:span></text:p>
      <text:p text:style-name="P199"><text:span text:style-name="T5">革 </text:span><text:span text:style-name="T3">(9)</text:span><text:span text:style-name="T5">　カク；かわ </text:span></text:p>
      <text:p text:style-name="P427"><text:span text:style-name="T3">A depiction of a tautly stretched animal hide, one being made into *leather* → *make taut*. Also, *reform* (← renew an object by stretching it tautly). </text:span></text:p>
      <text:p text:style-name="P67"><text:span text:style-name="T5">極 </text:span><text:span text:style-name="T3">(12)</text:span><text:span text:style-name="T5">　キョク；ゴク；きわ（まる・めて・める）　 </text:span></text:p>
      <text:p text:style-name="P429"><text:span text:style-name="T3">As per </text:span><text:span text:style-name="T5">亟</text:span><text:span text:style-name="T3"># (stretch to full height/length) + </text:span><text:span text:style-name="T5">木 </text:span><text:span text:style-name="T3">tree/wood → wooden pillar stretching between ceiling and floor → *extreme*; (positive/negative) *pole*; *end*. Also, *exhaust* (← exhaust/come to the end of one's resources). </text:span></text:p>
      <text:p text:style-name="P114"><text:span text:style-name="T5">益 </text:span><text:span text:style-name="T3">(10) </text:span><text:span text:style-name="T5">エキ </text:span></text:p>
      <text:p text:style-name="P430"><text:span text:style-name="T3">The relevant seal inscription form is </text:span><text:span text:style-name="T5">皿 </text:span><text:span text:style-name="T3">dish/plate/bowl + the character </text:span><text:span text:style-name="T5">水 </text:span><text:span text:style-name="T3">(water) turned on its side, indicating liquid filling a container → *fill* → *advantageous*; *benefit* (← possess full resources) → *profit* (← employ one's advantages to gaining profit). Note a variant form </text:span><text:span text:style-name="T5">益</text:span><text:span text:style-name="T3">. </text:span></text:p>
      <text:p text:style-name="P371"><text:span text:style-name="T5">隔 </text:span><text:span text:style-name="T3">(13)</text:span><text:span text:style-name="T5">　カク；へだ（たる・て・てる）　 </text:span></text:p>
      <text:p text:style-name="P431"><text:span text:style-name="T3">As per </text:span><text:span text:style-name="T5">鬲</text:span><text:span text:style-name="T3"># (partition) + </text:span><text:span text:style-name="T5">阜 </text:span><text:span text:style-name="T3">piled earth → an earthen *barrier/partition* → *interpose*; *separate* → *interval*; *be distant/apart from*; *lie beyond* → *distinction*; *discrimination*; *reserved attitude*; *estranged*. </text:span></text:p>
      <text:p text:style-name="P24"><text:span text:style-name="T5">各　</text:span><text:span text:style-name="T3">(6)</text:span><text:span text:style-name="T5">　カク；おのおの </text:span></text:p>
      <text:p text:style-name="P432"><text:span text:style-name="T3">The relevant oracle bone form of this character shows a leg and an object → strike a hard object and come to a stop → *strike something hard and come to a stop* → *each*; *every* (← strike one hard object after another; for these meanings, compare </text:span><text:span text:style-name="T5">個</text:span><text:span text:style-name="T3">) → *various*. </text:span></text:p>
      <text:p text:style-name="P255"><text:span text:style-name="T5">客 </text:span><text:span text:style-name="T3">(9)</text:span><text:span text:style-name="T5">　キャク；カク　 </text:span></text:p>
      <text:p text:style-name="P433"><text:span text:style-name="T3">As per </text:span><text:span text:style-name="T5">各</text:span><text:span text:style-name="T3"># (come to a stop) + </text:span><text:span text:style-name="T5">宀 </text:span><text:span text:style-name="T3">roof/building → stop to rest in a covered structure → *guest*; *customer* → *traveler*; *freeloader*. </text:span></text:p>
      <text:p text:style-name="P24"><text:span text:style-name="T5">格 </text:span><text:span text:style-name="T3">(10)</text:span><text:span text:style-name="T5">　カク；コウ　 </text:span></text:p>
      <text:p text:style-name="P434"><text:span text:style-name="T3">As per </text:span><text:span text:style-name="T5">各</text:span><text:span text:style-name="T3"># (come to a stop) + </text:span><text:span text:style-name="T5">木 </text:span><text:span text:style-name="T3">tree/wood → wooden stick used to stop the doors of a gate (compare </text:span><text:span text:style-name="T5">閣</text:span><text:span text:style-name="T3">) → *be stopped up*; *be blocked* (with); *standard*; *rank* (← stick used as a standard of length) → *substance*; *frame-shaped* → *correct*; (grammatical) *case*. </text:span></text:p>
      <text:p text:style-name="P435"><text:span text:style-name="T5">閣 </text:span><text:span text:style-name="T3">(14)</text:span><text:span text:style-name="T5">　カク　 </text:span></text:p>
      <text:p text:style-name="P440"><text:soft-page-break/><text:span text:style-name="T3">As per </text:span><text:span text:style-name="T5">各</text:span><text:span text:style-name="T3"># (come to a stop) + </text:span><text:span text:style-name="T5">門 </text:span><text:span text:style-name="T3">gate → stakes or stones used to stop the doors of a gate (compare </text:span><text:span text:style-name="T5">格</text:span><text:span text:style-name="T3">) → *tower*; *palace*; (political) *cabinet* (← supports for something built atop). </text:span></text:p>
      <text:p text:style-name="P25"><text:span text:style-name="T5">擱 </text:span><text:span text:style-name="T3">(17)</text:span><text:span text:style-name="T5">　カク　 </text:span></text:p>
      <text:p text:style-name="P441"><text:span text:style-name="T3">As per </text:span><text:span text:style-name="T5">閣</text:span><text:span text:style-name="T3"># (cause to stop) + </text:span><text:span text:style-name="T5">手 </text:span><text:span text:style-name="T3">hand/action indicator → *catch hold of and stop* → *put/lay down*. </text:span></text:p>
      <text:p text:style-name="P200"><text:span text:style-name="T5">恪 </text:span><text:span text:style-name="T3">(9)</text:span><text:span text:style-name="T5">　カク；つつし（む）　</text:span></text:p>
      <text:p text:style-name="P442"><text:span text:style-name="T3">As per </text:span><text:span text:style-name="T5">各</text:span><text:span text:style-name="T3"># (hard) + </text:span><text:span text:style-name="T5">心 </text:span><text:span text:style-name="T3">heart/emotions → unwavering (= hard/firm) *respect* → *reverent attitude*. </text:span></text:p>
      <text:p text:style-name="P141"><text:span text:style-name="T5">挌 </text:span><text:span text:style-name="T3">(9)</text:span><text:span text:style-name="T5">　カク　 </text:span></text:p>
      <text:p text:style-name="P35"><text:span text:style-name="T3">As per </text:span><text:span text:style-name="T5">各</text:span><text:span text:style-name="T3"># (hard) + </text:span><text:span text:style-name="T5">手 </text:span><text:span text:style-name="T3">hand → hard *punch* → *(fist)fight*; *strike*. </text:span></text:p>
      <text:p text:style-name="P75"><text:span text:style-name="T5">骼 </text:span><text:span text:style-name="T3">(16)</text:span><text:span text:style-name="T5">　カク　 </text:span></text:p>
      <text:p text:style-name="P35"><text:span text:style-name="T3">As per </text:span><text:span text:style-name="T5">各</text:span><text:span text:style-name="T3"># (hard) + </text:span><text:span text:style-name="T5">骨 </text:span><text:span text:style-name="T3">bone → dried, hard *bone(s)*; *skeleton*; *bleached bone(s)*. </text:span></text:p>
      <text:p text:style-name="P66"><text:span text:style-name="T5">胳 </text:span><text:span text:style-name="T3">(10)</text:span><text:span text:style-name="T5">　カク　 </text:span></text:p>
      <text:p text:style-name="P443"><text:span text:style-name="T5">各</text:span><text:span text:style-name="T3"># each + </text:span><text:span text:style-name="T5">肉 </text:span><text:span text:style-name="T3">flesh → each *side of the body* → the *sides of the body*; *armpit(s)*. Compare </text:span><text:span text:style-name="T5">胠</text:span><text:span text:style-name="T3">, </text:span><text:span text:style-name="T5">脇 </text:span><text:span text:style-name="T3">and </text:span><text:span text:style-name="T5">亦</text:span><text:span text:style-name="T3">. </text:span></text:p>
      <text:p text:style-name="P118"><text:span text:style-name="T5">額 </text:span><text:span text:style-name="T3">(18) </text:span><text:span text:style-name="T5">ガク；ひたい　 </text:span></text:p>
      <text:p text:style-name="P444"><text:span text:style-name="T5">客</text:span><text:span text:style-name="T3"># guest/customer + </text:span><text:span text:style-name="T5">頁 </text:span><text:span text:style-name="T3">head (→ group of people) → *notice board* to attract guests/customers → *amount* (← fee displayed on a notice board). *Forehead* is a borrowed meaning, via a character combining </text:span><text:span text:style-name="T5">頁 </text:span><text:span text:style-name="T3">and </text:span><text:span text:style-name="T5">各 </text:span><text:span text:style-name="T3">rather than </text:span><text:span text:style-name="T5">客</text:span><text:span text:style-name="T3">. </text:span></text:p>
      <text:p text:style-name="P143"><text:span text:style-name="T5">詻 </text:span><text:span text:style-name="T3">(13)</text:span><text:span text:style-name="T5">　カク；ガク；ギャク　 </text:span></text:p>
      <text:p text:style-name="P35"><text:span text:style-name="T3">As per </text:span><text:span text:style-name="T5">各</text:span><text:span text:style-name="T3"># (hard) + </text:span><text:span text:style-name="T5">言 </text:span><text:span text:style-name="T3">words → harsh words → *dispute*. </text:span></text:p>
      <text:p text:style-name="P142"><text:span text:style-name="T5">咢 </text:span><text:span text:style-name="T3">(9) </text:span><text:span text:style-name="T5">ガク </text:span></text:p>
      <text:p text:style-name="P445"><text:span text:style-name="T3">The relevant bronzeware inscription form is </text:span><text:span text:style-name="T5">口 </text:span><text:span text:style-name="T3">mouth (doubled) + </text:span><text:span text:style-name="T5">屰</text:span><text:span text:style-name="T3"># reverse → voices or drumbeats figuratively crossing back and forth → *drumming*. *Surprise* is a borrowed meaning via </text:span><text:span text:style-name="T5">愕</text:span><text:span text:style-name="T3">. </text:span></text:p>
      <text:p text:style-name="P111"><text:span text:style-name="T5">愕 </text:span><text:span text:style-name="T3">(12) </text:span><text:span text:style-name="T5">ガク　 </text:span></text:p>
      <text:p text:style-name="P446"><text:span text:style-name="T3">As per </text:span><text:span text:style-name="T5">咢</text:span><text:span text:style-name="T3"># (cross, especially, cross over, or back and forth) + </text:span><text:span text:style-name="T5">心 </text:span><text:span text:style-name="T3">heart/emotions → feeling of *surprise/astonishment* when events develop contrary to expectations → *be flustered*; *panic*. </text:span></text:p>
      <text:p text:style-name="P251"><text:span text:style-name="T5">萼 </text:span><text:span text:style-name="T3">(12) </text:span><text:span text:style-name="T5">ガク　 </text:span></text:p>
      <text:p text:style-name="P447"><text:span text:style-name="T3">As per </text:span><text:span text:style-name="T5">咢</text:span><text:span text:style-name="T3"># (cross, especially, cross over, or back and forth) + </text:span><text:span text:style-name="T5">艸 </text:span><text:span text:style-name="T3">grass/plant → *stem and calyx* (← plant elements that cross). </text:span></text:p>
      <text:p text:style-name="P123"><text:span text:style-name="T5">諤 </text:span><text:span text:style-name="T3">(16) </text:span><text:span text:style-name="T5">ガク　 </text:span></text:p>
      <text:p text:style-name="P448"><text:span text:style-name="T3">As per </text:span><text:span text:style-name="T5">咢</text:span><text:span text:style-name="T3"># (cross, especially, cross over, or back and forth) + </text:span><text:span text:style-name="T5">言 </text:span><text:span text:style-name="T3">words → frank exchange of words → *speak openly/frankly/bluntly*. </text:span></text:p>
      <text:p text:style-name="P135"><text:span text:style-name="T5">鍔　</text:span><text:span text:style-name="T3">(17) </text:span><text:span text:style-name="T5">ガク；つば </text:span></text:p>
      <text:p text:style-name="P449"><text:soft-page-break/><text:span text:style-name="T3">As per </text:span><text:span text:style-name="T5">咢</text:span><text:span text:style-name="T3"># (cross, especially, cross over, or back and forth) + </text:span><text:span text:style-name="T5">金 </text:span><text:span text:style-name="T3">metal → faces of a blade crossing/meeting an edge → *blade edge*. *Sword guard* is via reinterpretation (← protective implement that crosses the sword blade when placed over it). </text:span></text:p>
      <text:p text:style-name="P200"><text:span text:style-name="T5">顎 </text:span><text:span text:style-name="T3">(18) </text:span><text:span text:style-name="T5">ガク；あご </text:span></text:p>
      <text:p text:style-name="P450"><text:span text:style-name="T3">As per </text:span><text:span text:style-name="T5">咢</text:span><text:span text:style-name="T3"># (cross, especially, cross over, or back and forth) + </text:span><text:span text:style-name="T5">頁 </text:span><text:span text:style-name="T3">head → *jaw* (enabling the crossing back and forth of the upper and lower teeth in chewing; compare </text:span><text:span text:style-name="T5">鰐</text:span><text:span text:style-name="T3">). For "jaw," compare </text:span><text:span text:style-name="T5">頤 </text:span><text:span text:style-name="T3">and </text:span><text:span text:style-name="T5">齶</text:span><text:span text:style-name="T3">.</text:span></text:p>
      <text:p text:style-name="P69"><text:span text:style-name="T5">鰐 </text:span><text:span text:style-name="T3">(20) </text:span><text:span text:style-name="T5">ガク；わに　 </text:span></text:p>
      <text:p text:style-name="P451"><text:span text:style-name="T3">As per </text:span><text:span text:style-name="T5">咢</text:span><text:span text:style-name="T3"># (cross, especially, cross over, or back and forth) + </text:span><text:span text:style-name="T5">魚 </text:span><text:span text:style-name="T3">fish (→aquatic creature) → *alligator*; *crocodile* (← creatures with jagged teeth that cross back and forth in chewing; compare </text:span><text:span text:style-name="T5">顎</text:span><text:span text:style-name="T3">). The compound </text:span><text:span text:style-name="T5">鰐鮫 </text:span><text:span text:style-name="T3">refers to a shark; compare </text:span><text:span text:style-name="T5">鮫</text:span><text:span text:style-name="T3">, where the idea is also that of a shark's crossing teeth. </text:span></text:p>
      <text:p text:style-name="P452"><text:span text:style-name="T5">隙 </text:span><text:span text:style-name="T3">(13) </text:span><text:span text:style-name="T5">ゲキ；すき；ひま　 </text:span></text:p>
      <text:p text:style-name="P454"><text:span text:style-name="T3">The right-hand element# originally combined </text:span><text:span text:style-name="T5">小 </text:span><text:span text:style-name="T3">small (doubled) + </text:span><text:span text:style-name="T5">白 </text:span><text:span text:style-name="T3">white (→ light) → faint light emanating small fissures. </text:span><text:span text:style-name="T5">隙 </text:span><text:span text:style-name="T3">adds </text:span><text:span text:style-name="T5">阜 </text:span><text:span text:style-name="T3">piled earth → *fissure/crack/crevice* in a mound or wall → *discord* (← fissure between individuals). Also, *spare time* (← open space in one's schedule). </text:span></text:p>
      <text:p text:style-name="P27"><text:span text:style-name="T5">棘 </text:span><text:span text:style-name="T3">(12)</text:span><text:span text:style-name="T5">　キョク　 </text:span></text:p>
      <text:p text:style-name="P53"><text:span text:style-name="T5">朿</text:span><text:span text:style-name="T3"># thorn doubled → *thorns* → *severe*; *stinging*. Compare </text:span><text:span text:style-name="T5">棗</text:span><text:span text:style-name="T3">. </text:span></text:p>
      <text:p text:style-name="P256"><text:span text:style-name="T5">亟 </text:span><text:span text:style-name="T3">(9)</text:span><text:span text:style-name="T5">　キョク </text:span></text:p>
      <text:p text:style-name="P455"><text:span text:style-name="T3">The relevant oracle bone form of this character shows a person, stretched to full height, standing between two lines. A bronzeware inscription form adds an element combining </text:span><text:span text:style-name="T5">口 </text:span><text:span text:style-name="T3">mouth and </text:span><text:span text:style-name="T5">攴 </text:span><text:span text:style-name="T3">action indicator → speak and act with the body in a state of tension from head to toe → *hasten* (← tense action) → *urgent*; *sudden* (← urgent/sudden condition causing one to hasten). A seal inscription form replaces </text:span><text:span text:style-name="T5">攴 </text:span><text:span text:style-name="T3">with </text:span><text:span text:style-name="T5">又 </text:span><text:span text:style-name="T3">hand/action indicator. </text:span></text:p>
      <text:p text:style-name="P456"><text:span text:style-name="T5">堊 </text:span><text:span text:style-name="T3">(11) </text:span><text:span text:style-name="T5">ア；アク　 </text:span></text:p>
      <text:p text:style-name="P460"><text:span text:style-name="T3">As per </text:span><text:span text:style-name="T5">亞</text:span><text:span text:style-name="T3"># (downward pressure) + </text:span><text:span text:style-name="T5">土 </text:span><text:span text:style-name="T3">earth → mud/soft earth pressed down on construction materials in plastering → *clay*; *plaster*; *coat* (v.). </text:span></text:p>
      <text:p text:style-name="P123"><text:span text:style-name="T5">扼 </text:span><text:span text:style-name="T3">(7) </text:span><text:span text:style-name="T5">ヤク；アク　 </text:span></text:p>
      <text:p text:style-name="P461"><text:span text:style-name="T3">Originally a variant form of </text:span><text:span text:style-name="T5">抑 </text:span><text:span text:style-name="T3">(push/press down upon another in forcing him to kneel) with the specific sense of gripping tightly in exerting pressure → *choke*; *compress*; *tighten*. *Yoke* is a borrowed meaning via </text:span><text:span text:style-name="T5">軛</text:span><text:span text:style-name="T3">. For the idea of choking, compare </text:span><text:span text:style-name="T5">嗌</text:span><text:span text:style-name="T3">. </text:span></text:p>
      <text:p text:style-name="P462"><text:span text:style-name="T5">阨 </text:span><text:span text:style-name="T3">(7) </text:span><text:span text:style-name="T5">アイ；ヤク </text:span></text:p>
      <text:p text:style-name="P467"><text:span text:style-name="T3">As per </text:span><text:span text:style-name="T5">厄</text:span><text:span text:style-name="T3"># (be at a cliff; be at a loss) + </text:span><text:span text:style-name="T5">阜 </text:span><text:span text:style-name="T3">piled earth → *be at an impasse* at a *gorge*; *be at a loss/in distress*. Also, *narrow* (← narrow gorge; compare </text:span><text:span text:style-name="T5">隘</text:span><text:span text:style-name="T3">). </text:span></text:p>
      <text:p text:style-name="P79"><text:span text:style-name="T5">軛 </text:span><text:span text:style-name="T3">(11) </text:span><text:span text:style-name="T5">ヤク；くびき </text:span></text:p>
      <text:p text:style-name="P468"><text:span text:style-name="T5">厄 </text:span><text:span text:style-name="T3">here an abbreviated form# of </text:span><text:span text:style-name="T5">扼 </text:span><text:span text:style-name="T3">(grip tightly) + </text:span><text:span text:style-name="T5">車 </text:span><text:span text:style-name="T3">vehicle → *yoke* gripping the throat of a beast of burden. </text:span></text:p>
      <text:p text:style-name="P24"><text:span text:style-name="T5">剋 </text:span><text:span text:style-name="T3">(9)</text:span><text:span text:style-name="T5">　コク；か（つ） </text:span></text:p>
      <text:p text:style-name="P469"><text:span text:style-name="T5">克</text:span><text:span text:style-name="T3"># overcome + </text:span><text:span text:style-name="T5">刀 </text:span><text:span text:style-name="T3">sword/knife → *overcome*/*vanquish* enemies by cutting them down → *win*. </text:span></text:p>
      <text:p text:style-name="P334"><text:span text:style-name="T5">嗌 </text:span><text:span text:style-name="T3">(13) </text:span><text:span text:style-name="T5">アイ；アク；エキ；のど </text:span></text:p>
      <text:p text:style-name="P470"><text:span text:style-name="T5">益</text:span><text:span text:style-name="T3">/</text:span><text:span text:style-name="T5">益</text:span><text:span text:style-name="T3"># fill/full + </text:span><text:span text:style-name="T5">口 </text:span><text:span text:style-name="T3">mouth → fill/stick in the *throat*, causing choking → *choke*. Compare </text:span><text:span text:style-name="T5">扼</text:span><text:span text:style-name="T3">. </text:span><text:span text:style-name="T5">龠 </text:span><text:span text:style-name="T3">(17) </text:span><text:span text:style-name="T5">ヤク；ふえ　</text:span></text:p>
      <text:p text:style-name="P471"><text:span text:style-name="T3">Originally, </text:span><text:span text:style-name="T5">冊</text:span><text:span text:style-name="T3"># (bamboo slats) + </text:span><text:span text:style-name="T5">口 </text:span><text:span text:style-name="T3">mouth/hole (doubled, not tripled as at present) → bamboo *flute* with multiple holes, covered by the fingers in being played. The element atop the tripled </text:span><text:span text:style-name="T5">口 </text:span><text:span text:style-name="T3">in the modern form is an etymologically unrelated accretion. </text:span></text:p>
      <text:p text:style-name="P37"><text:soft-page-break/><text:span text:style-name="T5">臆 </text:span><text:span text:style-name="T3">(17) </text:span><text:span text:style-name="T5">オク；ヨク </text:span></text:p>
      <text:p text:style-name="P472"><text:span text:style-name="T3">As per </text:span><text:span text:style-name="T5">意</text:span><text:span text:style-name="T3"># (contained in the heart) + </text:span><text:span text:style-name="T5">肉 </text:span><text:span text:style-name="T3">flesh → *heart*; *chest*; *breast* (← physical seat of the heart, regarded as the source of *thought*). *Timidity* is a borrowed meaning. </text:span></text:p>
      <text:p text:style-name="P400"><text:span text:style-name="T5">鬩 </text:span><text:span text:style-name="T3">(18) </text:span><text:span text:style-name="T5">ゲキ；ケキ；せめ（ぐ）　 </text:span></text:p>
      <text:p text:style-name="P70"><text:span text:style-name="T5">兒</text:span><text:span text:style-name="T3"># infant(ile) + </text:span><text:span text:style-name="T5">鬥 </text:span><text:span text:style-name="T3">battle → *fight/quarrel* like small children. </text:span></text:p>
      <text:p text:style-name="P75"><text:span text:style-name="T5">鶚 </text:span><text:span text:style-name="T3">(20) </text:span><text:span text:style-name="T5">ガク；みさご </text:span></text:p>
      <text:p text:style-name="P473"><text:span text:style-name="T3">As per </text:span><text:span text:style-name="T5">咢</text:span><text:span text:style-name="T3"># (cross, especially, cross over, or back and forth) + </text:span><text:span text:style-name="T5">鳥 </text:span><text:span text:style-name="T3">bird → *osprey* (← raptor crossing the tips of its talons in squeezing fish). </text:span></text:p>
      <text:p text:style-name="P77"><text:span text:style-name="T5">齶 </text:span><text:span text:style-name="T3">(24) </text:span><text:span text:style-name="T5">ガク　 </text:span></text:p>
      <text:p text:style-name="P474"><text:span text:style-name="T3">As per </text:span><text:span text:style-name="T5">咢</text:span><text:span text:style-name="T3"># (cross, especially, cross over, or back and forth) + </text:span><text:span text:style-name="T5">齒 </text:span><text:span text:style-name="T3">teeth → upper teeth crossing over the lower in biting/chewing → *jaw* (bone enabling the crossing back and forth motion of chewing). Compare </text:span><text:span text:style-name="T5">頤 </text:span><text:span text:style-name="T3">and </text:span><text:span text:style-name="T5">顎</text:span><text:span text:style-name="T3">. </text:span></text:p>
      <text:p text:style-name="P27"><text:span text:style-name="T5">籥 </text:span><text:span text:style-name="T3">(23) </text:span><text:span text:style-name="T5">ヤク；ふえ　 </text:span></text:p>
      <text:p text:style-name="P475"><text:span text:style-name="T3">As per </text:span><text:span text:style-name="T5">龠</text:span><text:span text:style-name="T3"># (bamboo flute) + </text:span><text:span text:style-name="T5">竹 </text:span><text:span text:style-name="T3">bamboo (for emphasis/clarification) → *short flute* with either three or six holes. *Key* (to a lock) is a borrowed meaning via </text:span><text:span text:style-name="T5">鑰</text:span><text:span text:style-name="T3">. </text:span></text:p>
      <text:p text:style-name="P25"><text:span text:style-name="T5">鑰 </text:span><text:span text:style-name="T3">(25) </text:span><text:span text:style-name="T5">ヤク；かぎ　 </text:span></text:p>
      <text:p text:style-name="P476"><text:span text:style-name="T3">As per </text:span><text:span text:style-name="T5">龠</text:span><text:span text:style-name="T3"># (oblong object) + </text:span><text:span text:style-name="T5">金 </text:span><text:span text:style-name="T3">metal → (key of a) *lock* equipped with a cylinder → *key*; *to lock (up)*. Also, *vital point* and *pivot* (← vital point at which a lock opens). </text:span></text:p>
      <text:p text:style-name="P24"><text:span text:style-name="T5">謚 </text:span><text:span text:style-name="T3">(17) </text:span><text:span text:style-name="T5">シ；おくりな </text:span></text:p>
      <text:p text:style-name="P477"><text:span text:style-name="T5">益</text:span><text:span text:style-name="T3">/</text:span><text:span text:style-name="T5">益</text:span><text:span text:style-name="T3"># fill/full + </text:span><text:span text:style-name="T5">言 </text:span><text:span text:style-name="T3">words → *posthumous name*, conferred while the exploits of the deceased are recited in full (compare </text:span><text:span text:style-name="T5">誄</text:span><text:span text:style-name="T3">). </text:span><text:span text:style-name="T5">諡</text:span><text:span text:style-name="T3">, which replaces the element at top right with </text:span><text:span text:style-name="T5">兮</text:span><text:span text:style-name="T3">, is a variant form. </text:span></text:p>
      <text:p text:style-name="P25"><text:span text:style-name="T5">鷁 </text:span><text:span text:style-name="T3">(21) </text:span><text:span text:style-name="T5">ゲキ；あおさぎ　 </text:span></text:p>
      <text:p text:style-name="P478"><text:span text:style-name="T5">益</text:span><text:span text:style-name="T3">/</text:span><text:span text:style-name="T5">益</text:span><text:span text:style-name="T3"># fill/full + </text:span><text:span text:style-name="T5">鳥 </text:span><text:span text:style-name="T3">bird → replica of a green heron (or of a legendary bird) placed on the prow of a ship as a talisman to guard against a ship being filled with water in a storm → *green heron*. </text:span></text:p>
      <text:p text:style-name="P123"><text:span text:style-name="T5">檍 </text:span><text:span text:style-name="T3">(17) </text:span><text:span text:style-name="T5">オク；ヨク　 </text:span></text:p>
      <text:p text:style-name="P479"><text:span text:style-name="T3">As per </text:span><text:span text:style-name="T5">意</text:span><text:span text:style-name="T3"># (contained in the heart) + </text:span><text:span text:style-name="T5">木 </text:span><text:span text:style-name="T3">tree/wood → *ilex* (holly), a flowering plant in which small birds take refuge. Compare </text:span><text:span text:style-name="T5">柊</text:span><text:span text:style-name="T3">. </text:span></text:p>
      <text:p text:style-name="P118"><text:span text:style-name="T5">膈 </text:span><text:span text:style-name="T3">(14)</text:span><text:span text:style-name="T5">　カク　 </text:span></text:p>
      <text:p text:style-name="P35"><text:span text:style-name="T3">As per </text:span><text:span text:style-name="T5">鬲</text:span><text:span text:style-name="T3"># (partition) + </text:span><text:span text:style-name="T5">肉 </text:span><text:span text:style-name="T3">flesh → *diaphragm* partitioning the abdomen and chest. </text:span></text:p>
      <text:p text:style-name="P115"><text:span text:style-name="T5">郤 </text:span><text:span text:style-name="T3">(10) </text:span><text:span text:style-name="T5">ゲキ；キャク；ケキ　 </text:span></text:p>
      <text:p text:style-name="P480"><text:span text:style-name="T5">谷</text:span><text:span text:style-name="T3"># valley + </text:span><text:span text:style-name="T5">邑 </text:span><text:span text:style-name="T3">village/settlement → valley settlement. Later, the term came to refer to a *depression* and a proper name, as well as in Chinese medicine to denote the space between bone and muscle.</text:span></text:p>
      <text:p text:style-name="P69"><text:span text:style-name="T5">殛 </text:span><text:span text:style-name="T3">(12)</text:span><text:span text:style-name="T5">　キョク；ころ（す）　 </text:span></text:p>
      <text:p text:style-name="P481"><text:span text:style-name="T3">As per </text:span><text:span text:style-name="T5">亟</text:span><text:span text:style-name="T3"># (stretch to full height/length) + </text:span><text:span text:style-name="T5">歹 </text:span><text:span text:style-name="T3">severed bone/death → stretch a victim for slaughter → *kill*; *execute*. </text:span></text:p>
      <text:p text:style-name="P251"><text:soft-page-break/><text:span text:style-name="T5">屰 </text:span><text:span text:style-name="T3">(6) </text:span><text:span text:style-name="T5">ゲキ；ギャク </text:span></text:p>
      <text:p text:style-name="P121"><text:span text:style-name="T3">Originally, </text:span><text:span text:style-name="T5">大 </text:span><text:span text:style-name="T3">written upside down → *reverse* (← invert) → *go against*; *defy*. </text:span></text:p>
      <text:p text:style-name="P51"><text:span text:style-name="T5">薏 </text:span><text:span text:style-name="T3">(16) </text:span><text:span text:style-name="T5">ヨク；イ </text:span></text:p>
      <text:p text:style-name="P482"><text:span text:style-name="T3">As per </text:span><text:span text:style-name="T5">意</text:span><text:span text:style-name="T3"># (contained in the heart) + </text:span><text:span text:style-name="T5">艸 </text:span><text:span text:style-name="T3">grass/plant → plant containing numerous tiny seeds. The compound </text:span><text:span text:style-name="T5">薏苡 </text:span><text:span text:style-name="T3">refers to Job's tears/tear grass. </text:span></text:p>
      <text:p text:style-name="P118"><text:span text:style-name="T5">搤 </text:span><text:span text:style-name="T3">(13) </text:span><text:span text:style-name="T5">ヤク；アク　 </text:span></text:p>
      <text:p text:style-name="P113"><text:span text:style-name="T5">益</text:span><text:span text:style-name="T3">/</text:span><text:span text:style-name="T5">益</text:span><text:span text:style-name="T3"># fill/full + </text:span><text:span text:style-name="T5">手 </text:span><text:span text:style-name="T3">hand/action indicator → *grip* an object tightly, filling the hand → *tighten*. </text:span></text:p>
      <text:p text:style-name="P66"><text:span text:style-name="T5">瀹 </text:span><text:span text:style-name="T3">(20) </text:span><text:span text:style-name="T5">ヤク；ひた（す）　 </text:span></text:p>
      <text:p text:style-name="P35"><text:span text:style-name="T3">As per </text:span><text:span text:style-name="T5">龠</text:span><text:span text:style-name="T3"># (oblong object) + </text:span><text:span text:style-name="T5">水 </text:span><text:span text:style-name="T3">water → oblong object used in soaking/boiling → *soak*; *boil*. </text:span></text:p>
      <text:p text:style-name="P269"><text:span text:style-name="T5">丮 </text:span><text:span text:style-name="T3">(4) </text:span><text:span text:style-name="T5">ケキ　 </text:span></text:p>
      <text:p text:style-name="P38"><text:span text:style-name="T3">A depiction of a *kneeling figure with arms extended*. </text:span></text:p>
      <text:p text:style-name="P66"><text:span text:style-name="T5">仰 </text:span><text:span text:style-name="T3">(6) </text:span><text:span text:style-name="T5">ギョウ；あお（ぐ）；おお（せ）　 </text:span></text:p>
      <text:p text:style-name="P483"><text:span text:style-name="T5">卬</text:span><text:span text:style-name="T3"># look up at + </text:span><text:span text:style-name="T5">人 </text:span><text:span text:style-name="T3">person (for emphasis/clarification) → *look up at/to*; *respect*; *revere* → *depend on*; *another person's commands/wishes* → *take* (poison/medicine) (at another person's command). </text:span></text:p>
      <text:p text:style-name="P135"><text:span text:style-name="T5">迎 </text:span><text:span text:style-name="T3">(7) </text:span><text:span text:style-name="T5">ゲイ；むか（える）　 </text:span></text:p>
      <text:p text:style-name="P484"><text:span text:style-name="T5">卬</text:span><text:span text:style-name="T3"># look up at + </text:span><text:span text:style-name="T5">辵 </text:span><text:span text:style-name="T3">movement → assume a kneeling position in order to *greet* a respected visitor → *welcome*; *receive*; *meet*. </text:span></text:p>
      <text:p text:style-name="P114"><text:span text:style-name="T5">境 </text:span><text:span text:style-name="T3">(14)</text:span><text:span text:style-name="T5">　キョウ；ケイ；さかい　 </text:span></text:p>
      <text:p text:style-name="P485"><text:span text:style-name="T3">As per </text:span><text:span text:style-name="T5">竟</text:span><text:span text:style-name="T3"># (border) + </text:span><text:span text:style-name="T5">土 </text:span><text:span text:style-name="T3">earth (for emphasis/clarification) → *border*; *boundary* → *area*. Also, *circumstances* (← situation in which one is fixed ← fixed border). </text:span></text:p>
      <text:p text:style-name="P9"><text:span text:style-name="T5">鏡 </text:span><text:span text:style-name="T3">(19)</text:span><text:span text:style-name="T5">　キョウ；かがみ　 </text:span></text:p>
      <text:p text:style-name="P486"><text:span text:style-name="T3">As per </text:span><text:span text:style-name="T5">竟</text:span><text:span text:style-name="T3"># (border) + </text:span><text:span text:style-name="T5">金 </text:span><text:span text:style-name="T3">metal → metal bordering a *lens* → *mirror* → *model*; *in the light of*; *consider*; *clear*; *spectacles*. </text:span></text:p>
      <text:p text:style-name="P67"><text:span text:style-name="T5">京 </text:span><text:span text:style-name="T3">(8)</text:span><text:span text:style-name="T5">　キョウ；ケイ </text:span></text:p>
      <text:p text:style-name="P487"><text:span text:style-name="T3">A depiction of one of a pair of expansive structures on high ground (compare </text:span><text:span text:style-name="T5">高</text:span><text:span text:style-name="T3">) → *high hill* → *metropolis*; *capital* (← large settlement in sunny/bright heights safe from dangers such as floods or surprise attacks). </text:span></text:p>
      <text:p text:style-name="P135"><text:span text:style-name="T5">景 </text:span><text:span text:style-name="T3">(12) </text:span><text:span text:style-name="T5">ケイ </text:span></text:p>
      <text:p text:style-name="P488"><text:span text:style-name="T3">As per </text:span><text:span text:style-name="T5">京</text:span><text:span text:style-name="T3"># (expansive) + </text:span><text:span text:style-name="T5">日 </text:span><text:span text:style-name="T3">sun/day → expansive *view* obtainable on a bright, clear day → *scene*.</text:span></text:p>
      <text:p text:style-name="P102"><text:span text:style-name="T5">影 </text:span><text:span text:style-name="T3">(15) </text:span><text:span text:style-name="T5">エイ；かげ </text:span></text:p>
      <text:p text:style-name="P489"><text:span text:style-name="T3">As per </text:span><text:span text:style-name="T5">景</text:span><text:span text:style-name="T3"># (expansive) + </text:span><text:span text:style-name="T5">彡 </text:span><text:span text:style-name="T3">pattern → *image*; *reflection*; *figure*; *trace*; *shape* (← expansive images of patterns in reflection) → *shadow* (← emphasis on the shaded rather than the light portion, the reverse being the case for *light*). Compare </text:span><text:span text:style-name="T5">映</text:span><text:span text:style-name="T3">. </text:span></text:p>
      <text:p text:style-name="P14"><text:soft-page-break/><text:span text:style-name="T5">鯨 </text:span><text:span text:style-name="T3">(19) </text:span><text:span text:style-name="T5">ゲイ；くじら　 </text:span></text:p>
      <text:p text:style-name="P35"><text:span text:style-name="T3">As per </text:span><text:span text:style-name="T5">京</text:span><text:span text:style-name="T3"># (expansive) + </text:span><text:span text:style-name="T5">魚 </text:span><text:span text:style-name="T3">fish → *whale* (← expansive sea creature). </text:span></text:p>
      <text:p text:style-name="P51"><text:span text:style-name="T5">強 </text:span><text:span text:style-name="T3">(11)</text:span><text:span text:style-name="T5">　キョウ；ゴウ；し（いる）；つよ（い・まる・める）　 </text:span></text:p>
      <text:p text:style-name="P490"><text:span text:style-name="T3">The relevant bronzeware inscription form is a shape indicator suggesting the horned head of a beetle + </text:span><text:span text:style-name="T5">虫 </text:span><text:span text:style-name="T3">insect → beetle. A seal inscription form adds </text:span><text:span text:style-name="T5">弓</text:span><text:span text:style-name="T3"># bow, functioning as an abbreviated form of </text:span><text:span text:style-name="T5">彊 </text:span><text:span text:style-name="T3">(strong, tautly stretched bow), leading to the meanings *strong*, *strength*, and *force* → *compel*; *coerce*; *intensify*. Returning to the seal inscription form, this referred to a hard shelled beetle, making </text:span><text:span text:style-name="T5">強 弓 </text:span><text:span text:style-name="T3">+ a variant form of the bronzeware inscription character (beetle). </text:span></text:p>
      <text:p text:style-name="P129"><text:span text:style-name="T5">競 </text:span><text:span text:style-name="T3">(20)</text:span><text:span text:style-name="T5">　キョウ；ケイ；きそ（う）；せ（る） </text:span></text:p>
      <text:p text:style-name="P491"><text:span text:style-name="T3">The relevant seal inscription form is </text:span><text:span text:style-name="T5">誩</text:span><text:span text:style-name="T3"># + </text:span><text:span text:style-name="T5">从</text:span><text:span text:style-name="T3">. </text:span><text:span text:style-name="T5">誩 </text:span><text:span text:style-name="T3">is </text:span><text:span text:style-name="T5">言 </text:span><text:span text:style-name="T3">words (doubled) → verbal disputation. </text:span><text:span text:style-name="T5">从 </text:span><text:span text:style-name="T3">is a variant form of </text:span><text:span text:style-name="T5">従 </text:span><text:span text:style-name="T3">(people in close formation). The combination of elements suggests verbal competition → *compete* → *auction*. </text:span></text:p>
      <text:p text:style-name="P71"><text:span text:style-name="T5">行 </text:span><text:span text:style-name="T3">(6)</text:span><text:span text:style-name="T5">　コウ；ギョウ；アン；い（く）；おこな（う）；ゆ（く） </text:span></text:p>
      <text:p text:style-name="P492"><text:span text:style-name="T3">A depiction of straight and crossing roads extending into the distance → *go*; *movement*; *procession*; *road* → *line* (of people) → *conduct*; *do*; *perform* (← carry out an action). </text:span></text:p>
      <text:p text:style-name="P67"><text:span text:style-name="T5">衡 </text:span><text:span text:style-name="T3">(16)</text:span><text:span text:style-name="T5">　コウ　 </text:span></text:p>
      <text:p text:style-name="P493"><text:span text:style-name="T3">As per </text:span><text:span text:style-name="T5">行</text:span><text:span text:style-name="T3"># (straight and crossing) + an element combining </text:span><text:span text:style-name="T5">大 </text:span><text:span text:style-name="T3">stand outstretched and an abbreviated form of </text:span><text:span text:style-name="T5">角 </text:span><text:span text:style-name="T3">horn → straight, crossing bars used to hold down the horns of cattle → *scale*; *measure*; *weigh* (← bars used in making measurements ← wooden bars). </text:span></text:p>
      <text:p text:style-name="P134"><text:span text:style-name="T5">坑 </text:span><text:span text:style-name="T3">(7)</text:span><text:span text:style-name="T5">　コウ　 </text:span></text:p>
      <text:p text:style-name="P494"><text:span text:style-name="T3">As per </text:span><text:span text:style-name="T5">亢</text:span><text:span text:style-name="T3"># (stretch) + </text:span><text:span text:style-name="T5">土 </text:span><text:span text:style-name="T3">earth → *hole,* *pit* or *shaft* stretching deep into the earth (compare </text:span><text:span text:style-name="T5">阬</text:span><text:span text:style-name="T3">) → *bury*. </text:span></text:p>
      <text:p text:style-name="P124"><text:span text:style-name="T5">抗 </text:span><text:span text:style-name="T3">(7)</text:span><text:span text:style-name="T5">　コウ </text:span></text:p>
      <text:p text:style-name="P495"><text:span text:style-name="T3">As per </text:span><text:span text:style-name="T5">亢</text:span><text:span text:style-name="T3"># (stretch) + </text:span><text:span text:style-name="T5">手 </text:span><text:span text:style-name="T3">hand/action indicator → stretch the arms straight out in resistance or opposition → *resist*; *oppose* → *rival*; *compete*. </text:span></text:p>
      <text:p text:style-name="P24"><text:span text:style-name="T5">航 </text:span><text:span text:style-name="T3">(10)</text:span><text:span text:style-name="T5">　コウ　 </text:span></text:p>
      <text:p text:style-name="P35"><text:span text:style-name="T3">As per </text:span><text:span text:style-name="T5">亢</text:span><text:span text:style-name="T3"># (stretch) + </text:span><text:span text:style-name="T5">舟 </text:span><text:span text:style-name="T3">boat → boats sailing in grand alignment → *sail*; *navigate*; *vessel*. </text:span></text:p>
      <text:p text:style-name="P20"><text:span text:style-name="T5">央 </text:span><text:span text:style-name="T3">(5) </text:span><text:span text:style-name="T5">オウ　 </text:span></text:p>
      <text:p text:style-name="P496"><text:span text:style-name="T5">大 </text:span><text:span text:style-name="T3">stand outstretched + a bar-like object → person standing outstretched, a pole with heavy objects at both ends extending beyond the shoulders → *center*; *middle* (← pressure exerted on the center of the body). </text:span></text:p>
      <text:p text:style-name="P114"><text:span text:style-name="T5">英 </text:span><text:span text:style-name="T3">(8) </text:span><text:span text:style-name="T5">エイ </text:span></text:p>
      <text:p text:style-name="P35"><text:span text:style-name="T3">As per </text:span><text:span text:style-name="T5">央</text:span><text:span text:style-name="T3"># (stretch) + </text:span><text:span text:style-name="T5">艸 </text:span><text:span text:style-name="T3">grass/plant → gorgeous plant, stretching at length → *brilliance*;</text:span></text:p>
      <text:p text:style-name="P497"><text:span text:style-name="T3">*superiority* (← surpass others ← stretch at length). *England* and *English* are via the phonetic construction </text:span><text:span text:style-name="T5">英吉利</text:span><text:span text:style-name="T3">. </text:span></text:p>
      <text:p text:style-name="P457"><text:span text:style-name="T5">映 </text:span><text:span text:style-name="T3">(9) </text:span><text:span text:style-name="T5">エイ；うつ（す・る）；は（える） </text:span></text:p>
      <text:p text:style-name="P498"><text:span text:style-name="T3">As per </text:span><text:span text:style-name="T5">央</text:span><text:span text:style-name="T3"># (stretch) + </text:span><text:span text:style-name="T5">日 </text:span><text:span text:style-name="T3">sun/day → sun stretching/*shining* over a wide area (compare </text:span><text:span text:style-name="T5">影</text:span><text:span text:style-name="T3">) → *reflection*; *projection* (← dark spot attending to sunlight striking an object) → *shade*; *shape*. Also, *match/go with* and *be conspicuous* (← reflect) → *be attractive* (← striking). </text:span></text:p>
      <text:p text:style-name="P77"><text:span text:style-name="T5">鄕 </text:span><text:span text:style-name="T3">(13)</text:span><text:span text:style-name="T5">　キョウ； ゴウ　 </text:span><text:span text:style-name="T3">Shinjitai </text:span><text:span text:style-name="T5">郷 </text:span><text:span text:style-name="T3">(11) </text:span></text:p>
      <text:p text:style-name="P499"><text:soft-page-break/><text:span text:style-name="T3">An abbreviated form# of a variant of </text:span><text:span text:style-name="T5">卿 </text:span><text:span text:style-name="T3">(be positioned opposite) + </text:span><text:span text:style-name="T5">邑 </text:span><text:span text:style-name="T3">village/settlement → villages/settlements that face/are opposed at a distance → *village*; *countryside* → *rural*. </text:span></text:p>
      <text:p text:style-name="P114"><text:span text:style-name="T5">響 </text:span><text:span text:style-name="T3">(20)</text:span><text:span text:style-name="T5">　キョウ；ひび（き・く） </text:span></text:p>
      <text:p text:style-name="P500"><text:span text:style-name="T5">鄕 </text:span><text:span text:style-name="T3">here a variant form of </text:span><text:span text:style-name="T5">卿</text:span><text:span text:style-name="T3"># (be positioned at opposite sides) + </text:span><text:span text:style-name="T5">音 </text:span><text:span text:style-name="T3">sound → transmission of *sound* through space from point of origin to point of reception → *resonance*; *reverberation*. </text:span></text:p>
      <text:p text:style-name="P501"><text:span text:style-name="T5">向 </text:span><text:span text:style-name="T3">(6)</text:span><text:span text:style-name="T5">　コウ；む（かう・き・く・ける・こう） </text:span></text:p>
      <text:p text:style-name="P503"><text:span text:style-name="T3">The relevant oracle bone form of this character is </text:span><text:span text:style-name="T5">宀 </text:span><text:span text:style-name="T3">roof/building + a hole# → smoke being compressed through a ventilation hole and escaping to the outside of a structure → *face (toward)*; *head toward*; *direction*. Extended meanings include *confront*; *advance upon*; *approach*; *become/grow*; *turn to*; *point at*; *send* (a messenger); (on) *the other side*; *opposite direction* and *beyond*. Also, *position* (on a matter) and *be inclined to do* (← the approach one takes to an issue); *allocate to* (← time/objects one directs toward a matter); *destination* (← head toward); *the other party* (← person one faces); and *suitability* (← be appropriately suited to face a situation). For the idea of smoke passing through a ventilation hole, compare </text:span><text:span text:style-name="T5">囱 </text:span><text:span text:style-name="T3">as described in </text:span><text:span text:style-name="T5">窓 </text:span><text:span text:style-name="T3">as well as </text:span><text:span text:style-name="T5">匆</text:span><text:span text:style-name="T3">, a variant form of </text:span><text:span text:style-name="T5">囱</text:span><text:span text:style-name="T3">. </text:span></text:p>
      <text:p text:style-name="P137"><text:span text:style-name="T5">享 </text:span><text:span text:style-name="T3">(8)</text:span><text:span text:style-name="T5">　キョウ </text:span></text:p>
      <text:p text:style-name="P504"><text:span text:style-name="T3">A depiction of one of a pair of gates positioned at opposite ends of an enclosure → *entertain guests*; *enjoy* (← entertainment taking place in such a structure) → *receive* (entertainment/a privilege etc.) (← be the recipient of entertainment). </text:span></text:p>
      <text:p text:style-name="P24"><text:span text:style-name="T5">香 </text:span><text:span text:style-name="T3">(9)</text:span><text:span text:style-name="T5">　コウ；かお（り・る）；こうば（しい） </text:span></text:p>
      <text:p text:style-name="P506"><text:span text:style-name="T3">The relevant seal inscription form combines </text:span><text:span text:style-name="T5">甘</text:span><text:span text:style-name="T3"># sweet + </text:span><text:span text:style-name="T5">黍 </text:span><text:span text:style-name="T3">millet → sweet *fragrance/scent* of boiled millet wafting through the air → *incense*; *perfume*; *savory* (smell). </text:span></text:p>
      <text:p text:style-name="P114"><text:span text:style-name="T5">凝 </text:span><text:span text:style-name="T3">(16) </text:span><text:span text:style-name="T5">ギョウ；こ（らす・る）　 </text:span></text:p>
      <text:p text:style-name="P507"><text:span text:style-name="T3">As per </text:span><text:span text:style-name="T5">疑</text:span><text:span text:style-name="T3"># (come to a stop) + </text:span><text:span text:style-name="T5">氷 </text:span><text:span text:style-name="T3">ice → flowing water coming to a stop in hardening into ice → *rigidity*; *concentration*; *stiff*. *Strain*, *be absorbed in*, *fix attention on* and *elaborate* (v.) are extended meanings. </text:span></text:p>
      <text:p text:style-name="P158"><text:span text:style-name="T5">肯 </text:span><text:span text:style-name="T3">(8)</text:span><text:span text:style-name="T5">　コウ </text:span></text:p>
      <text:p text:style-name="P508"><text:span text:style-name="T3">A variant form of </text:span><text:span text:style-name="T5">肎 </text:span><text:span text:style-name="T3">( </text:span><text:span text:style-name="T5">冖 </text:span><text:span text:style-name="T3">cover + </text:span><text:span text:style-name="T5">肉 </text:span><text:span text:style-name="T3">flesh), indicating an arm hanging from a shoulder (compare </text:span><text:span text:style-name="T5">肩</text:span><text:span text:style-name="T3">) and covering the side of the body. *Consent*, *agreement* and *permission* are borrowed meanings. In Old Chinese, neither </text:span><text:span text:style-name="T5">冖 </text:span><text:span text:style-name="T3">nor </text:span><text:span text:style-name="T5">肉 </text:span><text:span text:style-name="T3">conveys the pronunciation of this character, suggesting that a) one (or both) of the original components differed or b) one functioned as an abbreviated form of a now-obsolete character.</text:span></text:p>
      <text:p text:style-name="P201"><text:span text:style-name="T5">恆 </text:span><text:span text:style-name="T3">(9)</text:span><text:span text:style-name="T5">　コウ　 </text:span><text:span text:style-name="T3">Shinjitai </text:span><text:span text:style-name="T5">恒 </text:span><text:span text:style-name="T3">(9) </text:span></text:p>
      <text:p text:style-name="P509"><text:span text:style-name="T3">As per </text:span><text:span text:style-name="T5">亙</text:span><text:span text:style-name="T3"># (moon crossing the evening sky → fixed phenomenon) + </text:span><text:span text:style-name="T5">心 </text:span><text:span text:style-name="T3">heart/emotions → constancy likened to that of the moon crossing the sky every evening → *constantly*; *always*; *fixed* → *habitual* (← always). </text:span></text:p>
      <text:p text:style-name="P141"><text:span text:style-name="T5">興 </text:span><text:span text:style-name="T3">(16)</text:span><text:span text:style-name="T5">　コウ；キョウ；おこ（す・る） </text:span></text:p>
      <text:p text:style-name="P510"><text:span text:style-name="T3">The relevant seal inscription form combines </text:span><text:span text:style-name="T5">同 </text:span><text:span text:style-name="T3">same + </text:span><text:span text:style-name="T5">與</text:span><text:span text:style-name="T3"># (raise in unison) → work together to *raise*, *build* or *promote* → *interest*; *prosperity* (← raise interest; build up funds). *Prevalent* is an extended meaning. </text:span></text:p>
      <text:p text:style-name="P264"><text:span text:style-name="T5">刑 </text:span><text:span text:style-name="T3">(6) </text:span><text:span text:style-name="T5">ケイ </text:span></text:p>
      <text:p text:style-name="P511"><text:span text:style-name="T3">The relevant oracle bone form of </text:span><text:span text:style-name="T5">开</text:span><text:span text:style-name="T3"># is a depiction of handcuffs stretching about a prisoner's wrists, framing them in punishment. A bronzeware inscription form curves the vertical strokes. </text:span><text:span text:style-name="T5">刑 </text:span><text:span text:style-name="T3">adds </text:span><text:span text:style-name="T5">刀 </text:span><text:span text:style-name="T3">sword/knife → *punish* (by confinement, severing of body parts or by other means). </text:span></text:p>
      <text:p text:style-name="P71"><text:span text:style-name="T5">型 </text:span><text:span text:style-name="T3">(9) </text:span><text:span text:style-name="T5">ケイ；かた　 </text:span></text:p>
      <text:p text:style-name="P512"><text:span text:style-name="T3">As per </text:span><text:span text:style-name="T5">刑</text:span><text:span text:style-name="T3"># (frame) + </text:span><text:span text:style-name="T5">土 </text:span><text:span text:style-name="T3">earth → clay framed in the *mold* shaping it → *model* → *pattern*; *type*; *design*; *conventional form/idea*; *basic technique* (in martial arts). </text:span></text:p>
      <text:p text:style-name="P77"><text:span text:style-name="T5">形 </text:span><text:span text:style-name="T3">(7) </text:span><text:span text:style-name="T5">ケイ；ギョウ；かた；かたち </text:span></text:p>
      <text:p text:style-name="P513"><text:span text:style-name="T3">As per </text:span><text:span text:style-name="T5">开</text:span><text:span text:style-name="T3"># as described in </text:span><text:span text:style-name="T5">刑 </text:span><text:span text:style-name="T3">(frame) + </text:span><text:span text:style-name="T5">彡 </text:span><text:span text:style-name="T3">pattern → (frame-like and other, various) shapes and patterns → *shape*; *pattern*; *form*; *style*. </text:span></text:p>
      <text:p text:style-name="P9"><text:span text:style-name="T5">耕 </text:span><text:span text:style-name="T3">(10)</text:span><text:span text:style-name="T5">　コウ；たがや（す） </text:span></text:p>
      <text:p text:style-name="P514"><text:soft-page-break/><text:span text:style-name="T3">A variant form of </text:span><text:span text:style-name="T5">开</text:span><text:span text:style-name="T3"># as described in </text:span><text:span text:style-name="T5">刑 </text:span><text:span text:style-name="T3">(frame) + </text:span><text:span text:style-name="T5">耒 </text:span><text:span text:style-name="T3">plow → *till* or *cultivate* with a frame shaped plow. </text:span></text:p>
      <text:p text:style-name="P158"><text:span text:style-name="T5">幸 </text:span><text:span text:style-name="T3">(8)</text:span><text:span text:style-name="T5">　コウ；さいわ（い）；さち；しあわ（せ） </text:span></text:p>
      <text:p text:style-name="P515"><text:span text:style-name="T3">A depiction of handcuffs for confining the movement of prisoners. *Good fortune* and *happiness* are extended meanings (← a prisoner's good fortune to escape his handcuffs). </text:span></text:p>
      <text:p text:style-name="P67"><text:span text:style-name="T5">敬 </text:span><text:span text:style-name="T3">(12) </text:span><text:span text:style-name="T5">ケイ；うやま（う） </text:span></text:p>
      <text:p text:style-name="P516"><text:span text:style-name="T3">The relevant seal inscription form of the left-hand element# is </text:span><text:span text:style-name="T5">人 </text:span><text:span text:style-name="T3">person + an element combining horns and a mouth → person who cries out and goes stiff with fear upon being charged by a ram. </text:span><text:span text:style-name="T5">敬 </text:span><text:span text:style-name="T3">adds </text:span><text:span text:style-name="T5">攵 </text:span><text:span text:style-name="T3">action indicator → *be stiff/formal/ceremonious* (compare </text:span><text:span text:style-name="T5">改 </text:span><text:span text:style-name="T3">and </text:span><text:span text:style-name="T5">僵</text:span><text:span text:style-name="T3">) → *respect*. Note that the left-hand element of </text:span><text:span text:style-name="T5">敬 </text:span><text:span text:style-name="T3">is etymologically distinct from the independent character </text:span><text:span text:style-name="T5">苟</text:span><text:span text:style-name="T3">. </text:span></text:p>
      <text:p text:style-name="P25"><text:span text:style-name="T5">警 </text:span><text:span text:style-name="T3">(19) </text:span><text:span text:style-name="T5">ケイ </text:span></text:p>
      <text:p text:style-name="P517"><text:span text:style-name="T3">As per </text:span><text:span text:style-name="T5">敬</text:span><text:span text:style-name="T3"># (stiff; upright) + </text:span><text:span text:style-name="T5">言 </text:span><text:span text:style-name="T3">words → cause others to go stiff/upright by admonishing or warning them → *warn* → *regulate*; *alarm*; *careful*. </text:span></text:p>
      <text:p text:style-name="P114"><text:span text:style-name="T5">驚 </text:span><text:span text:style-name="T3">(22)</text:span><text:span text:style-name="T5">　キョウ；おどろ（かす・き・く）　 </text:span></text:p>
      <text:p text:style-name="P518"><text:span text:style-name="T3">As per </text:span><text:span text:style-name="T5">敬</text:span><text:span text:style-name="T3"># (stiff; upright) + </text:span><text:span text:style-name="T5">馬 </text:span><text:span text:style-name="T3">horse → startled horse that stiffens in attention (compare </text:span><text:span text:style-name="T5">篤</text:span><text:span text:style-name="T3">) → *surprise*; *astonishment* → *fright*; *shock*; *wonder*; *marvel*. </text:span></text:p>
      <text:p text:style-name="P101"><text:span text:style-name="T5">徑 </text:span><text:span text:style-name="T3">(10) </text:span><text:span text:style-name="T5">ケイ </text:span><text:span text:style-name="T3">Shinjitai </text:span><text:span text:style-name="T5">径 </text:span><text:span text:style-name="T3">(8) </text:span></text:p>
      <text:p text:style-name="P187"><text:span text:style-name="T5">巠</text:span><text:span text:style-name="T3"># is </text:span><text:span text:style-name="T5">巛 </text:span><text:span text:style-name="T3">(a variant form of </text:span><text:span text:style-name="T5">川</text:span><text:span text:style-name="T3">) river between a horizontal line at top and </text:span><text:span text:style-name="T5">工 </text:span><text:span text:style-name="T3">at bottom (originally</text:span></text:p>
      <text:p text:style-name="P519"><text:span text:style-name="T5">土 </text:span><text:span text:style-name="T3">earth) → river/watercourse extending between two distant points. </text:span><text:span text:style-name="T5">徑 </text:span><text:span text:style-name="T3">adds </text:span><text:span text:style-name="T5">彳 </text:span><text:span text:style-name="T3">movement → proceed along an extensive *path* → *diameter*; *direct*. </text:span></text:p>
      <text:p text:style-name="P158"><text:span text:style-name="T5">莖 </text:span><text:span text:style-name="T3">(10) </text:span><text:span text:style-name="T5">ケイ；くき </text:span><text:span text:style-name="T3">Shinjitai </text:span><text:span text:style-name="T5">茎 </text:span><text:span text:style-name="T3">(8) </text:span></text:p>
      <text:p text:style-name="P35"><text:span text:style-name="T3">As per </text:span><text:span text:style-name="T5">巠</text:span><text:span text:style-name="T3"># as described in </text:span><text:span text:style-name="T5">徑 </text:span><text:span text:style-name="T3">(extensive) + </text:span><text:span text:style-name="T5">艸 </text:span><text:span text:style-name="T3">grass/plant → long *stalk*/*stem*. </text:span></text:p>
      <text:p text:style-name="P125"><text:span text:style-name="T5">經 </text:span><text:span text:style-name="T3">(11) </text:span><text:span text:style-name="T5">ケイ；へ（る）　 </text:span><text:span text:style-name="T3">Shinjitai </text:span><text:span text:style-name="T5">経 </text:span><text:span text:style-name="T3">(11) </text:span></text:p>
      <text:p text:style-name="P520"><text:span text:style-name="T3">As per </text:span><text:span text:style-name="T5">巠</text:span><text:span text:style-name="T3"># as described in </text:span><text:span text:style-name="T5">徑 </text:span><text:span text:style-name="T3">(extensive) + </text:span><text:span text:style-name="T5">糸 </text:span><text:span text:style-name="T3">thread → long, *warp threads* passed through a loom → *longitude*; *pass through* → (of time) *pass/elapse*. *Sutra*, *reason* and *manage* are from the idea of the thread of a discourse, while *experience* is via "pass through." Compare also </text:span><text:span text:style-name="T5">營</text:span><text:span text:style-name="T3">. </text:span></text:p>
      <text:p text:style-name="P72"><text:span text:style-name="T5">輕 </text:span><text:span text:style-name="T3">(12) </text:span><text:span text:style-name="T5">ケイ；かる（い）　 </text:span><text:span text:style-name="T3">Shinjitai </text:span><text:span text:style-name="T5">軽 </text:span><text:span text:style-name="T3">(12) </text:span></text:p>
      <text:p text:style-name="P522"><text:span text:style-name="T3">As per </text:span><text:span text:style-name="T5">巠</text:span><text:span text:style-name="T3"># as described in </text:span><text:span text:style-name="T5">徑 </text:span><text:span text:style-name="T3">(extensive) + </text:span><text:span text:style-name="T5">車 </text:span><text:span text:style-name="T3">vehicle → long, lightweight vehicle → *light*; *lessen/lighten*; *make light of*. </text:span></text:p>
      <text:p text:style-name="P77"><text:span text:style-name="T5">慶 </text:span><text:span text:style-name="T3">(15) </text:span><text:span text:style-name="T5">ケイ </text:span></text:p>
      <text:p text:style-name="P523"><text:span text:style-name="T3">An abbreviated form# of </text:span><text:span text:style-name="T5">愛 </text:span><text:span text:style-name="T3">(dragged down) + an abbreviated form of </text:span><text:span text:style-name="T5">鹿 </text:span><text:span text:style-name="T3">deer → celebrate the dragging down/capture of a deer → *felicitation*; *congratulations*; *blessing*. </text:span></text:p>
      <text:p text:style-name="P141"><text:span text:style-name="T5">康 </text:span><text:span text:style-name="T3">(11)</text:span><text:span text:style-name="T5">　コウ　 </text:span></text:p>
      <text:p text:style-name="P525"><text:span text:style-name="T5">庚</text:span><text:span text:style-name="T3"># (firm husk) + four marks suggesting scattered rice → firm, taut husk of a grain plant → *healthy*; *sound* (← firm and taut). </text:span><text:span text:style-name="T5">康 </text:span><text:span text:style-name="T3">was devised to replace </text:span><text:span text:style-name="T5">庚 </text:span><text:span text:style-name="T3">after </text:span><text:span text:style-name="T5">庚 </text:span><text:span text:style-name="T3">acquired its borrowed meanings. </text:span></text:p>
      <text:p text:style-name="P160"><text:span text:style-name="T5">更 </text:span><text:span text:style-name="T3">(7)</text:span><text:span text:style-name="T5">　コウ；さら（に）；ふ（かす・ける）　 </text:span></text:p>
      <text:p text:style-name="P526"><text:span text:style-name="T3">As per </text:span><text:span text:style-name="T5">丙</text:span><text:span text:style-name="T3"># (spread) + </text:span><text:span text:style-name="T5">攴 </text:span><text:span text:style-name="T3">action indicator → stretch a rope (compare the derivative character </text:span><text:span text:style-name="T5">綆</text:span><text:span text:style-name="T3">, a rope attached to a well bucket). The meanings *replace* and *change* likely owe to the drawing of fresh well water to replace that which has been used, or dried up. (Still) *more* and *further(more)* are borrowed meanings, as are *grow late* and *stay up late*. </text:span></text:p>
      <text:p text:style-name="P67"><text:soft-page-break/><text:span text:style-name="T5">硬 </text:span><text:span text:style-name="T3">(12)</text:span><text:span text:style-name="T5">　コウ；かた（い）　 </text:span></text:p>
      <text:p text:style-name="P527"><text:span text:style-name="T3">As per </text:span><text:span text:style-name="T5">更</text:span><text:span text:style-name="T3"># (stretch) + </text:span><text:span text:style-name="T5">石 </text:span><text:span text:style-name="T3">stone → line of stones stretching between two points → *hard* (as a rock) → *stiff*; *stern*; *obstinate*. </text:span></text:p>
      <text:p text:style-name="P186"><text:span text:style-name="T5">剛 </text:span><text:span text:style-name="T3">(10)</text:span><text:span text:style-name="T5">　ゴウ　 </text:span></text:p>
      <text:p text:style-name="P528"><text:span text:style-name="T3">As per </text:span><text:span text:style-name="T5">岡</text:span><text:span text:style-name="T3"># (hard rope/cable) + </text:span><text:span text:style-name="T5">刀 </text:span><text:span text:style-name="T3">sword/knife → cutting implement able to slice through a *strong* or *hard* object such as rope or cable. </text:span></text:p>
      <text:p text:style-name="P109"><text:span text:style-name="T5">綱 </text:span><text:span text:style-name="T3">(14)</text:span><text:span text:style-name="T5">　コウ；つな　 </text:span></text:p>
      <text:p text:style-name="P529"><text:span text:style-name="T3">As per </text:span><text:span text:style-name="T5">岡</text:span><text:span text:style-name="T3"># (hard rope/cable) + </text:span><text:span text:style-name="T5">糸 </text:span><text:span text:style-name="T3">thread (for emphasis/clarification) → *rope*; *cord*; *cable* → (figurative) *lifeline*. Compare </text:span><text:span text:style-name="T5">緪 </text:span><text:span text:style-name="T3">and </text:span><text:span text:style-name="T5">綆</text:span><text:span text:style-name="T3">. </text:span></text:p>
      <text:p text:style-name="P16"><text:span text:style-name="T5">鋼 </text:span><text:span text:style-name="T3">(16)</text:span><text:span text:style-name="T5">　コウ；はがね </text:span></text:p>
      <text:p text:style-name="P35"><text:span text:style-name="T3">As per </text:span><text:span text:style-name="T5">岡</text:span><text:span text:style-name="T3"># (hard rope/cable) + </text:span><text:span text:style-name="T5">金 </text:span><text:span text:style-name="T3">metal → metal bar/rod → *steel*. </text:span></text:p>
      <text:p text:style-name="P75"><text:span text:style-name="T5">杏 </text:span><text:span text:style-name="T3">(7)</text:span><text:span text:style-name="T5">　キョウ；アン；あんず　</text:span></text:p>
      <text:p text:style-name="P530"><text:span text:style-name="T5">口</text:span><text:span text:style-name="T3"># mouth + </text:span><text:span text:style-name="T5">木 </text:span><text:span text:style-name="T3">tree/wood → *apricot* (← tree fruit savored in the mouth). Compare </text:span><text:span text:style-name="T5">梅</text:span><text:span text:style-name="T3">, a closely related fruit thought to be beneficial for pregnant women on account of its voluminous production. </text:span></text:p>
      <text:p text:style-name="P77"><text:span text:style-name="T5">盈 </text:span><text:span text:style-name="T3">(9) </text:span><text:span text:style-name="T5">エイ </text:span></text:p>
      <text:p text:style-name="P531"><text:span text:style-name="T3">A variant form of </text:span><text:span text:style-name="T5">乃 </text:span><text:span text:style-name="T3">(soft and clingy) + </text:span><text:span text:style-name="T5">皿</text:span><text:span text:style-name="T3"># dish/plate/bowl → *fill* a dish with (soft) food → *be/become full*; *satisfy*. </text:span></text:p>
      <text:p text:style-name="P370"><text:span text:style-name="T5">亨 </text:span><text:span text:style-name="T3">(7)</text:span><text:span text:style-name="T5">　キョウ；コウ　 </text:span></text:p>
      <text:p text:style-name="P532"><text:span text:style-name="T3">Originally the same character as </text:span><text:span text:style-name="T5">享 </text:span><text:span text:style-name="T3">(one of a pair of gates positioned at opposite ends of an enclosure) → *smooth passage* (← unhindered passage between gates). </text:span></text:p>
      <text:p text:style-name="P123"><text:span text:style-name="T5">嬰　</text:span><text:span text:style-name="T3">(17) </text:span><text:span text:style-name="T5">エイ </text:span></text:p>
      <text:p text:style-name="P533"><text:span text:style-name="T5">賏</text:span><text:span text:style-name="T3"># is an abbreviated form of </text:span><text:span text:style-name="T5">賡 </text:span><text:span text:style-name="T3">(continue without interruption) + </text:span><text:span text:style-name="T5">貝 </text:span><text:span text:style-name="T3">shell → string of shells, made into a necklace. </text:span><text:span text:style-name="T5">嬰 </text:span><text:span text:style-name="T3">adds </text:span><text:span text:style-name="T5">女 </text:span><text:span text:style-name="T3">woman → shell necklace extending about a woman's neck → *extend about*. *Baby* and (musical) *sharp* are borrowed meanings. </text:span></text:p>
      <text:p text:style-name="P456"><text:span text:style-name="T5">亙 </text:span><text:span text:style-name="T3">(6)</text:span><text:span text:style-name="T5">　コウ　 </text:span></text:p>
      <text:p text:style-name="P534"><text:span text:style-name="T3">Depiction of the moon crossing the evening sky from end to end → *cross over*; *extend/go/run all the way across/through*; *range* (over/about). Some dictionaries list </text:span><text:span text:style-name="T5">亙 </text:span><text:span text:style-name="T3">as a variant form of </text:span><text:span text:style-name="T5">亘</text:span><text:span text:style-name="T3">, but they are separate characters. </text:span></text:p>
      <text:p text:style-name="P401"><text:span text:style-name="T5">畺 </text:span><text:span text:style-name="T3">(13)</text:span><text:span text:style-name="T5">　キョウ　 </text:span></text:p>
      <text:p text:style-name="P535"><text:span text:style-name="T5">田 </text:span><text:span text:style-name="T3">field (doubled) bounded and partitioned by three horizontal lines → tightly demarcated fields, about which *border* markers stretch → *boundary*. </text:span></text:p>
      <text:p text:style-name="P200"><text:span text:style-name="T5">彊 </text:span><text:span text:style-name="T3">(16)</text:span><text:span text:style-name="T5">　キョウ　 </text:span></text:p>
      <text:p text:style-name="P35"><text:span text:style-name="T3">As per </text:span><text:span text:style-name="T5">畺</text:span><text:span text:style-name="T3"># (tight; taut) + </text:span><text:span text:style-name="T5">弓 </text:span><text:span text:style-name="T3">bow → *strong*, tautly stretched bow → *strengthen*. </text:span></text:p>
      <text:p text:style-name="P133"><text:span text:style-name="T5">竟 </text:span><text:span text:style-name="T3">(11)</text:span><text:span text:style-name="T5">　キョウ；ケイ；つい（に） </text:span></text:p>
      <text:p text:style-name="P536"><text:span text:style-name="T3">As per </text:span><text:span text:style-name="T5">音</text:span><text:span text:style-name="T3"># (contained) + </text:span><text:span text:style-name="T5">儿 </text:span><text:span text:style-name="T3">person → person whose movement is contained on reaching a distant border → *come to an end* → *finally*; *at last*. </text:span></text:p>
      <text:p text:style-name="P77"><text:soft-page-break/><text:span text:style-name="T5">亢 </text:span><text:span text:style-name="T3">(4)</text:span><text:span text:style-name="T5">　コウ </text:span></text:p>
      <text:p text:style-name="P537"><text:span text:style-name="T3">The relevant seal inscription form combines an abbreviated form of </text:span><text:span text:style-name="T5">大 </text:span><text:span text:style-name="T3">stand outstretched + two vertical lines# indicating an elongated neck → raise one's head, stretching the throat → *raise* (the head upright); *proud*; *arrogant*; *high*. </text:span></text:p>
      <text:p text:style-name="P9"><text:span text:style-name="T5">杭 </text:span><text:span text:style-name="T3">(8)</text:span><text:span text:style-name="T5">　コウ；くい；わた（る）　 </text:span></text:p>
      <text:p text:style-name="P538"><text:span text:style-name="T3">As per </text:span><text:span text:style-name="T5">亢</text:span><text:span text:style-name="T3"># (stretch) + </text:span><text:span text:style-name="T5">木 </text:span><text:span text:style-name="T3">tree/wood → *wooden stake* stretching straight upward. *Proceed* (over water) is a borrowed meaning. </text:span></text:p>
      <text:p text:style-name="P67"><text:span text:style-name="T5">卿 </text:span><text:span text:style-name="T3">(10)</text:span><text:span text:style-name="T5">　キョウ；ケイ </text:span></text:p>
      <text:p text:style-name="P539"><text:span text:style-name="T3">The relevant bronzeware inscription form is </text:span><text:span text:style-name="T5">即 </text:span><text:span text:style-name="T3">(kneel immediately beside a table piled high with food) + an element# showing an additional person on the other side of the table → two figures positioned on opposite sides of a table. </text:span><text:span text:style-name="T5">卿 </text:span><text:span text:style-name="T3">was originally used with exclusive reference to elder members of families who were permitted to eat in front of an altar. However, over time it came to designate the rank of an aristocrat → *noble*; *lord*; *minister*; *head of a government agency*. *You* is via the use of the term by a ruler toward a subordinate.</text:span></text:p>
      <text:p text:style-name="P69"><text:span text:style-name="T5">饗 </text:span><text:span text:style-name="T3">(22)</text:span><text:span text:style-name="T5">　キョウ　 </text:span></text:p>
      <text:p text:style-name="P541"><text:span text:style-name="T5">鄕 </text:span><text:span text:style-name="T3">here a variant form of </text:span><text:span text:style-name="T5">卿</text:span><text:span text:style-name="T3"># (be positioned at opposite sides of a table) + </text:span><text:span text:style-name="T5">食 </text:span><text:span text:style-name="T3">food/eating → host seated across and at a distance from banquet guests → *host* (a *banquet*). </text:span><text:span text:style-name="T5">饗 </text:span><text:span text:style-name="T3">was devised to replace </text:span><text:span text:style-name="T5">卿 </text:span><text:span text:style-name="T3">after </text:span><text:span text:style-name="T5">卿 </text:span><text:span text:style-name="T3">acquired its extended meanings. </text:span></text:p>
      <text:p text:style-name="P68"><text:span text:style-name="T5">黥 </text:span><text:span text:style-name="T3">(20) </text:span><text:span text:style-name="T5">ケイ；ゲイ；いれずみ </text:span></text:p>
      <text:p text:style-name="P35"><text:span text:style-name="T3">As per </text:span><text:span text:style-name="T5">京</text:span><text:span text:style-name="T3"># (expansive) + </text:span><text:span text:style-name="T5">黑 </text:span><text:span text:style-name="T3">black → expansive dark *tattoo* on a criminal's face. </text:span></text:p>
      <text:p text:style-name="P262"><text:span text:style-name="T5">桁 </text:span><text:span text:style-name="T3">(10)</text:span><text:span text:style-name="T5">　コウ；けた；ころもかけ　 </text:span></text:p>
      <text:p text:style-name="P542"><text:span text:style-name="T3">As per </text:span><text:span text:style-name="T5">行</text:span><text:span text:style-name="T3"># (straight and crossing) + </text:span><text:span text:style-name="T5">木 </text:span><text:span text:style-name="T3">tree/wood → straight and crossing beams/girders → *beam*; *girder* → *rack for hanging kimono*; *abacus bar* → *digit/(numerical) placeholder*. </text:span></text:p>
      <text:p text:style-name="P67"><text:span text:style-name="T5">秧 </text:span><text:span text:style-name="T3">(10) </text:span><text:span text:style-name="T5">オウ；なえ　 </text:span></text:p>
      <text:p text:style-name="P35"><text:span text:style-name="T3">As per </text:span><text:span text:style-name="T5">央</text:span><text:span text:style-name="T3"># (stretch) + </text:span><text:span text:style-name="T5">禾 </text:span><text:span text:style-name="T3">grain/rice → (rice) *seedling* stretching energetically skyward. <text:s/></text:span></text:p>
      <text:p text:style-name="P20"><text:span text:style-name="T5">殃 </text:span><text:span text:style-name="T3">(9) </text:span><text:span text:style-name="T5">オウ　 </text:span></text:p>
      <text:p text:style-name="P543"><text:span text:style-name="T3">As per </text:span><text:span text:style-name="T5">央</text:span><text:span text:style-name="T3"># (stretch) + </text:span><text:span text:style-name="T5">歹 </text:span><text:span text:style-name="T3">severed bone/death → have one's limbs stretched in torture → *calamity*; *misfortune*. </text:span></text:p>
      <text:p text:style-name="P224"><text:span text:style-name="T5">馨 </text:span><text:span text:style-name="T3">(20) </text:span><text:span text:style-name="T5">ケイ；かお（り・る）　 </text:span></text:p>
      <text:p text:style-name="P544"><text:span text:style-name="T3">As per </text:span><text:span text:style-name="T5">殸</text:span><text:span text:style-name="T3"># as described in </text:span><text:span text:style-name="T5">聲 </text:span><text:span text:style-name="T3">(carry over a distance) + </text:span><text:span text:style-name="T5">香 </text:span><text:span text:style-name="T3">fragrance → fragrance carrying over a distance → *fragrant*; *be fragrant*. </text:span></text:p>
      <text:p text:style-name="P123"><text:span text:style-name="T5">荊 </text:span><text:span text:style-name="T3">(9) </text:span><text:span text:style-name="T5">ケイ；いばら　 </text:span></text:p>
      <text:p text:style-name="P545"><text:span text:style-name="T5">刑</text:span><text:span text:style-name="T3"># punishment + </text:span><text:span text:style-name="T5">艸 </text:span><text:span text:style-name="T3">grass/plant → *thorn* plant from which a *whip* used in punishment is fashioned. </text:span></text:p>
      <text:p text:style-name="P109"><text:span text:style-name="T5">勁 </text:span><text:span text:style-name="T3">(9) </text:span><text:span text:style-name="T5">ケイ </text:span></text:p>
      <text:p text:style-name="P546"><text:span text:style-name="T3">As per </text:span><text:span text:style-name="T5">巠</text:span><text:span text:style-name="T3"># as described in </text:span><text:span text:style-name="T5">徑 </text:span><text:span text:style-name="T3">(extensive) + </text:span><text:span text:style-name="T5">力 </text:span><text:span text:style-name="T3">power/energy → extensive, long-lasting *strength* → *strong*; *tough*. Compare </text:span><text:span text:style-name="T5">勍</text:span><text:span text:style-name="T3">. </text:span></text:p>
      <text:p text:style-name="P253"><text:span text:style-name="T5">逕 </text:span><text:span text:style-name="T3">(11) </text:span><text:span text:style-name="T5">ケイ；ただ（ちに）；みち </text:span></text:p>
      <text:p text:style-name="P547"><text:span text:style-name="T3">In effect, a variant form of </text:span><text:span text:style-name="T5">徑 </text:span><text:span text:style-name="T3">(*path*; *diameter*; *direct*), replacing </text:span><text:span text:style-name="T5">彳 </text:span><text:span text:style-name="T3">with </text:span><text:span text:style-name="T5">辵 </text:span><text:span text:style-name="T3">(both elements indicating "movement"). </text:span><text:span text:style-name="T5">逕 </text:span><text:span text:style-name="T3">also bears the borrowed meaning *at once*. </text:span></text:p>
      <text:p text:style-name="P16"><text:soft-page-break/><text:span text:style-name="T5">脛 </text:span><text:span text:style-name="T3">(11) </text:span><text:span text:style-name="T5">ケイ；すね；はぎ　 </text:span></text:p>
      <text:p text:style-name="P548"><text:span text:style-name="T3">As per </text:span><text:span text:style-name="T5">巠</text:span><text:span text:style-name="T3"># as described in </text:span><text:span text:style-name="T5">徑 </text:span><text:span text:style-name="T3">(extensive) + </text:span><text:span text:style-name="T5">肉 </text:span><text:span text:style-name="T3">flesh → the *shin* (← portion of the leg extending from knee to ankle) → *leg*. </text:span></text:p>
      <text:p text:style-name="P77"><text:span text:style-name="T5">痙 </text:span><text:span text:style-name="T3">(12) </text:span><text:span text:style-name="T5">ケイ </text:span></text:p>
      <text:p text:style-name="P549"><text:span text:style-name="T3">As per </text:span><text:span text:style-name="T5">巠</text:span><text:span text:style-name="T3"># as described in </text:span><text:span text:style-name="T5">徑 </text:span><text:span text:style-name="T3">(extensive) + </text:span><text:span text:style-name="T5">疒 </text:span><text:span text:style-name="T3">illness → extensive, long-lasting twitching or spasms → *twitch*; *spasm* → *cramp*; *convulsive fit*. </text:span></text:p>
      <text:p text:style-name="P123"><text:span text:style-name="T5">頸 </text:span><text:span text:style-name="T3">(16) </text:span><text:span text:style-name="T5">ケイ；くび </text:span></text:p>
      <text:p text:style-name="P550"><text:span text:style-name="T3">As per </text:span><text:span text:style-name="T5">巠</text:span><text:span text:style-name="T3"># as described in </text:span><text:span text:style-name="T5">徑 </text:span><text:span text:style-name="T3">(extensive) + </text:span><text:span text:style-name="T5">頁 </text:span><text:span text:style-name="T3">head → (long) *neck* extending between the head and torso → *throat*; *head*.</text:span></text:p>
      <text:p text:style-name="P265"><text:span text:style-name="T5">鴦 </text:span><text:span text:style-name="T3">(16) </text:span><text:span text:style-name="T5">オウ；おしどり　 </text:span></text:p>
      <text:p text:style-name="P551"><text:span text:style-name="T3">As per </text:span><text:span text:style-name="T5">央</text:span><text:span text:style-name="T3"># (stretch) + </text:span><text:span text:style-name="T5">鳥 </text:span><text:span text:style-name="T3">bird → *female mandarin duck*, with a stripe on both sides of the head stretching from the eyes to the back of the head. Compare </text:span><text:span text:style-name="T5">鴛</text:span><text:span text:style-name="T3">. </text:span></text:p>
      <text:p text:style-name="P110"><text:span text:style-name="T5">瑛 </text:span><text:span text:style-name="T3">(12) </text:span><text:span text:style-name="T5">エイ </text:span></text:p>
      <text:p text:style-name="P552"><text:span text:style-name="T5">英</text:span><text:span text:style-name="T3"># brilliance + </text:span><text:span text:style-name="T5">玉 </text:span><text:span text:style-name="T3">jewel → lustrous, *sparkling jewel(ry)*. Also, a *transparent jewel* (such as crystal or quartz). </text:span></text:p>
      <text:p text:style-name="P54"><text:span text:style-name="T5">霙 </text:span><text:span text:style-name="T3">(16) </text:span><text:span text:style-name="T5">エイ；ヨウ；みぞれ　 </text:span></text:p>
      <text:p text:style-name="P113"><text:span text:style-name="T5">英</text:span><text:span text:style-name="T3"># brilliance + </text:span><text:span text:style-name="T5">雨 </text:span><text:span text:style-name="T3">rain/natural phenomena → blinding *sleet*, likened to blinding brilliance. </text:span></text:p>
      <text:p text:style-name="P262"><text:span text:style-name="T5">倖 </text:span><text:span text:style-name="T3">(10)</text:span><text:span text:style-name="T5">　コウ；さいわ（い）　 </text:span></text:p>
      <text:p text:style-name="P553"><text:span text:style-name="T5">幸</text:span><text:span text:style-name="T3"># good fortune + </text:span><text:span text:style-name="T5">人 </text:span><text:span text:style-name="T3">person → imperial visitation (i.e. the good fortune to be visited by the emperor in person) → *good fortune*; *favor* (← be favored with a visit from a high personage). </text:span></text:p>
      <text:p text:style-name="P123"><text:span text:style-name="T5">薑 </text:span><text:span text:style-name="T3">(16)</text:span><text:span text:style-name="T5">　キョウ；コウ；はじかみ　 </text:span></text:p>
      <text:p text:style-name="P35"><text:span text:style-name="T3">As per </text:span><text:span text:style-name="T5">畺</text:span><text:span text:style-name="T3"># (tight; taut) + </text:span><text:span text:style-name="T5">艸 </text:span><text:span text:style-name="T3">grass/plant → *ginger* (← plant with tightly demarcated rhizomes). </text:span></text:p>
      <text:p text:style-name="P20"><text:span text:style-name="T5">橿 </text:span><text:span text:style-name="T3">(17)</text:span><text:span text:style-name="T5">　キョウ；かし　 </text:span></text:p>
      <text:p text:style-name="P35"><text:span text:style-name="T3">As per </text:span><text:span text:style-name="T5">畺</text:span><text:span text:style-name="T3"># (tight; taut) + </text:span><text:span text:style-name="T5">木 </text:span><text:span text:style-name="T3">tree/wood → variety of *oak* the bark of which is tightly demarcated. </text:span></text:p>
      <text:p text:style-name="P125"><text:span text:style-name="T5">憬 </text:span><text:span text:style-name="T3">(15)</text:span><text:span text:style-name="T5">　キョウ；ケイ；あこが（れる）　 </text:span></text:p>
      <text:p text:style-name="P35"><text:span text:style-name="T3">As per </text:span><text:span text:style-name="T5">景</text:span><text:span text:style-name="T3"># (expansive) + </text:span><text:span text:style-name="T5">心 </text:span><text:span text:style-name="T3">heart/emotions → expansive longing → *long for*. </text:span></text:p>
      <text:p text:style-name="P20"><text:span text:style-name="T5">襁 </text:span><text:span text:style-name="T3">(16)</text:span><text:span text:style-name="T5">　キョウ；むつき </text:span></text:p>
      <text:p text:style-name="P554"><text:span text:style-name="T5">強</text:span><text:span text:style-name="T3"># strong + </text:span><text:span text:style-name="T5">衣 </text:span><text:span text:style-name="T3">clothing → cloth tied tightly (= strongly) about part of the body → *cord stretched tautly* (about an infant carried on one's back); *swaddling clothes*. Also *diaper*, another type of cloth-based product used by infants. </text:span></text:p>
      <text:p text:style-name="P141"><text:span text:style-name="T5">昂 </text:span><text:span text:style-name="T3">(8)</text:span><text:span text:style-name="T5">　コウ；ゴウ；あ（がる）；たかぶ（る）　 </text:span></text:p>
      <text:p text:style-name="P555"><text:span text:style-name="T5">卬</text:span><text:span text:style-name="T3"># look up at + </text:span><text:span text:style-name="T5">日 </text:span><text:span text:style-name="T3">sun/day → *raise* one's head to observe the sun → *rise* (high); *look up*. Also, *haughty* (← take a superior attitude) and *tense* (← high emotions). </text:span></text:p>
      <text:p text:style-name="P141"><text:soft-page-break/><text:span text:style-name="T5">磬 </text:span><text:span text:style-name="T3">(16) </text:span><text:span text:style-name="T5">ケイ </text:span></text:p>
      <text:p text:style-name="P556"><text:span text:style-name="T3">As per </text:span><text:span text:style-name="T5">殸</text:span><text:span text:style-name="T3"># as described in </text:span><text:span text:style-name="T5">聲 </text:span><text:span text:style-name="T3">(percussion instrument) + </text:span><text:span text:style-name="T5">石 </text:span><text:span text:style-name="T3">stone → lapidary *percussion instrument*. </text:span></text:p>
      <text:p text:style-name="P141"><text:span text:style-name="T5">謦 </text:span><text:span text:style-name="T3">(18) </text:span><text:span text:style-name="T5">ケイ；しわぶき </text:span></text:p>
      <text:p text:style-name="P557"><text:span text:style-name="T3">As per </text:span><text:span text:style-name="T5">殸</text:span><text:span text:style-name="T3"># as described in </text:span><text:span text:style-name="T5">聲 </text:span><text:span text:style-name="T3">(carry over a distance) + </text:span><text:span text:style-name="T5">言 </text:span><text:span text:style-name="T3">words → a resonant voice → *cough*; *clear the throat* (← resonant noises emanating from the throat). </text:span></text:p>
      <text:p text:style-name="P123"><text:span text:style-name="T5">癭 </text:span><text:span text:style-name="T3">(22) </text:span><text:span text:style-name="T5">エイ </text:span></text:p>
      <text:p text:style-name="P121"><text:span text:style-name="T5">嬰</text:span><text:span text:style-name="T3"># extend about + </text:span><text:span text:style-name="T5">疒 </text:span><text:span text:style-name="T3">illness → *swelling* extending about the neck. </text:span></text:p>
      <text:p text:style-name="P115"><text:span text:style-name="T5">瓔 </text:span><text:span text:style-name="T3">(21) </text:span><text:span text:style-name="T5">エイ；ヨウ </text:span></text:p>
      <text:p text:style-name="P35"><text:span text:style-name="T3">As per </text:span><text:span text:style-name="T5">嬰</text:span><text:span text:style-name="T3"># (necklace) + </text:span><text:span text:style-name="T5">玉 </text:span><text:span text:style-name="T3">jewel → *necklace*. </text:span><text:span text:style-name="T5">瓔 </text:span><text:span text:style-name="T3">was devised to replace </text:span><text:span text:style-name="T5">嬰 </text:span><text:span text:style-name="T3">after </text:span><text:span text:style-name="T5">嬰 </text:span><text:span text:style-name="T3">acquired its</text:span></text:p>
      <text:p text:style-name="P558"><text:span text:style-name="T3">borrowed meanings. </text:span></text:p>
      <text:p text:style-name="P66"><text:span text:style-name="T5">伉 </text:span><text:span text:style-name="T3">(6)</text:span><text:span text:style-name="T5">　コウ　 </text:span></text:p>
      <text:p text:style-name="P559"><text:span text:style-name="T3">As per </text:span><text:span text:style-name="T5">亢</text:span><text:span text:style-name="T3"># (stretch) + </text:span><text:span text:style-name="T5">人 </text:span><text:span text:style-name="T3">person → *stand* (← stand upright in courageous opposition); *take direct action against an opponent*. Also, *partner/opponent of equal strength*. </text:span></text:p>
      <text:p text:style-name="P453"><text:span text:style-name="T5">吭 </text:span><text:span text:style-name="T3">(7)</text:span><text:span text:style-name="T5">　コウ；のど </text:span></text:p>
      <text:p text:style-name="P560"><text:span text:style-name="T3">As per </text:span><text:span text:style-name="T5">亢</text:span><text:span text:style-name="T3"># (the throat) + </text:span><text:span text:style-name="T5">口 </text:span><text:span text:style-name="T3">mouth → *throat*; *windpipe*. </text:span><text:span text:style-name="T5">吭 </text:span><text:span text:style-name="T3">was devised to replace </text:span><text:span text:style-name="T5">亢 </text:span><text:span text:style-name="T3">after the latter took on its extended meanings. </text:span></text:p>
      <text:p text:style-name="P24"><text:span text:style-name="T5">頏 </text:span><text:span text:style-name="T3">(13)</text:span><text:span text:style-name="T5">　コウ　 </text:span></text:p>
      <text:p text:style-name="P561"><text:span text:style-name="T3">As per </text:span><text:span text:style-name="T5">亢</text:span><text:span text:style-name="T3"># (stretch) + </text:span><text:span text:style-name="T5">頁 </text:span><text:span text:style-name="T3">head → *bird alighting* (from directly overhead). (Human) *throat* is a borrowed meaning via </text:span><text:span text:style-name="T5">吭</text:span><text:span text:style-name="T3">. </text:span></text:p>
      <text:p text:style-name="P124"><text:span text:style-name="T5">怏 </text:span><text:span text:style-name="T3">(8) </text:span><text:span text:style-name="T5">オウ；ヨウ　 </text:span></text:p>
      <text:p text:style-name="P562"><text:span text:style-name="T3">As per </text:span><text:span text:style-name="T5">央</text:span><text:span text:style-name="T3"># (stretch) + </text:span><text:span text:style-name="T5">心 </text:span><text:span text:style-name="T3">heart/emotions → *dissatisfaction* (← emotional stretching/torture; compare </text:span><text:span text:style-name="T5">殃</text:span><text:span text:style-name="T3">) → *grudge*. </text:span></text:p>
      <text:p text:style-name="P136"><text:span text:style-name="T5">泱　</text:span><text:span text:style-name="T3">(8) </text:span><text:span text:style-name="T5">オウ　 </text:span></text:p>
      <text:p text:style-name="P563"><text:span text:style-name="T3">As per </text:span><text:span text:style-name="T5">央</text:span><text:span text:style-name="T3"># (stretch) + </text:span><text:span text:style-name="T5">水 </text:span><text:span text:style-name="T3">water → expansive stretch of *agitated* water → *swell up*; *billow* (compare </text:span><text:span text:style-name="T5">沆</text:span><text:span text:style-name="T3">). *Stagnant* and *collected water* are borrowed meanings. </text:span></text:p>
      <text:p text:style-name="P68"><text:span text:style-name="T5">鞅 </text:span><text:span text:style-name="T3">(14) </text:span><text:span text:style-name="T5">オウ；ヨウ；むながい　 </text:span></text:p>
      <text:p text:style-name="P564"><text:span text:style-name="T3">As per </text:span><text:span text:style-name="T5">央</text:span><text:span text:style-name="T3"># (stretch) + </text:span><text:span text:style-name="T5">革 </text:span><text:span text:style-name="T3">leather → *leather strap* (stretching from a horse's breast to its saddle, or binding its midsection) → *be pressured*. </text:span></text:p>
      <text:p text:style-name="P9"><text:span text:style-name="T5">僵 </text:span><text:span text:style-name="T3">(15)</text:span><text:span text:style-name="T5">　キョウ；たお（れる）　 </text:span></text:p>
      <text:p text:style-name="P565"><text:span text:style-name="T3">As per </text:span><text:span text:style-name="T5">畺</text:span><text:span text:style-name="T3"># (tight; taut) + </text:span><text:span text:style-name="T5">人 </text:span><text:span text:style-name="T3">person → *die and go stiff*; *rigor mortis*. For stiffening of the body compare </text:span><text:span text:style-name="T5">敬</text:span><text:span text:style-name="T3">, and see also </text:span><text:span text:style-name="T5">殭 </text:span><text:span text:style-name="T3">(effectively a variant form of </text:span><text:span text:style-name="T5">僵</text:span><text:span text:style-name="T3">). </text:span></text:p>
      <text:p text:style-name="P68"><text:span text:style-name="T5">疆 </text:span><text:span text:style-name="T3">(19)</text:span><text:span text:style-name="T5">　キョウ；さかい　 </text:span></text:p>
      <text:p text:style-name="P202"><text:soft-page-break/><text:span text:style-name="T5">彊</text:span><text:span text:style-name="T3"># strong + </text:span><text:span text:style-name="T5">土 </text:span><text:span text:style-name="T3">earth → fortified, earthen *border/boundary*. <text:s/></text:span></text:p>
      <text:p text:style-name="P66"><text:span text:style-name="T5">兢 </text:span><text:span text:style-name="T3">(14)</text:span><text:span text:style-name="T5">　キョウ　 </text:span></text:p>
      <text:p text:style-name="P567"><text:span text:style-name="T3">As per </text:span><text:span text:style-name="T5">克</text:span><text:span text:style-name="T3"># (stretch) (doubled) → stretch to one's full height in watchfulness (compare </text:span><text:span text:style-name="T5">企</text:span><text:span text:style-name="T3">) → *be watchful/discreet*. </text:span></text:p>
      <text:p text:style-name="P158"><text:span text:style-name="T5">剄 </text:span><text:span text:style-name="T3">(9) </text:span><text:span text:style-name="T5">ケイ；くびき（る）　 </text:span></text:p>
      <text:p text:style-name="P187"><text:span text:style-name="T5">巠 </text:span><text:span text:style-name="T3">here an abbreviated form# of </text:span><text:span text:style-name="T5">頸 </text:span><text:span text:style-name="T3">throat + </text:span><text:span text:style-name="T5">刀 </text:span><text:span text:style-name="T3">sword/knife → *slit a throat*. </text:span></text:p>
      <text:p text:style-name="P107"><text:span text:style-name="T5">勍 </text:span><text:span text:style-name="T3">(10) </text:span><text:span text:style-name="T5">ケイ；つよ（い）　 </text:span></text:p>
      <text:p text:style-name="P568"><text:span text:style-name="T5">京 </text:span><text:span text:style-name="T3">here an abbreviated form# of </text:span><text:span text:style-name="T5">鯨 </text:span><text:span text:style-name="T3">whale (→ powerful creature) + </text:span><text:span text:style-name="T5">力 </text:span><text:span text:style-name="T3">power/energy → *strong*. For the meaning "strong," compare </text:span><text:span text:style-name="T5">強 </text:span><text:span text:style-name="T3">and </text:span><text:span text:style-name="T5">勁</text:span><text:span text:style-name="T3">. </text:span></text:p>
      <text:p text:style-name="P103"><text:span text:style-name="T5">嚮　</text:span><text:span text:style-name="T3">(19)</text:span><text:span text:style-name="T5">　キョウ；コウ；さき；む（かう）　 </text:span></text:p>
      <text:p text:style-name="P5"><text:span text:style-name="T5">鄕 </text:span><text:span text:style-name="T3">here a variant form of </text:span><text:span text:style-name="T5">卿</text:span><text:span text:style-name="T3"># (be positioned at opposite sides) + </text:span><text:span text:style-name="T5">向 </text:span><text:span text:style-name="T3">advance upon → *head off/out*</text:span></text:p>
      <text:p text:style-name="P128"><text:span text:style-name="T3">or *guide* another to a distant destination. *Be (in the) past* is a borrowed meaning via </text:span><text:span text:style-name="T5">曏</text:span><text:span text:style-name="T3">. </text:span></text:p>
      <text:p text:style-name="P125"><text:span text:style-name="T5">檠 </text:span><text:span text:style-name="T3">(16) </text:span><text:span text:style-name="T5">ケイ；ゆだめ　 </text:span></text:p>
      <text:p text:style-name="P569"><text:span text:style-name="T3">As per </text:span><text:span text:style-name="T5">敬</text:span><text:span text:style-name="T3"># (stiff; upright) + </text:span><text:span text:style-name="T5">木 </text:span><text:span text:style-name="T3">tree/wood → *tool*/frame for straightening a bow (by pulling tightly on both ends). </text:span></text:p>
      <text:p text:style-name="P123"><text:span text:style-name="T5">絎 </text:span><text:span text:style-name="T3">(12)</text:span><text:span text:style-name="T5">　コウ；く（ける）；ぬ（う）　 </text:span></text:p>
      <text:p text:style-name="P570"><text:span text:style-name="T3">As per </text:span><text:span text:style-name="T5">行</text:span><text:span text:style-name="T3"># (straight and crossing) + </text:span><text:span text:style-name="T5">糸 </text:span><text:span text:style-name="T3">thread → *straight edge* (of the hem of a garment etc.); *sew* (in a straight line). The verb </text:span><text:span text:style-name="T5">くける </text:span><text:span text:style-name="T3">refers specifically to *make a blind stitch* (sew in a manner that the threads are hidden from view). </text:span></text:p>
      <text:p text:style-name="P117"><text:span text:style-name="T5">纓 </text:span><text:span text:style-name="T3">(23) </text:span><text:span text:style-name="T5">エイ；ヨウ；ひも　 </text:span></text:p>
      <text:p text:style-name="P571"><text:span text:style-name="T5">嬰</text:span><text:span text:style-name="T3"># extend about + </text:span><text:span text:style-name="T5">糸 </text:span><text:span text:style-name="T3">thread → *crown strings* (running down each side of the head, and tied beneath the jaw); *tie crown strings*. Also, a *string* worn by women as a sign of betrothal, as well as a *decoration* attached to the back of a crown. </text:span></text:p>
      <text:p text:style-name="P135"><text:span text:style-name="T5">耿 </text:span><text:span text:style-name="T3">(10)</text:span><text:span text:style-name="T5">　コウ </text:span></text:p>
      <text:p text:style-name="P572"><text:span text:style-name="T5">火 </text:span><text:span text:style-name="T3">fire + </text:span><text:span text:style-name="T5">耳 </text:span><text:span text:style-name="T3">ear, with the meaning *bright*. </text:span><text:span text:style-name="T5">耳 </text:span><text:span text:style-name="T3">is a replacement element, with the identity of the original element being uncertain. </text:span></text:p>
      <text:p text:style-name="P24"><text:span text:style-name="T5">螯 </text:span><text:span text:style-name="T3">(17)</text:span><text:span text:style-name="T5">　ゴウ　 </text:span></text:p>
      <text:p text:style-name="P573"><text:span text:style-name="T3">Effectively a variant form of </text:span><text:span text:style-name="T5">蟹 </text:span><text:span text:style-name="T3">crab, though </text:span><text:span text:style-name="T5">螯 </text:span><text:span text:style-name="T3">came to emphasize the crab's *claw*. (In derivative characters </text:span><text:span text:style-name="T5">敖 </text:span><text:span text:style-name="T3">lends the conceptual influence "spread/roam without restraint," an image inapplicable to the limited mobility of a crab claw.) </text:span></text:p>
      <text:p text:style-name="P203"><text:span text:style-name="T5">盎 </text:span><text:span text:style-name="T3">(10) </text:span><text:span text:style-name="T5">オウ；あふ（れる）　 </text:span></text:p>
      <text:p text:style-name="P574"><text:span text:style-name="T3">As per </text:span><text:span text:style-name="T5">央</text:span><text:span text:style-name="T3"># (stretch) + </text:span><text:span text:style-name="T5">皿 </text:span><text:span text:style-name="T3">dish/plate/bowl → small-mouthed, wide-bellied *pot* → *abundant* (← abundant capacity) → *overflowing*. </text:span></text:p>
      <text:p text:style-name="P24"><text:span text:style-name="T5">曏 </text:span><text:span text:style-name="T3">(17)</text:span><text:span text:style-name="T5">　キョウ；さき（に）　 </text:span></text:p>
      <text:p text:style-name="P575"><text:span text:style-name="T5">鄕 </text:span><text:span text:style-name="T3">here a variant form of </text:span><text:span text:style-name="T5">卿</text:span><text:span text:style-name="T3"># (be positioned at opposite sides) + </text:span><text:span text:style-name="T5">日 </text:span><text:span text:style-name="T3">sun/day → one day figuratively facing another day through intervening time → *a previous day*; *once (upon a time)*; (just) *before*. </text:span></text:p>
      <text:p text:style-name="P109"><text:soft-page-break/><text:span text:style-name="T5">蠁 </text:span><text:span text:style-name="T3">(19)</text:span><text:span text:style-name="T5">　キョウ；コウ　 </text:span></text:p>
      <text:p text:style-name="P576"><text:span text:style-name="T5">鄕 </text:span><text:span text:style-name="T3">here a variant form of </text:span><text:span text:style-name="T5">卿</text:span><text:span text:style-name="T3"># (be positioned at opposite sides) + </text:span><text:span text:style-name="T5">虫 </text:span><text:span text:style-name="T3">insect → *pupa*; *chrysalis* (faced over space and time by the adult insect after it emerges). </text:span></text:p>
      <text:p text:style-name="P67"><text:span text:style-name="T5">殭 </text:span><text:span text:style-name="T3">(17)</text:span><text:span text:style-name="T5">　キョウ；たお（れる）　 </text:span></text:p>
      <text:p text:style-name="P577"><text:span text:style-name="T3">As per </text:span><text:span text:style-name="T5">畺</text:span><text:span text:style-name="T3"># (tight; taut) + </text:span><text:span text:style-name="T5">歹 </text:span><text:span text:style-name="T3">severed bone/death → *die and go stiff*; *rigor mortis*. </text:span><text:span text:style-name="T5">殭 </text:span><text:span text:style-name="T3">is effectively a variant form of </text:span><text:span text:style-name="T5">僵</text:span><text:span text:style-name="T3">. </text:span></text:p>
      <text:p text:style-name="P25"><text:span text:style-name="T5">韁 </text:span><text:span text:style-name="T3">(20)</text:span><text:span text:style-name="T5">　キョウ；きずな　 </text:span></text:p>
      <text:p text:style-name="P578"><text:span text:style-name="T3">As per </text:span><text:span text:style-name="T5">畺</text:span><text:span text:style-name="T3"># (tight; taut) + </text:span><text:span text:style-name="T5">革 </text:span><text:span text:style-name="T3">leather → leather drawn tautly against a horse or beast of burden → *reins*; *bridle*. </text:span></text:p>
      <text:p text:style-name="P251"><text:span text:style-name="T5">卬 </text:span><text:span text:style-name="T3">(4) </text:span><text:span text:style-name="T5">ギョウ；ゴウ；あお（ぐ）</text:span></text:p>
      <text:p text:style-name="P579"><text:span text:style-name="T3">The relevant seal inscription form is </text:span><text:span text:style-name="T5">人 </text:span><text:span text:style-name="T3">person + </text:span><text:span text:style-name="T5">卩 </text:span><text:span text:style-name="T3">here an abbreviated form# of </text:span><text:span text:style-name="T5">却 </text:span><text:span text:style-name="T3">(withdraw in a kneeling position) → kneeling person looking up at a standing one → *look up at* → *high*. </text:span></text:p>
      <text:p text:style-name="P580"><text:span text:style-name="T5">陘 </text:span><text:span text:style-name="T3">(10) </text:span><text:span text:style-name="T5">ケイ；ギョウ　 </text:span></text:p>
      <text:p text:style-name="P35"><text:span text:style-name="T3">As per </text:span><text:span text:style-name="T5">巠</text:span><text:span text:style-name="T3"># as described in </text:span><text:span text:style-name="T5">徑 </text:span><text:span text:style-name="T3">(extensive) + </text:span><text:span text:style-name="T5">阜 </text:span><text:span text:style-name="T3">piled earth → long *gorge/mountain pass*. </text:span></text:p>
      <text:p text:style-name="P66"><text:span text:style-name="T5">鉶 </text:span><text:span text:style-name="T3">(14) </text:span><text:span text:style-name="T5">ケイ；ギョウ　 </text:span></text:p>
      <text:p text:style-name="P583"><text:span text:style-name="T5">刑</text:span><text:span text:style-name="T3"># punishment + </text:span><text:span text:style-name="T5">金 </text:span><text:span text:style-name="T3">metal → punishment involving a metallic cauldron/vessel → *lidded, tripod vessel* (used in sacrificing animals). </text:span></text:p>
      <text:p text:style-name="P9"><text:span text:style-name="T5">儆 </text:span><text:span text:style-name="T3">(14) </text:span><text:span text:style-name="T5">ケイ；いまし（める）　 </text:span></text:p>
      <text:p text:style-name="P584"><text:span text:style-name="T3">As per </text:span><text:span text:style-name="T5">敬</text:span><text:span text:style-name="T3"># (stiff; upright) + </text:span><text:span text:style-name="T5">人 </text:span><text:span text:style-name="T3">person (→ human agency) → cause another to go stiff/upright in admonishing or warning → *admonish*; *warn*. </text:span></text:p>
      <text:p text:style-name="P123"><text:span text:style-name="T5">擎 </text:span><text:span text:style-name="T3">(16) </text:span><text:span text:style-name="T5">ケイ；ささ（げる）　 </text:span></text:p>
      <text:p text:style-name="P585"><text:span text:style-name="T3">As per </text:span><text:span text:style-name="T5">敬</text:span><text:span text:style-name="T3"># (stiff; upright) + </text:span><text:span text:style-name="T5">手 </text:span><text:span text:style-name="T3">hand/action indicator → raise an object high and upright with both hands → *raise high with both hands* (compare </text:span><text:span text:style-name="T5">與</text:span><text:span text:style-name="T3">). </text:span></text:p>
      <text:p text:style-name="P79"><text:span text:style-name="T5">罄 </text:span><text:span text:style-name="T3">(17) </text:span><text:span text:style-name="T5">ケイ；つ（きる）；むな（しい）　 </text:span></text:p>
      <text:p text:style-name="P566"><text:span text:style-name="T3">As per </text:span><text:span text:style-name="T5">殸</text:span><text:span text:style-name="T3"># as described in </text:span><text:span text:style-name="T5">聲 </text:span><text:span text:style-name="T3">(percussion instrument) + </text:span><text:span text:style-name="T5">缶 </text:span><text:span text:style-name="T3">bulging earthenware jug/vase → empty container (← which when struck produces the same hollow sound as the </text:span><text:span text:style-name="T5">殸 </text:span><text:span text:style-name="T3">instrument) → *empty*; *run out of*. </text:span></text:p>
      <text:p text:style-name="P111"><text:span text:style-name="T5">沆 </text:span><text:span text:style-name="T3">(7)</text:span><text:span text:style-name="T5">　コウ　 </text:span></text:p>
      <text:p text:style-name="P586"><text:span text:style-name="T3">As per </text:span><text:span text:style-name="T5">亢</text:span><text:span text:style-name="T3"># (stretch) + </text:span><text:span text:style-name="T5">水 </text:span><text:span text:style-name="T3">water → *long stretch of water* (compare </text:span><text:span text:style-name="T5">泱</text:span><text:span text:style-name="T3">). Also, in a vertical application of the same idea, a *tall jet/spray of water*. </text:span></text:p>
      <text:p text:style-name="P580"><text:span text:style-name="T5">阬 </text:span><text:span text:style-name="T3">(7)</text:span><text:span text:style-name="T5">　コウ　 </text:span></text:p>
      <text:p text:style-name="P587"><text:span text:style-name="T3">As per </text:span><text:span text:style-name="T5">亢</text:span><text:span text:style-name="T3"># (stretch) + </text:span><text:span text:style-name="T5">阜 </text:span><text:span text:style-name="T3">piled earth → *hole*, *pit* or *shaft* stretching deep into the earth. Compare </text:span><text:span text:style-name="T5">坑</text:span><text:span text:style-name="T3">. </text:span></text:p>
      <text:p text:style-name="P68"><text:span text:style-name="T5">炕 </text:span><text:span text:style-name="T3">(8)</text:span><text:span text:style-name="T5">　コウ；あぶ（る）　 </text:span></text:p>
      <text:p text:style-name="P35"><text:span text:style-name="T3">As per </text:span><text:span text:style-name="T5">亢</text:span><text:span text:style-name="T3"># (stretch) + </text:span><text:span text:style-name="T5">火 </text:span><text:span text:style-name="T3">fire → stretch objects over a fire for drying → *dry by fire* → *bake*. </text:span></text:p>
      <text:p text:style-name="P107"><text:soft-page-break/><text:span text:style-name="T5">珩 </text:span><text:span text:style-name="T3">(10)</text:span><text:span text:style-name="T5">　コウ；ギョウ　 </text:span></text:p>
      <text:p text:style-name="P588"><text:span text:style-name="T5">行</text:span><text:span text:style-name="T3"># (straight and crossing) + </text:span><text:span text:style-name="T5">玉 </text:span><text:span text:style-name="T3">jewel → a horizontally aligned *jewel* at the top of a vertical string of jewels hung from the waist. </text:span></text:p>
      <text:p text:style-name="P123"><text:span text:style-name="T5">璜 </text:span><text:span text:style-name="T3">(16)</text:span><text:span text:style-name="T5">　コウ　 </text:span></text:p>
      <text:p text:style-name="P589"><text:span text:style-name="T3">As per </text:span><text:span text:style-name="T5">黃</text:span><text:span text:style-name="T3"># (extend) + </text:span><text:span text:style-name="T5">玉 </text:span><text:span text:style-name="T3">jewel → light reflected from a jewel and extending a great distance (a meaning retained in the compound </text:span><text:span text:style-name="T5">璜璜</text:span><text:span text:style-name="T3">). However, </text:span><text:span text:style-name="T5">璜 </text:span><text:span text:style-name="T3">came also to refer to a particular type of *jeweled ornament* used as a waistband accessory, specifically, a disk-shaped precious stone (</text:span><text:span text:style-name="T5">璧</text:span><text:span text:style-name="T3">) cut in half. </text:span></text:p>
      <text:p text:style-name="P144"><text:span text:style-name="T5">緪 </text:span><text:span text:style-name="T3">(15)</text:span><text:span text:style-name="T5">　コウ　 </text:span></text:p>
      <text:p text:style-name="P590"><text:span text:style-name="T5">恆</text:span><text:span text:style-name="T3"># fixed + </text:span><text:span text:style-name="T5">糸 </text:span><text:span text:style-name="T3">thread → object fixed in place by stretching a rope taut → *stretch taut*; *large rope*. Compare </text:span><text:span text:style-name="T5">綱 </text:span><text:span text:style-name="T3">and </text:span><text:span text:style-name="T5">綆</text:span><text:span text:style-name="T3">.</text:span></text:p>
      <text:p text:style-name="P139"><text:span text:style-name="T5">蘅 </text:span><text:span text:style-name="T3">(19)</text:span><text:span text:style-name="T5">　コウ　 </text:span></text:p>
      <text:p text:style-name="P591"><text:span text:style-name="T3">As per </text:span><text:span text:style-name="T5">衡</text:span><text:span text:style-name="T3"># (bars) + </text:span><text:span text:style-name="T5">艸 </text:span><text:span text:style-name="T3">grass/plant → a long, straight plant. The compound </text:span><text:span text:style-name="T5">杜蘅 </text:span><text:span text:style-name="T3">refers to Pollia japonica. </text:span></text:p>
      <text:p text:style-name="P251"><text:span text:style-name="T5">荇 </text:span><text:span text:style-name="T3">(9)</text:span><text:span text:style-name="T5">　コウ；あさざ　 </text:span></text:p>
      <text:p text:style-name="P592"><text:span text:style-name="T5">行</text:span><text:span text:style-name="T3"># (straight and crossing) + </text:span><text:span text:style-name="T5">艸 </text:span><text:span text:style-name="T3">grass/plant → Nymphoides peltata, also known as *yellow floating heart* (← water plant the stalk and flower of which cross at the waterline). </text:span></text:p>
      <text:p text:style-name="P67"><text:span text:style-name="T5">鴴 </text:span><text:span text:style-name="T3">(17) </text:span><text:span text:style-name="T5">ギョウ；コウ；ちどり　 </text:span></text:p>
      <text:p text:style-name="P593"><text:span text:style-name="T5">行</text:span><text:span text:style-name="T3"># (straight and crossing) + </text:span><text:span text:style-name="T5">鳥 </text:span><text:span text:style-name="T3">bird → *plover* (← bird that lines up in great numbers at the shoreline, and over whom the tide crosses). Compare </text:span><text:span text:style-name="T5">鵆</text:span><text:span text:style-name="T3">. </text:span></text:p>
      <text:p text:style-name="P68"><text:span text:style-name="T5">庚 </text:span><text:span text:style-name="T3">(8)</text:span><text:span text:style-name="T5">　コウ；かのえ </text:span></text:p>
      <text:p text:style-name="P594"><text:span text:style-name="T3">A depiction of a *firm* husk. *Seventh in a series* and *seventh calendar sign* are borrowed meanings. </text:span></text:p>
      <text:p text:style-name="P123"><text:span text:style-name="T5">慷 </text:span><text:span text:style-name="T3">(14)</text:span><text:span text:style-name="T5">　コウ　 </text:span></text:p>
      <text:p text:style-name="P35"><text:span text:style-name="T3">As per </text:span><text:span text:style-name="T5">康</text:span><text:span text:style-name="T3"># (firm and taut) + </text:span><text:span text:style-name="T5">心 </text:span><text:span text:style-name="T3">heart/emotions → taut emotions → *impassioned*. </text:span></text:p>
      <text:p text:style-name="P104"><text:span text:style-name="T5">糠 </text:span><text:span text:style-name="T3">(17)</text:span><text:span text:style-name="T5">　コウ；ぬか　 </text:span></text:p>
      <text:p text:style-name="P595"><text:span text:style-name="T3">As per </text:span><text:span text:style-name="T5">康</text:span><text:span text:style-name="T3"># (firm husk of a grain plant) + </text:span><text:span text:style-name="T5">米 </text:span><text:span text:style-name="T3">rice → *rice chaff* (← by-product of husked rice) → *rice bran*. </text:span></text:p>
      <text:p text:style-name="P114"><text:span text:style-name="T5">賡 </text:span><text:span text:style-name="T3">(15)</text:span><text:span text:style-name="T5">　コウ　 </text:span></text:p>
      <text:p text:style-name="P596"><text:span text:style-name="T5">庚</text:span><text:span text:style-name="T3"># firm + </text:span><text:span text:style-name="T5">貝 </text:span><text:span text:style-name="T3">commodities → firm, uninterrupted supply/chain of commodities → *continue without interruption*. </text:span></text:p>
      <text:p text:style-name="P270"><text:span text:style-name="T5">岡 </text:span><text:span text:style-name="T3">(8)</text:span><text:span text:style-name="T5">　コウ；おか </text:span></text:p>
      <text:p text:style-name="P597"><text:span text:style-name="T5">网</text:span><text:span text:style-name="T3"># net + </text:span><text:span text:style-name="T5">山 </text:span><text:span text:style-name="T3">mountain → *hill/knoll* associated with the production of and/or trapping by use of nets. In derivative characters, </text:span><text:span text:style-name="T5">岡 </text:span><text:span text:style-name="T3">lends the semantic influence "hard rope/cable." </text:span></text:p>
      <text:p text:style-name="P118"><text:span text:style-name="T5">梗　</text:span><text:span text:style-name="T3">(11)</text:span><text:span text:style-name="T5">　キョウ；コウ　 </text:span></text:p>
      <text:p text:style-name="P598"><text:span text:style-name="T3">As per </text:span><text:span text:style-name="T5">更</text:span><text:span text:style-name="T3"># (stretch) + </text:span><text:span text:style-name="T5">木 </text:span><text:span text:style-name="T3">tree/wood → long *branch* or piece of wood → *stalk*; *stem*. Also, *block* (with a wooden bar). *Almost entirely* is a borrowed meaning. </text:span></text:p>
      <text:p text:style-name="P67"><text:soft-page-break/><text:span text:style-name="T5">粳 </text:span><text:span text:style-name="T3">(13)</text:span><text:span text:style-name="T5">　コウ；うるち </text:span></text:p>
      <text:p text:style-name="P35"><text:span text:style-name="T3">As per </text:span><text:span text:style-name="T5">更</text:span><text:span text:style-name="T3"># (stretch) + </text:span><text:span text:style-name="T5">米 </text:span><text:span text:style-name="T3">rice → taut, non-glutinous *rice*. </text:span><text:span text:style-name="T5">粳 </text:span><text:span text:style-name="T3">and </text:span><text:span text:style-name="T5">秔 </text:span><text:span text:style-name="T3">convey the same term. </text:span></text:p>
      <text:p text:style-name="P75"><text:span text:style-name="T5">綆 </text:span><text:span text:style-name="T3">(13)</text:span><text:span text:style-name="T5">　コウ；つるべなわ　 </text:span></text:p>
      <text:p text:style-name="P599"><text:span text:style-name="T3">As per </text:span><text:span text:style-name="T5">更</text:span><text:span text:style-name="T3"># (stretch) + </text:span><text:span text:style-name="T5">糸 </text:span><text:span text:style-name="T3">thread → *well rope* tautly stretched in drawing water. For rope, compare </text:span><text:span text:style-name="T5">綱 </text:span><text:span text:style-name="T3">and </text:span><text:span text:style-name="T5">緪</text:span><text:span text:style-name="T3">. </text:span><text:span text:style-name="T5">綆 </text:span><text:span text:style-name="T3">was devised to replace </text:span><text:span text:style-name="T5">更 </text:span><text:span text:style-name="T3">after </text:span><text:span text:style-name="T5">更 </text:span><text:span text:style-name="T3">acquired its extended meanings. </text:span></text:p>
      <text:p text:style-name="P79"><text:span text:style-name="T5">骾 </text:span><text:span text:style-name="T3">(17)</text:span><text:span text:style-name="T5">　コウ　 </text:span></text:p>
      <text:p text:style-name="P600"><text:span text:style-name="T3">As per </text:span><text:span text:style-name="T5">更</text:span><text:span text:style-name="T3"># (stretch) + </text:span><text:span text:style-name="T5">骨 </text:span><text:span text:style-name="T3">bone → long bone stuck in the throat that cannot easily be dislodged → *bony*; *unyielding*.</text:span></text:p>
      <text:p text:style-name="P69"><text:span text:style-name="T5">鯁 </text:span><text:span text:style-name="T3">(18)</text:span><text:span text:style-name="T5">　コウ；のぎ　 </text:span></text:p>
      <text:p text:style-name="P601"><text:span text:style-name="T5">更 </text:span><text:span text:style-name="T3">here an abbreviated form# of </text:span><text:span text:style-name="T5">骾 </text:span><text:span text:style-name="T3">bony + </text:span><text:span text:style-name="T5">魚 </text:span><text:span text:style-name="T3">fish → *fish bones*. *Morally upright person* is a borrowed meaning, via the "unyielding" sense of </text:span><text:span text:style-name="T5">骾</text:span><text:span text:style-name="T3">. </text:span></text:p>
      <text:p text:style-name="P124"><text:span text:style-name="T5">秔 </text:span><text:span text:style-name="T3">(9)</text:span><text:span text:style-name="T5">　キョウ；コウ；うるち </text:span></text:p>
      <text:p text:style-name="P5"><text:span text:style-name="T3">As per </text:span><text:span text:style-name="T5">亢</text:span><text:span text:style-name="T3"># (stretch) + </text:span><text:span text:style-name="T5">禾 </text:span><text:span text:style-name="T3">grain/rice → taut, non-glutinous *rice*. </text:span><text:span text:style-name="T5">秔 </text:span><text:span text:style-name="T3">and </text:span><text:span text:style-name="T5">粳 </text:span><text:span text:style-name="T3">convey the same term. </text:span></text:p>
      <text:p text:style-name="P154"><text:span text:style-name="T5">甘 </text:span><text:span text:style-name="T3">(5)</text:span><text:span text:style-name="T5">　カン；あま（い・える・やかす・んじる・んずる） </text:span></text:p>
      <text:p text:style-name="P602"><text:span text:style-name="T3">The relevant bronzeware inscription form is </text:span><text:span text:style-name="T5">口 </text:span><text:span text:style-name="T3">mouth + a line#, indicating (sweet/rich) food contained and thus concealed within the mouth → *tasty*; *mild*; *delicious* → *sweet* (← sweet food contained in the mouth) → *indulgent*; *lenient*; *spoil* (a person) (← be overly sweet) → *insufficiently serious*; *overly optimistic*; *loose*; *take advantage* → *be content* (with); *be resigned* (to); *accept* (← indulge oneself and take the easy way out). </text:span></text:p>
      <text:p text:style-name="P77"><text:span text:style-name="T5">紺 </text:span><text:span text:style-name="T3">(11)</text:span><text:span text:style-name="T5">　コン </text:span></text:p>
      <text:p text:style-name="P35"><text:span text:style-name="T3">As per </text:span><text:span text:style-name="T5">甘</text:span><text:span text:style-name="T3"># (contain) + </text:span><text:span text:style-name="T5">糸 </text:span><text:span text:style-name="T3">thread → fabric contained in (*dark blue*) dye. Compare </text:span><text:span text:style-name="T5">褐</text:span><text:span text:style-name="T3">. </text:span></text:p>
      <text:p text:style-name="P75"><text:span text:style-name="T5">敢 </text:span><text:span text:style-name="T3">(12)</text:span><text:span text:style-name="T5">　カン </text:span></text:p>
      <text:p text:style-name="P603"><text:span text:style-name="T3">The relevant bronzeware inscription form is </text:span><text:span text:style-name="T5">甘</text:span><text:span text:style-name="T3"># (contain) + an element combining two hands and a slash indicating a cover → dare to remove covered or contained objects of great value → *daring*; *brave* (← daring attempt). </text:span></text:p>
      <text:p text:style-name="P9"><text:span text:style-name="T5">嚴 </text:span><text:span text:style-name="T3">(20) </text:span><text:span text:style-name="T5">ゲン；ゴン；おごそ（か）；きび（しい）　 </text:span><text:span text:style-name="T3">Shinjitai </text:span><text:span text:style-name="T5">厳 </text:span><text:span text:style-name="T3">(17) </text:span></text:p>
      <text:p text:style-name="P604"><text:span text:style-name="T3">Abbreviated and variant form of </text:span><text:span text:style-name="T5">嵒 </text:span><text:span text:style-name="T3">cliff + </text:span><text:span text:style-name="T5">敢</text:span><text:span text:style-name="T3"># (covered) → rugged geologic feature such as a cliff covering the side of a hill/mountain → *severity*; *strictness* (← rugged) → *solemnity*. </text:span></text:p>
      <text:p text:style-name="P36"><text:span text:style-name="T5">岩 </text:span><text:span text:style-name="T3">(8) </text:span><text:span text:style-name="T5">ガン；いわ　 </text:span></text:p>
      <text:p text:style-name="P605"><text:span text:style-name="T5">山 </text:span><text:span text:style-name="T3">standing in for either the lower portion of </text:span><text:span text:style-name="T5">嵒 </text:span><text:span text:style-name="T3">or the </text:span><text:span text:style-name="T5">山 </text:span><text:span text:style-name="T3">at the top of </text:span><text:span text:style-name="T5">巖 </text:span><text:span text:style-name="T3">(both: *cliff*; *crag*; *rock*) + </text:span><text:span text:style-name="T5">石 </text:span><text:span text:style-name="T3">stone for clarification. </text:span></text:p>
      <text:p text:style-name="P25"><text:span text:style-name="T5">炎 </text:span><text:span text:style-name="T3">(8) </text:span><text:span text:style-name="T5">エン；ほのお　 </text:span></text:p>
      <text:p text:style-name="P606"><text:span text:style-name="T5">火 </text:span><text:span text:style-name="T3">fire (doubled) as an abbreviated form of </text:span><text:span text:style-name="T5">焱</text:span><text:span text:style-name="T3">, </text:span><text:span text:style-name="T5">火 </text:span><text:span text:style-name="T3">fire (tripled) → consuming blaze that encompasses objects in flames → *flame*. The phonetic evidence suggests that </text:span><text:span text:style-name="T5">焱 </text:span><text:span text:style-name="T3">is itself a variant of a non-attested character indicating a great fire that consumes. Compare </text:span><text:span text:style-name="T5">焰</text:span><text:span text:style-name="T3">. </text:span></text:p>
      <text:p text:style-name="P199"><text:span text:style-name="T5">鹽 </text:span><text:span text:style-name="T3">(24) </text:span><text:span text:style-name="T5">エン；しお　 </text:span><text:span text:style-name="T3">Shinjitai </text:span><text:span text:style-name="T5">塩 </text:span><text:span text:style-name="T3">(13) </text:span></text:p>
      <text:p text:style-name="P35"><text:span text:style-name="T3">As per </text:span><text:span text:style-name="T5">監</text:span><text:span text:style-name="T3"># (container) + </text:span><text:span text:style-name="T5">鹵 </text:span><text:span text:style-name="T3">salt/alkali → container of *salt* → *chloride*. </text:span></text:p>
      <text:p text:style-name="P20"><text:soft-page-break/><text:span text:style-name="T5">嫌 </text:span><text:span text:style-name="T3">(13) </text:span><text:span text:style-name="T5">ケン；いや；いや（がる）；きら（い・う） </text:span></text:p>
      <text:p text:style-name="P607"><text:span text:style-name="T3">As per </text:span><text:span text:style-name="T5">兼</text:span><text:span text:style-name="T3"># (gather then put/store away → keep concealed) + </text:span><text:span text:style-name="T5">女 </text:span><text:span text:style-name="T3">woman → woman kept concealed → *disagreeable*/*unpleasant* (← disagreeable situation) → *hate*; *dislike*; *antipathy*; *unwilling to do* (← shrink from) → *doubt*. </text:span></text:p>
      <text:p text:style-name="P123"><text:span text:style-name="T5">謙 </text:span><text:span text:style-name="T3">(17) </text:span><text:span text:style-name="T5">ケン </text:span></text:p>
      <text:p text:style-name="P608"><text:span text:style-name="T3">As per </text:span><text:span text:style-name="T5">兼</text:span><text:span text:style-name="T3"># (gather then put/store away → keep concealed) + </text:span><text:span text:style-name="T5">言 </text:span><text:span text:style-name="T3">words → speak with *modesty* or *humility* (← conceal how one actually evaluates one's own abilities).</text:span></text:p>
      <text:p text:style-name="P18"><text:span text:style-name="T5">欠 </text:span><text:span text:style-name="T3">(4) </text:span><text:span text:style-name="T5">ケツ；か（かす・く・け・ける） </text:span></text:p>
      <text:p text:style-name="P609"><text:span text:style-name="T3">A depiction of a bent, open-mouthed figure (with food contained in the mouth) → *yawn* (← open mouth). </text:span><text:span text:style-name="T5">欠 </text:span><text:span text:style-name="T3">now also bears the senses of </text:span><text:span text:style-name="T5">缺 </text:span><text:span text:style-name="T3">(hole scooped into earthenware to create a container), accounting for the meanings *scoop out* → *lack*; *miss/be missing*; *break* (off); *chip* (off); *broken piece*; *fragment* → *flaw*. </text:span></text:p>
      <text:p text:style-name="P271"><text:span text:style-name="T5">陷 </text:span><text:span text:style-name="T3">(11)</text:span><text:span text:style-name="T5">　カン；おちい（る）；おとしい（れる）　 </text:span><text:span text:style-name="T3">Shinjitai </text:span><text:span text:style-name="T5">陥 </text:span><text:span text:style-name="T3">(10) </text:span></text:p>
      <text:p text:style-name="P610"><text:span text:style-name="T3">As per </text:span><text:span text:style-name="T5">臽</text:span><text:span text:style-name="T3"># (contain in a cavity) + </text:span><text:span text:style-name="T5">阜 </text:span><text:span text:style-name="T3">piled earth → earthen object that collapses and sinks into a cavity → *fall*; *sink* → *ensnare*; *entrap*; *capture*; *pitfall*. </text:span></text:p>
      <text:p text:style-name="P24"><text:span text:style-name="T5">今 </text:span><text:span text:style-name="T3">(4)</text:span><text:span text:style-name="T5">　キン；コン；いま </text:span></text:p>
      <text:p text:style-name="P611"><text:span text:style-name="T3">A depiction of one object contained and concealed within another. It is likely the concealing object was originally a mouth (compare </text:span><text:span text:style-name="T5">含 </text:span><text:span text:style-name="T3">and </text:span><text:span text:style-name="T5">吟</text:span><text:span text:style-name="T3">, as well as </text:span><text:span text:style-name="T5">甘 </text:span><text:span text:style-name="T3">and </text:span><text:span text:style-name="T5">音</text:span><text:span text:style-name="T3">). *Now* is a borrowed meaning. </text:span></text:p>
      <text:p text:style-name="P16"><text:span text:style-name="T5">含 </text:span><text:span text:style-name="T3">(7) </text:span><text:span text:style-name="T5">ガン；ふく（む・める）　 </text:span></text:p>
      <text:p text:style-name="P612"><text:span text:style-name="T3">As per </text:span><text:span text:style-name="T5">今</text:span><text:span text:style-name="T3"># (contain) + </text:span><text:span text:style-name="T5">口 </text:span><text:span text:style-name="T3">mouth → *contain in the mouth*; *contain*; *include*. Extended meanings include *bear (in mind)*, *have*, *hold* and *imply*, as well as *give instructions* and *understand* (← give instructions that the hearer takes in and comprehends). </text:span></text:p>
      <text:p text:style-name="P186"><text:span text:style-name="T5">吟 </text:span><text:span text:style-name="T3">(7) </text:span><text:span text:style-name="T5">ギン </text:span></text:p>
      <text:p text:style-name="P613"><text:span text:style-name="T3">As per </text:span><text:span text:style-name="T5">今</text:span><text:span text:style-name="T3"># (contain) + </text:span><text:span text:style-name="T5">口 </text:span><text:span text:style-name="T3">mouth → indistinct sound contained within the mouth (compare </text:span><text:span text:style-name="T5">音</text:span><text:span text:style-name="T3">) → *groan*; *moan*; *hum*; *sing*; *recite* → *poem*. </text:span><text:span text:style-name="T5">吟 </text:span><text:span text:style-name="T3">and </text:span><text:span text:style-name="T5">含 </text:span><text:span text:style-name="T3">are an example of a pair of characters devised from the same elements but expressing different meanings; for another example, see </text:span><text:span text:style-name="T5">忙 </text:span><text:span text:style-name="T3">and </text:span><text:span text:style-name="T5">忘</text:span><text:span text:style-name="T3">. </text:span></text:p>
      <text:p text:style-name="P130"><text:span text:style-name="T5">念 </text:span><text:span text:style-name="T3">(8) </text:span><text:span text:style-name="T5">ネン </text:span></text:p>
      <text:p text:style-name="P614"><text:span text:style-name="T3">As per </text:span><text:span text:style-name="T5">今</text:span><text:span text:style-name="T3"># (contain) + </text:span><text:span text:style-name="T5">心 </text:span><text:span text:style-name="T3">heart/emotions → *thought/idea* contained deep within the heart (compare </text:span><text:span text:style-name="T5">意</text:span><text:span text:style-name="T3">) → *caution* (← profound idea). </text:span></text:p>
      <text:p text:style-name="P25"><text:span text:style-name="T5">琴 </text:span><text:span text:style-name="T3">(12)</text:span><text:span text:style-name="T5">　キン；こと　 </text:span></text:p>
      <text:p text:style-name="P521"><text:span text:style-name="T3">As per </text:span><text:span text:style-name="T5">今</text:span><text:span text:style-name="T3"># (contain) + </text:span><text:span text:style-name="T5">玨 </text:span><text:span text:style-name="T3">(</text:span><text:span text:style-name="T5">玉 </text:span><text:span text:style-name="T3">jewel in abbreviated form, and doubled), here a shape indicator suggesting the outline of a particular musical instrument → musical instrument in which the sound is enclosed within a sealed base → *koto* (Japanese harp/zither). </text:span></text:p>
      <text:p text:style-name="P453"><text:span text:style-name="T5">陰 </text:span><text:span text:style-name="T3">(11) </text:span><text:span text:style-name="T5">イン；かげ；かげ（る）　 </text:span></text:p>
      <text:p text:style-name="P615"><text:span text:style-name="T5">侌</text:span><text:span text:style-name="T3"># is </text:span><text:span text:style-name="T5">云 </text:span><text:span text:style-name="T3">(rising vapors) + </text:span><text:span text:style-name="T5">今 </text:span><text:span text:style-name="T3">(contain) → be clouded over and gloomy. </text:span><text:span text:style-name="T5">陰 </text:span><text:span text:style-name="T3">adds </text:span><text:span text:style-name="T5">阜 </text:span><text:span text:style-name="T3">piled earth → cloud-shadowed side of a hill → *be clouded over*; *shadow*; *dark*; *obscure* → *back/behind*; *negative*; *gloomy*. </text:span></text:p>
      <text:p text:style-name="P101"><text:span text:style-name="T5">飲 </text:span><text:span text:style-name="T3">(12) </text:span><text:span text:style-name="T5">イン；の（む） </text:span></text:p>
      <text:p text:style-name="P616"><text:span text:style-name="T3">The relevant bronzeware inscription form is as per </text:span><text:span text:style-name="T5">酓</text:span><text:span text:style-name="T3"># (contain alcohol) + </text:span><text:span text:style-name="T5">欠 </text:span><text:span text:style-name="T3">(cavity) → pour (a drink/medicine) into the mouth → *drink*; *swallow*; *take* (medicine) → *smoke* (tobacco) (← consume with the mouth). Eventually, </text:span><text:span text:style-name="T5">酓 </text:span><text:span text:style-name="T3">was replaced by </text:span><text:span text:style-name="T5">食 </text:span><text:span text:style-name="T3">food/eating. Note a variant form </text:span><text:span text:style-name="T5">飮</text:span><text:span text:style-name="T3">. </text:span></text:p>
      <text:p text:style-name="P28"><text:span text:style-name="T5">金 </text:span><text:span text:style-name="T3">(8)</text:span><text:span text:style-name="T5">　キン；コン；かな；かね </text:span></text:p>
      <text:p text:style-name="P113"><text:span text:style-name="T3">The relevant bronzeware inscription form is as per </text:span><text:span text:style-name="T5">今</text:span><text:span text:style-name="T3"># (contain) + an element combining </text:span><text:span text:style-name="T5">土 </text:span><text:span text:style-name="T3">earth</text:span></text:p>
      <text:p text:style-name="P617"><text:soft-page-break/><text:span text:style-name="T3">and random marks → *gold* contained here and there within the earth → *money*; *metal*; *yellow*; *golden*. </text:span></text:p>
      <text:p text:style-name="P24"><text:span text:style-name="T5">減 </text:span><text:span text:style-name="T3">(12) </text:span><text:span text:style-name="T5">ゲン；へ（らす・る）　 </text:span></text:p>
      <text:p text:style-name="P618"><text:span text:style-name="T3">As per </text:span><text:span text:style-name="T5">咸</text:span><text:span text:style-name="T3"># (shut) + </text:span><text:span text:style-name="T5">水 </text:span><text:span text:style-name="T3">water → (partially) shut off the flow of water → *reduce*; *decrease*; *diminish*; *dwindle*; *subtract* → *be hungry*. </text:span></text:p>
      <text:p text:style-name="P9"><text:span text:style-name="T5">感 </text:span><text:span text:style-name="T3">(13)</text:span><text:span text:style-name="T5">　カン </text:span></text:p>
      <text:p text:style-name="P619"><text:span text:style-name="T5">咸</text:span><text:span text:style-name="T3"># (shut) + </text:span><text:span text:style-name="T5">心 </text:span><text:span text:style-name="T3">heart/emotions → *emotion/feeling* that shuts off sensation (= moves/affects one to the point of muteness or immobility). </text:span></text:p>
      <text:p text:style-name="P109"><text:span text:style-name="T5">憾 </text:span><text:span text:style-name="T3">(16)</text:span><text:span text:style-name="T5">　カン </text:span></text:p>
      <text:p text:style-name="P5"><text:span text:style-name="T3">As per </text:span><text:span text:style-name="T5">感</text:span><text:span text:style-name="T3"># (shut off sensation) + </text:span><text:span text:style-name="T5">心 </text:span><text:span text:style-name="T3">heart/emotions → heart figuratively shut off/down by *regret*. </text:span></text:p>
      <text:p text:style-name="P133"><text:span text:style-name="T5">音 </text:span><text:span text:style-name="T3">(9) </text:span><text:span text:style-name="T5">オン；イン；おと；ね </text:span></text:p>
      <text:p text:style-name="P620"><text:span text:style-name="T3">The relevant seal inscription form shows </text:span><text:span text:style-name="T5">言</text:span><text:span text:style-name="T3"># words + a line in the mouth element at the bottom → *indistinct utterance* contained in (not emanating as speech from) the mouth (compare </text:span><text:span text:style-name="T5">吟</text:span><text:span text:style-name="T3">) → *sound*; *noise*; *tone* → *news/word of*; *ON reading* of a Han/Chinese character (← read a character by its Sino-Japanese sound; the contrast is to </text:span><text:span text:style-name="T5">訓</text:span><text:span text:style-name="T3">, where the idea is to grasp the signification of a character). </text:span></text:p>
      <text:p text:style-name="P456"><text:span text:style-name="T5">暗 </text:span><text:span text:style-name="T3">(13) </text:span><text:span text:style-name="T5">アン；くら（い）　 </text:span></text:p>
      <text:p text:style-name="P621"><text:span text:style-name="T3">As per </text:span><text:span text:style-name="T5">音</text:span><text:span text:style-name="T3"># (indistinct) + </text:span><text:span text:style-name="T5">日 </text:span><text:span text:style-name="T3">sun/day → scant light → *dark*; *dim* → *secretly*; *hidden*; *gloomy*; *ignorant*. </text:span></text:p>
      <text:p text:style-name="P67"><text:span text:style-name="T5">禁 </text:span><text:span text:style-name="T3">(13)</text:span><text:span text:style-name="T5">　キン </text:span></text:p>
      <text:p text:style-name="P622"><text:span text:style-name="T5">林</text:span><text:span text:style-name="T3"># forest + </text:span><text:span text:style-name="T5">示 </text:span><text:span text:style-name="T3">altar/the supernatural → sanctified ground contained within a forest, access to which is prohibited → *prohibition*; *abstain*; *rule*. </text:span></text:p>
      <text:p text:style-name="P24"><text:span text:style-name="T5">襟 </text:span><text:span text:style-name="T3">(18)</text:span><text:span text:style-name="T5">　キン；えり　 </text:span></text:p>
      <text:p text:style-name="P623"><text:span text:style-name="T3">As per </text:span><text:span text:style-name="T5">禁</text:span><text:span text:style-name="T3"># (contain) + </text:span><text:span text:style-name="T5">衣 </text:span><text:span text:style-name="T3">clothing → outer layer of clothing containing one beneath it → *collar*. Compare </text:span><text:span text:style-name="T5">衿</text:span><text:span text:style-name="T3">. </text:span></text:p>
      <text:p text:style-name="P136"><text:span text:style-name="T5">勘 </text:span><text:span text:style-name="T3">(11)</text:span><text:span text:style-name="T5">　カン </text:span></text:p>
      <text:p text:style-name="P624"><text:span text:style-name="T5">甚</text:span><text:span text:style-name="T3"># extreme + </text:span><text:span text:style-name="T5">力 </text:span><text:span text:style-name="T3">power/energy → penetrate deeply in considering/investigating → *consider thoroughly*; *perception*; *intuition* (← profound insight). Compare </text:span><text:span text:style-name="T5">含 </text:span><text:span text:style-name="T3">and </text:span><text:span text:style-name="T5">念</text:span><text:span text:style-name="T3">. </text:span></text:p>
      <text:p text:style-name="P79"><text:span text:style-name="T5">堪 </text:span><text:span text:style-name="T3">(12)</text:span><text:span text:style-name="T5">　カン；タン；たえ（る）　 </text:span></text:p>
      <text:p text:style-name="P625"><text:span text:style-name="T5">甚</text:span><text:span text:style-name="T3"># extreme + </text:span><text:span text:style-name="T5">土 </text:span><text:span text:style-name="T3">earth → *endure* extreme pressure exerted by an earthen construction → *bear*; *(with)stand* → *fitting* (← fit to endure pressure). </text:span></text:p>
      <text:p text:style-name="P114"><text:span text:style-name="T5">應 </text:span><text:span text:style-name="T3">(17) </text:span><text:span text:style-name="T5">オウ；こた（える）　 </text:span><text:span text:style-name="T3">Shinjitai </text:span><text:span text:style-name="T5">応 </text:span><text:span text:style-name="T3">(7) </text:span></text:p>
      <text:p text:style-name="P505"><text:span text:style-name="T3">As per the top element# of </text:span><text:span text:style-name="T5">鷹 </text:span><text:span text:style-name="T3">(trained bird of prey) + </text:span><text:span text:style-name="T5">心 </text:span><text:span text:style-name="T3">heart/emotions → *accede* (as a trained bird accedes to commands) → *agree (to)* → *respond*; *reply*; *react*; *be fitting*; *be suited*. Also, *reward* and *return*. </text:span></text:p>
      <text:p text:style-name="P270"><text:span text:style-name="T5">凵 </text:span><text:span text:style-name="T3">(2)</text:span><text:span text:style-name="T5">　カン</text:span></text:p>
      <text:p text:style-name="P38"><text:span text:style-name="T3">A depiction of a *hole/depression* or container in which something is encompassed or concealed. </text:span></text:p>
      <text:p text:style-name="P142"><text:span text:style-name="T5">广 </text:span><text:span text:style-name="T3">(3) </text:span><text:span text:style-name="T5">ゲン </text:span></text:p>
      <text:p text:style-name="P35"><text:soft-page-break/><text:span text:style-name="T3">An abbreviated form of </text:span><text:span text:style-name="T5">廣 </text:span><text:span text:style-name="T3">(long building): *building*. </text:span></text:p>
      <text:p text:style-name="P133"><text:span text:style-name="T5">艶 </text:span><text:span text:style-name="T3">(19) </text:span><text:span text:style-name="T5">エン；つや；つや（めく・やか） </text:span></text:p>
      <text:p text:style-name="P626"><text:span text:style-name="T5">艷 </text:span><text:span text:style-name="T3">is </text:span><text:span text:style-name="T5">豐 </text:span><text:span text:style-name="T3">abundance + </text:span><text:span text:style-name="T5">色 </text:span><text:span text:style-name="T3">color/appearance → rich color → *gloss*; *luster*; *sheen* → *sexy*; *seductive*; *bewitching*; *charming*. However, </text:span><text:span text:style-name="T5">艷 </text:span><text:span text:style-name="T3">has been supplanted by </text:span><text:span text:style-name="T5">艶</text:span><text:span text:style-name="T3">. </text:span></text:p>
      <text:p text:style-name="P399"><text:span text:style-name="T5">函 </text:span><text:span text:style-name="T3">(8)</text:span><text:span text:style-name="T5">　カン；はこ </text:span></text:p>
      <text:p text:style-name="P627"><text:span text:style-name="T3">The relevant bronzeware inscription form combines </text:span><text:span text:style-name="T5">凵</text:span><text:span text:style-name="T3"># (container) + an arrow → place arrows inside a *box*/case → *place inside*. </text:span></text:p>
      <text:p text:style-name="P123"><text:span text:style-name="T5">涵 </text:span><text:span text:style-name="T3">(11)</text:span><text:span text:style-name="T5">　カン </text:span></text:p>
      <text:p text:style-name="P402"><text:span text:style-name="T5">函</text:span><text:span text:style-name="T3"># place inside + </text:span><text:span text:style-name="T5">水 </text:span><text:span text:style-name="T3">water → place objects in water to *soak* → *immerse/be immersed*. </text:span></text:p>
      <text:p text:style-name="P66"><text:span text:style-name="T5">奄 </text:span><text:span text:style-name="T3">(8) </text:span><text:span text:style-name="T5">エン </text:span></text:p>
      <text:p text:style-name="P628"><text:span text:style-name="T3">As per </text:span><text:span text:style-name="T5">申</text:span><text:span text:style-name="T3"># (stretch) + </text:span><text:span text:style-name="T5">大 </text:span><text:span text:style-name="T3">stand outstretched → stretch to *cover* (and *conceal* or *protect*) an object. Compare </text:span><text:span text:style-name="T5">掩</text:span><text:span text:style-name="T3">. </text:span></text:p>
      <text:p text:style-name="P118"><text:span text:style-name="T5">俺 </text:span><text:span text:style-name="T3">(10) </text:span><text:span text:style-name="T5">エン；おれ　 </text:span></text:p>
      <text:p text:style-name="P70"><text:span text:style-name="T5">奄</text:span><text:span text:style-name="T3"># cover/conceal + </text:span><text:span text:style-name="T5">人 </text:span><text:span text:style-name="T3">person → cover/conceal oneself. *I* and *me* are borrowed meanings. </text:span></text:p>
      <text:p text:style-name="P104"><text:span text:style-name="T5">庵 </text:span><text:span text:style-name="T3">(11) </text:span><text:span text:style-name="T5">アン；いおり　 </text:span></text:p>
      <text:p text:style-name="P629"><text:span text:style-name="T5">奄</text:span><text:span text:style-name="T3"># cover/conceal + </text:span><text:span text:style-name="T5">广 </text:span><text:span text:style-name="T3">building → small dwelling covered with a thatched roof → *hermitage*; (Buddhist) *monastery*. </text:span></text:p>
      <text:p text:style-name="P67"><text:span text:style-name="T5">掩 </text:span><text:span text:style-name="T3">(11) </text:span><text:span text:style-name="T5">エン </text:span></text:p>
      <text:p text:style-name="P70"><text:span text:style-name="T5">奄</text:span><text:span text:style-name="T3"># cover/conceal + </text:span><text:span text:style-name="T5">手 </text:span><text:span text:style-name="T3">hand/action indicator (for emphasis/clarification) → *cover*/*conceal*. </text:span></text:p>
      <text:p text:style-name="P142"><text:span text:style-name="T5">罨 </text:span><text:span text:style-name="T3">(13) </text:span><text:span text:style-name="T5">エン；アン </text:span></text:p>
      <text:p text:style-name="P70"><text:span text:style-name="T5">奄</text:span><text:span text:style-name="T3"># cover/conceal + </text:span><text:span text:style-name="T5">罒 </text:span><text:span text:style-name="T3">net → *cover* fish in catching with a net → *catch*. </text:span></text:p>
      <text:p text:style-name="P20"><text:span text:style-name="T5">咸 </text:span><text:span text:style-name="T3">(9)</text:span><text:span text:style-name="T5">　カン；みな　 </text:span></text:p>
      <text:p text:style-name="P630"><text:span text:style-name="T3">Originally, </text:span><text:span text:style-name="T5">甘</text:span><text:span text:style-name="T3"># (contain) + </text:span><text:span text:style-name="T5">戈 </text:span><text:span text:style-name="T3">spear/halberd → armed soldiers shutting off/containing territory → *all (together)* (← close ranks ← shut tight). </text:span></text:p>
      <text:p text:style-name="P77"><text:span text:style-name="T5">緘 </text:span><text:span text:style-name="T3">(15)</text:span><text:span text:style-name="T5">　カン；とじ（る）　 </text:span></text:p>
      <text:p text:style-name="P35"><text:span text:style-name="T3">As per </text:span><text:span text:style-name="T5">咸</text:span><text:span text:style-name="T3"># (shut) + </text:span><text:span text:style-name="T5">糸 </text:span><text:span text:style-name="T3">thread → *shut* and *seal* with thread → *close*. </text:span></text:p>
      <text:p text:style-name="P142"><text:span text:style-name="T5">緎 </text:span><text:span text:style-name="T3">(15)</text:span><text:span text:style-name="T5">　カン；と（じる）　 </text:span></text:p>
      <text:p text:style-name="P631"><text:span text:style-name="T3">Effectively a variant form of </text:span><text:span text:style-name="T5">緘 </text:span><text:span text:style-name="T3">(shut and seal with thread), referring to a *seam* that binds material shut. Also, *contain*. In </text:span><text:span text:style-name="T5">緎</text:span><text:span text:style-name="T3">, the </text:span><text:span text:style-name="T5">咸 </text:span><text:span text:style-name="T3">of </text:span><text:span text:style-name="T5">緘 </text:span><text:span text:style-name="T3">is replaced by </text:span><text:span text:style-name="T5">或</text:span><text:span text:style-name="T3">. </text:span></text:p>
      <text:p text:style-name="P136"><text:span text:style-name="T5">鹹 </text:span><text:span text:style-name="T3">(20)</text:span><text:span text:style-name="T5">　カン </text:span></text:p>
      <text:p text:style-name="P632"><text:soft-page-break/><text:span text:style-name="T3">As per </text:span><text:span text:style-name="T5">咸</text:span><text:span text:style-name="T3"># (shut) + </text:span><text:span text:style-name="T5">鹵 </text:span><text:span text:style-name="T3">salt/alkali → salt contained in a shut mouth (compare </text:span><text:span text:style-name="T5">鹽</text:span><text:span text:style-name="T3">) → *salty* taste that causes the lips to pucker.</text:span></text:p>
      <text:p text:style-name="P116"><text:span text:style-name="T5">衿 </text:span><text:span text:style-name="T3">(9)</text:span><text:span text:style-name="T5">　キン；えり　 </text:span></text:p>
      <text:p text:style-name="P633"><text:span text:style-name="T3">As per </text:span><text:span text:style-name="T5">今</text:span><text:span text:style-name="T3"># (contain) + </text:span><text:span text:style-name="T5">衣 </text:span><text:span text:style-name="T3">clothing → overlapping and thus containing part of a garment → *collar*; *lapel* (compare </text:span><text:span text:style-name="T5">襟</text:span><text:span text:style-name="T3">) → *neck*. Note how the same combination of elements is employed to create different meanings in </text:span><text:span text:style-name="T5">衾</text:span><text:span text:style-name="T3">. </text:span></text:p>
      <text:p text:style-name="P68"><text:span text:style-name="T5">衾 </text:span><text:span text:style-name="T3">(10)</text:span><text:span text:style-name="T5">　キン；ふすま　 </text:span></text:p>
      <text:p text:style-name="P634"><text:span text:style-name="T3">As per </text:span><text:span text:style-name="T5">今</text:span><text:span text:style-name="T3"># (contain) + </text:span><text:span text:style-name="T5">衣 </text:span><text:span text:style-name="T3">clothing → bedclothes in which to contain the body → *bedding*; *quilt*. Note how the same combination of elements is employed to create different meanings in </text:span><text:span text:style-name="T5">衿</text:span><text:span text:style-name="T3">. <text:s/></text:span></text:p>
      <text:p text:style-name="P192"><text:span text:style-name="T5">唸 </text:span><text:span text:style-name="T3">(11) </text:span><text:span text:style-name="T5">テン；うな（る）　 </text:span></text:p>
      <text:p text:style-name="P635"><text:span text:style-name="T3">As per </text:span><text:span text:style-name="T5">念</text:span><text:span text:style-name="T3"># (contain) + </text:span><text:span text:style-name="T5">口 </text:span><text:span text:style-name="T3">mouth → chant/recite in a mumbled voice (compare </text:span><text:span text:style-name="T5">吟 </text:span><text:span text:style-name="T3">and </text:span><text:span text:style-name="T5">噤</text:span><text:span text:style-name="T3">) → *hum*; *groan*; *moan*; *growl*; *snarl*. </text:span></text:p>
      <text:p text:style-name="P200"><text:span text:style-name="T5">酓 </text:span><text:span text:style-name="T3">(11) </text:span><text:span text:style-name="T5">エン </text:span></text:p>
      <text:p text:style-name="P636"><text:span text:style-name="T3">As per </text:span><text:span text:style-name="T5">今</text:span><text:span text:style-name="T3"># (contain) + </text:span><text:span text:style-name="T5">酉 </text:span><text:span text:style-name="T3">alcohol container → contain alcohol → *accumulate* → *bitter* (← bitterness of fermented liquor). </text:span></text:p>
      <text:p text:style-name="P114"><text:span text:style-name="T5">禽 </text:span><text:span text:style-name="T3">(13)</text:span><text:span text:style-name="T5">　キン </text:span></text:p>
      <text:p text:style-name="P637"><text:span text:style-name="T3">The relevant bronzeware inscription form is as per </text:span><text:span text:style-name="T5">今</text:span><text:span text:style-name="T3"># (contain) + a net with a handle → contain (birds) in a net in capturing (compare </text:span><text:span text:style-name="T5">罕</text:span><text:span text:style-name="T3">) → *capture*; (captive) *bird* → *captive*. A seal inscription form adds a depiction of an animal's buttocks. </text:span></text:p>
      <text:p text:style-name="P117"><text:span text:style-name="T5">擒 </text:span><text:span text:style-name="T3">(16)</text:span><text:span text:style-name="T5">　キン；とりこ　 </text:span></text:p>
      <text:p text:style-name="P638"><text:span text:style-name="T5">禽</text:span><text:span text:style-name="T3"># capture + </text:span><text:span text:style-name="T5">手 </text:span><text:span text:style-name="T3">hand/action indicator → *capture* → *seize*; *captive*. </text:span><text:span text:style-name="T5">擒 </text:span><text:span text:style-name="T3">was devised to replace </text:span><text:span text:style-name="T5">禽 </text:span><text:span text:style-name="T3">after the latter came to refer primarily to the birds and animals captured. </text:span></text:p>
      <text:p text:style-name="P68"><text:span text:style-name="T5">檎 </text:span><text:span text:style-name="T3">(17)</text:span><text:span text:style-name="T5">　キン；ゴ　 </text:span></text:p>
      <text:p text:style-name="P113"><text:span text:style-name="T5">禽</text:span><text:span text:style-name="T3"># capture + </text:span><text:span text:style-name="T5">木 </text:span><text:span text:style-name="T3">tree/wood → harvest tree fruit with a net. The compound </text:span><text:span text:style-name="T5">林檎 </text:span><text:span text:style-name="T3">refers to an apple. </text:span></text:p>
      <text:p text:style-name="P372"><text:span text:style-name="T5">臽 </text:span><text:span text:style-name="T3">(8)</text:span><text:span text:style-name="T5">　カン </text:span></text:p>
      <text:p text:style-name="P639"><text:span text:style-name="T5">臼 </text:span><text:span text:style-name="T3">here a variant form of </text:span><text:span text:style-name="T5">函</text:span><text:span text:style-name="T3"># place inside + </text:span><text:span text:style-name="T5">人 </text:span><text:span text:style-name="T3">person → person contained/concealed within a *hole/cavity/pit* (compare </text:span><text:span text:style-name="T5">禍</text:span><text:span text:style-name="T3">, </text:span><text:span text:style-name="T5">陷</text:span><text:span text:style-name="T3">, </text:span><text:span text:style-name="T5">俗 </text:span><text:span text:style-name="T3">and </text:span><text:span text:style-name="T5">凶</text:span><text:span text:style-name="T3">). </text:span></text:p>
      <text:p text:style-name="P124"><text:span text:style-name="T5">焰 </text:span><text:span text:style-name="T3">(12) </text:span><text:span text:style-name="T5">エン；ほのお；ほむら </text:span></text:p>
      <text:p text:style-name="P640"><text:span text:style-name="T3">As per </text:span><text:span text:style-name="T5">臽</text:span><text:span text:style-name="T3"># (contain in a cavity) + </text:span><text:span text:style-name="T5">火 </text:span><text:span text:style-name="T3">fire → *flame* of a pit fire. Note that </text:span><text:span text:style-name="T5">炎 </text:span><text:span text:style-name="T3">may substitute for </text:span><text:span text:style-name="T5">焰 </text:span><text:span text:style-name="T3">in compounds. </text:span></text:p>
      <text:p text:style-name="P64"><text:span text:style-name="T5">閻 </text:span><text:span text:style-name="T3">(16) </text:span><text:span text:style-name="T5">エン </text:span></text:p>
      <text:p text:style-name="P641"><text:span text:style-name="T3">As per </text:span><text:span text:style-name="T5">臽</text:span><text:span text:style-name="T3"># (contain in a cavity) + </text:span><text:span text:style-name="T5">門 </text:span><text:span text:style-name="T3">gate → concealing village *gate*, with posts dropped in holes. *Beautiful* is a borrowed meaning. </text:span></text:p>
      <text:p text:style-name="P9"><text:span text:style-name="T5">餡 </text:span><text:span text:style-name="T3">(17) </text:span><text:span text:style-name="T5">アン </text:span></text:p>
      <text:p text:style-name="P642"><text:span text:style-name="T3">As per </text:span><text:span text:style-name="T5">臽</text:span><text:span text:style-name="T3"># (contain in a cavity) + </text:span><text:span text:style-name="T5">食 </text:span><text:span text:style-name="T3">food/eating → *meat, vegetables or sweets crammed into a bun* → *bean jam* (← type of filler).</text:span></text:p>
      <text:p text:style-name="P116"><text:span text:style-name="T5">坩 </text:span><text:span text:style-name="T3">(8)</text:span><text:span text:style-name="T5">　カン；つぼ </text:span></text:p>
      <text:p text:style-name="P35"><text:soft-page-break/><text:span text:style-name="T3">As per </text:span><text:span text:style-name="T5">甘</text:span><text:span text:style-name="T3"># (contain) + </text:span><text:span text:style-name="T5">土 </text:span><text:span text:style-name="T3">earth → *earthen pot* (in which to contain things) → *earthenware*. </text:span></text:p>
      <text:p text:style-name="P256"><text:span text:style-name="T5">酣 </text:span><text:span text:style-name="T3">(12)</text:span><text:span text:style-name="T5">　カン；たけなわ　 </text:span></text:p>
      <text:p text:style-name="P643"><text:span text:style-name="T3">As per </text:span><text:span text:style-name="T5">甘</text:span><text:span text:style-name="T3"># (contain) + </text:span><text:span text:style-name="T5">酉 </text:span><text:span text:style-name="T3">alcohol container → be filled with alcohol → joy (← riotous drinking party) → *be at the height of*; *be in full swing*. <text:s/></text:span></text:p>
      <text:p text:style-name="P77"><text:span text:style-name="T5">鉗 </text:span><text:span text:style-name="T3">(13)</text:span><text:span text:style-name="T5">　カン；ケン；つぐ（む）；はさみ　 </text:span></text:p>
      <text:p text:style-name="P644"><text:span text:style-name="T3">As per </text:span><text:span text:style-name="T5">甘</text:span><text:span text:style-name="T3"># (contain) + </text:span><text:span text:style-name="T5">金 </text:span><text:span text:style-name="T3">metal → contain an object in a metal frame → *pincers* → *restrain oneself*; *shut one's mouth*. Compare </text:span><text:span text:style-name="T5">鋏</text:span><text:span text:style-name="T3">. </text:span></text:p>
      <text:p text:style-name="P103"><text:span text:style-name="T5">厭 </text:span><text:span text:style-name="T3">(14) </text:span><text:span text:style-name="T5">エン；オン；あ（きる）；いと（う） </text:span></text:p>
      <text:p text:style-name="P645"><text:span text:style-name="T5">猒</text:span><text:span text:style-name="T3"># was originally </text:span><text:span text:style-name="T5">口 </text:span><text:span text:style-name="T3">mouth + an obsolete element (</text:span><text:span text:style-name="T5">肉 </text:span><text:span text:style-name="T3">flesh and </text:span><text:span text:style-name="T5">犬 </text:span><text:span text:style-name="T3">dog/beast) → the disagreeable sensation of rich/fatty meat pressing upon the intestines → *be satiated*; *become tired/sick of*. </text:span><text:span text:style-name="T5">厭 </text:span><text:span text:style-name="T3">adds </text:span><text:span text:style-name="T5">厂</text:span><text:span text:style-name="T3">, an accretion of uncertain function. For a cognate term in Old Chinese involving rich food, compare </text:span><text:span text:style-name="T5">甘</text:span><text:span text:style-name="T3">. </text:span></text:p>
      <text:p text:style-name="P130"><text:span text:style-name="T5">欽 </text:span><text:span text:style-name="T3">(12)</text:span><text:span text:style-name="T5">　キン；コン </text:span></text:p>
      <text:p text:style-name="P646"><text:span text:style-name="T5">金 </text:span><text:span text:style-name="T3">here an abbreviated form# of </text:span><text:span text:style-name="T5">鉗 </text:span><text:span text:style-name="T3">restrain oneself + </text:span><text:span text:style-name="T5">欠 </text:span><text:span text:style-name="T3">bent, open-mouthed figure → restrain oneself and bow in the presence of someone or something inspiring *respect* or reverence → *revere*. </text:span></text:p>
      <text:p text:style-name="P141"><text:span text:style-name="T5">錦 </text:span><text:span text:style-name="T3">(16)</text:span><text:span text:style-name="T5">　キン；にしき </text:span></text:p>
      <text:p text:style-name="P647"><text:span text:style-name="T5">金</text:span><text:span text:style-name="T3"># gold + </text:span><text:span text:style-name="T5">帛 </text:span><text:span text:style-name="T3">cloth/silk → silk into which gold is woven → *brocade* → *fine clothing*; *beautiful*. </text:span></text:p>
      <text:p text:style-name="P141"><text:span text:style-name="T5">諳 </text:span><text:span text:style-name="T3">(16) </text:span><text:span text:style-name="T5">アン；そら（んじる）　 </text:span></text:p>
      <text:p text:style-name="P648"><text:span text:style-name="T3">As per </text:span><text:span text:style-name="T5">音</text:span><text:span text:style-name="T3"># (indistinct sound) + </text:span><text:span text:style-name="T5">言 </text:span><text:span text:style-name="T3">words → murmur (compare </text:span><text:span text:style-name="T5">喑</text:span><text:span text:style-name="T3">) → *memorize*; *learn by heart* (← murmur in memorizing). <text:s/></text:span></text:p>
      <text:p text:style-name="P9"><text:span text:style-name="T5">鷹 </text:span><text:span text:style-name="T3">(24) </text:span><text:span text:style-name="T5">オウ；ヨウ；たか　 </text:span></text:p>
      <text:p text:style-name="P649"><text:span text:style-name="T5">广 </text:span><text:span text:style-name="T3">+ an obsolete character# of uncertain signification that combines </text:span><text:span text:style-name="T5">人 </text:span><text:span text:style-name="T3">person + </text:span><text:span text:style-name="T5">隹 </text:span><text:span text:style-name="T3">short, squat bird. It seems likely that the </text:span><text:span text:style-name="T5">人 </text:span><text:span text:style-name="T3">+ </text:span><text:span text:style-name="T5">隹 </text:span><text:span text:style-name="T3">character indicated a bird trainer/handler, and that </text:span><text:span text:style-name="T5">广 </text:span><text:span text:style-name="T3">building was appended to suggest a birdhouse. + </text:span><text:span text:style-name="T5">鳥 </text:span><text:span text:style-name="T3">bird (for emphasis/clarification) → *hawk* (or other bird of prey). </text:span></text:p>
      <text:p text:style-name="P81"><text:span text:style-name="T5">柑 </text:span><text:span text:style-name="T3">(9)</text:span><text:span text:style-name="T5">　カン </text:span></text:p>
      <text:p text:style-name="P650"><text:span text:style-name="T5">甘</text:span><text:span text:style-name="T3"># sweet + </text:span><text:span text:style-name="T5">木 </text:span><text:span text:style-name="T3">tree/wood → tree bearing sweet fruit → (mandarin) *orange*; *tangerine*; *citrus*. </text:span></text:p>
      <text:p text:style-name="P123"><text:span text:style-name="T5">疳 </text:span><text:span text:style-name="T3">(10)</text:span><text:span text:style-name="T5">　カン </text:span></text:p>
      <text:p text:style-name="P651"><text:span text:style-name="T3">As per </text:span><text:span text:style-name="T5">甘</text:span><text:span text:style-name="T3"># (contain) + </text:span><text:span text:style-name="T5">疒 </text:span><text:span text:style-name="T3">illness → *gastroenteric disorder afflicting children*, the origin of which is contained deep within the body → *childhood illness(es)*. </text:span></text:p>
      <text:p text:style-name="P135"><text:span text:style-name="T5">拑 </text:span><text:span text:style-name="T3">(8)</text:span><text:span text:style-name="T5">　カン；ケン </text:span></text:p>
      <text:p text:style-name="P652"><text:span text:style-name="T3">As per </text:span><text:span text:style-name="T5">甘</text:span><text:span text:style-name="T3"># (contain) + </text:span><text:span text:style-name="T5">手 </text:span><text:span text:style-name="T3">hand/action indicator → *contain*; *restrain*; *clamp*. Also, by a figurative application, *repress speech*.</text:span></text:p>
      <text:p text:style-name="P128"><text:span text:style-name="T5">箝 </text:span><text:span text:style-name="T3">(14)</text:span><text:span text:style-name="T5">　カン；ケン；はさ（む） </text:span></text:p>
      <text:p text:style-name="P653"><text:span text:style-name="T5">拑</text:span><text:span text:style-name="T3"># clamp + </text:span><text:span text:style-name="T5">竹 </text:span><text:span text:style-name="T3">bamboo → bamboo object facilitating clamping → *clamp down*; *sandwich* (v.) → *shut one's mouth*; *remain silent*. </text:span></text:p>
      <text:p text:style-name="P114"><text:span text:style-name="T5">嵌 </text:span><text:span text:style-name="T3">(12)</text:span><text:span text:style-name="T5">　カン；は（まる・める）　 </text:span></text:p>
      <text:p text:style-name="P654"><text:soft-page-break/><text:span text:style-name="T3">The lower element# is as per </text:span><text:span text:style-name="T5">甘 </text:span><text:span text:style-name="T3">(contain) + </text:span><text:span text:style-name="T5">欠 </text:span><text:span text:style-name="T3">bent, open-mouthed figure → contain food in the cavity of the mouth. </text:span><text:span text:style-name="T5">嵌 </text:span><text:span text:style-name="T3">adds </text:span><text:span text:style-name="T5">山 </text:span><text:span text:style-name="T3">mountain → *gorge*; *depression*. *Inlay*; *fit into* and *embed* are borrowed meanings. </text:span></text:p>
      <text:p text:style-name="P71"><text:span text:style-name="T5">魘 </text:span><text:span text:style-name="T3">(24) </text:span><text:span text:style-name="T5">エン；ヨウ；うな（される）　 </text:span></text:p>
      <text:p text:style-name="P655"><text:span text:style-name="T3">As per </text:span><text:span text:style-name="T5">厭</text:span><text:span text:style-name="T3"># (press upon) + </text:span><text:span text:style-name="T5">鬼 </text:span><text:span text:style-name="T3">ghost; demon → be pressed upon by a fearsome spirit → (have a) *nightmare*. </text:span></text:p>
      <text:p text:style-name="P158"><text:span text:style-name="T5">瞰 </text:span><text:span text:style-name="T3">(17)</text:span><text:span text:style-name="T5">　カン；み（る）　 </text:span></text:p>
      <text:p text:style-name="P656"><text:span text:style-name="T3">As per </text:span><text:span text:style-name="T5">敢</text:span><text:span text:style-name="T3"># (covered) + </text:span><text:span text:style-name="T5">目 </text:span><text:span text:style-name="T3">eye → observe clandestinely, from a high spot → *spy*; *look*; *watch* (from above). </text:span></text:p>
      <text:p text:style-name="P400"><text:span text:style-name="T5">嵒 </text:span><text:span text:style-name="T3">(12) </text:span><text:span text:style-name="T5">ガン；いわ　 </text:span></text:p>
      <text:p text:style-name="P38"><text:span text:style-name="T3">A depiction of large rocks embedded in and protruding from a mountain *cliff* → *crag*; *rock*. </text:span></text:p>
      <text:p text:style-name="P20"><text:span text:style-name="T5">癌 </text:span><text:span text:style-name="T3">(17) </text:span><text:span text:style-name="T5">ガン </text:span></text:p>
      <text:p text:style-name="P35"><text:span text:style-name="T3">As per </text:span><text:span text:style-name="T5">嵒</text:span><text:span text:style-name="T3"># (large, embedded rocks) + </text:span><text:span text:style-name="T5">疒 </text:span><text:span text:style-name="T3">illness → rock-like, cancerous tumor → *cancer*. </text:span></text:p>
      <text:p text:style-name="P66"><text:span text:style-name="T5">巖 </text:span><text:span text:style-name="T3">(23) </text:span><text:span text:style-name="T5">ガン；いわ；いわお；けわ（しい） </text:span></text:p>
      <text:p text:style-name="P657"><text:span text:style-name="T3">As per </text:span><text:span text:style-name="T5">嚴</text:span><text:span text:style-name="T3"># (rugged side of a mountain) + </text:span><text:span text:style-name="T5">山 </text:span><text:span text:style-name="T3">mountain → rugged *cliff* → *rock*; *crag*; *steep*; *precipitous*. </text:span><text:span text:style-name="T5">巖 </text:span><text:span text:style-name="T3">was devised to replace </text:span><text:span text:style-name="T5">嚴 </text:span><text:span text:style-name="T3">after </text:span><text:span text:style-name="T5">嚴 </text:span><text:span text:style-name="T3">acquired its associated meanings. </text:span></text:p>
      <text:p text:style-name="P68"><text:span text:style-name="T5">巌 </text:span><text:span text:style-name="T3">(20) </text:span><text:span text:style-name="T5">ガン；いわ；いわお；けわ（しい） </text:span></text:p>
      <text:p text:style-name="P35"><text:span text:style-name="T3">A variant form of </text:span><text:span text:style-name="T5">巖</text:span><text:span text:style-name="T3">. </text:span></text:p>
      <text:p text:style-name="P10"><text:span text:style-name="T5">頷 </text:span><text:span text:style-name="T3">(16)</text:span><text:span text:style-name="T5">　カン；ガン；あご；うなず（く）　 </text:span></text:p>
      <text:p text:style-name="P658"><text:span text:style-name="T3">As per </text:span><text:span text:style-name="T5">含</text:span><text:span text:style-name="T3"># (contain in the mouth) + </text:span><text:span text:style-name="T5">頁 </text:span><text:span text:style-name="T3">head → the jaw (which closes to contain food in the oral cavity) → *chin* (that enables containment in the mouth). *Nod* (the head) is by association with the up and down movement made by the jaw in chewing. </text:span></text:p>
      <text:p text:style-name="P114"><text:span text:style-name="T5">稔 </text:span><text:span text:style-name="T3">(13) </text:span><text:span text:style-name="T5">ネン；ジン；ニン；つ（む）；とし；みの（る） </text:span></text:p>
      <text:p text:style-name="P659"><text:span text:style-name="T3">As per </text:span><text:span text:style-name="T5">念</text:span><text:span text:style-name="T3"># (contain) + </text:span><text:span text:style-name="T5">禾 </text:span><text:span text:style-name="T3">grain/rice → ripening of grain contained in a husk → *ripen* (compare </text:span><text:span text:style-name="T5">莟</text:span><text:span text:style-name="T3">) → *harvest*. Also, *year* (← harvest as completion of a cycle; compare </text:span><text:span text:style-name="T5">年 </text:span><text:span text:style-name="T3">and </text:span><text:span text:style-name="T5">歳</text:span><text:span text:style-name="T3">). </text:span></text:p>
      <text:p text:style-name="P189"><text:span text:style-name="T5">蔭 </text:span><text:span text:style-name="T3">(14) </text:span><text:span text:style-name="T5">イン；かげ </text:span></text:p>
      <text:p text:style-name="P660"><text:span text:style-name="T5">陰</text:span><text:span text:style-name="T3"># shadow + </text:span><text:span text:style-name="T5">艸 </text:span><text:span text:style-name="T3">grass/plant → *shade* cast by vegetation → *protect* (← protect by covering in shade) → *help* (← protective assistance). </text:span></text:p>
      <text:p text:style-name="P67"><text:span text:style-name="T5">撼 </text:span><text:span text:style-name="T3">(16)</text:span><text:span text:style-name="T5">　カン；うご（かす）　 </text:span></text:p>
      <text:p text:style-name="P661"><text:span text:style-name="T3">As per </text:span><text:span text:style-name="T5">感</text:span><text:span text:style-name="T3"># (shut off sensation) + </text:span><text:span text:style-name="T5">手 </text:span><text:span text:style-name="T3">hand/action indicator → *shake* a person/creature insensate → *move*.</text:span></text:p>
      <text:p text:style-name="P254"><text:span text:style-name="T5">噤 </text:span><text:span text:style-name="T3">(16)</text:span><text:span text:style-name="T5">　キン；つぐ（む）　 </text:span></text:p>
      <text:p text:style-name="P662"><text:span text:style-name="T3">As per </text:span><text:span text:style-name="T5">禁</text:span><text:span text:style-name="T3"># (contain) + </text:span><text:span text:style-name="T5">口 </text:span><text:span text:style-name="T3">mouth → mumbled voice/sound contained in the mouth (compare </text:span><text:span text:style-name="T5">吟 </text:span><text:span text:style-name="T3">and </text:span><text:span text:style-name="T5">唸</text:span><text:span text:style-name="T3">)→ *shut one's mouth* (compare </text:span><text:span text:style-name="T5">箝</text:span><text:span text:style-name="T3">) → *shut*. </text:span></text:p>
      <text:p text:style-name="P118"><text:span text:style-name="T5">莟 </text:span><text:span text:style-name="T3">(10) </text:span><text:span text:style-name="T5">ガン；カン；つぼみ　 </text:span></text:p>
      <text:p text:style-name="P663"><text:soft-page-break/><text:span text:style-name="T3">As per </text:span><text:span text:style-name="T5">含</text:span><text:span text:style-name="T3"># (contain) + </text:span><text:span text:style-name="T5">艸 </text:span><text:span text:style-name="T3">grass/plant → *the full stem and spears of a rice plant about to blossom*; *bud* (compare </text:span><text:span text:style-name="T5">晗</text:span><text:span text:style-name="T3">, which also features the idea of an object about to make its appearance). Compare also </text:span><text:span text:style-name="T5">稔 </text:span><text:span text:style-name="T3">(grain contained in a husk). </text:span></text:p>
      <text:p text:style-name="P79"><text:span text:style-name="T5">黔 </text:span><text:span text:style-name="T3">(16) </text:span><text:span text:style-name="T5">ケン；くろ（い）　 </text:span></text:p>
      <text:p text:style-name="P35"><text:span text:style-name="T3">As per </text:span><text:span text:style-name="T5">今</text:span><text:span text:style-name="T3"># (contain) + </text:span><text:span text:style-name="T5">黑 </text:span><text:span text:style-name="T3">black → *black*; *grow dark* (← be contained in darkness). </text:span></text:p>
      <text:p text:style-name="P66"><text:span text:style-name="T5">淹 </text:span><text:span text:style-name="T3">(11) </text:span><text:span text:style-name="T5">エン；ひた（す）　 </text:span></text:p>
      <text:p text:style-name="P664"><text:span text:style-name="T5">奄</text:span><text:span text:style-name="T3"># cover/conceal + </text:span><text:span text:style-name="T5">水 </text:span><text:span text:style-name="T3">water → *cover with water*; *soak*. Also, *stop* (← immobilize by covering with water). </text:span></text:p>
      <text:p text:style-name="P101"><text:span text:style-name="T5">菴 </text:span><text:span text:style-name="T3">(11) </text:span><text:span text:style-name="T5">アン；いおり　 </text:span></text:p>
      <text:p text:style-name="P665"><text:span text:style-name="T5">奄</text:span><text:span text:style-name="T3"># cover/conceal + </text:span><text:span text:style-name="T5">艸 </text:span><text:span text:style-name="T3">grass/plant → *thatched structure*. </text:span><text:span text:style-name="T5">菴 </text:span><text:span text:style-name="T3">is effectively a variant form of </text:span><text:span text:style-name="T5">庵 </text:span><text:span text:style-name="T3">hermitage. </text:span></text:p>
      <text:p text:style-name="P270"><text:span text:style-name="T5">閹 </text:span><text:span text:style-name="T3">(16) </text:span><text:span text:style-name="T5">エン </text:span></text:p>
      <text:p text:style-name="P666"><text:span text:style-name="T5">奄</text:span><text:span text:style-name="T3"># cover/conceal + </text:span><text:span text:style-name="T5">門 </text:span><text:span text:style-name="T3">gate (→ palace gates) → *castrated (palace) servant* (← servant ministering to females secluded within a palace; compare </text:span><text:span text:style-name="T5">后</text:span><text:span text:style-name="T3">). </text:span></text:p>
      <text:p text:style-name="P140"><text:span text:style-name="T5">淦 </text:span><text:span text:style-name="T3">(11)</text:span><text:span text:style-name="T5">　カン；あか　 </text:span></text:p>
      <text:p text:style-name="P667"><text:span text:style-name="T5">金</text:span><text:span text:style-name="T3"># metal + </text:span><text:span text:style-name="T5">水 </text:span><text:span text:style-name="T3">water → *scale* (referring to the mineral deposit covering and obscuring the original surface of an object). Also, *bilge water*. </text:span></text:p>
      <text:p text:style-name="P9"><text:span text:style-name="T5">銜 </text:span><text:span text:style-name="T3">(14)</text:span><text:span text:style-name="T5">　カン；ガン；くつわ；ふく（む） </text:span></text:p>
      <text:p text:style-name="P668"><text:span text:style-name="T5">金</text:span><text:span text:style-name="T3"># metal + </text:span><text:span text:style-name="T5">行 </text:span><text:span text:style-name="T3">(straight, crossing roads) → metallic, T-shaped *horse's bit*, contained in the animal's mouth when the horse bites down upon it → *place/hold in the mouth*. Also, *keep in mind* (← thoughts contained within; compare </text:span><text:span text:style-name="T5">憶</text:span><text:span text:style-name="T3">). Logically, the classifier for </text:span><text:span text:style-name="T5">銜 </text:span><text:span text:style-name="T3">should be </text:span><text:span text:style-name="T5">行</text:span><text:span text:style-name="T3">, but it is traditionally given as </text:span><text:span text:style-name="T5">金</text:span><text:span text:style-name="T3">. </text:span></text:p>
      <text:p text:style-name="P73"><text:span text:style-name="T5">儼 </text:span><text:span text:style-name="T3">(22) </text:span><text:span text:style-name="T5">ゲン；おごそ（か）　 </text:span></text:p>
      <text:p text:style-name="P669"><text:span text:style-name="T3">As per </text:span><text:span text:style-name="T5">嚴</text:span><text:span text:style-name="T3"># (rugged) + </text:span><text:span text:style-name="T5">人 </text:span><text:span text:style-name="T3">person → *solemn*; *majestic* (← figuratively rugged individual). Also, *stern* and *firm*. </text:span></text:p>
      <text:p text:style-name="P141"><text:span text:style-name="T5">坎 </text:span><text:span text:style-name="T3">(7)</text:span><text:span text:style-name="T5">　カン；あな　 </text:span></text:p>
      <text:p text:style-name="P670"><text:span text:style-name="T3">As per </text:span><text:span text:style-name="T5">欠</text:span><text:span text:style-name="T3"># (cavity) + </text:span><text:span text:style-name="T5">土 </text:span><text:span text:style-name="T3">earth → *hole*/*depression* in the earth (← cavity ← open-mouthed) → *cause to fall into a hole*; *cut a hole into*; *dig a hole*; *fall into a difficult situation*. </text:span></text:p>
      <text:p text:style-name="P200"><text:span text:style-name="T5">戡 </text:span><text:span text:style-name="T3">(13)</text:span><text:span text:style-name="T5">　カン；か（つ）　 </text:span></text:p>
      <text:p text:style-name="P252"><text:span text:style-name="T5">甚</text:span><text:span text:style-name="T3"># extreme + </text:span><text:span text:style-name="T5">戈 </text:span><text:span text:style-name="T3">spear/halberd → *cut deeply and kill*. </text:span></text:p>
      <text:p text:style-name="P75"><text:span text:style-name="T5">蚶 </text:span><text:span text:style-name="T3">(11)</text:span><text:span text:style-name="T5">　カン</text:span></text:p>
      <text:p text:style-name="P671"><text:span text:style-name="T3">As per </text:span><text:span text:style-name="T5">甘</text:span><text:span text:style-name="T3"># (contain) + </text:span><text:span text:style-name="T5">虫 </text:span><text:span text:style-name="T3">insect/creature → *ark shell* (contained firmly within its protective covering). </text:span></text:p>
      <text:p text:style-name="P109"><text:span text:style-name="T5">轗 </text:span><text:span text:style-name="T3">(20)</text:span><text:span text:style-name="T5">　カン </text:span></text:p>
      <text:p text:style-name="P672"><text:span text:style-name="T3">As per </text:span><text:span text:style-name="T5">感</text:span><text:span text:style-name="T3"># (shut off sensation) + </text:span><text:span text:style-name="T5">車 </text:span><text:span text:style-name="T3">vehicle → vehicle shut off/down (by falling into a hole) → *vehicle fallen into a hole and rendered immobile* → *be in difficulty*. </text:span></text:p>
      <text:p text:style-name="P9"><text:span text:style-name="T5">黯 </text:span><text:span text:style-name="T3">(21) </text:span><text:span text:style-name="T5">アン；くら（い）　 </text:span></text:p>
      <text:p text:style-name="P35"><text:soft-page-break/><text:span text:style-name="T3">As per </text:span><text:span text:style-name="T5">音</text:span><text:span text:style-name="T3"># (indistinct) + </text:span><text:span text:style-name="T5">黑 </text:span><text:span text:style-name="T3">black → *dark and gloomy* → *depressed emotions*. </text:span></text:p>
      <text:p text:style-name="P66"><text:span text:style-name="T5">黶 </text:span><text:span text:style-name="T3">(26) </text:span><text:span text:style-name="T5">エン；ほくろ </text:span></text:p>
      <text:p text:style-name="P673"><text:span text:style-name="T3">As per </text:span><text:span text:style-name="T5">厭</text:span><text:span text:style-name="T3"># (press upon) + </text:span><text:span text:style-name="T5">黑 </text:span><text:span text:style-name="T3">black → *mole*; *skin blemish*; *facial mole* (← dark object pressing upon/covering the skin; compare </text:span><text:span text:style-name="T5">靨</text:span><text:span text:style-name="T3">). </text:span></text:p>
      <text:p text:style-name="P25"><text:span text:style-name="T5">龕 </text:span><text:span text:style-name="T3">(22) </text:span><text:span text:style-name="T5">ガン；カン </text:span></text:p>
      <text:p text:style-name="P674"><text:span text:style-name="T3">As per </text:span><text:span text:style-name="T5">合</text:span><text:span text:style-name="T3"># (press/fit together) + </text:span><text:span text:style-name="T5">龍 </text:span><text:span text:style-name="T3">dragon → *chamber carved into a cliff or stupa* and containing a Buddhist image or treasures; *case in which a Buddhist image is contained*. Here, as in </text:span><text:span text:style-name="T5">寵</text:span><text:span text:style-name="T3">, </text:span><text:span text:style-name="T5">龍 </text:span><text:span text:style-name="T3">represents a treasured object. </text:span></text:p>
      <text:p text:style-name="P117"><text:span text:style-name="T5">盦 </text:span><text:span text:style-name="T3">(16) </text:span><text:span text:style-name="T5">アン </text:span></text:p>
      <text:p text:style-name="P675"><text:span text:style-name="T3">As per </text:span><text:span text:style-name="T5">酓</text:span><text:span text:style-name="T3"># (contain alcohol) + </text:span><text:span text:style-name="T5">皿 </text:span><text:span text:style-name="T3">dish/plate/bowl → *lidded vessel*; *lid*. Also, *hermitage* (← roofed/lidded hut; compare </text:span><text:span text:style-name="T5">庵</text:span><text:span text:style-name="T3">). </text:span></text:p>
      <text:p text:style-name="P124"><text:span text:style-name="T5">黤 </text:span><text:span text:style-name="T3">(20) </text:span><text:span text:style-name="T5">アン；オン </text:span></text:p>
      <text:p text:style-name="P70"><text:span text:style-name="T5">奄</text:span><text:span text:style-name="T3"># cover/conceal + </text:span><text:span text:style-name="T5">黑 </text:span><text:span text:style-name="T3">black → covered and therefore *black* or *dark*. </text:span></text:p>
      <text:p text:style-name="P336"><text:span text:style-name="T5">喑 </text:span><text:span text:style-name="T3">(12) </text:span><text:span text:style-name="T5">イン；オン；おし　 </text:span></text:p>
      <text:p text:style-name="P677"><text:span text:style-name="T3">As per </text:span><text:span text:style-name="T5">音</text:span><text:span text:style-name="T3"># (indistinct sound) + </text:span><text:span text:style-name="T5">口 </text:span><text:span text:style-name="T3">mouth → *sob* (← indistinct sounds contained in the mouth; compare </text:span><text:span text:style-name="T5">諳</text:span><text:span text:style-name="T3">). Also, *mute* (← state in which nothing distinct is conveyed orally) → *remain silent*. </text:span></text:p>
      <text:p text:style-name="P127"><text:span text:style-name="T5">瘖 </text:span><text:span text:style-name="T3">(14) </text:span><text:span text:style-name="T5">イン </text:span></text:p>
      <text:p text:style-name="P678"><text:span text:style-name="T3">As per </text:span><text:span text:style-name="T5">音</text:span><text:span text:style-name="T3"># (indistinct sound) + </text:span><text:span text:style-name="T5">疒 </text:span><text:span text:style-name="T3">illness → illness rendering one unable to produce distinct words (compare </text:span><text:span text:style-name="T5">喑</text:span><text:span text:style-name="T3">) → *dumb*; *mute*; *unable/unwilling to speak*. </text:span></text:p>
      <text:p text:style-name="P140"><text:span text:style-name="T5">廕 </text:span><text:span text:style-name="T3">(14) </text:span><text:span text:style-name="T5">イン </text:span></text:p>
      <text:p text:style-name="P679"><text:span text:style-name="T5">陰</text:span><text:span text:style-name="T3"># shadow + </text:span><text:span text:style-name="T5">广 </text:span><text:span text:style-name="T3">building → covering structure that provides both *shade* and *protection* → *cover*. </text:span></text:p>
      <text:p text:style-name="P135"><text:span text:style-name="T5">弇 </text:span><text:span text:style-name="T3">(9) </text:span><text:span text:style-name="T5">エン；おお（う）　 </text:span></text:p>
      <text:p text:style-name="P680"><text:span text:style-name="T3">As per </text:span><text:span text:style-name="T5">合</text:span><text:span text:style-name="T3"># (press/fit together) + </text:span><text:span text:style-name="T5">廾 </text:span><text:span text:style-name="T3">pair of hands → (press the hands together to) *cover* or *hide*. </text:span></text:p>
      <text:p text:style-name="P114"><text:span text:style-name="T5">揜 </text:span><text:span text:style-name="T3">(12) </text:span><text:span text:style-name="T5">エン；おお（う）　 </text:span></text:p>
      <text:p text:style-name="P681"><text:span text:style-name="T5">弇</text:span><text:span text:style-name="T3"># cover + </text:span><text:span text:style-name="T5">手 </text:span><text:span text:style-name="T3">hand/action indicator (for emphasis/clarification) → *cover*; *cover and hide*. </text:span><text:span text:style-name="T5">懕 </text:span><text:span text:style-name="T3">(18) </text:span><text:span text:style-name="T5">エン</text:span></text:p>
      <text:p text:style-name="P102"><text:span text:style-name="T5">厭</text:span><text:span text:style-name="T3"># be satiated + </text:span><text:span text:style-name="T5">心 </text:span><text:span text:style-name="T3">heart/emotions (for emphasis/clarification) → *be satiated* → *be content*. </text:span></text:p>
      <text:p text:style-name="P66"><text:span text:style-name="T5">饜 </text:span><text:span text:style-name="T3">(23) </text:span><text:span text:style-name="T5">エン；あ（きる）　 </text:span></text:p>
      <text:p text:style-name="P105"><text:span text:style-name="T5">厭</text:span><text:span text:style-name="T3"># be satiated + </text:span><text:span text:style-name="T5">食 </text:span><text:span text:style-name="T3">food/eating → *eat one's fill*; *be satiated*. </text:span></text:p>
      <text:p text:style-name="P66"><text:span text:style-name="T5">厴 </text:span><text:span text:style-name="T3">(19) </text:span><text:span text:style-name="T5">エン；へた　 </text:span></text:p>
      <text:p text:style-name="P682"><text:span text:style-name="T3">As per </text:span><text:span text:style-name="T5">厭</text:span><text:span text:style-name="T3"># (press upon) + </text:span><text:span text:style-name="T5">甲 </text:span><text:span text:style-name="T3">(armor/helmet) → *shell* (← protective armor that presses upon the body of the creature occupying it) → *operculum* (botanical/zoological term for a lid/cover). </text:span></text:p>
      <text:p text:style-name="P101"><text:soft-page-break/><text:span text:style-name="T5">灎 </text:span><text:span text:style-name="T3">(23) </text:span><text:span text:style-name="T5">エン </text:span></text:p>
      <text:p text:style-name="P683"><text:span text:style-name="T5">豔</text:span><text:span text:style-name="T3"># combines </text:span><text:span text:style-name="T5">豐 </text:span><text:span text:style-name="T3">abundance + </text:span><text:span text:style-name="T5">盍 </text:span><text:span text:style-name="T3">(press down and) cover → abundant contents spilling from a covered container. </text:span><text:span text:style-name="T5">灎 </text:span><text:span text:style-name="T3">adds </text:span><text:span text:style-name="T5">水 </text:span><text:span text:style-name="T3">water → spilling/*overflowing water* → *flowing/moving water*. Compare </text:span><text:span text:style-name="T5">溢</text:span><text:span text:style-name="T3">. </text:span></text:p>
      <text:p text:style-name="P124"><text:span text:style-name="T5">欿 </text:span><text:span text:style-name="T3">(12)</text:span><text:span text:style-name="T5">　カン </text:span></text:p>
      <text:p text:style-name="P684"><text:span text:style-name="T3">As per </text:span><text:span text:style-name="T5">臽</text:span><text:span text:style-name="T3"># (contain in a cavity) + </text:span><text:span text:style-name="T5">欠 </text:span><text:span text:style-name="T3">bent, open-mouthed figure → crave to fill a physical or emotional cavity → *be discontent/dissatisfied*. </text:span></text:p>
      <text:p text:style-name="P54"><text:span text:style-name="T5">憨 </text:span><text:span text:style-name="T3">(16)</text:span><text:span text:style-name="T5">　カン </text:span></text:p>
      <text:p text:style-name="P685"><text:span text:style-name="T3">As per </text:span><text:span text:style-name="T5">敢</text:span><text:span text:style-name="T3"># (covered) + </text:span><text:span text:style-name="T5">心 </text:span><text:span text:style-name="T3">heart/emotions → *foolish* (← keep one's knowledge/intentions covered, causing one to appear foolish). For the idea of failing to articulate one's ideas, compare </text:span><text:span text:style-name="T5">感</text:span><text:span text:style-name="T3">. </text:span></text:p>
      <text:p text:style-name="P159"><text:span text:style-name="T5">嶔 </text:span><text:span text:style-name="T3">(15)</text:span><text:span text:style-name="T5">　キン </text:span></text:p>
      <text:p text:style-name="P121"><text:span text:style-name="T5">欽</text:span><text:span text:style-name="T3"># revere + </text:span><text:span text:style-name="T5">山 </text:span><text:span text:style-name="T3">mountain → *steep and high mountain* that inspires reverence. </text:span></text:p>
      <text:p text:style-name="P142"><text:span text:style-name="T5">廞 </text:span><text:span text:style-name="T3">(15)</text:span><text:span text:style-name="T5">　キン；ギン </text:span></text:p>
      <text:p text:style-name="P686"><text:span text:style-name="T3">As per </text:span><text:span text:style-name="T5">欽</text:span><text:span text:style-name="T3"># restrain + </text:span><text:span text:style-name="T5">广 </text:span><text:span text:style-name="T3">building → within an enclosed structure, ready the equipment required by a deterring military force → *obstruct* (← deter); *align* (← align equipment). </text:span></text:p>
      <text:p text:style-name="P334"><text:span text:style-name="T5">嗛 </text:span><text:span text:style-name="T3">(13) </text:span><text:span text:style-name="T5">ケン；カン；キョウ；ふく（む）　 </text:span></text:p>
      <text:p text:style-name="P687"><text:span text:style-name="T3">As per </text:span><text:span text:style-name="T5">兼</text:span><text:span text:style-name="T3"># (gather then put/store away) + </text:span><text:span text:style-name="T5">口 </text:span><text:span text:style-name="T3">mouth → (mouth/cheek) *pouch* (of a monkey or squirrel) → *hold*; *contain*. *Insufficient* is a borrowed meaning, via </text:span><text:span text:style-name="T5">歉</text:span><text:span text:style-name="T3">. </text:span></text:p>
      <text:p text:style-name="P335"><text:span text:style-name="T5">晗 </text:span><text:span text:style-name="T3">(11)</text:span><text:span text:style-name="T5">　カン </text:span></text:p>
      <text:p text:style-name="P688"><text:span text:style-name="T5">含</text:span><text:span text:style-name="T3"># contain + </text:span><text:span text:style-name="T5">日 </text:span><text:span text:style-name="T3">sun/day → the sun, as yet contained in darkness but about to make its appearance → *pre-dawn*. Compare </text:span><text:span text:style-name="T5">莟</text:span><text:span text:style-name="T3">, which also features the idea of an object just about to make its appearance. </text:span></text:p>
      <text:p text:style-name="P37"><text:span text:style-name="T5">崟 </text:span><text:span text:style-name="T3">(11) </text:span><text:span text:style-name="T5">ギン </text:span></text:p>
      <text:p text:style-name="P689"><text:span text:style-name="T3">As per </text:span><text:span text:style-name="T5">金</text:span><text:span text:style-name="T3"># (contain) + </text:span><text:span text:style-name="T5">山 </text:span><text:span text:style-name="T3">mountain → rugged mountain (containing protruding boulders; compare </text:span><text:span text:style-name="T5">嵒</text:span><text:span text:style-name="T3">) → *steep, rugged mountain*. </text:span></text:p>
      <text:p text:style-name="P436"><text:span text:style-name="T5">闇 </text:span><text:span text:style-name="T3">(17) </text:span><text:span text:style-name="T5">アン；オン；くら（い）；と（じる）；やみ　 </text:span></text:p>
      <text:p text:style-name="P690"><text:span text:style-name="T3">As per </text:span><text:span text:style-name="T5">音</text:span><text:span text:style-name="T3"># (indistinct) + </text:span><text:span text:style-name="T5">門 </text:span><text:span text:style-name="T3">gate → scant light penetrating a gate (compare </text:span><text:span text:style-name="T5">暗</text:span><text:span text:style-name="T3">) → *dark*; *dim* → *secret(ly)*; *clandestine(ly)*; *hidden*.</text:span></text:p>
      <text:p text:style-name="P69"><text:span text:style-name="T5">建 </text:span><text:span text:style-name="T3">(9) </text:span><text:span text:style-name="T5">ケン；コン；た（つ・てる）　 </text:span></text:p>
      <text:p text:style-name="P691"><text:span text:style-name="T5">聿 </text:span><text:span text:style-name="T3">implement held upright to carve/draw characters (→ upright object) + an abbreviated form# of </text:span><text:span text:style-name="T5">延 </text:span><text:span text:style-name="T3">extend → extend vertically in making erect (compare </text:span><text:span text:style-name="T5">寒</text:span><text:span text:style-name="T3">) → *build/erect* → *establish*. </text:span></text:p>
      <text:p text:style-name="P68"><text:span text:style-name="T5">健 </text:span><text:span text:style-name="T3">(11) </text:span><text:span text:style-name="T5">ケン；すこ（やか）　 </text:span></text:p>
      <text:p text:style-name="P70"><text:span text:style-name="T5">建</text:span><text:span text:style-name="T3"># erect + </text:span><text:span text:style-name="T5">人 </text:span><text:span text:style-name="T3">person → healthy person, standing fully erect → *health*; *vigor*. </text:span></text:p>
      <text:p text:style-name="P107"><text:span text:style-name="T5">干 </text:span><text:span text:style-name="T3">(3)</text:span><text:span text:style-name="T5">　カン；ひ（る）；ほ（す） </text:span></text:p>
      <text:p text:style-name="P692"><text:span text:style-name="T3">A depiction of a forked stick or *thick bar*, one functioning as a *shield* and employed by being *thrust* or pressed against a combatant in *defense*. *Dry*, *ebb*, *draw/drain off* and *empty* (a glass) are borrowed meanings. </text:span></text:p>
      <text:p text:style-name="P109"><text:soft-page-break/><text:span text:style-name="T5">刊 </text:span><text:span text:style-name="T3">(5)</text:span><text:span text:style-name="T5">　カン </text:span></text:p>
      <text:p text:style-name="P693"><text:span text:style-name="T3">As per </text:span><text:span text:style-name="T5">干</text:span><text:span text:style-name="T3"># (press against) + </text:span><text:span text:style-name="T5">刀 </text:span><text:span text:style-name="T3">sword/knife → press with a bladed implement in shaving or engraving → *shave*; *engrave* → *publish* (← arrange wooden slats by length, trimming the edges). </text:span></text:p>
      <text:p text:style-name="P200"><text:span text:style-name="T5">汗 </text:span><text:span text:style-name="T3">(6)</text:span><text:span text:style-name="T5">　カン；あせ </text:span></text:p>
      <text:p text:style-name="P35"><text:span text:style-name="T3">As per </text:span><text:span text:style-name="T5">干</text:span><text:span text:style-name="T3"># (press against) + </text:span><text:span text:style-name="T5">水 </text:span><text:span text:style-name="T3">water → *sweat* pressing against the skin. </text:span></text:p>
      <text:p text:style-name="P115"><text:span text:style-name="T5">肝 </text:span><text:span text:style-name="T3">(7)</text:span><text:span text:style-name="T5">　カン；きも　 </text:span></text:p>
      <text:p text:style-name="P694"><text:span text:style-name="T5">干</text:span><text:span text:style-name="T3"># thick bar + </text:span><text:span text:style-name="T5">肉 </text:span><text:span text:style-name="T3">flesh → *liver* (← bar-shaped, vital organ) → *courage* (compare English "guts," as also in </text:span><text:span text:style-name="T5">腹 </text:span><text:span text:style-name="T3">or </text:span><text:span text:style-name="T5">膽</text:span><text:span text:style-name="T3">). </text:span></text:p>
      <text:p text:style-name="P16"><text:span text:style-name="T5">岸 </text:span><text:span text:style-name="T3">(8) </text:span><text:span text:style-name="T5">ガン；きし　 </text:span></text:p>
      <text:p text:style-name="P695"><text:span text:style-name="T5">厈</text:span><text:span text:style-name="T3"># is as per </text:span><text:span text:style-name="T5">干 </text:span><text:span text:style-name="T3">(press against) + </text:span><text:span text:style-name="T5">厂 </text:span><text:span text:style-name="T3">cliff → shore/coast adhering to a cliff. </text:span><text:span text:style-name="T5">岸 </text:span><text:span text:style-name="T3">adds </text:span><text:span text:style-name="T5">山 </text:span><text:span text:style-name="T3">mountain to emphasize high/steep ground functioning as a *bank*, *shore* or *coast*. </text:span></text:p>
      <text:p text:style-name="P251"><text:span text:style-name="T5">軒 </text:span><text:span text:style-name="T3">(10) </text:span><text:span text:style-name="T5">ケン；のき </text:span></text:p>
      <text:p text:style-name="P696"><text:span text:style-name="T5">干</text:span><text:span text:style-name="T3"># thick bar + </text:span><text:span text:style-name="T5">車 </text:span><text:span text:style-name="T3">vehicle → long, upward-curving shafts attached to a *cart* → *rise high*; *eaves* (← shape association) → *house*; *counter for houses*. </text:span></text:p>
      <text:p text:style-name="P135"><text:span text:style-name="T5">幹 </text:span><text:span text:style-name="T3">(13)</text:span><text:span text:style-name="T5">　カン；みき </text:span></text:p>
      <text:p text:style-name="P697"><text:span text:style-name="T3">An abbreviated form# of </text:span><text:span text:style-name="T5">乾 </text:span><text:span text:style-name="T3">(rise high) + </text:span><text:span text:style-name="T5">干 </text:span><text:span text:style-name="T3">thick bar → high-rising tree with a thick *trunk* → *main part*; *vitality*. </text:span></text:p>
      <text:p text:style-name="P186"><text:span text:style-name="T5">乾 </text:span><text:span text:style-name="T3">(11)</text:span><text:span text:style-name="T5">　カン；かわ（かす・く） </text:span></text:p>
      <text:p text:style-name="P698"><text:span text:style-name="T3">The relevant bronzeware inscription form is </text:span><text:span text:style-name="T5">乙 </text:span><text:span text:style-name="T3">(rise) + an element# combining </text:span><text:span text:style-name="T5">日 </text:span><text:span text:style-name="T3">sun/day and a pennant/banner → the sun likened to a flag that rises high in and adheres to the sky → *high and bright sky* → *dry* (← air/water that rises due to heat). </text:span></text:p>
      <text:p text:style-name="P9"><text:span text:style-name="T5">研 </text:span><text:span text:style-name="T3">(9) </text:span><text:span text:style-name="T5">ケン；と（ぐ） </text:span></text:p>
      <text:p text:style-name="P699"><text:span text:style-name="T3">As per </text:span><text:span text:style-name="T5">幵</text:span><text:span text:style-name="T3"># (grind) + </text:span><text:span text:style-name="T5">石 </text:span><text:span text:style-name="T3">stone → *grind* a stone → *hone*; *polish*; *sharpen* → *wash rice* (← remove impurities ← polish). </text:span></text:p>
      <text:p text:style-name="P141"><text:span text:style-name="T5">漢 </text:span><text:span text:style-name="T3">(13)</text:span><text:span text:style-name="T5">　カン </text:span></text:p>
      <text:p text:style-name="P113"><text:span text:style-name="T3">The relevant oracle bone form of </text:span><text:span text:style-name="T5">��</text:span><text:span text:style-name="T3">shows the stretched hide of an animal tied to a frame + </text:span><text:span text:style-name="T5">火 </text:span><text:span text:style-name="T3">fire</text:span></text:p>
      <text:p text:style-name="P700"><text:span text:style-name="T3">→ stretch an object for drying over a fire. According to this process the object shrinks, leaving a minute remainder. </text:span><text:span text:style-name="T5">漢 </text:span><text:span text:style-name="T3">is as per </text:span><text:span text:style-name="T5">��</text:span><text:span text:style-name="T3"># (stretch) + </text:span><text:span text:style-name="T5">水 </text:span><text:span text:style-name="T3">water → great, stretching river → the Milky Way (← constellation likened to a great, flowing river). The meaning *China* comes from a broad application of </text:span><text:span text:style-name="T5">漢</text:span><text:span text:style-name="T3">'s use in the name of the Hanshui River (</text:span><text:span text:style-name="T5">漢水</text:span><text:span text:style-name="T3">) in Hubei Province. Also, *man* (← ordinary male ← general populace ← general term for China). </text:span></text:p>
      <text:p text:style-name="P255"><text:span text:style-name="T5">勤 </text:span><text:span text:style-name="T3">(12)</text:span><text:span text:style-name="T5">　キン；ゴン；つと（まる・める） </text:span></text:p>
      <text:p text:style-name="P701"><text:span text:style-name="T3">As per </text:span><text:span text:style-name="T5">��</text:span><text:span text:style-name="T3"># as described in </text:span><text:span text:style-name="T5">漢 </text:span><text:span text:style-name="T3">(stretch over a fire) + </text:span><text:span text:style-name="T5">力 </text:span><text:span text:style-name="T3">power/energy → *work diligently*; *industrious* → *employment*. Also, *be fit for/equal to* (a task). </text:span></text:p>
      <text:p text:style-name="P67"><text:span text:style-name="T5">謹 </text:span><text:span text:style-name="T3">(17)</text:span><text:span text:style-name="T5">　キン；つつし（む） </text:span></text:p>
      <text:p text:style-name="P702"><text:span text:style-name="T3">As per </text:span><text:span text:style-name="T5">��</text:span><text:span text:style-name="T3"># as described in </text:span><text:span text:style-name="T5">漢 </text:span><text:span text:style-name="T3">(minute) + </text:span><text:span text:style-name="T5">言 </text:span><text:span text:style-name="T3">words → pay minute attention to one's words → circumspection → *consideration*; *caution*; *restraint*; *humility* → polite term of *respect* for another. </text:span></text:p>
      <text:p text:style-name="P9"><text:span text:style-name="T5">獻 </text:span><text:span text:style-name="T3">(19) </text:span><text:span text:style-name="T5">ケン </text:span><text:span text:style-name="T3">Shinjitai </text:span><text:span text:style-name="T5">献 </text:span><text:span text:style-name="T3">(13) </text:span></text:p>
      <text:p text:style-name="P703"><text:soft-page-break/><text:span text:style-name="T5">鬳 </text:span><text:span text:style-name="T3">is composed of </text:span><text:span text:style-name="T5">虍 </text:span><text:span text:style-name="T3">tiger + </text:span><text:span text:style-name="T5">鬲 </text:span><text:span text:style-name="T3">tripod cooking vessel/cauldron → tripod cooking vessel with tiger and other decorations. </text:span><text:span text:style-name="T5">獻 </text:span><text:span text:style-name="T3">is </text:span><text:span text:style-name="T5">鬳</text:span><text:span text:style-name="T3"># + </text:span><text:span text:style-name="T5">犬 </text:span><text:span text:style-name="T3">dog/beast → *offer* a sacrificial vessel filled high with meat of a dog/wild beast → *present*. </text:span></text:p>
      <text:p text:style-name="P71"><text:span text:style-name="T5">寒 </text:span><text:span text:style-name="T3">(12)</text:span><text:span text:style-name="T5">　カン；さむ（い） </text:span></text:p>
      <text:p text:style-name="P704"><text:span text:style-name="T3">The relevant seal inscription form is </text:span><text:span text:style-name="T5">宀</text:span><text:span text:style-name="T3"># roof/building + an element combining piled bricks/stones and </text:span><text:span text:style-name="T5">廾 </text:span><text:span text:style-name="T3">pair of hands → create layers of building materials in raising a shelter. Later, </text:span><text:span text:style-name="T5">氷</text:span><text:span text:style-name="T3">/ </text:span><text:span text:style-name="T5">冫 </text:span><text:span text:style-name="T3">ice was added at bottom to emphasize a structure offering protection from the *cold*. </text:span></text:p>
      <text:p text:style-name="P462"><text:span text:style-name="T5">閒 </text:span><text:span text:style-name="T3">(12)</text:span><text:span text:style-name="T5">　カン；ケン；あいだ；ま </text:span></text:p>
      <text:p text:style-name="P705"><text:span text:style-name="T5">門</text:span><text:span text:style-name="T3"># gate + </text:span><text:span text:style-name="T5">月 </text:span><text:span text:style-name="T3">moon → bright light splitting and illuminating the *gap*/*space* between the two sides of a gate (compare </text:span><text:span text:style-name="T5">間</text:span><text:span text:style-name="T3">) → *between*; *among*; *room*; *during*; *pause/interval*; (passage of) *time* (← gap). </text:span></text:p>
      <text:p text:style-name="P435"><text:span text:style-name="T5">間 </text:span><text:span text:style-name="T3">(12)</text:span><text:span text:style-name="T5">　カン；ケン；あいだ；ま </text:span></text:p>
      <text:p text:style-name="P706"><text:span text:style-name="T5">門</text:span><text:span text:style-name="T3"># gate + </text:span><text:span text:style-name="T5">日 </text:span><text:span text:style-name="T3">sun/day → bright light splitting and illuminating the *gap*/*space* between the two sides of a gate (compare </text:span><text:span text:style-name="T5">閒</text:span><text:span text:style-name="T3">) → *between*; *among*; *room*; *during*; *pause/interval*; (passage of) *time* (← gap). </text:span></text:p>
      <text:p text:style-name="P71"><text:span text:style-name="T5">簡 </text:span><text:span text:style-name="T3">(18)</text:span><text:span text:style-name="T5">　カン </text:span></text:p>
      <text:p text:style-name="P707"><text:span text:style-name="T5">間</text:span><text:span text:style-name="T3"># gap + </text:span><text:span text:style-name="T5">竹 </text:span><text:span text:style-name="T3">bamboo → collection of bamboo *slats* with gaps between them → *papers*; *letters*; *documents* (← texts written on bamboo slats) → *omit* (← gap) → *simple* (← simplify by omitting). </text:span></text:p>
      <text:p text:style-name="P54"><text:span text:style-name="T5">見 </text:span><text:span text:style-name="T3">(7) </text:span><text:span text:style-name="T5">ケン；み（える・せる・る） </text:span></text:p>
      <text:p text:style-name="P708"><text:span text:style-name="T5">儿</text:span><text:span text:style-name="T3"># human figure + </text:span><text:span text:style-name="T5">目 </text:span><text:span text:style-name="T3">eye → person whose sight is fixed on an object he is being shown → *see*; *look*; *observe*; *be visible/in sight*; *appear*; *viewpoint*. Also, *show*, *examine*, and *care for* (← observe) → *make a pretense of* (← for show alone). A seal inscription form rotates the eye vertically. </text:span></text:p>
      <text:p text:style-name="P200"><text:span text:style-name="T5">現 </text:span><text:span text:style-name="T3">(11) </text:span><text:span text:style-name="T5">ゲン；あらわ（す・れる）　 </text:span></text:p>
      <text:p text:style-name="P53"><text:span text:style-name="T5">見</text:span><text:span text:style-name="T3"># appear + </text:span><text:span text:style-name="T5">玉 </text:span><text:span text:style-name="T3">jewel → gem appearing from the earth in being excavated → *appear*; *emerge*</text:span></text:p>
      <text:p text:style-name="P709"><text:span text:style-name="T3">→ *actual*; *real*; *existing* (← actuality/reality of that which has appeared/emerged) → *current*; *the present*. Also, *show* (← cause to appear). </text:span></text:p>
      <text:p text:style-name="P67"><text:span text:style-name="T5">件 </text:span><text:span text:style-name="T3">(6) </text:span><text:span text:style-name="T5">ケン </text:span></text:p>
      <text:p text:style-name="P710"><text:span text:style-name="T5">牛 </text:span><text:span text:style-name="T3">cow + </text:span><text:span text:style-name="T5">人</text:span><text:span text:style-name="T3"># person → person sorting the meat and bones of a dismembered cow carcass (compare </text:span><text:span text:style-name="T5">解</text:span><text:span text:style-name="T3">) → *item*; *case* (← sort through one by one). </text:span></text:p>
      <text:p text:style-name="P79"><text:span text:style-name="T5">肩 </text:span><text:span text:style-name="T3">(8) </text:span><text:span text:style-name="T5">ケン；かた </text:span></text:p>
      <text:p text:style-name="P35"><text:span text:style-name="T3">A variant form of </text:span><text:span text:style-name="T5">肯 </text:span><text:span text:style-name="T3">(originally, an arm hanging from a shoulder) → *shoulder*. </text:span></text:p>
      <text:p text:style-name="P10"><text:span text:style-name="T5">看 </text:span><text:span text:style-name="T3">(9)</text:span><text:span text:style-name="T5">　カン </text:span></text:p>
      <text:p text:style-name="P711"><text:span text:style-name="T5">手 </text:span><text:span text:style-name="T3">hand + </text:span><text:span text:style-name="T5">目</text:span><text:span text:style-name="T3">, here an abbreviated form# of </text:span><text:span text:style-name="T5">見 </text:span><text:span text:style-name="T3">fix sight upon → hand affixed above the eye to shade it and improve focus → *see*; *watch*. </text:span></text:p>
      <text:p text:style-name="P77"><text:span text:style-name="T5">遣 </text:span><text:span text:style-name="T3">(13) </text:span><text:span text:style-name="T5">ケン；つか（う・わす） </text:span></text:p>
      <text:p text:style-name="P712"><text:span text:style-name="T3">The relevant oracle bone form of the right-hand element# combines </text:span><text:span text:style-name="T5">㠯 </text:span><text:span text:style-name="T3">as described in </text:span><text:span text:style-name="T5">官 </text:span><text:span text:style-name="T3">(wrapped objects) + a pair of hands → pass/send a wrapped object to someone else. </text:span><text:span text:style-name="T5">遣 </text:span><text:span text:style-name="T3">is the right-hand element# + </text:span><text:span text:style-name="T5">辵 </text:span><text:span text:style-name="T3">movement (for emphasis/clarification) → *send/dispatch* → *expend*; *spend*; *present*. Also, *manipulate* (← manipulate in sending/dispatching). Also, *consume* (← consume what is sent one). </text:span></text:p>
      <text:p text:style-name="P71"><text:span text:style-name="T5">顯 </text:span><text:span text:style-name="T3">(23) </text:span><text:span text:style-name="T5">ケン </text:span><text:span text:style-name="T3">Shinjitai </text:span><text:span text:style-name="T5">顕 </text:span><text:span text:style-name="T3">(18) </text:span></text:p>
      <text:p text:style-name="P713"><text:span text:style-name="T5">㬎</text:span><text:span text:style-name="T3"># combines </text:span><text:span text:style-name="T5">日 </text:span><text:span text:style-name="T3">here an abbreviated form of </text:span><text:span text:style-name="T5">旱 </text:span><text:span text:style-name="T3">dry up + </text:span><text:span text:style-name="T5">絲 </text:span><text:span text:style-name="T3">thread(s) → silk threads exposed for drying in the sun. </text:span><text:span text:style-name="T5">顯 </text:span><text:span text:style-name="T3">adds </text:span><text:span text:style-name="T5">頁 </text:span><text:span text:style-name="T3">head → expose and make *manifest* a person's head (specifically, a severed head; compare </text:span><text:span text:style-name="T5">縣 </text:span><text:span text:style-name="T3">as described in </text:span><text:span text:style-name="T5">県</text:span><text:span text:style-name="T3">) → *visible*; *clear* → *noticeable*; *remarkable*. Despite appearances, </text:span><text:span text:style-name="T5">㬎 </text:span><text:span text:style-name="T3">has no etymological connection with </text:span><text:span text:style-name="T5">濕 </text:span><text:span text:style-name="T3">or </text:span><text:span text:style-name="T5">隰</text:span><text:span text:style-name="T3">. </text:span></text:p>
      <text:p text:style-name="P140"><text:soft-page-break/><text:span text:style-name="T5">安 </text:span><text:span text:style-name="T3">(6) </text:span><text:span text:style-name="T5">アン；やす（い） </text:span></text:p>
      <text:p text:style-name="P714"><text:span text:style-name="T5">宀</text:span><text:span text:style-name="T3"># roof/building + </text:span><text:span text:style-name="T5">女 </text:span><text:span text:style-name="T3">woman → woman resting/at ease indoors → *be at ease/peace* → *cheap*; *inexpensive* (← cheap enough to be purchased with ease). </text:span></text:p>
      <text:p text:style-name="P67"><text:span text:style-name="T5">案 </text:span><text:span text:style-name="T3">(10) </text:span><text:span text:style-name="T5">アン </text:span></text:p>
      <text:p text:style-name="P715"><text:span text:style-name="T3">As per </text:span><text:span text:style-name="T5">安</text:span><text:span text:style-name="T3"># (rest in/on) + </text:span><text:span text:style-name="T5">木 </text:span><text:span text:style-name="T3">tree/wood → rest the elbows on a wooden desk or table. *Consider* and *plan* are borrowed meanings via </text:span><text:span text:style-name="T5">按 → </text:span><text:span text:style-name="T3">*proposal*; *worry*. </text:span></text:p>
      <text:p text:style-name="P253"><text:span text:style-name="T5">宴 </text:span><text:span text:style-name="T3">(10) </text:span><text:span text:style-name="T5">エン </text:span></text:p>
      <text:p text:style-name="P716"><text:span text:style-name="T3">An abbreviated form# of </text:span><text:span text:style-name="T5">晏 </text:span><text:span text:style-name="T3">(settle) + </text:span><text:span text:style-name="T5">宀 </text:span><text:span text:style-name="T3">roof/building → settle in /down to an indoors *feast* or *banquet*. Compare </text:span><text:span text:style-name="T5">讌</text:span><text:span text:style-name="T3">. </text:span></text:p>
      <text:p text:style-name="P253"><text:span text:style-name="T5">憲 </text:span><text:span text:style-name="T3">(16) </text:span><text:span text:style-name="T5">ケン </text:span></text:p>
      <text:p text:style-name="P717"><text:span text:style-name="T3">The relevant bronzeware inscription form is an abbreviated form# of </text:span><text:span text:style-name="T5">害 </text:span><text:span text:style-name="T3">(cut) + </text:span><text:span text:style-name="T5">目 </text:span><text:span text:style-name="T3">eye → (full/partial) cutting off of vision (compare </text:span><text:span text:style-name="T5">瞎</text:span><text:span text:style-name="T3">). A seal inscription form adds </text:span><text:span text:style-name="T5">心 </text:span><text:span text:style-name="T3">heart/emotions to suggest the (full/partial) cutting off of one's desires as well → *law* (← create the rule of law by restricting desires; compare </text:span><text:span text:style-name="T5">律</text:span><text:span text:style-name="T3">, </text:span><text:span text:style-name="T5">埒</text:span><text:span text:style-name="T3">, </text:span><text:span text:style-name="T5">法 </text:span><text:span text:style-name="T3">and </text:span><text:span text:style-name="T5">笵</text:span><text:span text:style-name="T3">) → *constitution*. </text:span></text:p>
      <text:p text:style-name="P463"><text:span text:style-name="T5">閑 </text:span><text:span text:style-name="T3">(12)</text:span><text:span text:style-name="T5">　カン</text:span></text:p>
      <text:p text:style-name="P718"><text:span text:style-name="T5">門</text:span><text:span text:style-name="T3"># gate + </text:span><text:span text:style-name="T5">木 </text:span><text:span text:style-name="T3">tree/wood → wooden bolt placed across the door of a gate, confining the persons, animals or objects contained within → *block* → *rule*; *obey*. Also, *quiet*, *tranquility* and *leisure* (← pass time quietly, tranquilly or leisurely within an enclosure). </text:span></text:p>
      <text:p text:style-name="P135"><text:span text:style-name="T5">言 </text:span><text:span text:style-name="T3">(7) </text:span><text:span text:style-name="T5">ゲン；ゴン；い（う）；こと </text:span></text:p>
      <text:p text:style-name="P719"><text:span text:style-name="T3">The relevant oracle bone form of this character is </text:span><text:span text:style-name="T5">辛</text:span><text:span text:style-name="T3"># needle/cutting tool + </text:span><text:span text:style-name="T5">口 </text:span><text:span text:style-name="T3">mouth → *speak* sharply/distinctly, the tongue likened to a needle in the mouth → *words*; *say*; *talk*; *tell*; *express*; *order*; *call*; *mean*; *speech*. </text:span></text:p>
      <text:p text:style-name="P9"><text:span text:style-name="T5">顏 </text:span><text:span text:style-name="T3">(18) </text:span><text:span text:style-name="T5">ガン；かお </text:span></text:p>
      <text:p text:style-name="P720"><text:span text:style-name="T3">As per </text:span><text:span text:style-name="T5">彦</text:span><text:span text:style-name="T3"># (handsome/well-formed) + </text:span><text:span text:style-name="T5">頁 </text:span><text:span text:style-name="T3">head → *face*; *forehead*; *countenance*; *appearance* → *influence* (← face/person that carries weight). </text:span><text:span text:style-name="T5">顏 </text:span><text:span text:style-name="T3">was devised to replace </text:span><text:span text:style-name="T5">彦 </text:span><text:span text:style-name="T3">after </text:span><text:span text:style-name="T5">彦 </text:span><text:span text:style-name="T3">acquired its associated meanings. Compare the form </text:span><text:span text:style-name="T5">顔</text:span><text:span text:style-name="T3">. </text:span></text:p>
      <text:p text:style-name="P68"><text:span text:style-name="T5">顔 </text:span><text:span text:style-name="T3">(18) </text:span><text:span text:style-name="T5">ガン；かお </text:span></text:p>
      <text:p text:style-name="P720"><text:span text:style-name="T3">As per </text:span><text:span text:style-name="T5">彦</text:span><text:span text:style-name="T3"># (handsome/well-formed) + </text:span><text:span text:style-name="T5">頁 </text:span><text:span text:style-name="T3">head → *face*; *forehead*; *countenance*; *appearance* → *influence* (← face/person that carries weight). </text:span><text:span text:style-name="T5">顔 </text:span><text:span text:style-name="T3">was devised to replace </text:span><text:span text:style-name="T5">彦 </text:span><text:span text:style-name="T3">after </text:span><text:span text:style-name="T5">彦 </text:span><text:span text:style-name="T3">acquired its associated meanings. Compare the form </text:span><text:span text:style-name="T5">顏</text:span><text:span text:style-name="T3">. </text:span></text:p>
      <text:p text:style-name="P721"><text:span text:style-name="T5">臣 </text:span><text:span text:style-name="T3">(7) </text:span><text:span text:style-name="T5">シン；ジン </text:span></text:p>
      <text:p text:style-name="P722"><text:span text:style-name="T3">The relevant oracle bone form of this character is a variant form of </text:span><text:span text:style-name="T5">見 </text:span><text:span text:style-name="T3">(person whose sight is fixed upon an object he is being shown), the person here being understood as a *subject* or *retainer* → *retain* (a person); *serve* (as a retainer). As an independent character, </text:span><text:span text:style-name="T5">臣 </text:span><text:span text:style-name="T3">is regarded as consisting of seven strokes, but some sources enumerate it as six when it appears as an element in a derivative character (compare the treatment of stroke counts in </text:span><text:span text:style-name="T5">此</text:span><text:span text:style-name="T3">). </text:span></text:p>
      <text:p text:style-name="P160"><text:span text:style-name="T5">堅 </text:span><text:span text:style-name="T3">(12) </text:span><text:span text:style-name="T5">ケン；かた（い）　 </text:span></text:p>
      <text:p text:style-name="P723"><text:span text:style-name="T3">As per </text:span><text:span text:style-name="T5">臤</text:span><text:span text:style-name="T3"># (adhere) + </text:span><text:span text:style-name="T5">土 </text:span><text:span text:style-name="T3">earth → tightly adhering earth → *hard*; *solid*; *firm* → *serious*; *formal*. </text:span></text:p>
      <text:p text:style-name="P109"><text:span text:style-name="T5">緊 </text:span><text:span text:style-name="T3">(15)</text:span><text:span text:style-name="T5">　キン </text:span></text:p>
      <text:p text:style-name="P35"><text:span text:style-name="T3">As per </text:span><text:span text:style-name="T5">臤</text:span><text:span text:style-name="T3"># (adhere) + </text:span><text:span text:style-name="T5">糸 </text:span><text:span text:style-name="T3">thread → tightly adhering threads → *tense*; *hard*; *tight*. </text:span></text:p>
      <text:p text:style-name="P458"><text:span text:style-name="T5">賢 </text:span><text:span text:style-name="T3">(16) </text:span><text:span text:style-name="T5">ケン；かしこ（い）　 </text:span></text:p>
      <text:p text:style-name="P724"><text:span text:style-name="T3">As per </text:span><text:span text:style-name="T5">臤</text:span><text:span text:style-name="T3"># (adhere) + </text:span><text:span text:style-name="T5">貝 </text:span><text:span text:style-name="T3">commodities → tightly packed collection of valuable goods → estimable (← goods worthy of esteem) → *wisdom*/*intelligence* (← wise enough to evaluate properly). </text:span></text:p>
      <text:p text:style-name="P135"><text:soft-page-break/><text:span text:style-name="T5">筋 </text:span><text:span text:style-name="T3">(12)</text:span><text:span text:style-name="T5">　キン；すじ　 </text:span></text:p>
      <text:p text:style-name="P725"><text:span text:style-name="T3">Originally </text:span><text:span text:style-name="T5">竹 </text:span><text:span text:style-name="T3">bamboo + a depiction of connected joints (now written </text:span><text:span text:style-name="T5">肋</text:span><text:span text:style-name="T3">) → the hard portion of bamboo between the joints, used in bow-making. *Muscle*, *line*, *lineage*, and *thread/plot* (of a story or line of reasoning) derive from the distinct lines of the bamboo, with *reason*, *logic* and (information) *source* by extension. Regarding the progression from "line" to "reason/logic," compare </text:span><text:span text:style-name="T5">理</text:span><text:span text:style-name="T3">. </text:span></text:p>
      <text:p text:style-name="P581"><text:span text:style-name="T5">因 </text:span><text:span text:style-name="T3">(6) </text:span><text:span text:style-name="T5">イン；よ（って・る） </text:span></text:p>
      <text:p text:style-name="P726"><text:span text:style-name="T3">The relevant oracle bone form of this character shows bedding upon which a person lies/adheres (that is, over which the person is superimposed) → *depend*; *cause*; *be connected with* (←</text:span></text:p>
      <text:p text:style-name="P132"><text:span text:style-name="T3">superimposition) → *be based on*; *be due to*; *therefore*; *consequently*. </text:span></text:p>
      <text:p text:style-name="P66"><text:span text:style-name="T5">姻 </text:span><text:span text:style-name="T3">(9) </text:span><text:span text:style-name="T5">イン </text:span></text:p>
      <text:p text:style-name="P727"><text:span text:style-name="T3">As per </text:span><text:span text:style-name="T5">因</text:span><text:span text:style-name="T3"># (superimpose) + </text:span><text:span text:style-name="T5">女 </text:span><text:span text:style-name="T3">woman → superimposition of one family upon another in *marriage*. </text:span></text:p>
      <text:p text:style-name="P251"><text:span text:style-name="T5">恩 </text:span><text:span text:style-name="T3">(10) </text:span><text:span text:style-name="T5">オン </text:span></text:p>
      <text:p text:style-name="P728"><text:span text:style-name="T3">As per </text:span><text:span text:style-name="T5">因</text:span><text:span text:style-name="T3"># (superimpose) + </text:span><text:span text:style-name="T5">心 </text:span><text:span text:style-name="T3">heart/emotions → feelings of *gratitude* that superimpose themselves on the heart and adhere → *favor*. Compare </text:span><text:span text:style-name="T5">懇</text:span><text:span text:style-name="T3">. </text:span></text:p>
      <text:p text:style-name="P189"><text:span text:style-name="T5">隱 </text:span><text:span text:style-name="T3">(17) </text:span><text:span text:style-name="T5">イン；かく（す・れる）　 </text:span><text:span text:style-name="T3">Shinjitai </text:span><text:span text:style-name="T5">隠 </text:span><text:span text:style-name="T3">(14) </text:span></text:p>
      <text:p text:style-name="P729"><text:span text:style-name="T3">The element above </text:span><text:span text:style-name="T5">心 </text:span><text:span text:style-name="T3">in </text:span><text:span text:style-name="T5">㥯 </text:span><text:span text:style-name="T3">was originally </text:span><text:span text:style-name="T5">爪 </text:span><text:span text:style-name="T3">claw/hand + an element combining a symbol in the shape of </text:span><text:span text:style-name="T5">工 </text:span><text:span text:style-name="T3">+ another hand → use one hand on top and the other on the bottom to cover and conceal a </text:span><text:span text:style-name="T5">工</text:span><text:span text:style-name="T3">-shaped object. The addition of </text:span><text:span text:style-name="T5">心 </text:span><text:span text:style-name="T3">heart/emotions suggests secrets concealed firmly in the heart. To </text:span><text:span text:style-name="T5">㥯</text:span><text:span text:style-name="T3"># (conceal), </text:span><text:span text:style-name="T5">隱 </text:span><text:span text:style-name="T3">adds </text:span><text:span text:style-name="T5">阜 </text:span><text:span text:style-name="T3">piled earth → earthen wall behind which objects are concealed → *hide/conceal*. </text:span></text:p>
      <text:p text:style-name="P119"><text:span text:style-name="T5">穩 </text:span><text:span text:style-name="T3">(19) </text:span><text:span text:style-name="T5">オン；おだ（やか）　 </text:span><text:span text:style-name="T3">Shinjitai </text:span><text:span text:style-name="T5">穏 </text:span><text:span text:style-name="T3">(16) </text:span></text:p>
      <text:p text:style-name="P730"><text:span text:style-name="T3">As per </text:span><text:span text:style-name="T5">㥯</text:span><text:span text:style-name="T3"># as described in </text:span><text:span text:style-name="T5">隱 </text:span><text:span text:style-name="T3">(conceal) + </text:span><text:span text:style-name="T5">禾 </text:span><text:span text:style-name="T3">grain/rice → conceal and reserve a supply of harvested crops → *calm*; *quiet*; *peaceful* (← conceal one's volatile feelings from others) → *moderate*. </text:span></text:p>
      <text:p text:style-name="P453"><text:span text:style-name="T5">印 </text:span><text:span text:style-name="T3">(6) </text:span><text:span text:style-name="T5">イン；しるし </text:span></text:p>
      <text:p text:style-name="P731"><text:span text:style-name="T3">The relevant seal inscription form is </text:span><text:span text:style-name="T5">爪 </text:span><text:span text:style-name="T3">claw/hand + a variant of the abbreviated form# of </text:span><text:span text:style-name="T5">宛 </text:span><text:span text:style-name="T3">(bending figures) seen in </text:span><text:span text:style-name="T5">怨 </text:span><text:span text:style-name="T3">and </text:span><text:span text:style-name="T5">苑 → </text:span><text:span text:style-name="T3">press down on a person in forcing him/her to kneel → *seal* (← make an impression by pressing down) → *print*; *impress*; *mark*; *sign*; *symbol*. </text:span></text:p>
      <text:p text:style-name="P40"><text:span text:style-name="T5">煙 </text:span><text:span text:style-name="T3">(13) </text:span><text:span text:style-name="T5">エン；けむり；けむ（る） </text:span></text:p>
      <text:p text:style-name="P732"><text:span text:style-name="T3">The relevant oracle bone form of </text:span><text:span text:style-name="T5">垔 </text:span><text:span text:style-name="T3">shows a potter's wheel to which clay adheres in the pottery making process. </text:span><text:span text:style-name="T5">煙 </text:span><text:span text:style-name="T3">is as per </text:span><text:span text:style-name="T5">垔</text:span><text:span text:style-name="T3"># (adhere) + </text:span><text:span text:style-name="T5">火 </text:span><text:span text:style-name="T3">fire → *smoke* that adheres to walls and ceilings → *soot*; *fumes*; *smoky*; *dimly visible*. </text:span></text:p>
      <text:p text:style-name="P27"><text:span text:style-name="T5">斤 </text:span><text:span text:style-name="T3">(4)</text:span><text:span text:style-name="T5">　キン </text:span></text:p>
      <text:p text:style-name="P733"><text:span text:style-name="T3">A depiction of the blade of an ax adhering to and cutting an object → *ax*. *Unit of weight* (originally 256g, 600g following the T'ang Dynasty, and 500g in modern China) derives from the use of axes as counterweights (compare </text:span><text:span text:style-name="T5">質</text:span><text:span text:style-name="T3">). </text:span></text:p>
      <text:p text:style-name="P203"><text:span text:style-name="T5">近 </text:span><text:span text:style-name="T3">(7)</text:span><text:span text:style-name="T5">　キン；ちか（い）　 </text:span></text:p>
      <text:p text:style-name="P35"><text:span text:style-name="T3">As per </text:span><text:span text:style-name="T5">斤</text:span><text:span text:style-name="T3"># (adhere) + </text:span><text:span text:style-name="T5">辵 </text:span><text:span text:style-name="T3">movement → draw *near/close*. </text:span></text:p>
      <text:p text:style-name="P198"><text:span text:style-name="T5">弦 </text:span><text:span text:style-name="T3">(8) </text:span><text:span text:style-name="T5">ゲン </text:span></text:p>
      <text:p text:style-name="P734"><text:span text:style-name="T3">As per </text:span><text:span text:style-name="T5">玄</text:span><text:span text:style-name="T3"># (link) + </text:span><text:span text:style-name="T5">弓 </text:span><text:span text:style-name="T3">bow → *bowstrings* linking the two ends of a bow → (musical instrument) *strings*. </text:span></text:p>
      <text:p text:style-name="P123"><text:span text:style-name="T5">懸 </text:span><text:span text:style-name="T3">(20) </text:span><text:span text:style-name="T5">ケン；ケ；か（かる・ける）　 </text:span></text:p>
      <text:p text:style-name="P35"><text:soft-page-break/><text:span text:style-name="T3">As per </text:span><text:span text:style-name="T5">縣</text:span><text:span text:style-name="T3"># as described in </text:span><text:span text:style-name="T5">県 </text:span><text:span text:style-name="T3">(hang suspended) + </text:span><text:span text:style-name="T5">心 </text:span><text:span text:style-name="T3">heart/emotions → emotional state likened to</text:span></text:p>
      <text:p text:style-name="P735"><text:span text:style-name="T3">hanging suspended → *hang* (suspended); *be undecided*; *be distant/apart* → *offer* (a prize) (← hold out an enticement at a tantalizing distance). </text:span></text:p>
      <text:p text:style-name="P123"><text:span text:style-name="T5">恨 </text:span><text:span text:style-name="T3">(9)</text:span><text:span text:style-name="T5">　コン；うら（む・めしい）　 </text:span></text:p>
      <text:p text:style-name="P676"><text:span text:style-name="T3">As per </text:span><text:span text:style-name="T5">艮</text:span><text:span text:style-name="T3"># (adhere) + </text:span><text:span text:style-name="T5">心 </text:span><text:span text:style-name="T3">heart/emotions → *resentfulness*; *hold a grudge* (← negative feelings adhering to the heart) → *blame*; *reproach*; *be bitter*; *hate* → *regret*; *repent* (← regret/repent of one's resentfulness). </text:span></text:p>
      <text:p text:style-name="P580"><text:span text:style-name="T5">限 </text:span><text:span text:style-name="T3">(9) </text:span><text:span text:style-name="T5">ゲン；かぎ（り・る） </text:span></text:p>
      <text:p text:style-name="P736"><text:span text:style-name="T3">As per </text:span><text:span text:style-name="T5">艮</text:span><text:span text:style-name="T3"># (adhere) + </text:span><text:span text:style-name="T5">阜 </text:span><text:span text:style-name="T3">piled earth → earth adhering in a pile in functioning as a barrier → *border*; *limit* → *restrict*; *to the greatest extent possible*. </text:span></text:p>
      <text:p text:style-name="P114"><text:span text:style-name="T5">根 </text:span><text:span text:style-name="T3">(10)</text:span><text:span text:style-name="T5">　コン；ね </text:span></text:p>
      <text:p text:style-name="P737"><text:span text:style-name="T3">As per </text:span><text:span text:style-name="T5">艮</text:span><text:span text:style-name="T3"># (adhere) + </text:span><text:span text:style-name="T5">木 </text:span><text:span text:style-name="T3">tree/wood → *root* of a tree adhering to the earth → *bottom*; *base*; *origin*; *natural character*. </text:span></text:p>
      <text:p text:style-name="P385"><text:span text:style-name="T5">眼 </text:span><text:span text:style-name="T3">(11) </text:span><text:span text:style-name="T5">ガン；まなこ　 </text:span></text:p>
      <text:p text:style-name="P35"><text:span text:style-name="T3">As per </text:span><text:span text:style-name="T5">艮</text:span><text:span text:style-name="T3"># (adhere) + </text:span><text:span text:style-name="T5">目 </text:span><text:span text:style-name="T3">eye → *eye* (fixed upon an object; compare </text:span><text:span text:style-name="T5">見 </text:span><text:span text:style-name="T3">and </text:span><text:span text:style-name="T5">臣</text:span><text:span text:style-name="T3">). </text:span></text:p>
      <text:p text:style-name="P10"><text:span text:style-name="T5">銀 </text:span><text:span text:style-name="T3">(14) </text:span><text:span text:style-name="T5">ギン </text:span></text:p>
      <text:p text:style-name="P35"><text:span text:style-name="T3">As per </text:span><text:span text:style-name="T5">艮</text:span><text:span text:style-name="T3"># (adhere) + </text:span><text:span text:style-name="T5">金 </text:span><text:span text:style-name="T3">metal → *silver* polish adhering to metal → *currency*. </text:span></text:p>
      <text:p text:style-name="P104"><text:span text:style-name="T5">墾 </text:span><text:span text:style-name="T3">(16)</text:span><text:span text:style-name="T5">　コン </text:span></text:p>
      <text:p text:style-name="P738"><text:span text:style-name="T5">貇 </text:span><text:span text:style-name="T3">combines </text:span><text:span text:style-name="T5">艮 </text:span><text:span text:style-name="T3">(adhere) with </text:span><text:span text:style-name="T5">豸 </text:span><text:span text:style-name="T3">animal that ambles along the ground → teeth of a sharp-toothed beast adhering to an object or to the piece of food being gnawed → gnaw. </text:span><text:span text:style-name="T5">墾 </text:span><text:span text:style-name="T3">is as per </text:span><text:span text:style-name="T5">貇</text:span><text:span text:style-name="T3"># (adhere) + </text:span><text:span text:style-name="T5">土 </text:span><text:span text:style-name="T3">earth → agricultural tool adhering to the soil in *cultivation*. </text:span></text:p>
      <text:p text:style-name="P103"><text:span text:style-name="T5">懇 </text:span><text:span text:style-name="T3">(17)</text:span><text:span text:style-name="T5">　コン；ねんご（ろ）　 </text:span></text:p>
      <text:p text:style-name="P739"><text:span text:style-name="T3">As per </text:span><text:span text:style-name="T5">貇</text:span><text:span text:style-name="T3"># as described in </text:span><text:span text:style-name="T5">墾 </text:span><text:span text:style-name="T3">(adhere) + </text:span><text:span text:style-name="T5">心 </text:span><text:span text:style-name="T3">heart/emotions → adhering/lasting feelings of *cordiality* or *sincerity* (compare </text:span><text:span text:style-name="T5">恩</text:span><text:span text:style-name="T3">) → *courteous*; *intimate*. </text:span></text:p>
      <text:p text:style-name="P79"><text:span text:style-name="T5">厂 </text:span><text:span text:style-name="T3">(2)</text:span><text:span text:style-name="T5">　カン </text:span></text:p>
      <text:p text:style-name="P740"><text:span text:style-name="T3">A depiction of a *cliff* concealing objects atop it (as observed from below; compare </text:span><text:span text:style-name="T5">厃 </text:span><text:span text:style-name="T3">as described in </text:span><text:span text:style-name="T5">詹</text:span><text:span text:style-name="T3">) → *shape indicator*. </text:span></text:p>
      <text:p text:style-name="P163"><text:span text:style-name="T5">巾　</text:span><text:span text:style-name="T3">(3)</text:span><text:span text:style-name="T5">　キン；はば </text:span></text:p>
      <text:p text:style-name="P741"><text:span text:style-name="T3">A depiction of fine *cloth* draped about/over an object, the two ends of the cloth in neat alignment → *cloth wrapped about the head*. *Width* is a borrowed meaning. </text:span></text:p>
      <text:p text:style-name="P400"><text:span text:style-name="T5">艮 </text:span><text:span text:style-name="T3">(6)</text:span><text:span text:style-name="T5">　コン；ゴン；うしとら </text:span></text:p>
      <text:p text:style-name="P742"><text:span text:style-name="T3">The relevant seal inscription form is an abbreviated form of </text:span><text:span text:style-name="T5">見 </text:span><text:span text:style-name="T3">see + </text:span><text:span text:style-name="T5">匕 </text:span><text:span text:style-name="T3">double-pronged eating implement → blade adhering to the eye of a slave who is blinded in having it gouged out. *Northeast* (as a direction in the zodiac) is a borrowed meaning. </text:span></text:p>
      <text:p text:style-name="P114"><text:span text:style-name="T5">痕 </text:span><text:span text:style-name="T3">(11)</text:span><text:span text:style-name="T5">　コン；あと　 </text:span></text:p>
      <text:p text:style-name="P35"><text:span text:style-name="T3">As per </text:span><text:span text:style-name="T5">艮</text:span><text:span text:style-name="T3"># (adhere) + </text:span><text:span text:style-name="T5">疒 </text:span><text:span text:style-name="T3">illness → *scar* adhering to the skin → *mark*; *trace*.</text:span></text:p>
      <text:p text:style-name="P69"><text:soft-page-break/><text:span text:style-name="T5">艱 </text:span><text:span text:style-name="T3">(17)</text:span><text:span text:style-name="T5">　カン </text:span></text:p>
      <text:p text:style-name="P743"><text:span text:style-name="T3">As per </text:span><text:span text:style-name="T5">艮</text:span><text:span text:style-name="T3"># (adhere) + </text:span><text:span text:style-name="T5">��</text:span><text:span text:style-name="T3">as described in </text:span><text:span text:style-name="T5">漢 </text:span><text:span text:style-name="T3">(stretch over a fire) → *distress*; *trouble* (← suffering/hardships consequent to adhering directly to a fire) → *difficult*; *hard*. Compare </text:span><text:span text:style-name="T5">難</text:span><text:span text:style-name="T3">. </text:span></text:p>
      <text:p text:style-name="P124"><text:span text:style-name="T5">齦 </text:span><text:span text:style-name="T3">(21) </text:span><text:span text:style-name="T5">ギン </text:span></text:p>
      <text:p text:style-name="P35"><text:span text:style-name="T3">As per </text:span><text:span text:style-name="T5">艮</text:span><text:span text:style-name="T3"># (adhere) + </text:span><text:span text:style-name="T5">齒 </text:span><text:span text:style-name="T3">teeth → the *gums*, to which the teeth adhere. Compare </text:span><text:span text:style-name="T5">齗</text:span><text:span text:style-name="T3">. </text:span></text:p>
      <text:p text:style-name="P125"><text:span text:style-name="T5">殷 </text:span><text:span text:style-name="T3">(10) </text:span><text:span text:style-name="T5">オン；イン；アン </text:span></text:p>
      <text:p text:style-name="P744"><text:span text:style-name="T3">Reverse image of </text:span><text:span text:style-name="T5">身</text:span><text:span text:style-name="T3"># pregnant (→ fecund) + </text:span><text:span text:style-name="T5">殳 </text:span><text:span text:style-name="T3">action indicator → (make) *abundant*; *prosperous*; *flourishing*. The *Yin Dynasty* (c. 1766 to c. 1050 B.C.E.; also known as the </text:span><text:span text:style-name="T5">商 </text:span><text:span text:style-name="T3">Shang) is a borrowed usage. </text:span></text:p>
      <text:p text:style-name="P143"><text:span text:style-name="T5">虔 </text:span><text:span text:style-name="T3">(10) </text:span><text:span text:style-name="T5">ケン </text:span></text:p>
      <text:p text:style-name="P745"><text:span text:style-name="T3">As per </text:span><text:span text:style-name="T5">文</text:span><text:span text:style-name="T3"># (fine, detailed pattern) + </text:span><text:span text:style-name="T5">虍 </text:span><text:span text:style-name="T3">tiger → (striped) tiger. *Respect* and (act with) *reverence* are associated meanings (← dangerous creature eliciting reverence). </text:span></text:p>
      <text:p text:style-name="P334"><text:span text:style-name="T5">牽 </text:span><text:span text:style-name="T3">(11) </text:span><text:span text:style-name="T5">ケン；ひ（く）　 </text:span></text:p>
      <text:p text:style-name="P746"><text:span text:style-name="T3">As per </text:span><text:span text:style-name="T5">玄</text:span><text:span text:style-name="T3"># (link) + an element combining </text:span><text:span text:style-name="T5">牛 </text:span><text:span text:style-name="T3">cow and </text:span><text:span text:style-name="T5">冖 </text:span><text:span text:style-name="T3">cover (→ bar used to hold down the horns of cattle; compare </text:span><text:span text:style-name="T5">衡</text:span><text:span text:style-name="T3">) → *drag/draw* a cow with a rope → *lead*. Also, *be involved in/with* (← be directly connected ← drag with a rope). </text:span></text:p>
      <text:p text:style-name="P117"><text:span text:style-name="T5">愆 </text:span><text:span text:style-name="T3">(13) </text:span><text:span text:style-name="T5">ケン </text:span></text:p>
      <text:p text:style-name="P747"><text:span text:style-name="T5">衍</text:span><text:span text:style-name="T3"># overflow + </text:span><text:span text:style-name="T5">心 </text:span><text:span text:style-name="T3">heart/emotions → *error*/*mistake* committed due to overflowing emotion → *fault*; *offense*; *transgression*. </text:span></text:p>
      <text:p text:style-name="P123"><text:span text:style-name="T5">侃 </text:span><text:span text:style-name="T3">(8)</text:span><text:span text:style-name="T5">　カン </text:span></text:p>
      <text:p text:style-name="P748"><text:span text:style-name="T3">The combination of </text:span><text:span text:style-name="T5">人 </text:span><text:span text:style-name="T3">person and </text:span><text:span text:style-name="T5">口 </text:span><text:span text:style-name="T3">mouth is a variant# of </text:span><text:span text:style-name="T5">信 </text:span><text:span text:style-name="T3">(person speaking sincerely/truthfully). </text:span><text:span text:style-name="T5">侃 </text:span><text:span text:style-name="T3">adds </text:span><text:span text:style-name="T5">川 </text:span><text:span text:style-name="T3">(powerful, flowing) river → powerful sincerity → *strong and possessed of integrity/righteousness* → *strong*. </text:span></text:p>
      <text:p text:style-name="P143"><text:span text:style-name="T5">燕 </text:span><text:span text:style-name="T3">(16) </text:span><text:span text:style-name="T5">エン；つばくら；つばくろ；つばめ </text:span></text:p>
      <text:p text:style-name="P749"><text:span text:style-name="T3">A depiction of a *swallow*, the nests of which adhere to the walls of caves or cliffs. *Relaxation* and *enjoyment* are borrowed meanings; compare </text:span><text:span text:style-name="T5">讌</text:span><text:span text:style-name="T3">. </text:span></text:p>
      <text:p text:style-name="P79"><text:span text:style-name="T5">焉 </text:span><text:span text:style-name="T3">(11) </text:span><text:span text:style-name="T5">エン；いずく（んぞ） </text:span></text:p>
      <text:p text:style-name="P428"><text:span text:style-name="T3">A depiction of a swallow, and may be regarded as a variant form of </text:span><text:span text:style-name="T5">燕 </text:span><text:span text:style-name="T3">(swallow). *How*, *why*, *where* and *then* are borrowed meanings. </text:span></text:p>
      <text:p text:style-name="P135"><text:span text:style-name="T5">嫣 </text:span><text:span text:style-name="T3">(14) </text:span><text:span text:style-name="T5">エン </text:span></text:p>
      <text:p text:style-name="P82"><text:span text:style-name="T5">焉</text:span><text:span text:style-name="T3"># swallow + </text:span><text:span text:style-name="T5">女 </text:span><text:span text:style-name="T3">woman → charming, *beautiful woman*, likened to a swallow. </text:span></text:p>
      <text:p text:style-name="P20"><text:span text:style-name="T5">按 </text:span><text:span text:style-name="T3">(9) </text:span><text:span text:style-name="T5">アン </text:span></text:p>
      <text:p text:style-name="P750"><text:span text:style-name="T3">As per </text:span><text:span text:style-name="T5">安</text:span><text:span text:style-name="T3"># (rest in/on) + </text:span><text:span text:style-name="T5">手 </text:span><text:span text:style-name="T3">hand/action indicator → rest a hand on (forcefully) → *press down upon with the hand(s)* → *rub*. Also, *examine/investigate* (← press an object in various spots in examining it). </text:span></text:p>
      <text:p text:style-name="P251"><text:span text:style-name="T5">晏 </text:span><text:span text:style-name="T3">(10) </text:span><text:span text:style-name="T5">アン</text:span></text:p>
      <text:p text:style-name="P751"><text:span text:style-name="T3">As per </text:span><text:span text:style-name="T5">安</text:span><text:span text:style-name="T3"># (rest in/on) + </text:span><text:span text:style-name="T5">日 </text:span><text:span text:style-name="T3">sun/day → *setting of the sun* (sun resting/settling on the horizon; compare </text:span><text:span text:style-name="T5">旰</text:span><text:span text:style-name="T3">) → *late* (← late in the day); *quiet* (that accompanies the end of the day). </text:span></text:p>
      <text:p text:style-name="P124"><text:soft-page-break/><text:span text:style-name="T5">鞍 </text:span><text:span text:style-name="T3">(15) </text:span><text:span text:style-name="T5">アン；くら　 </text:span></text:p>
      <text:p text:style-name="P35"><text:span text:style-name="T3">As per </text:span><text:span text:style-name="T5">安</text:span><text:span text:style-name="T3"># (rest in/on) + </text:span><text:span text:style-name="T5">革 </text:span><text:span text:style-name="T3">leather → *saddle* (upon which the rider's buttocks rest). </text:span></text:p>
      <text:p text:style-name="P10"><text:span text:style-name="T5">鰋 </text:span><text:span text:style-name="T3">(20) </text:span><text:span text:style-name="T5">エン；なまず </text:span></text:p>
      <text:p text:style-name="P437"><text:span text:style-name="T5">匽 </text:span><text:span text:style-name="T3">hide + </text:span><text:span text:style-name="T5">魚 </text:span><text:span text:style-name="T3">fish → fish hidden in muddy, stagnant water → *catfish*. </text:span></text:p>
      <text:p text:style-name="P10"><text:span text:style-name="T5">鮟 </text:span><text:span text:style-name="T3">(17) </text:span><text:span text:style-name="T5">アン </text:span></text:p>
      <text:p text:style-name="P752"><text:span text:style-name="T3">Variant form of </text:span><text:span text:style-name="T5">鰋 </text:span><text:span text:style-name="T3">(fish hidden in muddy, stagnant water). The compound </text:span><text:span text:style-name="T5">鮟鱇 </text:span><text:span text:style-name="T3">(</text:span><text:span text:style-name="T5">アンコウ</text:span><text:span text:style-name="T3">) refers to an anglerfish. <text:s/></text:span></text:p>
      <text:p text:style-name="P114"><text:span text:style-name="T5">彦 </text:span><text:span text:style-name="T3">(9) </text:span><text:span text:style-name="T5">ゲン；ひこ　 </text:span></text:p>
      <text:p text:style-name="P753"><text:span text:style-name="T3">The combination of elements is unclear, but the Old Chinese pronunciation suggests that the original idea was that of a rugged, well-formed face (compare </text:span><text:span text:style-name="T5">顏</text:span><text:span text:style-name="T3">/</text:span><text:span text:style-name="T5">顔</text:span><text:span text:style-name="T3">) adhering to the head in the manner that </text:span><text:span text:style-name="T5">厂</text:span><text:span text:style-name="T3"># a cliff adheres to the side of a mountain (compare the lower element of </text:span><text:span text:style-name="T5">嚴</text:span><text:span text:style-name="T3">/</text:span><text:span text:style-name="T5">厳</text:span><text:span text:style-name="T3">). *Handsome* is an associated meaning, with *accomplished* and *splendid* extended meanings in the sense of qualities associated with a handsome male. In </text:span><text:span text:style-name="T5">彦</text:span><text:span text:style-name="T3">, the traditional form of the element atop </text:span><text:span text:style-name="T5">厂 </text:span><text:span text:style-name="T3">is that seen in </text:span><text:span text:style-name="T5">顏</text:span><text:span text:style-name="T3">, </text:span><text:span text:style-name="T5">諺 </text:span><text:span text:style-name="T3">and </text:span><text:span text:style-name="T5">偐</text:span><text:span text:style-name="T3">. </text:span></text:p>
      <text:p text:style-name="P145"><text:span text:style-name="T5">諺 </text:span><text:span text:style-name="T3">(16) </text:span><text:span text:style-name="T5">ゲン；ことわざ　 </text:span></text:p>
      <text:p text:style-name="P35"><text:span text:style-name="T3">As per </text:span><text:span text:style-name="T5">彦</text:span><text:span text:style-name="T3"># (handsome; well-formed) + </text:span><text:span text:style-name="T5">言 </text:span><text:span text:style-name="T3">words → *maxim*; *proverb* (← well-formed words). </text:span></text:p>
      <text:p text:style-name="P403"><text:span text:style-name="T5">云 </text:span><text:span text:style-name="T3">(4)</text:span><text:span text:style-name="T5">　ウン；い（う） </text:span></text:p>
      <text:p text:style-name="P754"><text:span text:style-name="T3">A depiction of vapors rising from a heat source and adhering to walls or the ceiling → *mumble*; *say* (← vaporous/ambiguous utterances). </text:span></text:p>
      <text:p text:style-name="P114"><text:span text:style-name="T5">耘 </text:span><text:span text:style-name="T3">(10)</text:span><text:span text:style-name="T5">　ウン </text:span></text:p>
      <text:p text:style-name="P35"><text:span text:style-name="T3">As per </text:span><text:span text:style-name="T5">云</text:span><text:span text:style-name="T3"># (adhere) + </text:span><text:span text:style-name="T5">耒 </text:span><text:span text:style-name="T3">plow → plow adhering to soil → *weed* (v.). </text:span></text:p>
      <text:p text:style-name="P51"><text:span text:style-name="T5">柬 </text:span><text:span text:style-name="T3">(9)</text:span><text:span text:style-name="T5">　カン；ケン </text:span></text:p>
      <text:p text:style-name="P755"><text:span text:style-name="T3">Originally a sack (compare </text:span><text:span text:style-name="T5">東</text:span><text:span text:style-name="T3">) + an abbreviated form# of </text:span><text:span text:style-name="T5">炎 </text:span><text:span text:style-name="T3">(consuming blaze) → place a sack over a fire to separate the contents → *choose*/*select* (← choose between separated objects). </text:span></text:p>
      <text:p text:style-name="P24"><text:span text:style-name="T5">諫 </text:span><text:span text:style-name="T3">(16)</text:span><text:span text:style-name="T5">　カン；いさ（める） </text:span></text:p>
      <text:p text:style-name="P756"><text:span text:style-name="T3">As per </text:span><text:span text:style-name="T5">柬</text:span><text:span text:style-name="T3"># (separate) + </text:span><text:span text:style-name="T5">言 </text:span><text:span text:style-name="T3">words → verbally *correct a mistake* (← separate the true from the false) → *admonish*; *remonstrate* with or *dissuade* (a superior) (← correct). </text:span></text:p>
      <text:p text:style-name="P334"><text:span text:style-name="T5">臤 </text:span><text:span text:style-name="T3">(8)</text:span><text:span text:style-name="T5">　カン；ケン </text:span></text:p>
      <text:p text:style-name="P757"><text:span text:style-name="T3">As per </text:span><text:span text:style-name="T5">臣</text:span><text:span text:style-name="T3"># (fix upon) + </text:span><text:span text:style-name="T5">又 </text:span><text:span text:style-name="T3">hand/action indicator → (cause to) adhere. *Hard* and *wise* are borrowed meanings. </text:span></text:p>
      <text:p text:style-name="P77"><text:span text:style-name="T5">幵 </text:span><text:span text:style-name="T3">(6) </text:span><text:span text:style-name="T5">ケン </text:span></text:p>
      <text:p text:style-name="P758"><text:span text:style-name="T5">干</text:span><text:span text:style-name="T3"># thick bar (doubled), suggesting pieces of wood being ground down into alignment → *flat*; *level*; *smooth*; *even* (adj.).</text:span></text:p>
      <text:p text:style-name="P128"><text:span text:style-name="T5">栞 </text:span><text:span text:style-name="T3">(10)</text:span><text:span text:style-name="T5">　カン；しおり　 </text:span></text:p>
      <text:p text:style-name="P759"><text:span text:style-name="T3">As per </text:span><text:span text:style-name="T5">幵</text:span><text:span text:style-name="T3"># (aligned pieces of wood) + </text:span><text:span text:style-name="T5">木 </text:span><text:span text:style-name="T3">tree/wood → *wooden path marker*; *signpost* → *bookmark*. </text:span><text:span text:style-name="T5">栞 </text:span><text:span text:style-name="T3">was devised to replace </text:span><text:span text:style-name="T5">幵 </text:span><text:span text:style-name="T3">after </text:span><text:span text:style-name="T5">幵 </text:span><text:span text:style-name="T3">lost its connection with pieces of wood. </text:span></text:p>
      <text:p text:style-name="P199"><text:soft-page-break/><text:span text:style-name="T5">旱 </text:span><text:span text:style-name="T3">(7)</text:span><text:span text:style-name="T5">　カン；ひでり　 </text:span></text:p>
      <text:p text:style-name="P760"><text:span text:style-name="T3">As per </text:span><text:span text:style-name="T5">干</text:span><text:span text:style-name="T3"># (press against) + </text:span><text:span text:style-name="T5">日 </text:span><text:span text:style-name="T3">sun/day → sunlight pressing against and drying up the land → *dry up*; *drought*. <text:s/></text:span></text:p>
      <text:p text:style-name="P77"><text:span text:style-name="T5">悍 </text:span><text:span text:style-name="T3">(10)</text:span><text:span text:style-name="T5">　カン </text:span></text:p>
      <text:p text:style-name="P761"><text:span text:style-name="T5">旱</text:span><text:span text:style-name="T3"># dry up (→ be/become rough) + </text:span><text:span text:style-name="T5">心 </text:span><text:span text:style-name="T3">heart/emotions → *rough*; *brutish* → *courageous*. Also, *strong*. </text:span></text:p>
      <text:p text:style-name="P123"><text:span text:style-name="T5">稈 </text:span><text:span text:style-name="T3">(12)</text:span><text:span text:style-name="T5">　カン；わら　 </text:span></text:p>
      <text:p text:style-name="P202"><text:span text:style-name="T5">旱</text:span><text:span text:style-name="T3"># dry up + </text:span><text:span text:style-name="T5">禾 </text:span><text:span text:style-name="T3">grain/rice → *dried up stalk* of a grain plant → *straw*. </text:span></text:p>
      <text:p text:style-name="P20"><text:span text:style-name="T5">駻 </text:span><text:span text:style-name="T3">(17)</text:span><text:span text:style-name="T5">　カン </text:span></text:p>
      <text:p text:style-name="P762"><text:span text:style-name="T5">旱 </text:span><text:span text:style-name="T3">here an abbreviated form of </text:span><text:span text:style-name="T5">悍 </text:span><text:span text:style-name="T3">fierce + </text:span><text:span text:style-name="T5">馬 </text:span><text:span text:style-name="T3">horse → *untamed/unbroken horse* → *rage*; *run wild*. </text:span></text:p>
      <text:p text:style-name="P101"><text:span text:style-name="T5">腱 </text:span><text:span text:style-name="T3">(13) </text:span><text:span text:style-name="T5">ケン </text:span></text:p>
      <text:p text:style-name="P70"><text:span text:style-name="T5">建</text:span><text:span text:style-name="T3"># erect + </text:span><text:span text:style-name="T5">肉 </text:span><text:span text:style-name="T3">flesh → *tendon* (allowing muscles to extend and/or raise bones). </text:span></text:p>
      <text:p text:style-name="P66"><text:span text:style-name="T5">鍵 </text:span><text:span text:style-name="T3">(17) </text:span><text:span text:style-name="T5">ケン；かぎ　 </text:span></text:p>
      <text:p text:style-name="P70"><text:span text:style-name="T5">建</text:span><text:span text:style-name="T3"># erect + </text:span><text:span text:style-name="T5">金 </text:span><text:span text:style-name="T3">metal → raise a metal latch/bolt → *key* (of a piano, electronic device etc.). <text:s/></text:span></text:p>
      <text:p text:style-name="P125"><text:span text:style-name="T5">槿 </text:span><text:span text:style-name="T3">(15)</text:span><text:span text:style-name="T5">　キン </text:span></text:p>
      <text:p text:style-name="P763"><text:span text:style-name="T3">As per </text:span><text:span text:style-name="T5">��</text:span><text:span text:style-name="T3"># as described in </text:span><text:span text:style-name="T5">漢 </text:span><text:span text:style-name="T3">(minute) + </text:span><text:span text:style-name="T5">木 </text:span><text:span text:style-name="T3">tree/wood → Hibiscus syriacus (compare </text:span><text:span text:style-name="T5">舜</text:span><text:span text:style-name="T3">), the flowers of which have little or no detectible scent. </text:span></text:p>
      <text:p text:style-name="P24"><text:span text:style-name="T5">饉 </text:span><text:span text:style-name="T3">(20)</text:span><text:span text:style-name="T5">　キン </text:span></text:p>
      <text:p text:style-name="P764"><text:span text:style-name="T3">As per </text:span><text:span text:style-name="T5">��</text:span><text:span text:style-name="T3"># as described in </text:span><text:span text:style-name="T5">漢 </text:span><text:span text:style-name="T3">(minute) + </text:span><text:span text:style-name="T5">食 </text:span><text:span text:style-name="T3">food/eating → *paucity of food*; *famine* → *starvation* (← minute quantity of food). Compare </text:span><text:span text:style-name="T5">饑 </text:span><text:span text:style-name="T3">and </text:span><text:span text:style-name="T5">稀</text:span><text:span text:style-name="T3">. </text:span></text:p>
      <text:p text:style-name="P140"><text:span text:style-name="T5">澗 </text:span><text:span text:style-name="T3">(15)</text:span><text:span text:style-name="T5">　カン </text:span></text:p>
      <text:p text:style-name="P437"><text:span text:style-name="T5">間</text:span><text:span text:style-name="T3"># gap + </text:span><text:span text:style-name="T5">水 </text:span><text:span text:style-name="T3">water → *valley river* (running through a mountain) → *valley*. </text:span></text:p>
      <text:p text:style-name="P107"><text:span text:style-name="T5">癇 </text:span><text:span text:style-name="T3">(17)</text:span><text:span text:style-name="T5">　カン；ひきつけ　 </text:span></text:p>
      <text:p text:style-name="P765"><text:span text:style-name="T5">閒</text:span><text:span text:style-name="T3"># gap + </text:span><text:span text:style-name="T5">疒 </text:span><text:span text:style-name="T3">illness → *spasms*; *convulsions*; *fit* (← medical conditions that occur at gaps/intervals; compare </text:span><text:span text:style-name="T5">痃</text:span><text:span text:style-name="T3">) → *irritability*; *hot temper*. </text:span></text:p>
      <text:p text:style-name="P118"><text:span text:style-name="T5">蜆 </text:span><text:span text:style-name="T3">(13) </text:span><text:span text:style-name="T5">ケン；しじみ　 </text:span></text:p>
      <text:p text:style-name="P766"><text:span text:style-name="T3">As per </text:span><text:span text:style-name="T5">見</text:span><text:span text:style-name="T3"># (fix upon) + </text:span><text:span text:style-name="T5">虫 </text:span><text:span text:style-name="T3">insect/creature → variety of *fresh-water clam* (← creature firmly affixed to its shell; compare </text:span><text:span text:style-name="T5">蛤 </text:span><text:span text:style-name="T3">and </text:span><text:span text:style-name="T5">辰</text:span><text:span text:style-name="T3">). </text:span></text:p>
      <text:p text:style-name="P25"><text:span text:style-name="T5">硯 </text:span><text:span text:style-name="T3">(12) </text:span><text:span text:style-name="T5">ケン；すずり　 </text:span></text:p>
      <text:p text:style-name="P35"><text:span text:style-name="T3">As per </text:span><text:span text:style-name="T5">見</text:span><text:span text:style-name="T3"># (fix upon) + </text:span><text:span text:style-name="T5">石 </text:span><text:span text:style-name="T3">stone → *inkstone* (to which ink is affixed).</text:span></text:p>
      <text:p text:style-name="P132"><text:soft-page-break/><text:span text:style-name="T5">筧 </text:span><text:span text:style-name="T3">(13) </text:span><text:span text:style-name="T5">ケン；かけい；かけひ　 </text:span></text:p>
      <text:p text:style-name="P5"><text:span text:style-name="T3">As per </text:span><text:span text:style-name="T5">見</text:span><text:span text:style-name="T3"># (fix upon) + </text:span><text:span text:style-name="T5">竹 </text:span><text:span text:style-name="T3">bamboo → bamboo/wooden *water pipe* affixed in place → *conduit*. </text:span></text:p>
      <text:p text:style-name="P133"><text:span text:style-name="T5">翰 </text:span><text:span text:style-name="T3">(16)</text:span><text:span text:style-name="T5">　カン </text:span></text:p>
      <text:p text:style-name="P767"><text:span text:style-name="T3">An abbreviated form# of </text:span><text:span text:style-name="T5">乾 </text:span><text:span text:style-name="T3">(rise high) + </text:span><text:span text:style-name="T5">羽 </text:span><text:span text:style-name="T3">feather/wing → (long, hard) feather raised in being used as a writing implement → *writing brush* → *letter* (← writing produced by such a brush). *Fly high* is via reinterpretation of the constituent elements of the character. </text:span></text:p>
      <text:p text:style-name="P224"><text:span text:style-name="T5">蹇 </text:span><text:span text:style-name="T3">(17) </text:span><text:span text:style-name="T5">ケン；あしなえ　 </text:span></text:p>
      <text:p text:style-name="P768"><text:span text:style-name="T3">As per the upper element# of </text:span><text:span text:style-name="T5">寒 </text:span><text:span text:style-name="T3">(raise in layers) + </text:span><text:span text:style-name="T5">足 </text:span><text:span text:style-name="T3">leg/foot → *lameness* forcing one to raise one's leg in slow, layered motions → a *cripple*. Also, *suffer* and *be troubled*. </text:span></text:p>
      <text:p text:style-name="P114"><text:span text:style-name="T5">譴 </text:span><text:span text:style-name="T3">(21) </text:span><text:span text:style-name="T5">ケン；せ（める）；とが（める）　 </text:span></text:p>
      <text:p text:style-name="P82"><text:span text:style-name="T5">遣</text:span><text:span text:style-name="T3"># send; dispatch + </text:span><text:span text:style-name="T5">言 </text:span><text:span text:style-name="T3">words → *reprimand* delivered by an envoy → *reproach*. </text:span></text:p>
      <text:p text:style-name="P438"><text:span text:style-name="T5">匽 </text:span><text:span text:style-name="T3">(9) </text:span><text:span text:style-name="T5">エン；かく（す）；ふ（す）；ふ（せる）　 </text:span></text:p>
      <text:p text:style-name="P769"><text:span text:style-name="T3">An abbreviated form# of </text:span><text:span text:style-name="T5">晏 </text:span><text:span text:style-name="T3">(settle) + </text:span><text:span text:style-name="T5">匸 </text:span><text:span text:style-name="T3">contain/conceal → set an object in place, hiding it away → *hide*; *secrete*. *Bend* is a borrowed meaning. </text:span></text:p>
      <text:p text:style-name="P114"><text:span text:style-name="T5">堰 </text:span><text:span text:style-name="T3">(12) </text:span><text:span text:style-name="T5">エン；せき；せ（く） </text:span></text:p>
      <text:p text:style-name="P35"><text:span text:style-name="T3">As per </text:span><text:span text:style-name="T5">匽</text:span><text:span text:style-name="T3"># (set in place) + </text:span><text:span text:style-name="T5">土 </text:span><text:span text:style-name="T3">earth → pack earth and set in place to create a *dam* → *dam up*. </text:span></text:p>
      <text:p text:style-name="P142"><text:span text:style-name="T5">奸 </text:span><text:span text:style-name="T3">(6)</text:span><text:span text:style-name="T5">　カン；おか（す）　 </text:span></text:p>
      <text:p text:style-name="P524"><text:span text:style-name="T3">As per </text:span><text:span text:style-name="T5">干</text:span><text:span text:style-name="T3"># (press against) + </text:span><text:span text:style-name="T5">女 </text:span><text:span text:style-name="T3">woman → have (illicit) contact with a woman → *evil/wicked deed*; *villainy*. Compare </text:span><text:span text:style-name="T5">姦</text:span><text:span text:style-name="T3">. </text:span></text:p>
      <text:p text:style-name="P140"><text:span text:style-name="T5">姦 </text:span><text:span text:style-name="T3">(9)</text:span><text:span text:style-name="T5">　カン；かしま（しい）　 </text:span></text:p>
      <text:p text:style-name="P770"><text:span text:style-name="T5">奻</text:span><text:span text:style-name="T3"># is </text:span><text:span text:style-name="T5">女 </text:span><text:span text:style-name="T3">woman (doubled) → quarreling women. </text:span><text:span text:style-name="T5">姦 </text:span><text:span text:style-name="T3">adds another </text:span><text:span text:style-name="T5">女 </text:span><text:span text:style-name="T3">element to emphasize inappropriate behavior → *wicked*; *immoral*. *Adultery* is a borrowed meaning, likely influenced by </text:span><text:span text:style-name="T5">奸 </text:span><text:span text:style-name="T3">(have illicit contact with a woman) → *obscene*; *debauched*. *Noisy* is via the original sense of "quarrel." </text:span></text:p>
      <text:p text:style-name="P83"><text:span text:style-name="T5">杆 </text:span><text:span text:style-name="T3">(7)</text:span><text:span text:style-name="T5">　カン；てこ </text:span></text:p>
      <text:p text:style-name="P106"><text:span text:style-name="T5">干</text:span><text:span text:style-name="T3"># thick bar; shield + </text:span><text:span text:style-name="T5">木 </text:span><text:span text:style-name="T3">tree/wood → wooden *rod*, *pole* or *shield*. </text:span></text:p>
      <text:p text:style-name="P66"><text:span text:style-name="T5">竿 </text:span><text:span text:style-name="T3">(9)</text:span><text:span text:style-name="T5">　カン；さお　 </text:span></text:p>
      <text:p text:style-name="P106"><text:span text:style-name="T5">干</text:span><text:span text:style-name="T3"># thick bar + </text:span><text:span text:style-name="T5">竹 </text:span><text:span text:style-name="T3">bamboo → *bamboo pole* → *pole*. Also, *neck* of a violin or shamisen. </text:span></text:p>
      <text:p text:style-name="P107"><text:span text:style-name="T5">韓 </text:span><text:span text:style-name="T3">(17)</text:span><text:span text:style-name="T5">　カン；から　 </text:span></text:p>
      <text:p text:style-name="P771"><text:span text:style-name="T3">An abbreviated form# of </text:span><text:span text:style-name="T5">幹 </text:span><text:span text:style-name="T3">(rise high) + </text:span><text:span text:style-name="T5">韋 </text:span><text:span text:style-name="T3">circumambulate → *fence* that rises high in surrounding and blocking off a well. *Korea* and *name of a particular country in ancient China* are borrowed meanings. </text:span></text:p>
      <text:p text:style-name="P9"><text:span text:style-name="T5">雁 </text:span><text:span text:style-name="T3">(12) </text:span><text:span text:style-name="T5">ガン；かり </text:span></text:p>
      <text:p text:style-name="P772"><text:span text:style-name="T3">A variant form of the element minus </text:span><text:span text:style-name="T5">鳥 </text:span><text:span text:style-name="T3">as described in </text:span><text:span text:style-name="T5">鷹 </text:span><text:span text:style-name="T3">(hunting hawk), indicating a bird targeted as prey by hunting hawks → *wild goose*.</text:span></text:p>
      <text:p text:style-name="P18"><text:soft-page-break/><text:span text:style-name="T5">贋 </text:span><text:span text:style-name="T3">(19) </text:span><text:span text:style-name="T5">ガン；にせ </text:span></text:p>
      <text:p text:style-name="P425"><text:span text:style-name="T3">As per </text:span><text:span text:style-name="T5">雁</text:span><text:span text:style-name="T3"># (wild goose) + </text:span><text:span text:style-name="T5">貝 </text:span><text:span text:style-name="T3">commodities → goods made to resemble geese, used as decoys → *imitation*; *counterfeit*; *sham*; *fake*. </text:span></text:p>
      <text:p text:style-name="P200"><text:span text:style-name="T5">這 </text:span><text:span text:style-name="T3">(11) </text:span><text:span text:style-name="T5">ゲン；シャ；この；これ；は（う）　 </text:span></text:p>
      <text:p text:style-name="P252"><text:span text:style-name="T5">辵 </text:span><text:span text:style-name="T3">movement + </text:span><text:span text:style-name="T5">言</text:span><text:span text:style-name="T3"># words → meet, then speak. *This* and *crawl* are borrowed meanings. </text:span></text:p>
      <text:p text:style-name="P464"><text:span text:style-name="T5">腎 </text:span><text:span text:style-name="T3">(12) </text:span><text:span text:style-name="T5">ジン；シン </text:span></text:p>
      <text:p text:style-name="P773"><text:span text:style-name="T3">As per </text:span><text:span text:style-name="T5">臤</text:span><text:span text:style-name="T3"># (adhere) + </text:span><text:span text:style-name="T5">肉 </text:span><text:span text:style-name="T3">flesh → the testes, which adhere to the scrotum. *Kidney/the kidneys* is a borrowed meaning. </text:span></text:p>
      <text:p text:style-name="P141"><text:span text:style-name="T5">慳 </text:span><text:span text:style-name="T3">(14)</text:span><text:span text:style-name="T5">　カン；ケン；お（しむ）　 </text:span></text:p>
      <text:p text:style-name="P774"><text:span text:style-name="T3">As per </text:span><text:span text:style-name="T5">堅</text:span><text:span text:style-name="T3"># (adhere) + </text:span><text:span text:style-name="T5">心 </text:span><text:span text:style-name="T3">heart/emotions → emotional adherence to possessions → *stingy*, *miserly*. </text:span></text:p>
      <text:p text:style-name="P67"><text:span text:style-name="T5">鰹 </text:span><text:span text:style-name="T3">(22) </text:span><text:span text:style-name="T5">ケン；かつお　 </text:span></text:p>
      <text:p text:style-name="P5"><text:span text:style-name="T3">As per </text:span><text:span text:style-name="T5">堅</text:span><text:span text:style-name="T3"># (adhere tightly) + </text:span><text:span text:style-name="T5">魚 </text:span><text:span text:style-name="T3">fish → *skipjack* (tuna; aka *bonito*), with tightly compact meat. </text:span></text:p>
      <text:p text:style-name="P66"><text:span text:style-name="T5">慇 </text:span><text:span text:style-name="T3">(14) </text:span><text:span text:style-name="T5">イン </text:span></text:p>
      <text:p text:style-name="P775"><text:span text:style-name="T3">As per </text:span><text:span text:style-name="T5">殷</text:span><text:span text:style-name="T3"># (abundant) + </text:span><text:span text:style-name="T5">心 </text:span><text:span text:style-name="T3">heart/emotions → demonstrate abundant concern/regard for others → *attentiveness*; *courtesy*. Compare </text:span><text:span text:style-name="T5">懃</text:span><text:span text:style-name="T3">. </text:span></text:p>
      <text:p text:style-name="P25"><text:span text:style-name="T5">湮 </text:span><text:span text:style-name="T3">(12) </text:span><text:span text:style-name="T5">イン；エン；しず（む）　 </text:span></text:p>
      <text:p text:style-name="P776"><text:span text:style-name="T3">As per </text:span><text:span text:style-name="T5">垔</text:span><text:span text:style-name="T3"># as described in </text:span><text:span text:style-name="T5">煙 </text:span><text:span text:style-name="T3">(adhere) + </text:span><text:span text:style-name="T5">水 </text:span><text:span text:style-name="T3">water → *sink* and adhere to the bottom of a body of water → *bury*. </text:span></text:p>
      <text:p text:style-name="P158"><text:span text:style-name="T5">嚥 </text:span><text:span text:style-name="T3">(19) </text:span><text:span text:style-name="T5">エン；の（む）　 </text:span></text:p>
      <text:p text:style-name="P777"><text:span text:style-name="T5">燕</text:span><text:span text:style-name="T3"># swallow + </text:span><text:span text:style-name="T5">口 </text:span><text:span text:style-name="T3">mouth + *swallow*/*gulp* in the manner of the (avian) swallow, a voracious consumer of insects. Compare </text:span><text:span text:style-name="T5">咽</text:span><text:span text:style-name="T3">. </text:span></text:p>
      <text:p text:style-name="P68"><text:span text:style-name="T5">僅 </text:span><text:span text:style-name="T3">(12)</text:span><text:span text:style-name="T5">　キン；わず（か）　 </text:span></text:p>
      <text:p text:style-name="P778"><text:span text:style-name="T3">As per </text:span><text:span text:style-name="T5">��</text:span><text:span text:style-name="T3"># as described in </text:span><text:span text:style-name="T5">漢 </text:span><text:span text:style-name="T3">(minute) + </text:span><text:span text:style-name="T5">人 </text:span><text:span text:style-name="T3">person → *barely*; *merely*; *few*; *little*. Here, </text:span><text:span text:style-name="T5">人 </text:span><text:span text:style-name="T3">has no semantic function, being used simply to create a derivative character conveying meanings that dropped from the original one. </text:span></text:p>
      <text:p text:style-name="P134"><text:span text:style-name="T5">菫 </text:span><text:span text:style-name="T3">(11)</text:span><text:span text:style-name="T5">　キン；すみれ　 </text:span></text:p>
      <text:p text:style-name="P779"><text:span text:style-name="T3">A variant form of </text:span><text:span text:style-name="T5">��</text:span><text:span text:style-name="T3"># as described in </text:span><text:span text:style-name="T5">漢 </text:span><text:span text:style-name="T3">(minute) + </text:span><text:span text:style-name="T5">艸 </text:span><text:span text:style-name="T3">grass/plant → minute/small flowering plant → a *violet*. </text:span></text:p>
      <text:p text:style-name="P114"><text:span text:style-name="T5">瑾 </text:span><text:span text:style-name="T3">(15)</text:span><text:span text:style-name="T5">　キン </text:span></text:p>
      <text:p text:style-name="P780"><text:span text:style-name="T3">As per </text:span><text:span text:style-name="T5">��</text:span><text:span text:style-name="T3"># as described in </text:span><text:span text:style-name="T5">漢 </text:span><text:span text:style-name="T3">(minute) + </text:span><text:span text:style-name="T5">玉 </text:span><text:span text:style-name="T3">jewel → *jewel*, reduced in size but rendered beautiful by cutting and polishing. </text:span></text:p>
      <text:p text:style-name="P200"><text:span text:style-name="T5">懃 </text:span><text:span text:style-name="T3">(17)</text:span><text:span text:style-name="T5">　キン；ゴン；ねんごろ </text:span></text:p>
      <text:p text:style-name="P781"><text:span text:style-name="T5">勤</text:span><text:span text:style-name="T3"># diligent + </text:span><text:span text:style-name="T5">心 </text:span><text:span text:style-name="T3">heart → be diligent in attending to another person's needs (compare </text:span><text:span text:style-name="T5">慇</text:span><text:span text:style-name="T3">) → *solicitous*; *courteous*; *polite*.</text:span></text:p>
      <text:p text:style-name="P50"><text:soft-page-break/><text:span text:style-name="T5">芹 </text:span><text:span text:style-name="T3">(7)</text:span><text:span text:style-name="T5">　キン；せり　 </text:span></text:p>
      <text:p text:style-name="P782"><text:span text:style-name="T3">As per </text:span><text:span text:style-name="T5">斤</text:span><text:span text:style-name="T3"># (adhere) + </text:span><text:span text:style-name="T5">艸 </text:span><text:span text:style-name="T3">grass/plant → *celery* (that grows in close proximity to bogs, marshes and other bodies of water). *Parsley* is a borrowed meaning. </text:span></text:p>
      <text:p text:style-name="P67"><text:span text:style-name="T5">舷 </text:span><text:span text:style-name="T3">(11) </text:span><text:span text:style-name="T5">ゲン；ふなばた　 </text:span></text:p>
      <text:p text:style-name="P783"><text:span text:style-name="T3">As per </text:span><text:span text:style-name="T5">玄</text:span><text:span text:style-name="T3"># (link) + </text:span><text:span text:style-name="T5">舟 </text:span><text:span text:style-name="T3">boat → *gunwale* (or *saxboard*), the top edge of the two sides of a boat, linking the bow to the stern. </text:span></text:p>
      <text:p text:style-name="P109"><text:span text:style-name="T5">鉉　</text:span><text:span text:style-name="T3">(13) </text:span><text:span text:style-name="T5">ケン；ゲン；つる　 </text:span></text:p>
      <text:p text:style-name="P784"><text:span text:style-name="T3">As per </text:span><text:span text:style-name="T5">玄</text:span><text:span text:style-name="T3"># (link) + </text:span><text:span text:style-name="T5">金 </text:span><text:span text:style-name="T3">metal → stand/holder linked to a tripod vessel. *Pot handle* is a borrowed meaning. </text:span></text:p>
      <text:p text:style-name="P400"><text:span text:style-name="T5">咽 </text:span><text:span text:style-name="T3">(9) </text:span><text:span text:style-name="T5">イン；エツ；エン；のど；の（む）；むせ（ぶ）　 </text:span></text:p>
      <text:p text:style-name="P785"><text:span text:style-name="T3">As per </text:span><text:span text:style-name="T5">因</text:span><text:span text:style-name="T3"># (superimpose) + </text:span><text:span text:style-name="T5">口 </text:span><text:span text:style-name="T3">mouth → food superimposed over the pharynx in swallowing → *swallow* (compare </text:span><text:span text:style-name="T5">嚥</text:span><text:span text:style-name="T3">) → *throat*. Also, *choke*. </text:span></text:p>
      <text:p text:style-name="P140"><text:span text:style-name="T5">扞 </text:span><text:span text:style-name="T3">(6)</text:span><text:span text:style-name="T5">　カン；ふせ（ぐ）　 </text:span></text:p>
      <text:p text:style-name="P786"><text:span text:style-name="T3">As per </text:span><text:span text:style-name="T5">干</text:span><text:span text:style-name="T3"># (press against in defense) + </text:span><text:span text:style-name="T5">手 </text:span><text:span text:style-name="T3">hand/action indicator → *use a shield in protection*; *fight/ward off*; *pin/render immobile*. Also, *resist* and *restrain*. </text:span></text:p>
      <text:p text:style-name="P54"><text:span text:style-name="T5">罕 </text:span><text:span text:style-name="T3">(7)</text:span><text:span text:style-name="T5">　カン；まれ　 </text:span></text:p>
      <text:p text:style-name="P787"><text:span text:style-name="T5">干</text:span><text:span text:style-name="T3"># thick bar + a variant form of </text:span><text:span text:style-name="T5">网 </text:span><text:span text:style-name="T3">net → *long-handled bird-catching net* (compare </text:span><text:span text:style-name="T5">禽</text:span><text:span text:style-name="T3">). *Rare* is a borrowed meaning. </text:span></text:p>
      <text:p text:style-name="P24"><text:span text:style-name="T5">骭 </text:span><text:span text:style-name="T3">(13)</text:span><text:span text:style-name="T5">　カン </text:span></text:p>
      <text:p text:style-name="P106"><text:span text:style-name="T5">干</text:span><text:span text:style-name="T3"># thick bar + </text:span><text:span text:style-name="T5">骨 </text:span><text:span text:style-name="T3">bone → *shin*; *shinbone*. </text:span></text:p>
      <text:p text:style-name="P107"><text:span text:style-name="T5">垠 </text:span><text:span text:style-name="T3">(9) </text:span><text:span text:style-name="T5">ギン；かぎり　 </text:span></text:p>
      <text:p text:style-name="P788"><text:span text:style-name="T3">As per </text:span><text:span text:style-name="T5">艮</text:span><text:span text:style-name="T3"># (adhere) + </text:span><text:span text:style-name="T5">土 </text:span><text:span text:style-name="T3">earth → geographical *boundary* (← edge of a plain adhering to the foothills where mountains begin) → *limit*. Also, *riverbank* and *shore* (← border of land and water). </text:span></text:p>
      <text:p text:style-name="P123"><text:span text:style-name="T5">很 </text:span><text:span text:style-name="T3">(9)</text:span><text:span text:style-name="T5">　コン；もと（る）　 </text:span></text:p>
      <text:p text:style-name="P789"><text:span text:style-name="T3">As per </text:span><text:span text:style-name="T5">艮</text:span><text:span text:style-name="T3"># (adhere) + </text:span><text:span text:style-name="T5">彳 </text:span><text:span text:style-name="T3">movement → adhere to one's position obstinately → *obstinacy* → *be irrationally committed to a bad cause* → *quite* (← great degree ← excessive degree). </text:span></text:p>
      <text:p text:style-name="P24"><text:span text:style-name="T5">狠 </text:span><text:span text:style-name="T3">(9)</text:span><text:span text:style-name="T5">　コン；ガン；もと（る）　 </text:span></text:p>
      <text:p text:style-name="P790"><text:span text:style-name="T3">As per </text:span><text:span text:style-name="T5">艮</text:span><text:span text:style-name="T3"># (adhere) + </text:span><text:span text:style-name="T5">犬 </text:span><text:span text:style-name="T3">dog/beast → *sounds produced by dogs (adhering in) fighting/biting each other* (compare </text:span><text:span text:style-name="T5">獄</text:span><text:span text:style-name="T3">). *Perversion* is a borrowed meaning. </text:span></text:p>
      <text:p text:style-name="P79"><text:span text:style-name="T5">跟 </text:span><text:span text:style-name="T3">(13)</text:span><text:span text:style-name="T5">　コン；くびす　 </text:span></text:p>
      <text:p text:style-name="P791"><text:span text:style-name="T3">As per </text:span><text:span text:style-name="T5">艮</text:span><text:span text:style-name="T3"># (adhere) + </text:span><text:span text:style-name="T5">足 </text:span><text:span text:style-name="T3">leg/foot → *heel* (← body part that adheres to the ground) → *follow*; *accompany* (← follow on the heels of another). </text:span></text:p>
      <text:p text:style-name="P123"><text:span text:style-name="T5">覲 </text:span><text:span text:style-name="T3">(18)</text:span><text:span text:style-name="T5">　キン；まみ（える）　 </text:span></text:p>
      <text:p text:style-name="P280"><text:span text:style-name="T5">��</text:span><text:span text:style-name="T3">as described in </text:span><text:span text:style-name="T5">漢</text:span><text:span text:style-name="T3">, here an abbreviated form# of </text:span><text:span text:style-name="T5">謹 </text:span><text:span text:style-name="T3">humility + </text:span><text:span text:style-name="T5">見 </text:span><text:span text:style-name="T3">see → *imperial audience*.</text:span></text:p>
      <text:p text:style-name="P116"><text:soft-page-break/><text:span text:style-name="T5">搴 </text:span><text:span text:style-name="T3">(14) </text:span><text:span text:style-name="T5">ケン；と（る）；ぬ（く）　 </text:span></text:p>
      <text:p text:style-name="P792"><text:span text:style-name="T3">As per the upper element# of </text:span><text:span text:style-name="T5">寒 </text:span><text:span text:style-name="T3">(raise in layers) + </text:span><text:span text:style-name="T5">手 </text:span><text:span text:style-name="T3">hand/action indicator → *raise*. Also, *pull up/out*. </text:span></text:p>
      <text:p text:style-name="P24"><text:span text:style-name="T5">謇 </text:span><text:span text:style-name="T3">(17) </text:span><text:span text:style-name="T5">ケン；ども（る）　 </text:span></text:p>
      <text:p text:style-name="P793"><text:span text:style-name="T3">The upper element of </text:span><text:span text:style-name="T5">寒</text:span><text:span text:style-name="T3">, here an abbreviated form# of </text:span><text:span text:style-name="T5">蹇 </text:span><text:span text:style-name="T3">lame + </text:span><text:span text:style-name="T5">言 </text:span><text:span text:style-name="T3">words → *stutter* (← speech impediment) → *sigh of lamentation*. *Speak frankly/correctly* is a borrowed meaning. </text:span></text:p>
      <text:p text:style-name="P9"><text:span text:style-name="T5">騫 </text:span><text:span text:style-name="T3">(20) </text:span><text:span text:style-name="T5">ケン </text:span></text:p>
      <text:p text:style-name="P794"><text:span text:style-name="T3">The upper element of </text:span><text:span text:style-name="T5">寒</text:span><text:span text:style-name="T3">, here an abbreviated form# of </text:span><text:span text:style-name="T5">蹇 </text:span><text:span text:style-name="T3">lame + </text:span><text:span text:style-name="T5">馬 </text:span><text:span text:style-name="T3">horse → *lame horse*. Also, *lack* (← lame horse lacking full powers). </text:span></text:p>
      <text:p text:style-name="P77"><text:span text:style-name="T5">嫻 </text:span><text:span text:style-name="T3">(15)</text:span><text:span text:style-name="T5">　カン；なら（う）；みやび（やか） </text:span></text:p>
      <text:p text:style-name="P795"><text:span text:style-name="T5">閑</text:span><text:span text:style-name="T3"># leisure + </text:span><text:span text:style-name="T5">女 </text:span><text:span text:style-name="T3">woman → woman of leisure → *learn*; *be accomplished*; *elegant*; *refined* (← all by association with leisured women). </text:span></text:p>
      <text:p text:style-name="P36"><text:span text:style-name="T5">繝 </text:span><text:span text:style-name="T3">(18) </text:span><text:span text:style-name="T5">ケン；カン </text:span></text:p>
      <text:p text:style-name="P465"><text:span text:style-name="T5">閒</text:span><text:span text:style-name="T3"># gap + </text:span><text:span text:style-name="T5">糸 </text:span><text:span text:style-name="T3">thread → interweave over a gap in fabric → *embroidered pattern*. </text:span></text:p>
      <text:p text:style-name="P66"><text:span text:style-name="T5">臙　</text:span><text:span text:style-name="T3">(20) </text:span><text:span text:style-name="T5">エン；のど </text:span></text:p>
      <text:p text:style-name="P796"><text:span text:style-name="T5">燕</text:span><text:span text:style-name="T3"># swallow + </text:span><text:span text:style-name="T5">肉 </text:span><text:span text:style-name="T3">flesh → *rouge* (the lustrous color of a swallow's feathers). *Throat* is a borrowed meaning, either directly via </text:span><text:span text:style-name="T5">咽 </text:span><text:span text:style-name="T3">(throat) or indirectly via </text:span><text:span text:style-name="T5">嚥 </text:span><text:span text:style-name="T3">swallow (→ throat). </text:span></text:p>
      <text:p text:style-name="P68"><text:span text:style-name="T5">讌 </text:span><text:span text:style-name="T3">(23) </text:span><text:span text:style-name="T5">エン </text:span></text:p>
      <text:p text:style-name="P797"><text:span text:style-name="T5">燕 </text:span><text:span text:style-name="T3">here an abbreviated form# of </text:span><text:span text:style-name="T5">嚥 </text:span><text:span text:style-name="T3">swallow/gulp + </text:span><text:span text:style-name="T5">言 </text:span><text:span text:style-name="T3">words → drink and converse at a *banquet* or *drinking party* (compare </text:span><text:span text:style-name="T5">宴</text:span><text:span text:style-name="T3">) → *relax* → *open oneself up to*. </text:span></text:p>
      <text:p text:style-name="P159"><text:span text:style-name="T5">茵 </text:span><text:span text:style-name="T3">(9) </text:span><text:span text:style-name="T5">イン；しとね </text:span></text:p>
      <text:p text:style-name="P798"><text:span text:style-name="T3">As per </text:span><text:span text:style-name="T5">因</text:span><text:span text:style-name="T3"># (superimpose) + </text:span><text:span text:style-name="T5">艸 </text:span><text:span text:style-name="T3">grass/plant → *cushion*; *mattress* (← products made of layers of plant matter). </text:span></text:p>
      <text:p text:style-name="P9"><text:span text:style-name="T5">偐 </text:span><text:span text:style-name="T3">(11) </text:span><text:span text:style-name="T5">ゲン；ガン；にせ </text:span></text:p>
      <text:p text:style-name="P799"><text:span text:style-name="T3">As per </text:span><text:span text:style-name="T5">彦</text:span><text:span text:style-name="T3"># (well-formed) + </text:span><text:span text:style-name="T5">人 </text:span><text:span text:style-name="T3">person (→ human agency) → create well-formed (but *counterfeit*) goods → *fake*. Compare </text:span><text:span text:style-name="T5">贋</text:span><text:span text:style-name="T3">. </text:span></text:p>
      <text:p text:style-name="P263"><text:span text:style-name="T5">偃　</text:span><text:span text:style-name="T3">(11) </text:span><text:span text:style-name="T5">エン；ふ（せる）；や（める）　 </text:span></text:p>
      <text:p text:style-name="P800"><text:span text:style-name="T3">As per </text:span><text:span text:style-name="T5">匽</text:span><text:span text:style-name="T3"># (set in place) + </text:span><text:span text:style-name="T5">人 </text:span><text:span text:style-name="T3">person → *lay (the body) down/low*; *lay (a weapon/tool) down* and take a rest. *Weir* is a borrowed meaning, via </text:span><text:span text:style-name="T5">堰</text:span><text:span text:style-name="T3">. </text:span></text:p>
      <text:p text:style-name="P140"><text:span text:style-name="T5">揀 </text:span><text:span text:style-name="T3">(12)</text:span><text:span text:style-name="T5">　カン </text:span></text:p>
      <text:p text:style-name="P53"><text:span text:style-name="T5">柬</text:span><text:span text:style-name="T3"># choose; select + </text:span><text:span text:style-name="T5">手 </text:span><text:span text:style-name="T3">hand/action indicator (for emphasis/clarification) → *choose*; *select*. </text:span></text:p>
      <text:p text:style-name="P39"><text:span text:style-name="T5">瀚 </text:span><text:span text:style-name="T3">(19)</text:span><text:span text:style-name="T5">　カン；ひろ（い）　 </text:span></text:p>
      <text:p text:style-name="P801"><text:span text:style-name="T3">As per </text:span><text:span text:style-name="T5">翰</text:span><text:span text:style-name="T3"># (raise → rise) + </text:span><text:span text:style-name="T5">水 </text:span><text:span text:style-name="T3">water → rising water covering a *vast* expanse. </text:span><text:span text:style-name="T5">甄 </text:span><text:span text:style-name="T3">(14) </text:span><text:span text:style-name="T5">ケン</text:span></text:p>
      <text:p text:style-name="P802"><text:soft-page-break/><text:span text:style-name="T3">As per </text:span><text:span text:style-name="T5">垔</text:span><text:span text:style-name="T3"># as described in </text:span><text:span text:style-name="T5">煙 </text:span><text:span text:style-name="T3">(adhere) + </text:span><text:span text:style-name="T5">瓦 </text:span><text:span text:style-name="T3">tile/earthenware → *ceramics*; *porcelain* (← earthenware to which glaze adheres). Also, *distinguish between* (superior and inferior products). </text:span></text:p>
      <text:p text:style-name="P123"><text:span text:style-name="T5">痃 </text:span><text:span text:style-name="T3">(10) </text:span><text:span text:style-name="T5">ゲン；ケン </text:span></text:p>
      <text:p text:style-name="P35"><text:span text:style-name="T3">As per </text:span><text:span text:style-name="T5">玄</text:span><text:span text:style-name="T3"># (link) + </text:span><text:span text:style-name="T5">疒 </text:span><text:span text:style-name="T3">illness → linked series of spasms (compare </text:span><text:span text:style-name="T5">癇</text:span><text:span text:style-name="T3">) → *cramps*. </text:span></text:p>
      <text:p text:style-name="P10"><text:span text:style-name="T5">矜 </text:span><text:span text:style-name="T3">(9)</text:span><text:span text:style-name="T5">　キン；キョウ；あわ（れむ）；つつし（む）；ほこ（る）　 </text:span></text:p>
      <text:p text:style-name="P425"><text:span text:style-name="T3">As per </text:span><text:span text:style-name="T5">今</text:span><text:span text:style-name="T3"># (contain) + </text:span><text:span text:style-name="T5">矛 </text:span><text:span text:style-name="T3">pike/halberd → *halberd handle* (in which the weapon is contained). *Be proud of*, *pity* and *piteous person* are borrowed meanings. </text:span></text:p>
      <text:p text:style-name="P109"><text:span text:style-name="T5">釿 </text:span><text:span text:style-name="T3">(12)</text:span><text:span text:style-name="T5">　キン；ギン </text:span></text:p>
      <text:p text:style-name="P21"><text:span text:style-name="T5">斤</text:span><text:span text:style-name="T3"># ax + </text:span><text:span text:style-name="T5">金 </text:span><text:span text:style-name="T3">metal → a type of *hatchet*. </text:span></text:p>
      <text:p text:style-name="P66"><text:span text:style-name="T5">頞 </text:span><text:span text:style-name="T3">(15) </text:span><text:span text:style-name="T5">アン；はなすじ　 </text:span></text:p>
      <text:p text:style-name="P803"><text:span text:style-name="T3">As per </text:span><text:span text:style-name="T5">安</text:span><text:span text:style-name="T3"># (rest in/on) + </text:span><text:span text:style-name="T5">頁 </text:span><text:span text:style-name="T3">head → the *bridge of the nose* (← object that adheres to the front of the head as the ears adhere to the sides; compare </text:span><text:span text:style-name="T5">耳</text:span><text:span text:style-name="T3">). </text:span></text:p>
      <text:p text:style-name="P68"><text:span text:style-name="T5">鴳 </text:span><text:span text:style-name="T3">(17) </text:span><text:span text:style-name="T5">アン；ふなしうずら　 </text:span></text:p>
      <text:p text:style-name="P804"><text:span text:style-name="T3">As per </text:span><text:span text:style-name="T5">安</text:span><text:span text:style-name="T3"># (rest in/on) + </text:span><text:span text:style-name="T5">鳥 </text:span><text:span text:style-name="T3">bird → *quail* (← bird at rest, and adhering closely to the vegetation that conceals and protects it). </text:span></text:p>
      <text:p text:style-name="P24"><text:span text:style-name="T5">裀 </text:span><text:span text:style-name="T3">(11) </text:span><text:span text:style-name="T5">イン；しとね </text:span></text:p>
      <text:p text:style-name="P805"><text:span text:style-name="T3">As per </text:span><text:span text:style-name="T5">因</text:span><text:span text:style-name="T3"># (superimpose) + </text:span><text:span text:style-name="T5">衣 </text:span><text:span text:style-name="T3">clothing → *undergarment* superimposed upon (= covering) the chest and trunk (but not the limbs). Also, *coverlet* (← sheets/blankets that cover a sleeping mat; compare </text:span><text:span text:style-name="T5">絪</text:span><text:span text:style-name="T3">). </text:span></text:p>
      <text:p text:style-name="P78"><text:span text:style-name="T5">絪 </text:span><text:span text:style-name="T3">(12) </text:span><text:span text:style-name="T5">イン </text:span></text:p>
      <text:p text:style-name="P806"><text:span text:style-name="T3">As per </text:span><text:span text:style-name="T5">因</text:span><text:span text:style-name="T3"># (superimpose) + </text:span><text:span text:style-name="T5">糸 </text:span><text:span text:style-name="T3">thread → (woven) *coverlet* superimposed upon (= covering) a sleeping mat. Compare </text:span><text:span text:style-name="T5">裀</text:span><text:span text:style-name="T3">. </text:span></text:p>
      <text:p text:style-name="P124"><text:span text:style-name="T5">禋 </text:span><text:span text:style-name="T3">(14) </text:span><text:span text:style-name="T5">イン </text:span></text:p>
      <text:p text:style-name="P206"><text:span text:style-name="T5">垔 </text:span><text:span text:style-name="T3">here an abbreviated form# of </text:span><text:span text:style-name="T5">煙 </text:span><text:span text:style-name="T3">smoke + </text:span><text:span text:style-name="T5">示 </text:span><text:span text:style-name="T3">altar/the supernatural → smoke accompanying a *sacrifice* → *offer/make a sacrifice*. </text:span></text:p>
      <text:p text:style-name="P439"><text:span text:style-name="T5">闉 </text:span><text:span text:style-name="T3">(17) </text:span><text:span text:style-name="T5">イン；ふさ（ぐ）　 </text:span></text:p>
      <text:p text:style-name="P807"><text:span text:style-name="T3">As per </text:span><text:span text:style-name="T5">垔</text:span><text:span text:style-name="T3"># as described in </text:span><text:span text:style-name="T5">煙 </text:span><text:span text:style-name="T3">(adhere) + </text:span><text:span text:style-name="T5">門 </text:span><text:span text:style-name="T3">gate → *gate* adhering to the outer of two curved walls enclosing a fortress → *close off*, concealing objects within. </text:span></text:p>
      <text:p text:style-name="P123"><text:span text:style-name="T5">癮 </text:span><text:span text:style-name="T3">(22) </text:span><text:span text:style-name="T5">イン </text:span></text:p>
      <text:p text:style-name="P808"><text:span text:style-name="T5">隱</text:span><text:span text:style-name="T3"># conceal + </text:span><text:span text:style-name="T5">疒 </text:span><text:span text:style-name="T3">illness → concealed illness in the form of a *craving*, (bad) *habit* or *addiction*. </text:span></text:p>
      <text:p text:style-name="P114"><text:span text:style-name="T5">鼴 </text:span><text:span text:style-name="T3">(22) </text:span><text:span text:style-name="T5">エン </text:span></text:p>
      <text:p text:style-name="P437"><text:span text:style-name="T5">匽</text:span><text:span text:style-name="T3"># hide + </text:span><text:span text:style-name="T5">鼠 </text:span><text:span text:style-name="T3">rat/mouse → *mole* hidden in the earth. </text:span></text:p>
      <text:p text:style-name="P125"><text:span text:style-name="T5">笴 </text:span><text:span text:style-name="T3">(11)</text:span><text:span text:style-name="T5">　カ；カン；やがら　 </text:span></text:p>
      <text:p text:style-name="P35"><text:soft-page-break/><text:span text:style-name="T3">As per </text:span><text:span text:style-name="T5">可</text:span><text:span text:style-name="T3"># (bend) + </text:span><text:span text:style-name="T5">竹 </text:span><text:span text:style-name="T3">bamboo → bamboo bent to form an *arrow shaft* (compare </text:span><text:span text:style-name="T5">簳</text:span><text:span text:style-name="T3">).</text:span></text:p>
      <text:p text:style-name="P337"><text:span text:style-name="T5">旰 </text:span><text:span text:style-name="T3">(7)</text:span><text:span text:style-name="T5">　カン；く（れる）　 </text:span></text:p>
      <text:p text:style-name="P809"><text:span text:style-name="T3">As per </text:span><text:span text:style-name="T5">干</text:span><text:span text:style-name="T3"># (press against) + </text:span><text:span text:style-name="T5">日 </text:span><text:span text:style-name="T3">sun/day → setting sun pressing against the western horizon → *sunset*; *dusk*. Compare </text:span><text:span text:style-name="T5">晏</text:span><text:span text:style-name="T3">. </text:span></text:p>
      <text:p text:style-name="P140"><text:span text:style-name="T5">玕 </text:span><text:span text:style-name="T3">(7)</text:span><text:span text:style-name="T5">　カン </text:span></text:p>
      <text:p text:style-name="P106"><text:span text:style-name="T5">干</text:span><text:span text:style-name="T3"># thick bar + </text:span><text:span text:style-name="T5">玉 </text:span><text:span text:style-name="T3">jewel → stick-shaped *accessory* attached to clothing. </text:span></text:p>
      <text:p text:style-name="P198"><text:span text:style-name="T5">莧 </text:span><text:span text:style-name="T3">(10)</text:span><text:span text:style-name="T5">　カン；ガン；ひゆ　 </text:span></text:p>
      <text:p text:style-name="P810"><text:span text:style-name="T3">As per </text:span><text:span text:style-name="T5">見</text:span><text:span text:style-name="T3"># (fix upon) + </text:span><text:span text:style-name="T5">艸 </text:span><text:span text:style-name="T3">grass/plant → species of *amaranthus* with bright yellow flowers (that capture one's attention) and edible leaves. </text:span></text:p>
      <text:p text:style-name="P334"><text:span text:style-name="T5">瞯 </text:span><text:span text:style-name="T3">(17)</text:span><text:span text:style-name="T5">　カン；うかが（う）　 </text:span></text:p>
      <text:p text:style-name="P465"><text:span text:style-name="T5">閒</text:span><text:span text:style-name="T3"># gap + </text:span><text:span text:style-name="T5">目 </text:span><text:span text:style-name="T3">eye → *peep*; *spy on* (← gaze through a gap in a wall). </text:span></text:p>
      <text:p text:style-name="P125"><text:span text:style-name="T5">簳 </text:span><text:span text:style-name="T3">(19)</text:span><text:span text:style-name="T5">　カン；やがら　 </text:span></text:p>
      <text:p text:style-name="P811"><text:span text:style-name="T5">幹</text:span><text:span text:style-name="T3"># trunk + </text:span><text:span text:style-name="T5">竹 </text:span><text:span text:style-name="T3">bamboo → *trunk of a bamboo tree*. Also, *shaft of an arrow* (← trunk-like object made of bamboo; compare </text:span><text:span text:style-name="T5">笴</text:span><text:span text:style-name="T3">). </text:span></text:p>
      <text:p text:style-name="P68"><text:span text:style-name="T5">炘 </text:span><text:span text:style-name="T3">(8)</text:span><text:span text:style-name="T5">　キン </text:span></text:p>
      <text:p text:style-name="P35"><text:span text:style-name="T3">As per </text:span><text:span text:style-name="T5">斤</text:span><text:span text:style-name="T3"># (adhere) + </text:span><text:span text:style-name="T5">火 </text:span><text:span text:style-name="T3">fire → adhere to a fire → *hot* → *brilliant* (← brilliant fire). </text:span></text:p>
      <text:p text:style-name="P125"><text:span text:style-name="T5">靳 </text:span><text:span text:style-name="T3">(13)</text:span><text:span text:style-name="T5">　キン；むながい　 </text:span></text:p>
      <text:p text:style-name="P812"><text:span text:style-name="T3">As per </text:span><text:span text:style-name="T5">斤</text:span><text:span text:style-name="T3"># (adhere) + </text:span><text:span text:style-name="T5">革 </text:span><text:span text:style-name="T3">leather → *leather strap* adhering to a horse (stretching from breast to saddle, or binding the midsection; compare </text:span><text:span text:style-name="T5">鞅</text:span><text:span text:style-name="T3">). </text:span></text:p>
      <text:p text:style-name="P721"><text:span text:style-name="T5">嚚 </text:span><text:span text:style-name="T3">(18) </text:span><text:span text:style-name="T5">ギン </text:span></text:p>
      <text:p text:style-name="P813"><text:span text:style-name="T5">臣</text:span><text:span text:style-name="T3"># subject; retainer + </text:span><text:span text:style-name="T5">口 </text:span><text:span text:style-name="T3">mouth/hole (quadrupled to indicate a number of mouths) → *noisy conversation* among persons of low rank → *noisy*; *foolish*. </text:span></text:p>
      <text:p text:style-name="P24"><text:span text:style-name="T5">齗 </text:span><text:span text:style-name="T3">(19) </text:span><text:span text:style-name="T5">ギン；はぐき </text:span></text:p>
      <text:p text:style-name="P35"><text:span text:style-name="T3">As per </text:span><text:span text:style-name="T5">斤</text:span><text:span text:style-name="T3"># (adhere) + </text:span><text:span text:style-name="T5">齒 </text:span><text:span text:style-name="T3">teeth → the *gums*, in which the teeth adhere. Compare </text:span><text:span text:style-name="T5">齦</text:span><text:span text:style-name="T3">. </text:span></text:p>
      <text:p text:style-name="P142"><text:span text:style-name="T5">祆 </text:span><text:span text:style-name="T3">(9) </text:span><text:span text:style-name="T5">ケン </text:span></text:p>
      <text:p text:style-name="P814"><text:span text:style-name="T5">天</text:span><text:span text:style-name="T3"># the heavens + </text:span><text:span text:style-name="T5">示 </text:span><text:span text:style-name="T3">altar/the supernatural. The compound </text:span><text:span text:style-name="T5">祆敎 </text:span><text:span text:style-name="T3">(</text:span><text:span text:style-name="T5">祆教</text:span><text:span text:style-name="T3">) refers to Zoroastrianism, and the compound </text:span><text:span text:style-name="T5">火祆 </text:span><text:span text:style-name="T3">to Ahura Mazda (God). </text:span></text:p>
      <text:p text:style-name="P118"><text:span text:style-name="T5">梘 </text:span><text:span text:style-name="T3">(11) </text:span><text:span text:style-name="T5">ケン；カン </text:span></text:p>
      <text:p text:style-name="P815"><text:span text:style-name="T3">As per </text:span><text:span text:style-name="T5">見</text:span><text:span text:style-name="T3"># (fix upon) + </text:span><text:span text:style-name="T5">木 </text:span><text:span text:style-name="T3">tree/wood → affix a wooden *plug* → *coffin cover* (← cover an opening). </text:span></text:p>
      <text:p text:style-name="P24"><text:span text:style-name="T5">揅 </text:span><text:span text:style-name="T3">(15) </text:span><text:span text:style-name="T5">ケン；ゲン；みが（く）　 </text:span></text:p>
      <text:p text:style-name="P816"><text:soft-page-break/><text:span text:style-name="T5">研</text:span><text:span text:style-name="T3"># grind; sharpen + </text:span><text:span text:style-name="T5">手 </text:span><text:span text:style-name="T3">hand/action indicator (for emphasis/clarification) → *grind*; *sharpen*. Also, *study* and *research* (← sense of putting one's nose to the grindstone). </text:span></text:p>
      <text:p text:style-name="P114"><text:span text:style-name="T5">褰 </text:span><text:span text:style-name="T3">(16) </text:span><text:span text:style-name="T5">ケン；かか（げる）；はかま　</text:span></text:p>
      <text:p text:style-name="P817"><text:span text:style-name="T3">As per the upper element# of </text:span><text:span text:style-name="T5">寒 </text:span><text:span text:style-name="T3">(raise in layers) + </text:span><text:span text:style-name="T5">衣 </text:span><text:span text:style-name="T3">clothing → *raise* a *garment covering the lower half of the body*. Compare </text:span><text:span text:style-name="T5">摳</text:span><text:span text:style-name="T3">. </text:span></text:p>
      <text:p text:style-name="P68"><text:span text:style-name="T5">繾 </text:span><text:span text:style-name="T3">(20) </text:span><text:span text:style-name="T5">ケン </text:span></text:p>
      <text:p text:style-name="P82"><text:span text:style-name="T5">遣</text:span><text:span text:style-name="T3"># wrapped + </text:span><text:span text:style-name="T5">糸 </text:span><text:span text:style-name="T3">thread → wrap with thread to attach → *attached*; *inseparable*. </text:span></text:p>
      <text:p text:style-name="P51"><text:span text:style-name="T5">巘 </text:span><text:span text:style-name="T3">(23) </text:span><text:span text:style-name="T5">ケン；ゲン </text:span></text:p>
      <text:p text:style-name="P35"><text:span text:style-name="T3">As per </text:span><text:span text:style-name="T5">獻</text:span><text:span text:style-name="T3"># (be filled high) + </text:span><text:span text:style-name="T5">山 </text:span><text:span text:style-name="T3">mountain → high, steep *mountain* → *peak*. </text:span></text:p>
      <text:p text:style-name="P10"><text:span text:style-name="T5">甗 </text:span><text:span text:style-name="T3">(21) </text:span><text:span text:style-name="T5">ゲン </text:span></text:p>
      <text:p text:style-name="P818"><text:span text:style-name="T3">As per </text:span><text:span text:style-name="T5">鬳</text:span><text:span text:style-name="T3"># as described in </text:span><text:span text:style-name="T5">獻 </text:span><text:span text:style-name="T3">(cooking vessel) + </text:span><text:span text:style-name="T5">瓦 </text:span><text:span text:style-name="T3">tile/earthenware → *earthenware vessel* (for steaming grain). </text:span></text:p>
      <text:p text:style-name="P101"><text:span text:style-name="T5">蠲 </text:span><text:span text:style-name="T3">(23) </text:span><text:span text:style-name="T5">ケン </text:span></text:p>
      <text:p text:style-name="P819"><text:span text:style-name="T5">益</text:span><text:span text:style-name="T3">/</text:span><text:span text:style-name="T5">益</text:span><text:span text:style-name="T3"># fill/full + </text:span><text:span text:style-name="T5">蜀 </text:span><text:span text:style-name="T3">(adhere) → centipedes swarming (= fully covering) vegetation → *centipede*. *Clear* and *pure* are borrowed meanings. </text:span></text:p>
      <text:p text:style-name="P334"><text:span text:style-name="T5">唁 </text:span><text:span text:style-name="T3">(10) </text:span><text:span text:style-name="T5">ゲン；とむら（う）　 </text:span></text:p>
      <text:p text:style-name="P131"><text:span text:style-name="T5">言</text:span><text:span text:style-name="T3"># words + </text:span><text:span text:style-name="T5">口 </text:span><text:span text:style-name="T3">mouth → utter words of *condolence*. Compare </text:span><text:span text:style-name="T5">喭</text:span><text:span text:style-name="T3">. </text:span></text:p>
      <text:p text:style-name="P336"><text:span text:style-name="T5">喭 </text:span><text:span text:style-name="T3">(12) </text:span><text:span text:style-name="T5">ゲン；ケン </text:span></text:p>
      <text:p text:style-name="P820"><text:span text:style-name="T3">As per </text:span><text:span text:style-name="T5">彦</text:span><text:span text:style-name="T3"># (handsome; well-formed) + </text:span><text:span text:style-name="T5">口 </text:span><text:span text:style-name="T3">mouth → utter well-formed words of *condolence*. Compare </text:span><text:span text:style-name="T5">唁</text:span><text:span text:style-name="T3">. </text:span></text:p>
      <text:p text:style-name="P68"><text:span text:style-name="T5">犍 </text:span><text:span text:style-name="T3">(13) </text:span><text:span text:style-name="T5">ケン </text:span></text:p>
      <text:p text:style-name="P821"><text:span text:style-name="T5">建 </text:span><text:span text:style-name="T3">here an abbreviated form# of </text:span><text:span text:style-name="T5">腱 </text:span><text:span text:style-name="T3">tendon + </text:span><text:span text:style-name="T5">牛 </text:span><text:span text:style-name="T3">cow → cut tendons in castrating bulls → *castrated bull*; *castration*. </text:span></text:p>
      <text:p text:style-name="P114"><text:span text:style-name="T5">鞬 </text:span><text:span text:style-name="T3">(18) </text:span><text:span text:style-name="T5">ケン；ゆぶくろ </text:span></text:p>
      <text:p text:style-name="P70"><text:span text:style-name="T5">建</text:span><text:span text:style-name="T3"># erect + </text:span><text:span text:style-name="T5">革 </text:span><text:span text:style-name="T3">leather → leather *quiver* placed upright on a horse. </text:span></text:p>
      <text:p text:style-name="P125"><text:span text:style-name="T5">蝘 </text:span><text:span text:style-name="T3">(15) </text:span><text:span text:style-name="T5">エン；オン </text:span></text:p>
      <text:p text:style-name="P822"><text:span text:style-name="T5">匽</text:span><text:span text:style-name="T3"># hide + </text:span><text:span text:style-name="T5">虫 </text:span><text:span text:style-name="T3">insect/creature → *cicada* (← creature that remains hidden in the earth for years before emerging). The compound </text:span><text:span text:style-name="T5">蝘蜓 </text:span><text:span text:style-name="T3">refers to a gecko. </text:span></text:p>
      <text:p text:style-name="P189"><text:span text:style-name="T5">氤 </text:span><text:span text:style-name="T3">(10) </text:span><text:span text:style-name="T5">イン </text:span></text:p>
      <text:p text:style-name="P823"><text:span text:style-name="T3">As per </text:span><text:span text:style-name="T5">因</text:span><text:span text:style-name="T3"># (superimpose) + </text:span><text:span text:style-name="T5">气 </text:span><text:span text:style-name="T3">rising vapors (→ air/atmosphere) → *heavy fog/mist* (← layers of fog). </text:span></text:p>
      <text:p text:style-name="P164"><text:span text:style-name="T5">甲 </text:span><text:span text:style-name="T3">(5)</text:span><text:span text:style-name="T5">　コウ；カン </text:span></text:p>
      <text:p text:style-name="P824"><text:soft-page-break/><text:span text:style-name="T3">Originally, a depiction of objects being pressed down, suggesting "press down on objects in containing them" → *armor*; *helmet*; *shell*. From the bronzeware inscription style onward, however, the character becomes a depiction of a hard, seed-bearing *husk*. *First in a series* and *first calendar sign* are borrowed meanings. </text:span></text:p>
      <text:p text:style-name="P453"><text:span text:style-name="T5">岬 </text:span><text:span text:style-name="T3">(8)</text:span><text:span text:style-name="T5">　コウ；みさき </text:span></text:p>
      <text:p text:style-name="P35"><text:span text:style-name="T3">As per </text:span><text:span text:style-name="T5">甲</text:span><text:span text:style-name="T3"># (press down on) + </text:span><text:span text:style-name="T5">山 </text:span><text:span text:style-name="T3">mountain → mountain gorge (pressed down on by cliffs on both</text:span></text:p>
      <text:p text:style-name="P825"><text:span text:style-name="T3">sides). Compare </text:span><text:span text:style-name="T5">峽</text:span><text:span text:style-name="T3">. However, the character has been applied to land jutting into the sea and pressed upon by water on both sides, therefore *cape* or *promontory*. </text:span></text:p>
      <text:p text:style-name="P109"><text:span text:style-name="T5">押 </text:span><text:span text:style-name="T3">(8) </text:span><text:span text:style-name="T5">オウ；お（さえ・さえる・し・す）　 </text:span></text:p>
      <text:p text:style-name="P826"><text:span text:style-name="T3">As per </text:span><text:span text:style-name="T5">甲</text:span><text:span text:style-name="T3"># (press down on) + </text:span><text:span text:style-name="T5">手 </text:span><text:span text:style-name="T3">hand/action indicator → *press*/*push* down on → *thrust*; *shove*; *hold down*; *stop*; *stamp* (papers/a passport etc.); (a) *weight*; *pressure* → *seize*; *catch*; *arrest* → *control* (← restrain and control). </text:span><text:span text:style-name="T5">押 </text:span><text:span text:style-name="T3">was devised to replace </text:span><text:span text:style-name="T5">甲 </text:span><text:span text:style-name="T3">after the latter came to refer to a husk or shell. </text:span></text:p>
      <text:p text:style-name="P120"><text:span text:style-name="T5">壓 </text:span><text:span text:style-name="T3">(17) </text:span><text:span text:style-name="T5">アツ </text:span><text:span text:style-name="T3">Shinjitai </text:span><text:span text:style-name="T5">圧 </text:span><text:span text:style-name="T3">(5) </text:span></text:p>
      <text:p text:style-name="P5"><text:span text:style-name="T3">As per </text:span><text:span text:style-name="T5">厭</text:span><text:span text:style-name="T3"># (press upon) + </text:span><text:span text:style-name="T5">土 </text:span><text:span text:style-name="T3">earth → *pressure* exerted on the earth by a heavy object → *press*. </text:span></text:p>
      <text:p text:style-name="P438"><text:span text:style-name="T5">凹 </text:span><text:span text:style-name="T3">(5) </text:span><text:span text:style-name="T5">オウ　 </text:span></text:p>
      <text:p text:style-name="P827"><text:span text:style-name="T3">A depiction of a concave object sunken in the middle due to pressure from above → *concave*; *indented*; *hollowed out*. </text:span></text:p>
      <text:p text:style-name="P141"><text:span text:style-name="T5">挾 </text:span><text:span text:style-name="T3">(10)</text:span><text:span text:style-name="T5">　キョウ；はさ（まる・む）　 </text:span><text:span text:style-name="T3">Shinjitai </text:span><text:span text:style-name="T5">挟 </text:span><text:span text:style-name="T3">(9) </text:span></text:p>
      <text:p text:style-name="P828"><text:span text:style-name="T3">As per </text:span><text:span text:style-name="T5">夾</text:span><text:span text:style-name="T3"># (pressed between) + </text:span><text:span text:style-name="T5">手 </text:span><text:span text:style-name="T3">hand/action indicator → press/be pressed between → *insert*; *interpose*; *be caught/sandwiched between*. </text:span></text:p>
      <text:p text:style-name="P158"><text:span text:style-name="T5">峽 </text:span><text:span text:style-name="T3">(10)</text:span><text:span text:style-name="T5">　キョウ　 </text:span><text:span text:style-name="T3">Shinjitai </text:span><text:span text:style-name="T5">峡 </text:span><text:span text:style-name="T3">(9) </text:span></text:p>
      <text:p text:style-name="P829"><text:span text:style-name="T3">As per </text:span><text:span text:style-name="T5">夾</text:span><text:span text:style-name="T3"># (pressed between) + </text:span><text:span text:style-name="T5">山 </text:span><text:span text:style-name="T3">mountain → *ravine*/*gorge* pressed between cliffs. Compare </text:span><text:span text:style-name="T5">岬</text:span><text:span text:style-name="T3">. </text:span></text:p>
      <text:p text:style-name="P41"><text:span text:style-name="T5">狹 </text:span><text:span text:style-name="T3">(10)</text:span><text:span text:style-name="T5">　キョウ；せば（まる・める）；せま（い）　 </text:span><text:span text:style-name="T3">Shinjitai </text:span><text:span text:style-name="T5">狭 </text:span><text:span text:style-name="T3">(9) </text:span></text:p>
      <text:p text:style-name="P830"><text:span text:style-name="T3">As per </text:span><text:span text:style-name="T5">夾</text:span><text:span text:style-name="T3"># (pressed between) + </text:span><text:span text:style-name="T5">犬 </text:span><text:span text:style-name="T3">dog/beast → be pressed on by wild animals, with nowhere to turn → *narrow* (← narrow margin for escape) → *small*; *reduce*; *narrow-minded*. </text:span></text:p>
      <text:p text:style-name="P135"><text:span text:style-name="T5">脅 </text:span><text:span text:style-name="T3">(10)</text:span><text:span text:style-name="T5">　キョウ；おど（かす・す）；おびや（かす） </text:span></text:p>
      <text:p text:style-name="P831"><text:span text:style-name="T3">As per </text:span><text:span text:style-name="T5">劦</text:span><text:span text:style-name="T3"># as described in </text:span><text:span text:style-name="T5">協 </text:span><text:span text:style-name="T3">(pressure from two sides) + </text:span><text:span text:style-name="T5">肉 </text:span><text:span text:style-name="T3">flesh → the two sides of the body, under pressure → *threaten* (← be threatened by attackers at both sides; compare </text:span><text:span text:style-name="T5">狹</text:span><text:span text:style-name="T3">) → *frighten*; *fear*; *be scared*; *startle*. </text:span></text:p>
      <text:p text:style-name="P134"><text:span text:style-name="T5">業 </text:span><text:span text:style-name="T3">(13) </text:span><text:span text:style-name="T5">ギョウ；ゴウ；わざ </text:span></text:p>
      <text:p text:style-name="P832"><text:span text:style-name="T3">A depiction of a stand with notched wooden supports on both ends. Heavy bells and/or drums were suspended from a wooden bar that was placed atop of (and connected) a pair of such stands (compare </text:span><text:span text:style-name="T5">對</text:span><text:span text:style-name="T3">), exerting pressure upon the notches → *work/act* (← create notches) → *skill*; *occupation*. Also, *karma* (← result of acts taken). </text:span></text:p>
      <text:p text:style-name="P72"><text:span text:style-name="T5">及 </text:span><text:span text:style-name="T3">(3)</text:span><text:span text:style-name="T5">　キュウ；およ（び・ぶ・ぼす） </text:span></text:p>
      <text:p text:style-name="P540"><text:span text:style-name="T3">The relevant oracle bone form of this character shows a person + a hand reaching toward another person (compare </text:span><text:span text:style-name="T5">服</text:span><text:span text:style-name="T3">) → *reach/extend* and press a hand on the back of a fleeing person → *overtake* → *amount to*; *equal*. By further extension are *and* and *as well as* (← equally), while *come to*, *exert* (upon) and *affect* derive from the original sense of exerting pressure with one's hand. </text:span></text:p>
      <text:p text:style-name="P404"><text:span text:style-name="T5">吸 </text:span><text:span text:style-name="T3">(6)</text:span><text:span text:style-name="T5">　キュウ；す（う） </text:span></text:p>
      <text:p text:style-name="P35"><text:span text:style-name="T3">As per </text:span><text:span text:style-name="T5">及</text:span><text:span text:style-name="T3"># (press on) + </text:span><text:span text:style-name="T5">口 </text:span><text:span text:style-name="T3">mouth → press the lips together in sucking in air → *suck* (compare</text:span></text:p>
      <text:p text:style-name="P459"><text:soft-page-break/><text:span text:style-name="T5">哈</text:span><text:span text:style-name="T3">, </text:span><text:span text:style-name="T5">歙 </text:span><text:span text:style-name="T3">and </text:span><text:span text:style-name="T5">噏</text:span><text:span text:style-name="T3">) → *breathe*; *inhale*; *take in* → *absorb*; *smoke* (tobacco). </text:span></text:p>
      <text:p text:style-name="P115"><text:span text:style-name="T5">級 </text:span><text:span text:style-name="T3">(9)</text:span><text:span text:style-name="T5">　キュウ </text:span></text:p>
      <text:p text:style-name="P833"><text:span text:style-name="T3">As per </text:span><text:span text:style-name="T5">及</text:span><text:span text:style-name="T3"># (press on) + </text:span><text:span text:style-name="T5">糸 </text:span><text:span text:style-name="T3">thread → pieces of fabric of various quality, pressing on each other in being inspected → *rank*; *class*; *grade* (← levels of quality) → *head* (← make promotions contingent on the taking of heads on the battlefield). </text:span></text:p>
      <text:p text:style-name="P24"><text:span text:style-name="T5">急 </text:span><text:span text:style-name="T3">(9)</text:span><text:span text:style-name="T5">　キュウ；いそ（ぐ） </text:span></text:p>
      <text:p text:style-name="P834"><text:span text:style-name="T3">The relevant seal inscription form shows </text:span><text:span text:style-name="T5">急 </text:span><text:span text:style-name="T3">to have originally consisted of </text:span><text:span text:style-name="T5">及</text:span><text:span text:style-name="T3"># (press on) + </text:span><text:span text:style-name="T5">心 </text:span><text:span text:style-name="T3">heart/emotions → feelings of being pressed upon → *rush*; *hurry*; *hasten* → *sudden*; *emergency*; *steep*. </text:span></text:p>
      <text:p text:style-name="P114"><text:span text:style-name="T5">合 </text:span><text:span text:style-name="T3">(6)</text:span><text:span text:style-name="T5">　ゴウ；カッ；ガッ；あ（う・わす・わせる）　 </text:span></text:p>
      <text:p text:style-name="P835"><text:span text:style-name="T3">As per </text:span><text:span text:style-name="T5">口</text:span><text:span text:style-name="T3"># (cavity → open container) + an abbreviated form of </text:span><text:span text:style-name="T5">今 </text:span><text:span text:style-name="T3">(contain) → press/fit together a lid on a container, containing objects inside → *fit*; *join*; *put together*; *meet*. Extended meanings include *suit*; *match*; *agree/coincide with*; *correspond to*; *be correct*; *add* (to); *combine*; *set/adjust* (a device); *adapt oneself to*; and *check* (with/against). </text:span></text:p>
      <text:p text:style-name="P135"><text:span text:style-name="T5">給 </text:span><text:span text:style-name="T3">(12)</text:span><text:span text:style-name="T5">　キュウ　 </text:span></text:p>
      <text:p text:style-name="P836"><text:span text:style-name="T3">As per </text:span><text:span text:style-name="T5">合</text:span><text:span text:style-name="T3"># (press/fit together) + </text:span><text:span text:style-name="T5">糸 </text:span><text:span text:style-name="T3">thread → fit together pieces of fabric → *supply*; *supplement*; *fill*; *give*; *salary*. </text:span></text:p>
      <text:p text:style-name="P24"><text:span text:style-name="T5">泣 </text:span><text:span text:style-name="T3">(8)</text:span><text:span text:style-name="T5">　キュウ；な（かす・かせる・く）　 </text:span></text:p>
      <text:p text:style-name="P837"><text:span text:style-name="T3">As per </text:span><text:span text:style-name="T5">立</text:span><text:span text:style-name="T3"># (exert continuous downward pressure) + </text:span><text:span text:style-name="T5">水 </text:span><text:span text:style-name="T3">water → *teardrops* pressing on the cheeks → *cry*; *sob*; *weep* → *moan*; *regret*. </text:span></text:p>
      <text:p text:style-name="P838"><text:span text:style-name="T5">邑　</text:span><text:span text:style-name="T3">(7) </text:span><text:span text:style-name="T5">ユウ；オウ；くに；むら　 </text:span></text:p>
      <text:p text:style-name="P839"><text:span text:style-name="T5">巴 </text:span><text:span text:style-name="T3">here a variant of </text:span><text:span text:style-name="T5">丮</text:span><text:span text:style-name="T3"># (kneeling figure with arms extended) + </text:span><text:span text:style-name="T5">囗 </text:span><text:span text:style-name="T3">circular enclosure → subjects pressed into an enclosed space, who kneel and extend their arms in obeisance → *village*; *settlement*; *town*. Confusingly, when used as an element in a dual-element character, </text:span><text:span text:style-name="T5">邑 </text:span><text:span text:style-name="T3">is written as </text:span><text:span text:style-name="T5">阝</text:span><text:span text:style-name="T3">, the same simplification as employed for </text:span><text:span text:style-name="T5">阜 </text:span><text:span text:style-name="T3">piled earth. The difference is that </text:span><text:span text:style-name="T5">邑 </text:span><text:span text:style-name="T3">appears on the right (examples: </text:span><text:span text:style-name="T5">邦</text:span><text:span text:style-name="T3">, </text:span><text:span text:style-name="T5">邸</text:span><text:span text:style-name="T3">, or </text:span><text:span text:style-name="T5">郊</text:span><text:span text:style-name="T3">) while </text:span><text:span text:style-name="T5">阜 </text:span><text:span text:style-name="T3">appears on the left (examples: </text:span><text:span text:style-name="T5">防</text:span><text:span text:style-name="T3">, </text:span><text:span text:style-name="T5">限</text:span><text:span text:style-name="T3">, or </text:span><text:span text:style-name="T5">陷</text:span><text:span text:style-name="T3">). </text:span></text:p>
      <text:p text:style-name="P386"><text:span text:style-name="T5">叶 </text:span><text:span text:style-name="T3">(5)</text:span><text:span text:style-name="T5">　キョウ；かな（う）　 </text:span></text:p>
      <text:p text:style-name="P840"><text:span text:style-name="T5">口 </text:span><text:span text:style-name="T3">mouth + </text:span><text:span text:style-name="T5">十</text:span><text:span text:style-name="T3"># (gather) → voices gathered in harmonious supplication → *harmonize*. Also, *be realized/have one's prayer answered* (← grant a group's wish/request). </text:span></text:p>
      <text:p text:style-name="P135"><text:span text:style-name="T5">劫 </text:span><text:span text:style-name="T3">(7)</text:span><text:span text:style-name="T5">　ゴウ </text:span></text:p>
      <text:p text:style-name="P841"><text:span text:style-name="T5">去</text:span><text:span text:style-name="T3"># withdraw + </text:span><text:span text:style-name="T5">力 </text:span><text:span text:style-name="T3">power/energy → *coerce* others into withdrawing. *Long period of time* derives from the compound </text:span><text:span text:style-name="T5">劫波</text:span><text:span text:style-name="T3">, a transliteration of the Sanskrit kalpa. </text:span></text:p>
      <text:p text:style-name="P199"><text:span text:style-name="T5">怯 </text:span><text:span text:style-name="T3">(8)</text:span><text:span text:style-name="T5">　キョウ；コウ；おび（える）；ひる（む）　 </text:span></text:p>
      <text:p text:style-name="P252"><text:span text:style-name="T5">去</text:span><text:span text:style-name="T3"># withdraw + </text:span><text:span text:style-name="T5">心 </text:span><text:span text:style-name="T3">heart/emotions → *shrink from* in fear → *be fearful*; *cowardice*. </text:span></text:p>
      <text:p text:style-name="P115"><text:span text:style-name="T5">夾 </text:span><text:span text:style-name="T3">(7)</text:span><text:span text:style-name="T5">　キョウ　 </text:span></text:p>
      <text:p text:style-name="P842"><text:span text:style-name="T5">大 </text:span><text:span text:style-name="T3">person standing outstretched + a depiction# of two persons → one individual pressed between two others → *insert*; *sandwich* between.</text:span></text:p>
      <text:p text:style-name="P50"><text:span text:style-name="T5">莢 </text:span><text:span text:style-name="T3">(10)</text:span><text:span text:style-name="T5">　キョウ；さや　 </text:span></text:p>
      <text:p text:style-name="P843"><text:span text:style-name="T3">As per </text:span><text:span text:style-name="T5">夾</text:span><text:span text:style-name="T3"># (pressed between) + </text:span><text:span text:style-name="T5">艸 </text:span><text:span text:style-name="T3">grass/plant → *shell/pod* (that sandwiches the bean contained inside). <text:s/></text:span></text:p>
      <text:p text:style-name="P109"><text:span text:style-name="T5">鋏 </text:span><text:span text:style-name="T3">(15)</text:span><text:span text:style-name="T5">　キョウ；はさみ；やっとこ　 </text:span></text:p>
      <text:p text:style-name="P844"><text:soft-page-break/><text:span text:style-name="T3">As per </text:span><text:span text:style-name="T5">夾</text:span><text:span text:style-name="T3"># (pressed between) + </text:span><text:span text:style-name="T5">金 </text:span><text:span text:style-name="T3">metal → *pincers*; *tongs*; *scissors* (← metallic implements between which objects are pressed). Compare </text:span><text:span text:style-name="T5">鉗</text:span><text:span text:style-name="T3">. </text:span></text:p>
      <text:p text:style-name="P79"><text:span text:style-name="T5">頰 </text:span><text:span text:style-name="T3">(16)</text:span><text:span text:style-name="T5">　キョウ；ほお；ほほ </text:span></text:p>
      <text:p text:style-name="P845"><text:span text:style-name="T3">As per </text:span><text:span text:style-name="T5">夾</text:span><text:span text:style-name="T3"># (pressed between) + </text:span><text:span text:style-name="T5">頁 </text:span><text:span text:style-name="T3">head → the jaw (← part of the head that enables food and other objects to be pressed between the upper and lower rows of teeth). *Cheeks* is via a different perspective on sandwiching with regard to the head (i.e., cheeks between which food in the mouth is pressed). </text:span></text:p>
      <text:p text:style-name="P466"><text:span text:style-name="T5">呷 </text:span><text:span text:style-name="T3">(8)</text:span><text:span text:style-name="T5">　コウ；あお（る）　 </text:span></text:p>
      <text:p text:style-name="P846"><text:span text:style-name="T3">As per </text:span><text:span text:style-name="T5">甲</text:span><text:span text:style-name="T3"># (press down upon) + </text:span><text:span text:style-name="T5">口 </text:span><text:span text:style-name="T3">mouth → *gulp* (down); *swallow* → *inhale*; *drink*. Also, *quack* (← loud noise produced in gulping). <text:s/></text:span></text:p>
      <text:p text:style-name="P67"><text:span text:style-name="T5">狎 </text:span><text:span text:style-name="T3">(8)</text:span><text:span text:style-name="T5">　コウ；な（れる）　 </text:span></text:p>
      <text:p text:style-name="P847"><text:span text:style-name="T3">As per </text:span><text:span text:style-name="T5">甲</text:span><text:span text:style-name="T3"># (press down upon) + </text:span><text:span text:style-name="T5">犬 </text:span><text:span text:style-name="T3">dog/beast → discipline an animal to *tame* it → *be accustomed to*; *be on intimate terms with* → *be overly familiar with*; *make light of*. </text:span></text:p>
      <text:p text:style-name="P141"><text:span text:style-name="T5">胛 </text:span><text:span text:style-name="T3">(9)</text:span><text:span text:style-name="T5">　コウ　 </text:span></text:p>
      <text:p text:style-name="P848"><text:span text:style-name="T3">As per </text:span><text:span text:style-name="T5">甲</text:span><text:span text:style-name="T3"># (press down upon) + </text:span><text:span text:style-name="T5">肉 </text:span><text:span text:style-name="T3">flesh → *shoulder blade* (pressing down upon the muscles beneath). </text:span></text:p>
      <text:p text:style-name="P77"><text:span text:style-name="T5">笈 </text:span><text:span text:style-name="T3">(9)</text:span><text:span text:style-name="T5">　キュウ；おい　 </text:span></text:p>
      <text:p text:style-name="P849"><text:span text:style-name="T3">As per </text:span><text:span text:style-name="T5">及</text:span><text:span text:style-name="T3"># (press on) + </text:span><text:span text:style-name="T5">竹 </text:span><text:span text:style-name="T3">bamboo → (bamboo) *container* for clothes, books and other objects, carried on the back. </text:span></text:p>
      <text:p text:style-name="P135"><text:span text:style-name="T5">姶 </text:span><text:span text:style-name="T3">(9) </text:span><text:span text:style-name="T5">オウ　 </text:span></text:p>
      <text:p text:style-name="P850"><text:span text:style-name="T3">As per </text:span><text:span text:style-name="T5">合</text:span><text:span text:style-name="T3"># (press/fit together) + </text:span><text:span text:style-name="T5">女 </text:span><text:span text:style-name="T3">woman → woman fitted with heavy clothes (compare </text:span><text:span text:style-name="T5">袷</text:span><text:span text:style-name="T3">) → *beautiful*; *good-looking*. </text:span></text:p>
      <text:p text:style-name="P77"><text:span text:style-name="T5">恰 </text:span><text:span text:style-name="T3">(9)</text:span><text:span text:style-name="T5">　コウ；あたか（も）　 </text:span></text:p>
      <text:p text:style-name="P851"><text:span text:style-name="T3">As per </text:span><text:span text:style-name="T5">合</text:span><text:span text:style-name="T3"># (press/fit together) + </text:span><text:span text:style-name="T5">心 </text:span><text:span text:style-name="T3">heart/emotions → *fit* one's heart; *match* one's ideas → *precisely*; *just (as)*; *as though*. The pronunciation </text:span><text:span text:style-name="T5">カッ </text:span><text:span text:style-name="T3">in compounds derives from </text:span><text:span text:style-name="T5">カフ</text:span><text:span text:style-name="T3">, an old Japanese pronunciation of this character. </text:span></text:p>
      <text:p text:style-name="P117"><text:span text:style-name="T5">盒 </text:span><text:span text:style-name="T3">(11)</text:span><text:span text:style-name="T5">　コウ；ふたもの　 </text:span></text:p>
      <text:p text:style-name="P35"><text:span text:style-name="T3">As per </text:span><text:span text:style-name="T5">合</text:span><text:span text:style-name="T3"># (press/fit together) + </text:span><text:span text:style-name="T5">皿 </text:span><text:span text:style-name="T3">dish/plate/bowl → *lidded utensil*. </text:span></text:p>
      <text:p text:style-name="P66"><text:span text:style-name="T5">袷 </text:span><text:span text:style-name="T3">(11)</text:span><text:span text:style-name="T5">　キョウ；コウ；あわせ </text:span></text:p>
      <text:p text:style-name="P852"><text:span text:style-name="T3">As per </text:span><text:span text:style-name="T5">合</text:span><text:span text:style-name="T3"># (press/fit together) + </text:span><text:span text:style-name="T5">衣 </text:span><text:span text:style-name="T3">clothing → heavy *lined garment* (← lining precisely fitted to the fabric) → *lined kimono*. Compare </text:span><text:span text:style-name="T5">姶</text:span><text:span text:style-name="T3">.</text:span></text:p>
      <text:p text:style-name="P69"><text:span text:style-name="T5">翕 </text:span><text:span text:style-name="T3">(12)</text:span><text:span text:style-name="T5">　キュウ；あ（う）；あつ（まる・める）　 </text:span></text:p>
      <text:p text:style-name="P854"><text:span text:style-name="T3">As per </text:span><text:span text:style-name="T5">合</text:span><text:span text:style-name="T3"># (press/fit together) + </text:span><text:span text:style-name="T5">羽 </text:span><text:span text:style-name="T3">feather/wing → retracted wings, pressed tightly in covering a bird's body → *put together*; *gather* → *happen* (← putting together or gathering regarded as an occurrence). </text:span></text:p>
      <text:p text:style-name="P77"><text:span text:style-name="T5">蛤 </text:span><text:span text:style-name="T3">(12)</text:span><text:span text:style-name="T5">　コウ；はまぐり </text:span></text:p>
      <text:p text:style-name="P855"><text:span text:style-name="T3">As per </text:span><text:span text:style-name="T5">合</text:span><text:span text:style-name="T3"># (press/fit together) + </text:span><text:span text:style-name="T5">虫 </text:span><text:span text:style-name="T3">insect/creature → *clam* (← creature encased in a tightly sealed shell). Compare </text:span><text:span text:style-name="T5">蜆</text:span><text:span text:style-name="T3">. </text:span></text:p>
      <text:p text:style-name="P582"><text:span text:style-name="T5">閤 </text:span><text:span text:style-name="T3">(14)</text:span><text:span text:style-name="T5">　コウ　 </text:span></text:p>
      <text:p text:style-name="P856"><text:soft-page-break/><text:span text:style-name="T3">As per </text:span><text:span text:style-name="T5">合</text:span><text:span text:style-name="T3"># (press/fit together) + </text:span><text:span text:style-name="T5">門 </text:span><text:span text:style-name="T3">gate → *small, side door/gate* fitted into the side of a larger gate → (woman's) *chamber* (compare </text:span><text:span text:style-name="T5">閨</text:span><text:span text:style-name="T3">). Also, (government/public) *office* and *palace*. </text:span></text:p>
      <text:p text:style-name="P25"><text:span text:style-name="T5">靨 </text:span><text:span text:style-name="T3">(23) </text:span><text:span text:style-name="T5">ヨウ；えくぼ </text:span></text:p>
      <text:p text:style-name="P35"><text:span text:style-name="T3">As per </text:span><text:span text:style-name="T5">厭</text:span><text:span text:style-name="T3"># (press upon) + </text:span><text:span text:style-name="T5">面 </text:span><text:span text:style-name="T3">face → *dimple(s)*. Compare </text:span><text:span text:style-name="T5">黶</text:span><text:span text:style-name="T3">. </text:span></text:p>
      <text:p text:style-name="P198"><text:span text:style-name="T5">盍 </text:span><text:span text:style-name="T3">(10)</text:span><text:span text:style-name="T5">　コウ　 </text:span></text:p>
      <text:p text:style-name="P857"><text:span text:style-name="T3">Originally, the element at top# was not </text:span><text:span text:style-name="T5">去 </text:span><text:span text:style-name="T3">but rather that described in </text:span><text:span text:style-name="T5">抑 </text:span><text:span text:style-name="T3">(now written as </text:span><text:span text:style-name="T5">卬</text:span><text:span text:style-name="T3">, but originally </text:span><text:span text:style-name="T5">印 </text:span><text:span text:style-name="T3">in reverse → hold down). The addition of </text:span><text:span text:style-name="T5">皿 </text:span><text:span text:style-name="T3">dish/plate/bowl suggests the idea of pressing a *cover* down upon a container → *meet* (← meeting of cover and container). *Why* is a borrowed meaning. </text:span></text:p>
      <text:p text:style-name="P55"><text:span text:style-name="T5">蓋 </text:span><text:span text:style-name="T3">(13) </text:span><text:span text:style-name="T5">ガイ；カイ；コウ；おお（う）；ふた </text:span></text:p>
      <text:p text:style-name="P5"><text:span text:style-name="T5">盍</text:span><text:span text:style-name="T3"># (press down and) cover + </text:span><text:span text:style-name="T5">艸 </text:span><text:span text:style-name="T3">grass/plant → roof thatched/covered with grass → *cover*; *lid*. </text:span></text:p>
      <text:p text:style-name="P115"><text:span text:style-name="T5">俠　</text:span><text:span text:style-name="T3">(8)</text:span><text:span text:style-name="T5">　キョウ；きゃん </text:span></text:p>
      <text:p text:style-name="P858"><text:span text:style-name="T3">As per </text:span><text:span text:style-name="T5">夾</text:span><text:span text:style-name="T3"># (pressed between) + </text:span><text:span text:style-name="T5">人 </text:span><text:span text:style-name="T3">person → person of rank, sandwiched by bodyguards → *chivalry* (← dedicate oneself unstintingly to the service of another). *Tomboy* is a borrowed meaning. </text:span></text:p>
      <text:p text:style-name="P67"><text:span text:style-name="T5">侠 </text:span><text:span text:style-name="T3">(8)</text:span><text:span text:style-name="T5">　キョウ；きゃん </text:span></text:p>
      <text:p text:style-name="P35"><text:span text:style-name="T3">A variant form of </text:span><text:span text:style-name="T5">俠</text:span><text:span text:style-name="T3">. For meanings, see </text:span><text:span text:style-name="T5">俠</text:span><text:span text:style-name="T3">. </text:span></text:p>
      <text:p text:style-name="P142"><text:span text:style-name="T5">脇 </text:span><text:span text:style-name="T3">(10)</text:span><text:span text:style-name="T5">　キョウ；わき </text:span></text:p>
      <text:p text:style-name="P859"><text:span text:style-name="T3">Effectively a variant form of </text:span><text:span text:style-name="T5">脅</text:span><text:span text:style-name="T3"># (one's side), with the </text:span><text:span text:style-name="T5">肉 </text:span><text:span text:style-name="T3">flesh element repositioned, and emphasizing the physical points the *armpits* and the *sides/flanks* → *side*. Compare </text:span><text:span text:style-name="T5">胳 </text:span><text:span text:style-name="T3">and </text:span><text:span text:style-name="T5">亦</text:span><text:span text:style-name="T3">. </text:span></text:p>
      <text:p text:style-name="P124"><text:span text:style-name="T5">捻 </text:span><text:span text:style-name="T3">(11) </text:span><text:span text:style-name="T5">ネン；テン；ジョウ；ねじ（る）；ね（じる）；ひね（る）　 </text:span></text:p>
      <text:p text:style-name="P860"><text:span text:style-name="T3">As per </text:span><text:span text:style-name="T5">念</text:span><text:span text:style-name="T3"># (contain) + </text:span><text:span text:style-name="T5">手 </text:span><text:span text:style-name="T3">hand → *twist* an object contained between fingers → *nip*; *turn*; *twirl*. </text:span></text:p>
      <text:p text:style-name="P77"><text:span text:style-name="T5">揖 </text:span><text:span text:style-name="T3">(12) </text:span><text:span text:style-name="T5">ユウ；シュウ　 </text:span></text:p>
      <text:p text:style-name="P861"><text:span text:style-name="T3">As per </text:span><text:span text:style-name="T5">咠</text:span><text:span text:style-name="T3"># as described in </text:span><text:span text:style-name="T5">葺 </text:span><text:span text:style-name="T3">(press) + </text:span><text:span text:style-name="T5">手 </text:span><text:span text:style-name="T3">hand → hands pressed together at the breast in making a greeting → *bow* → *come together*; *assemble*. Also, *yield*. </text:span></text:p>
      <text:p text:style-name="P109"><text:span text:style-name="T5">峇 </text:span><text:span text:style-name="T3">(9)</text:span><text:span text:style-name="T5">　コウ　</text:span></text:p>
      <text:p text:style-name="P862"><text:span text:style-name="T3">As per </text:span><text:span text:style-name="T5">合</text:span><text:span text:style-name="T3"># (press/fit together) + </text:span><text:span text:style-name="T5">山 </text:span><text:span text:style-name="T3">mountain → vertical mountain *cave* (with a cover fitted over the entrance). </text:span></text:p>
      <text:p text:style-name="P67"><text:span text:style-name="T5">洽 </text:span><text:span text:style-name="T3">(9)</text:span><text:span text:style-name="T5">　コウ；あまね（く）　 </text:span></text:p>
      <text:p text:style-name="P863"><text:span text:style-name="T3">As per </text:span><text:span text:style-name="T5">合</text:span><text:span text:style-name="T3"># (press/fit together) + </text:span><text:span text:style-name="T5">水 </text:span><text:span text:style-name="T3">water → large volume of *water covering an extensive area* → *far and wide*; *moisten*. Also, *harmony of thought/emotion* (← bring into uniformity ← cover extensively; compare </text:span><text:span text:style-name="T5">勰</text:span><text:span text:style-name="T3">). </text:span></text:p>
      <text:p text:style-name="P435"><text:span text:style-name="T5">匣 </text:span><text:span text:style-name="T3">(7)</text:span><text:span text:style-name="T5">　コウ；はこ　 </text:span></text:p>
      <text:p text:style-name="P35"><text:span text:style-name="T3">As per </text:span><text:span text:style-name="T5">甲</text:span><text:span text:style-name="T3"># (press down upon) + </text:span><text:span text:style-name="T5">匚 </text:span><text:span text:style-name="T3">enclosure → (lidded) *box*. Compare </text:span><text:span text:style-name="T5">篋</text:span><text:span text:style-name="T3">. </text:span></text:p>
      <text:p text:style-name="P502"><text:span text:style-name="T5">閘 </text:span><text:span text:style-name="T3">(13) </text:span><text:span text:style-name="T5">オウ；コウ　 </text:span></text:p>
      <text:p text:style-name="P864"><text:soft-page-break/><text:span text:style-name="T3">As per </text:span><text:span text:style-name="T5">甲</text:span><text:span text:style-name="T3"># (press down upon) + </text:span><text:span text:style-name="T5">門 </text:span><text:span text:style-name="T3">gate → plate of a *sluice* or *floodgate* pressing down in closure → *opening and closing of a gate* (compare </text:span><text:span text:style-name="T5">沍</text:span><text:span text:style-name="T3">). Compare also </text:span><text:span text:style-name="T5">闔</text:span><text:span text:style-name="T3">. </text:span></text:p>
      <text:p text:style-name="P68"><text:span text:style-name="T5">溘 </text:span><text:span text:style-name="T3">(13)</text:span><text:span text:style-name="T5">　コウ　 </text:span></text:p>
      <text:p text:style-name="P865"><text:span text:style-name="T5">盍</text:span><text:span text:style-name="T3"># (press down and) cover + </text:span><text:span text:style-name="T5">水 </text:span><text:span text:style-name="T3">water → *sudden/abrupt* (cessation) (← suddenly slam a lid on a water container, cutting off the flow of liquid). </text:span></text:p>
      <text:p text:style-name="P439"><text:span text:style-name="T5">闔 </text:span><text:span text:style-name="T3">(18)</text:span><text:span text:style-name="T5">　コウ；と（じる）　 </text:span></text:p>
      <text:p text:style-name="P866"><text:span text:style-name="T5">盍</text:span><text:span text:style-name="T3"># (press down and) cover + </text:span><text:span text:style-name="T5">門 </text:span><text:span text:style-name="T3">gate → *close* (the *leaf* of) a *door*. Compare </text:span><text:span text:style-name="T5">閘</text:span><text:span text:style-name="T3">. Also, *put away* and *contain in entirety* → *all*. </text:span></text:p>
      <text:p text:style-name="P200"><text:span text:style-name="T5">愜 </text:span><text:span text:style-name="T3">(12)</text:span><text:span text:style-name="T5">　キョウ；こころよ（い）　 </text:span></text:p>
      <text:p text:style-name="P867"><text:span text:style-name="T5">匧</text:span><text:span text:style-name="T3"># combines </text:span><text:span text:style-name="T5">夾 </text:span><text:span text:style-name="T3">(be pressed between) + </text:span><text:span text:style-name="T5">匚 </text:span><text:span text:style-name="T3">enclosure → contents tightly pressed into a container. Compare </text:span><text:span text:style-name="T5">匣</text:span><text:span text:style-name="T3">. </text:span><text:span text:style-name="T5">愜 </text:span><text:span text:style-name="T3">adds </text:span><text:span text:style-name="T5">心 </text:span><text:span text:style-name="T3">heart/emotions → heart filled with contentment/satisfaction → *be satisfied*; *be comfortable*. </text:span></text:p>
      <text:p text:style-name="P127"><text:span text:style-name="T5">篋 </text:span><text:span text:style-name="T3">(15)</text:span><text:span text:style-name="T5">　キョウ；はこ　 </text:span></text:p>
      <text:p text:style-name="P868"><text:span text:style-name="T3">As per </text:span><text:span text:style-name="T5">匧</text:span><text:span text:style-name="T3"># as described in </text:span><text:span text:style-name="T5">愜 </text:span><text:span text:style-name="T3">(contents tightly pressed into a container) + </text:span><text:span text:style-name="T5">竹 </text:span><text:span text:style-name="T3">bamboo → (rectangular, bamboo) *box*, chest or case. Compare </text:span><text:span text:style-name="T5">匣</text:span><text:span text:style-name="T3">. </text:span></text:p>
      <text:p text:style-name="P335"><text:span text:style-name="T5">陜 </text:span><text:span text:style-name="T3">(10)</text:span><text:span text:style-name="T5">　キョウ；コウ；せま（い）　 </text:span></text:p>
      <text:p text:style-name="P869"><text:span text:style-name="T3">As per </text:span><text:span text:style-name="T5">夾</text:span><text:span text:style-name="T3"># (pressed between) + </text:span><text:span text:style-name="T5">阜 </text:span><text:span text:style-name="T3">piled earth → *mountain pass/narrow gorge* (compare </text:span><text:span text:style-name="T5">岬 </text:span><text:span text:style-name="T3">and </text:span><text:span text:style-name="T5">峽</text:span><text:span text:style-name="T3">). Also, (sandwiched between and therefore) *narrow*. </text:span></text:p>
      <text:p text:style-name="P79"><text:span text:style-name="T5">筴 </text:span><text:span text:style-name="T3">(13)</text:span><text:span text:style-name="T5">　キョウ；サク；めどぎ　 </text:span></text:p>
      <text:p text:style-name="P870"><text:span text:style-name="T3">As per </text:span><text:span text:style-name="T5">夾</text:span><text:span text:style-name="T3"># (pressed between) + </text:span><text:span text:style-name="T5">竹 </text:span><text:span text:style-name="T3">bamboo → variety of *bean plant* (compare </text:span><text:span text:style-name="T5">荅</text:span><text:span text:style-name="T3">), the stalk of which was used in divination (compare </text:span><text:span text:style-name="T5">筮 </text:span><text:span text:style-name="T3">and </text:span><text:span text:style-name="T5">蓍</text:span><text:span text:style-name="T3">). Also, *bamboo writing brush* and *chopsticks* → *insert* and *sandwich between*, as well as *inscribed tablets*. </text:span></text:p>
      <text:p text:style-name="P100"><text:span text:style-name="T5">岌 </text:span><text:span text:style-name="T3">(7)</text:span><text:span text:style-name="T5">　キュウ；ギュウ　 </text:span></text:p>
      <text:p text:style-name="P871"><text:span text:style-name="T3">As per </text:span><text:span text:style-name="T5">及</text:span><text:span text:style-name="T3"># (press on) + </text:span><text:span text:style-name="T5">山 </text:span><text:span text:style-name="T3">mountain → (perilously) *high and steep mountain* with large boulders pressing against each other. </text:span></text:p>
      <text:p text:style-name="P141"><text:span text:style-name="T5">悒 </text:span><text:span text:style-name="T3">(10) </text:span><text:span text:style-name="T5">ユウ；うれ（える）　 </text:span></text:p>
      <text:p text:style-name="P35"><text:span text:style-name="T3">As per </text:span><text:span text:style-name="T5">邑</text:span><text:span text:style-name="T3"># (press) + </text:span><text:span text:style-name="T5">心 </text:span><text:span text:style-name="T3">heart/emotions → *be depressed*; *have a heavy heart* (← negative</text:span></text:p>
      <text:p text:style-name="P139"><text:span text:style-name="T3">emotions pressing on the heart). </text:span></text:p>
      <text:p text:style-name="P403"><text:span text:style-name="T5">曄 </text:span><text:span text:style-name="T3">(14) </text:span><text:span text:style-name="T5">ヨウ　 </text:span></text:p>
      <text:p text:style-name="P131"><text:span text:style-name="T5">華</text:span><text:span text:style-name="T3"># brilliant + </text:span><text:span text:style-name="T5">日 </text:span><text:span text:style-name="T3">sun/day → *shine* brilliantly → *thriving*. </text:span></text:p>
      <text:p text:style-name="P66"><text:span text:style-name="T5">磕 </text:span><text:span text:style-name="T3">(15)</text:span><text:span text:style-name="T5">　カイ；カツ；コウ　 </text:span></text:p>
      <text:p text:style-name="P872"><text:span text:style-name="T5">盍</text:span><text:span text:style-name="T3"># (press down and) cover + </text:span><text:span text:style-name="T5">石 </text:span><text:span text:style-name="T3">stone → forcefully *press* a stone/earthenware cover into place → *sound of rocks or drums struck in turn* (← two hard objects knocking against each other). </text:span></text:p>
      <text:p text:style-name="P77"><text:span text:style-name="T5">汲 </text:span><text:span text:style-name="T3">(6)</text:span><text:span text:style-name="T5">　キュウ；く（む）　 </text:span></text:p>
      <text:p text:style-name="P873"><text:span text:style-name="T3">As per </text:span><text:span text:style-name="T5">及</text:span><text:span text:style-name="T3"># (press on) + </text:span><text:span text:style-name="T5">水 </text:span><text:span text:style-name="T3">water → *draw water* (← lower a bucket to the point that it presses down beyond the surface of well water) → *scoop* (up/out); *ladle* (out) → *pour* (tea). </text:span></text:p>
      <text:p text:style-name="P334"><text:soft-page-break/><text:span text:style-name="T5">噏 </text:span><text:span text:style-name="T3">(15)</text:span><text:span text:style-name="T5">　キュウ；す（う）　 </text:span></text:p>
      <text:p text:style-name="P874"><text:span text:style-name="T3">As per </text:span><text:span text:style-name="T5">翕</text:span><text:span text:style-name="T3"># (press) + </text:span><text:span text:style-name="T5">口 </text:span><text:span text:style-name="T3">mouth → *compress* the lips in sucking in breath (compare </text:span><text:span text:style-name="T5">吸</text:span><text:span text:style-name="T3">, </text:span><text:span text:style-name="T5">哈 </text:span><text:span text:style-name="T3">and </text:span><text:span text:style-name="T5">歙</text:span><text:span text:style-name="T3">) → *inhale* → *absorb*. </text:span></text:p>
      <text:p text:style-name="P101"><text:span text:style-name="T5">勰 </text:span><text:span text:style-name="T3">(15)</text:span><text:span text:style-name="T5">　キョウ　 </text:span></text:p>
      <text:p text:style-name="P875"><text:span text:style-name="T3">As per </text:span><text:span text:style-name="T5">劦</text:span><text:span text:style-name="T3"># as described in </text:span><text:span text:style-name="T5">協 </text:span><text:span text:style-name="T3">(harmonious cooperation) + </text:span><text:span text:style-name="T5">思 </text:span><text:span text:style-name="T3">(fine) → a fine and *harmonious* meeting of the minds (compare </text:span><text:span text:style-name="T5">洽</text:span><text:span text:style-name="T3">) → *peaceful*. </text:span></text:p>
      <text:p text:style-name="P124"><text:span text:style-name="T5">柙 </text:span><text:span text:style-name="T3">(9)</text:span><text:span text:style-name="T5">　コウ；おり　 </text:span></text:p>
      <text:p text:style-name="P35"><text:span text:style-name="T3">As per </text:span><text:span text:style-name="T5">甲</text:span><text:span text:style-name="T3"># (press down upon) + </text:span><text:span text:style-name="T5">木 </text:span><text:span text:style-name="T3">tree/wood → (lidded) *animal cage* → (place in a) *box*. </text:span></text:p>
      <text:p text:style-name="P142"><text:span text:style-name="T5">祫 </text:span><text:span text:style-name="T3">(11)</text:span><text:span text:style-name="T5">　コウ；ギョウ　 </text:span></text:p>
      <text:p text:style-name="P876"><text:span text:style-name="T3">As per </text:span><text:span text:style-name="T5">合</text:span><text:span text:style-name="T3"># (press/fit together) + </text:span><text:span text:style-name="T5">示 </text:span><text:span text:style-name="T3">altar/the supernatural → *commemorate ancestors jointly* (i.e. a *festival* in which ancestors both proximate and distant in the bloodline are jointly commemorated). </text:span></text:p>
      <text:p text:style-name="P334"><text:span text:style-name="T5">嗑 </text:span><text:span text:style-name="T3">(13)</text:span><text:span text:style-name="T5">　コウ　 </text:span></text:p>
      <text:p text:style-name="P877"><text:span text:style-name="T5">盍</text:span><text:span text:style-name="T3"># (press down and) cover + </text:span><text:span text:style-name="T5">口 </text:span><text:span text:style-name="T3">mouth → press the teeth upon seeds or other food in biting/cracking. The compound </text:span><text:span text:style-name="T5">嗑嗑 </text:span><text:span text:style-name="T3">however refers to the act of speaking. </text:span></text:p>
      <text:p text:style-name="P25"><text:span text:style-name="T5">挹 </text:span><text:span text:style-name="T3">(10) </text:span><text:span text:style-name="T5">ユウ；く（む）　 </text:span></text:p>
      <text:p text:style-name="P878"><text:span text:style-name="T3">As per </text:span><text:span text:style-name="T5">邑</text:span><text:span text:style-name="T3"># (press) + </text:span><text:span text:style-name="T5">手 </text:span><text:span text:style-name="T3">hand/action indicator → *press one's hands to one's chest*. *Scoop*, *dip* and *ladle/pour out* are borrowed meanings. </text:span></text:p>
      <text:p text:style-name="P135"><text:span text:style-name="T5">浥 </text:span><text:span text:style-name="T3">(10) </text:span><text:span text:style-name="T5">ユウ；オウ；うるお（う）　 </text:span></text:p>
      <text:p text:style-name="P35"><text:span text:style-name="T3">As per </text:span><text:span text:style-name="T5">邑</text:span><text:span text:style-name="T3"># (press) + </text:span><text:span text:style-name="T5">水 </text:span><text:span text:style-name="T3">water → press liquid out of an object, leaving it *moist*/*damp*. </text:span></text:p>
      <text:p text:style-name="P125"><text:span text:style-name="T5">裛　</text:span><text:span text:style-name="T3">(13) </text:span><text:span text:style-name="T5">ユウ　 </text:span></text:p>
      <text:p text:style-name="P879"><text:span text:style-name="T3">As per </text:span><text:span text:style-name="T5">邑</text:span><text:span text:style-name="T3"># (press) + </text:span><text:span text:style-name="T5">衣 </text:span><text:span text:style-name="T3">clothing → press clothing over oneself → *clothe oneself* → *cover a book*. *Fragrance* is a borrowed meaning. </text:span></text:p>
      <text:p text:style-name="P123"><text:span text:style-name="T5">饁 </text:span><text:span text:style-name="T3">(19) </text:span><text:span text:style-name="T5">ヨウ；おく（る）　 </text:span></text:p>
      <text:p text:style-name="P880"><text:span text:style-name="T5">盍</text:span><text:span text:style-name="T3"># (press down and) cover + </text:span><text:span text:style-name="T5">食 </text:span><text:span text:style-name="T3">food/eating → *cooked meal placed in a container and transported to field laborers*. Compare </text:span><text:span text:style-name="T5">饟</text:span><text:span text:style-name="T3">.</text:span></text:p>
      <text:p text:style-name="P459"><text:span text:style-name="T5">哈　</text:span><text:span text:style-name="T3">(9)</text:span><text:span text:style-name="T5">　ゴウ　 </text:span></text:p>
      <text:p text:style-name="P881"><text:span text:style-name="T3">As per </text:span><text:span text:style-name="T5">合</text:span><text:span text:style-name="T3"># (press/fit together) + </text:span><text:span text:style-name="T5">口 </text:span><text:span text:style-name="T3">mouth → press the lips together in sucking in air (compare </text:span><text:span text:style-name="T5">吸</text:span><text:span text:style-name="T3">, </text:span><text:span text:style-name="T5">歙 </text:span><text:span text:style-name="T3">and </text:span><text:span text:style-name="T5">噏</text:span><text:span text:style-name="T3">). The *opening and closing of a fish's mouth* is a borrowed meaning → *school of fish*. </text:span></text:p>
      <text:p text:style-name="P263"><text:span text:style-name="T5">加 </text:span><text:span text:style-name="T3">(5)</text:span><text:span text:style-name="T5">　カ；くわ（える・わる）　 </text:span></text:p>
      <text:p text:style-name="P882"><text:span text:style-name="T3">A variant of </text:span><text:span text:style-name="T5">可 </text:span><text:span text:style-name="T3">(bend/cup a hand about the mouth to amplify the voice in shouting), with *add*, *append* and *increase* being associated meanings (← add a hand atop the mouth to increase the volume of one's voice). Also, *join* (in) and *inflict* (← join in something inflicting damage/injury). </text:span></text:p>
      <text:p text:style-name="P9"><text:span text:style-name="T5">架 </text:span><text:span text:style-name="T3">(9)</text:span><text:span text:style-name="T5">　カ；か（かる・ける）　 </text:span></text:p>
      <text:p text:style-name="P883"><text:span text:style-name="T3">As per </text:span><text:span text:style-name="T5">加</text:span><text:span text:style-name="T3"># (place atop) + </text:span><text:span text:style-name="T5">木 </text:span><text:span text:style-name="T3">tree/wood → wooden framework atop which something is constructed → *put on*; *build* → *span*; *bridge girder*. </text:span></text:p>
      <text:p text:style-name="P24"><text:soft-page-break/><text:span text:style-name="T5">賀 </text:span><text:span text:style-name="T3">(12) </text:span><text:span text:style-name="T5">ガ </text:span></text:p>
      <text:p text:style-name="P884"><text:span text:style-name="T3">As per </text:span><text:span text:style-name="T5">加</text:span><text:span text:style-name="T3"># (place atop) + </text:span><text:span text:style-name="T5">貝 </text:span><text:span text:style-name="T3">commodities → congratulatory presents piled high → *congratulations*. </text:span></text:p>
      <text:p text:style-name="P334"><text:span text:style-name="T5">可 </text:span><text:span text:style-name="T3">(5)</text:span><text:span text:style-name="T5">　カ </text:span></text:p>
      <text:p text:style-name="P885"><text:span text:style-name="T3">The relevant oracle bone form of this character is a representation of a bent hook + </text:span><text:span text:style-name="T5">口 </text:span><text:span text:style-name="T3">mouth → bend/cup a hand about the mouth to amplify the voice in shouting → shout/laugh/sing in a loud voice. *Possible* is an extended meaning (← make it possible to be heard at a distance), with *approve* by further extension (← approve of what has been made possible). </text:span></text:p>
      <text:p text:style-name="P141"><text:span text:style-name="T5">河 </text:span><text:span text:style-name="T3">(8)</text:span><text:span text:style-name="T5">　カ；かわ　 </text:span></text:p>
      <text:p text:style-name="P35"><text:span text:style-name="T3">As per </text:span><text:span text:style-name="T5">可</text:span><text:span text:style-name="T3"># (bend) + </text:span><text:span text:style-name="T5">水 </text:span><text:span text:style-name="T3">water → long *river* with multiple bends. Compare </text:span><text:span text:style-name="T5">川</text:span><text:span text:style-name="T3">. </text:span></text:p>
      <text:p text:style-name="P154"><text:span text:style-name="T5">歌 </text:span><text:span text:style-name="T3">(14)</text:span><text:span text:style-name="T5">　カ；うた；うた（う） </text:span></text:p>
      <text:p text:style-name="P886"><text:span text:style-name="T3">As per </text:span><text:span text:style-name="T5">哥</text:span><text:span text:style-name="T3"># (sing) + </text:span><text:span text:style-name="T5">欠 </text:span><text:span text:style-name="T3">bent, open-mouthed figure → *sing* → *song* → *poem*; *tanka*. </text:span><text:span text:style-name="T5">歌 </text:span><text:span text:style-name="T3">was devised to express the original meaning of </text:span><text:span text:style-name="T5">哥 </text:span><text:span text:style-name="T3">after the latter was borrowed to express "elder brother." </text:span></text:p>
      <text:p text:style-name="P27"><text:span text:style-name="T5">何 </text:span><text:span text:style-name="T3">(7)</text:span><text:span text:style-name="T5">　カ；なに；なん </text:span></text:p>
      <text:p text:style-name="P887"><text:span text:style-name="T3">Originally, a depiction of a person bearing on the shoulder a load hung from a long pole. The bronzeware and seal inscription forms, though, are </text:span><text:span text:style-name="T5">人 </text:span><text:span text:style-name="T3">+ </text:span><text:span text:style-name="T5">可</text:span><text:span text:style-name="T3"># (bend). *What* is a borrowed meaning. </text:span></text:p>
      <text:p text:style-name="P117"><text:span text:style-name="T5">荷 </text:span><text:span text:style-name="T3">(10)</text:span><text:span text:style-name="T5">　カ；に　 </text:span></text:p>
      <text:p text:style-name="P247"><text:span text:style-name="T3">As per </text:span><text:span text:style-name="T5">何</text:span><text:span text:style-name="T3"># (bear a load) + </text:span><text:span text:style-name="T5">艸 </text:span><text:span text:style-name="T3">grass/plant → *lotus* (← plant borne on water). *Bear a load*, (a) *load*, *burden* and *undertake* are meanings applied after </text:span><text:span text:style-name="T5">何 </text:span><text:span text:style-name="T3">was borrowed to express "what." </text:span></text:p>
      <text:p text:style-name="P199"><text:span text:style-name="T5">奇 </text:span><text:span text:style-name="T3">(8)</text:span><text:span text:style-name="T5">　キ </text:span></text:p>
      <text:p text:style-name="P888"><text:span text:style-name="T3">As per </text:span><text:span text:style-name="T5">可</text:span><text:span text:style-name="T3"># (bend) + </text:span><text:span text:style-name="T5">大 </text:span><text:span text:style-name="T3">stand outstretched → person bending/leaning in an unusual position, on account of being lame → *strange*; *wondrous*. </text:span></text:p>
      <text:p text:style-name="P186"><text:span text:style-name="T5">寄 </text:span><text:span text:style-name="T3">(11)</text:span><text:span text:style-name="T5">　キ；よ（せる・る）　</text:span></text:p>
      <text:p text:style-name="P889"><text:span text:style-name="T3">As per </text:span><text:span text:style-name="T5">奇</text:span><text:span text:style-name="T3"># (lean) + </text:span><text:span text:style-name="T5">宀 </text:span><text:span text:style-name="T3">roof/building → *lean on* or *draw near*/toward a building → *approach*; *bring near*; *call at/upon*; *step aside* → *depend on*; *gather* (← call at another person's dwelling for food and shelter) → *add* (up to) (← gather). Also, *entrust* (← be entrusted with the care of others) and *send* (← have objects brought to another). </text:span></text:p>
      <text:p text:style-name="P54"><text:span text:style-name="T5">崎 </text:span><text:span text:style-name="T3">(11)</text:span><text:span text:style-name="T5">　キ；さき </text:span></text:p>
      <text:p text:style-name="P890"><text:span text:style-name="T3">As per </text:span><text:span text:style-name="T5">奇</text:span><text:span text:style-name="T3"># (lean) + </text:span><text:span text:style-name="T5">山 </text:span><text:span text:style-name="T3">mountain → mountainous headland → *cape*; *promontory*. Compare </text:span><text:span text:style-name="T5">埼 </text:span><text:span text:style-name="T3">and </text:span><text:span text:style-name="T5">碕</text:span><text:span text:style-name="T3">. </text:span></text:p>
      <text:p text:style-name="P124"><text:span text:style-name="T5">騎 </text:span><text:span text:style-name="T3">(18)</text:span><text:span text:style-name="T5">　キ　 </text:span></text:p>
      <text:p text:style-name="P5"><text:span text:style-name="T3">As per </text:span><text:span text:style-name="T5">奇</text:span><text:span text:style-name="T3"># (lean) + </text:span><text:span text:style-name="T5">馬 </text:span><text:span text:style-name="T3">horse → rider leaning on a horse → *horse riding*; *counter for horsemen*. </text:span></text:p>
      <text:p text:style-name="P142"><text:span text:style-name="T5">我 </text:span><text:span text:style-name="T3">(7) </text:span><text:span text:style-name="T5">ガ；わ；われ </text:span></text:p>
      <text:p text:style-name="P891"><text:span text:style-name="T3">The relevant oracle bone form of this character is a variant of </text:span><text:span text:style-name="T5">戈 </text:span><text:span text:style-name="T3">spear/halberd, indicating a weapon/knife with a serrated blade (i.e., a blade the teeth of which are in alignment). </text:span></text:p>
      <text:p text:style-name="P101"><text:span text:style-name="T5">餓 </text:span><text:span text:style-name="T3">(15) </text:span><text:span text:style-name="T5">ガ；うえ；う（える）　 </text:span></text:p>
      <text:p text:style-name="P892"><text:span text:style-name="T3">As per </text:span><text:span text:style-name="T5">我</text:span><text:span text:style-name="T3"># (bladed weapon → blade-like) + </text:span><text:span text:style-name="T5">食 </text:span><text:span text:style-name="T3">food/eating → lean, blade-like appearance of a starving person (compare </text:span><text:span text:style-name="T5">飢</text:span><text:span text:style-name="T3">) → *hunger*; *starvation*. </text:span></text:p>
      <text:p text:style-name="P79"><text:soft-page-break/><text:span text:style-name="T5">義 </text:span><text:span text:style-name="T3">(13) </text:span><text:span text:style-name="T5">ギ </text:span></text:p>
      <text:p text:style-name="P893"><text:span text:style-name="T3">As per </text:span><text:span text:style-name="T5">我</text:span><text:span text:style-name="T3"># (bladed weapon) + </text:span><text:span text:style-name="T5">羊 </text:span><text:span text:style-name="T3">sheep → use a bladed weapon to sacrifice a sheep in a ceremony → *honor*; *justice*; *meaning*. </text:span></text:p>
      <text:p text:style-name="P67"><text:span text:style-name="T5">儀 </text:span><text:span text:style-name="T3">(15) </text:span><text:span text:style-name="T5">ギ </text:span></text:p>
      <text:p text:style-name="P894"><text:span text:style-name="T3">As per </text:span><text:span text:style-name="T5">義</text:span><text:span text:style-name="T3"># (ceremony) + </text:span><text:span text:style-name="T5">人 </text:span><text:span text:style-name="T3">person (→ human agency) → conduct a *ceremony* → *rules* → *follow*; *obey* (good standards) (← follow/obey rules). *Matters* is a borrowed meaning. </text:span></text:p>
      <text:p text:style-name="P67"><text:span text:style-name="T5">犧 </text:span><text:span text:style-name="T3">(20) </text:span><text:span text:style-name="T5">ギ </text:span><text:span text:style-name="T3">Shinjitai </text:span><text:span text:style-name="T5">犠 </text:span><text:span text:style-name="T3">(17) </text:span></text:p>
      <text:p text:style-name="P121"><text:span text:style-name="T5">羲 </text:span><text:span text:style-name="T3">is a variant form# of </text:span><text:span text:style-name="T5">義 </text:span><text:span text:style-name="T3">(sacrifice in a ceremony). </text:span><text:span text:style-name="T5">犧 </text:span><text:span text:style-name="T3">adds </text:span><text:span text:style-name="T5">牛 </text:span><text:span text:style-name="T3">cow → *sacrifice* a cow. </text:span></text:p>
      <text:p text:style-name="P115"><text:span text:style-name="T5">議 </text:span><text:span text:style-name="T3">(20) </text:span><text:span text:style-name="T5">ギ </text:span></text:p>
      <text:p text:style-name="P35"><text:span text:style-name="T3">As per </text:span><text:span text:style-name="T5">義</text:span><text:span text:style-name="T3"># (ceremony) + </text:span><text:span text:style-name="T5">言 </text:span><text:span text:style-name="T3">words → ceremonious *deliberation* → *debate* → *dispute*. </text:span></text:p>
      <text:p text:style-name="P191"><text:span text:style-name="T5">宜 </text:span><text:span text:style-name="T3">(8) </text:span><text:span text:style-name="T5">ギ </text:span></text:p>
      <text:p text:style-name="P895"><text:span text:style-name="T3">The relevant bronzeware inscription form is </text:span><text:span text:style-name="T5">宀 </text:span><text:span text:style-name="T3">roof/building + </text:span><text:span text:style-name="T5">多</text:span><text:span text:style-name="T3"># (originally, piled meat) → tall, neat pile of meat in a room → *good*; *right* (← neat). </text:span></text:p>
      <text:p text:style-name="P24"><text:span text:style-name="T5">戲 </text:span><text:span text:style-name="T3">(17) </text:span><text:span text:style-name="T5">ギ；たわむ（れる）　 </text:span><text:span text:style-name="T3">Shinjitai </text:span><text:span text:style-name="T5">戯 </text:span><text:span text:style-name="T3">(15) </text:span></text:p>
      <text:p text:style-name="P896"><text:span text:style-name="T3">An abbreviated form# of </text:span><text:span text:style-name="T5">虛 </text:span><text:span text:style-name="T3">(sunken) + an element combining </text:span><text:span text:style-name="T5">豆 </text:span><text:span text:style-name="T3">(food stand, here a shape indicator) and </text:span><text:span text:style-name="T5">戈 </text:span><text:span text:style-name="T3">spear/halberd (the combination indicating a particular type of bladed weapon) → sink a spear in a hole in the ground as a trap for game → *sport with* (← hunt for sport ← hunt). *Laugh uproariously*, *frolic*, *joke*, *play*, *tease* and *flirt* are by figurative association with "sport with" → *theater*; *drama*; *show*. </text:span></text:p>
      <text:p text:style-name="P137"><text:span text:style-name="T5">皆 </text:span><text:span text:style-name="T3">(9)</text:span><text:span text:style-name="T5">　カイ；みな；みんな　 </text:span></text:p>
      <text:p text:style-name="P202"><text:span text:style-name="T5">比</text:span><text:span text:style-name="T3"># line up + </text:span><text:span text:style-name="T5">白</text:span><text:span text:style-name="T3">. </text:span><text:span text:style-name="T5">白 </text:span><text:span text:style-name="T3">replaces an obsolete element of uncertain signification, and the reason for the</text:span></text:p>
      <text:p text:style-name="P897"><text:span text:style-name="T3">selection of </text:span><text:span text:style-name="T5">白 </text:span><text:span text:style-name="T3">is also obscure. *All*, *everyone* and *everything* appear to be connected with the general idea of lining up many people/objects. </text:span></text:p>
      <text:p text:style-name="P370"><text:span text:style-name="T5">階 </text:span><text:span text:style-name="T3">(12)</text:span><text:span text:style-name="T5">　カイ </text:span></text:p>
      <text:p text:style-name="P898"><text:span text:style-name="T3">As per </text:span><text:span text:style-name="T5">皆</text:span><text:span text:style-name="T3"># (line up) + </text:span><text:span text:style-name="T5">阜 </text:span><text:span text:style-name="T3">piled earth → aligned steps/stairs → *step*; *stair* → *ladder*; *class*; *floor*. </text:span></text:p>
      <text:p text:style-name="P24"><text:span text:style-name="T5">肌 </text:span><text:span text:style-name="T3">(6)</text:span><text:span text:style-name="T5">　キ；はだ </text:span></text:p>
      <text:p text:style-name="P35"><text:span text:style-name="T3">As per </text:span><text:span text:style-name="T5">几</text:span><text:span text:style-name="T3"># (tall → tall and lean) + </text:span><text:span text:style-name="T5">肉 </text:span><text:span text:style-name="T3">flesh → *skin* of a lean/starving person (compare </text:span><text:span text:style-name="T5">飢</text:span><text:span text:style-name="T3">). </text:span></text:p>
      <text:p text:style-name="P142"><text:span text:style-name="T5">飢 </text:span><text:span text:style-name="T3">(10)</text:span><text:span text:style-name="T5">　キ；う（える） </text:span></text:p>
      <text:p text:style-name="P899"><text:span text:style-name="T3">Effectively a variant form of </text:span><text:span text:style-name="T5">饑</text:span><text:span text:style-name="T3">, combining </text:span><text:span text:style-name="T5">几</text:span><text:span text:style-name="T3"># (tall → tall and lean) + </text:span><text:span text:style-name="T5">食 </text:span><text:span text:style-name="T3">food/eating → long, lean appearance of one suffering from a lack of food (same as for </text:span><text:span text:style-name="T5">餓</text:span><text:span text:style-name="T3">) → *hunger* (for); *starve*. </text:span></text:p>
      <text:p text:style-name="P136"><text:span text:style-name="T5">啓 </text:span><text:span text:style-name="T3">(11) </text:span><text:span text:style-name="T5">ケイ </text:span></text:p>
      <text:p text:style-name="P900"><text:span text:style-name="T5">启</text:span><text:span text:style-name="T3"># combines </text:span><text:span text:style-name="T5">戸 </text:span><text:span text:style-name="T3">door + </text:span><text:span text:style-name="T5">口 </text:span><text:span text:style-name="T3">mouth → slow, careful deliberations (compare </text:span><text:span text:style-name="T5">議 </text:span><text:span text:style-name="T3">and </text:span><text:span text:style-name="T5">計</text:span><text:span text:style-name="T3">) that result in the opening of a (figurative) door to understanding → open; commence. </text:span><text:span text:style-name="T5">啓 </text:span><text:span text:style-name="T3">adds </text:span><text:span text:style-name="T5">攵 </text:span><text:span text:style-name="T3">action indicator → *enlighten*; *address* (an idea). </text:span></text:p>
      <text:p text:style-name="P435"><text:span text:style-name="T5">開 </text:span><text:span text:style-name="T3">(12)</text:span><text:span text:style-name="T5">　カイ；あ（く・ける）；ひら（く・ける） </text:span></text:p>
      <text:p text:style-name="P901"><text:soft-page-break/><text:span text:style-name="T3">The relevant seal inscription form is </text:span><text:span text:style-name="T5">門 </text:span><text:span text:style-name="T3">gate + </text:span><text:span text:style-name="T5">幵</text:span><text:span text:style-name="T3"># (align) → *open* wide the tall doors of a gate, to an equal degree → *make/drill a hole*; *be space between*; *develop*; *begin*; *hold* (a party/meeting etc.) (← throw open the doors); *release*. </text:span></text:p>
      <text:p text:style-name="P24"><text:span text:style-name="T5">衣　</text:span><text:span text:style-name="T3">(6) </text:span><text:span text:style-name="T5">イ；エ；ころも </text:span></text:p>
      <text:p text:style-name="P902"><text:span text:style-name="T3">A depiction of a garment billowing over the body → *clothing*; *wear*; *dress*; *cover* → (in cooking) *coating/batter/icing*. </text:span></text:p>
      <text:p text:style-name="P114"><text:span text:style-name="T5">依 </text:span><text:span text:style-name="T3">(8) </text:span><text:span text:style-name="T5">イ </text:span></text:p>
      <text:p text:style-name="P903"><text:span text:style-name="T3">As per </text:span><text:span text:style-name="T5">衣</text:span><text:span text:style-name="T3"># (billowing garment) + </text:span><text:span text:style-name="T5">人 </text:span><text:span text:style-name="T3">person (→ human agency) → *conceal oneself* in/behind another person's billowing garment → *lean against*; *depend (upon)* → *request*. </text:span></text:p>
      <text:p text:style-name="P67"><text:span text:style-name="T5">既 </text:span><text:span text:style-name="T3">(10)</text:span><text:span text:style-name="T5">　キ；すで（に） </text:span></text:p>
      <text:p text:style-name="P904"><text:span text:style-name="T3">To </text:span><text:span text:style-name="T5">旡</text:span><text:span text:style-name="T3"># (engorgement) the relevant oracle bone form of </text:span><text:span text:style-name="T5">既 </text:span><text:span text:style-name="T3">adds a heaping plate of food → become engorged on a heaping plate of food → *already* (← have already reached a limit). </text:span></text:p>
      <text:p text:style-name="P114"><text:span text:style-name="T5">祈 </text:span><text:span text:style-name="T3">(8)</text:span><text:span text:style-name="T5">　キ；いの（り・る）　 </text:span></text:p>
      <text:p text:style-name="P905"><text:span text:style-name="T3">As per </text:span><text:span text:style-name="T5">斤</text:span><text:span text:style-name="T3"># (adhere) + </text:span><text:span text:style-name="T5">示 </text:span><text:span text:style-name="T3">altar/the supernatural → figuratively adhere to the gods in imploring them to grant one's wishes → *pray*; *wish/hope* (for). </text:span></text:p>
      <text:p text:style-name="P200"><text:span text:style-name="T5">幾 </text:span><text:span text:style-name="T3">(12)</text:span><text:span text:style-name="T5">　キ；いく　 </text:span></text:p>
      <text:p text:style-name="P853"><text:span text:style-name="T3">A variant form of </text:span><text:span text:style-name="T5">我</text:span><text:span text:style-name="T3"># (bladed weapon) + an obsolete character doubling </text:span><text:span text:style-name="T5">幺 </text:span><text:span text:style-name="T3">slender thread → slice threads repeatedly, *little by little*, causing them to become *minute* and *almost equal* in size → *slight*; *(a) few*; *some* (← minute in size or quantity). Also, *almost*. *How much/many* and *which* are borrowed meanings. </text:span></text:p>
      <text:p text:style-name="P264"><text:span text:style-name="T5">機 </text:span><text:span text:style-name="T3">(16)</text:span><text:span text:style-name="T5">　キ；はた　 </text:span></text:p>
      <text:p text:style-name="P202"><text:span text:style-name="T5">幾</text:span><text:span text:style-name="T3"># minute + </text:span><text:span text:style-name="T5">木 </text:span><text:span text:style-name="T3">tree/wood → wooden *device* such as a *loom* in which cogs and other moving</text:span></text:p>
      <text:p text:style-name="P906"><text:span text:style-name="T3">parts come into minute contact → *machine* → *opportunity* (← interplay of circumstances that create a new opportunity). </text:span></text:p>
      <text:p text:style-name="P114"><text:span text:style-name="T5">希 </text:span><text:span text:style-name="T3">(7)</text:span><text:span text:style-name="T5">　キ </text:span></text:p>
      <text:p text:style-name="P907"><text:span text:style-name="T3">The relevant seal inscription form shows two sets of intersecting lines + </text:span><text:span text:style-name="T5">巾</text:span><text:span text:style-name="T3"># cloth → long piece of cloth (compare </text:span><text:span text:style-name="T5">衣</text:span><text:span text:style-name="T3">) with fine cross-stitches → *rare* (← rare, high-quality cloth) → *desire*/*hope* (← desire/hope to obtain something rare). </text:span></text:p>
      <text:p text:style-name="P255"><text:span text:style-name="T5">系 </text:span><text:span text:style-name="T3">(7) </text:span><text:span text:style-name="T5">ケイ </text:span></text:p>
      <text:p text:style-name="P35"><text:span text:style-name="T3">Variant form of </text:span><text:span text:style-name="T5">奚 </text:span><text:span text:style-name="T3">(row of aligned slaves) → *connect*; *link*; *lineage*; *relation*; *system*. </text:span></text:p>
      <text:p text:style-name="P104"><text:span text:style-name="T5">係　</text:span><text:span text:style-name="T3">(9) </text:span><text:span text:style-name="T5">ケイ；かか（り・る・わり・わる）　 </text:span></text:p>
      <text:p text:style-name="P908"><text:span text:style-name="T5">系</text:span><text:span text:style-name="T3"># connection + </text:span><text:span text:style-name="T5">人 </text:span><text:span text:style-name="T3">person (→ human agency) → *connect*; *link*; *lineage*; *relation* </text:span><text:span text:style-name="T5">→ </text:span><text:span text:style-name="T3">*affect*; *modify* (a verb). *Person in charge* is via reinterpretation of the constituent elements of this character. </text:span></text:p>
      <text:p text:style-name="P71"><text:span text:style-name="T5">溪 </text:span><text:span text:style-name="T3">(13) </text:span><text:span text:style-name="T5">ケイ </text:span><text:span text:style-name="T3">Shinjitai </text:span><text:span text:style-name="T5">渓 </text:span><text:span text:style-name="T3">(11) </text:span></text:p>
      <text:p text:style-name="P35"><text:span text:style-name="T3">As per </text:span><text:span text:style-name="T5">奚</text:span><text:span text:style-name="T3"># (aligned) + </text:span><text:span text:style-name="T5">水 </text:span><text:span text:style-name="T3">water → stream/river aligned to the contours of a *valley*. Compare </text:span><text:span text:style-name="T5">谿</text:span><text:span text:style-name="T3">. </text:span></text:p>
      <text:p text:style-name="P115"><text:span text:style-name="T5">雞 </text:span><text:span text:style-name="T3">(18) </text:span><text:span text:style-name="T5">ケイ；にわとり </text:span></text:p>
      <text:p text:style-name="P909"><text:span text:style-name="T3">As per </text:span><text:span text:style-name="T5">奚</text:span><text:span text:style-name="T3"># (aligned) + </text:span><text:span text:style-name="T5">隹 </text:span><text:span text:style-name="T3">short, squat bird → domesticated birds in alignment → *chicken*; *hen*; *rooster*; *fowl*. </text:span></text:p>
      <text:p text:style-name="P114"><text:soft-page-break/><text:span text:style-name="T5">鷄 </text:span><text:span text:style-name="T3">(21) </text:span><text:span text:style-name="T5">ケイ；にわとり　 </text:span><text:span text:style-name="T3">Shinjitai </text:span><text:span text:style-name="T5">鶏 </text:span><text:span text:style-name="T3">(19) </text:span></text:p>
      <text:p text:style-name="P910"><text:span text:style-name="T3">As per </text:span><text:span text:style-name="T5">奚</text:span><text:span text:style-name="T3"># (aligned) + </text:span><text:span text:style-name="T5">鳥 </text:span><text:span text:style-name="T3">bird → domesticated birds in alignment → *chicken*; *hen*; *rooster*; *fowl*. </text:span><text:span text:style-name="T5">鷄 </text:span><text:span text:style-name="T3">is a variant form of </text:span><text:span text:style-name="T5">雞</text:span><text:span text:style-name="T3">. </text:span></text:p>
      <text:p text:style-name="P253"><text:span text:style-name="T5">計 </text:span><text:span text:style-name="T3">(9) </text:span><text:span text:style-name="T5">ケイ；はか（らう・る）　 </text:span></text:p>
      <text:p text:style-name="P911"><text:span text:style-name="T5">十 </text:span><text:span text:style-name="T3">(gather) + </text:span><text:span text:style-name="T5">言</text:span><text:span text:style-name="T3"># words → speak in plotting → *plot*; *arrange* → *see to*; *handle*; *measure*; *weigh*; *judge*; *determine*; *total*; *accounts*. </text:span></text:p>
      <text:p text:style-name="P67"><text:span text:style-name="T5">携 </text:span><text:span text:style-name="T3">(13) </text:span><text:span text:style-name="T5">ケイ；たずさ（える・わる）　 </text:span></text:p>
      <text:p text:style-name="P912"><text:span text:style-name="T5">攜 </text:span><text:span text:style-name="T3">is as per </text:span><text:span text:style-name="T5">雟</text:span><text:span text:style-name="T3"># (carry) + </text:span><text:span text:style-name="T5">手 </text:span><text:span text:style-name="T3">hand/action indicator (for emphasis/clarification) → *carry*; *bring/take along* → *participate*; *be involved/engaged in*. </text:span><text:span text:style-name="T5">隽 </text:span><text:span text:style-name="T3">is a simplified form of </text:span><text:span text:style-name="T5">攜</text:span><text:span text:style-name="T3">. </text:span></text:p>
      <text:p text:style-name="P118"><text:span text:style-name="T5">繼 </text:span><text:span text:style-name="T3">(20) </text:span><text:span text:style-name="T5">ケイ；つ（ぐ）　 </text:span><text:span text:style-name="T3">Shinjitai </text:span><text:span text:style-name="T5">継 </text:span><text:span text:style-name="T3">(13) </text:span></text:p>
      <text:p text:style-name="P913"><text:span text:style-name="T3">The right-hand element# combines </text:span><text:span text:style-name="T5">幺 </text:span><text:span text:style-name="T3">slender thread (quadrupled) + bisecting lines → sever, then link the tips of threads extending beyond a framing object. </text:span><text:span text:style-name="T5">繼 </text:span><text:span text:style-name="T3">adds </text:span><text:span text:style-name="T5">糸 </text:span><text:span text:style-name="T3">thread for emphasis/clarification, but </text:span><text:span text:style-name="T5">繼 </text:span><text:span text:style-name="T3">came to indicate *inherit*, *succeed to* or *accede to*, in the sense of linking generations. *Resume* is an associated meaning. </text:span></text:p>
      <text:p text:style-name="P144"><text:span text:style-name="T5">匸 </text:span><text:span text:style-name="T3">(2) </text:span><text:span text:style-name="T5">ケイ </text:span></text:p>
      <text:p text:style-name="P914"><text:span text:style-name="T3">A depiction of a long container (conceptually, beyond which objects stretch) → *contain*; *conceal*. Distinguish </text:span><text:span text:style-name="T5">匸 </text:span><text:span text:style-name="T3">from </text:span><text:span text:style-name="T5">匚</text:span><text:span text:style-name="T3">. </text:span></text:p>
      <text:p text:style-name="P56"><text:span text:style-name="T5">旡 </text:span><text:span text:style-name="T3">(4)</text:span><text:span text:style-name="T5">　キ </text:span></text:p>
      <text:p text:style-name="P38"><text:span text:style-name="T3">A depiction of a person with an engorged belly → *engorgement*. Also, *choke* (← choke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709in" fo:margin-bottom="0.8429in" fo:margin-left="0.7756in" fo:margin-right="0.7819in" style:writing-mode="lr-tb" style:layout-grid-color="#c0c0c0" style:layout-grid-lines="256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5" meta:paragraph-count="1787" meta:word-count="33758" meta:character-count="160975" meta:non-whitespace-character-count="132441"/>
    <meta:generator>LibreOfficeDev/6.0.5.2$Linux_X86_64 LibreOffice_project/</meta:generator>
  </office:meta>
</office:document-meta>
</file>